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106.16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61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nkroll_sample" table:style-name="ta1">
        <table:table-source xlink:type="simple" xlink:href="../bankroll_sample.csv" table:table-name="bankroll_sample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AndyAdvancedPerfect</text:p>
          </table:table-cell>
          <table:table-cell office:value-type="string" calcext:value-type="string">
            <text:p>AndyAdvancedRealistic</text:p>
          </table:table-cell>
          <table:table-cell office:value-type="string" calcext:value-type="string">
            <text:p>BobbyBas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117" calcext:value-type="float">
            <text:p>100117</text:p>
          </table:table-cell>
          <table:table-cell office:value-type="float" office:value="100837.5" calcext:value-type="float">
            <text:p>100837.5</text:p>
          </table:table-cell>
          <table:table-cell office:value-type="float" office:value="100475" calcext:value-type="float">
            <text:p>100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079.5" calcext:value-type="float">
            <text:p>99079.5</text:p>
          </table:table-cell>
          <table:table-cell office:value-type="float" office:value="100475" calcext:value-type="float">
            <text:p>100475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8635" calcext:value-type="float">
            <text:p>9863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387.5" calcext:value-type="float">
            <text:p>100387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8847.5" calcext:value-type="float">
            <text:p>98847.5</text:p>
          </table:table-cell>
          <table:table-cell office:value-type="float" office:value="101450" calcext:value-type="float">
            <text:p>101450</text:p>
          </table:table-cell>
          <table:table-cell office:value-type="float" office:value="100362.5" calcext:value-type="float">
            <text:p>10036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872.5" calcext:value-type="float">
            <text:p>97872.5</text:p>
          </table:table-cell>
          <table:table-cell office:value-type="float" office:value="101450" calcext:value-type="float">
            <text:p>101450</text:p>
          </table:table-cell>
          <table:table-cell office:value-type="float" office:value="100312.5" calcext:value-type="float">
            <text:p>100312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7606" calcext:value-type="float">
            <text:p>97606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312.5" calcext:value-type="float">
            <text:p>100312.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8076.5" calcext:value-type="float">
            <text:p>98076.5</text:p>
          </table:table-cell>
          <table:table-cell office:value-type="float" office:value="100875" calcext:value-type="float">
            <text:p>100875</text:p>
          </table:table-cell>
          <table:table-cell office:value-type="float" office:value="100250" calcext:value-type="float">
            <text:p>1002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7651.5" calcext:value-type="float">
            <text:p>97651.5</text:p>
          </table:table-cell>
          <table:table-cell office:value-type="float" office:value="100725" calcext:value-type="float">
            <text:p>100725</text:p>
          </table:table-cell>
          <table:table-cell office:value-type="float" office:value="99675" calcext:value-type="float">
            <text:p>996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7983.5" calcext:value-type="float">
            <text:p>97983.5</text:p>
          </table:table-cell>
          <table:table-cell office:value-type="float" office:value="100387.5" calcext:value-type="float">
            <text:p>100387.5</text:p>
          </table:table-cell>
          <table:table-cell office:value-type="float" office:value="99437.5" calcext:value-type="float">
            <text:p>99437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965.5" calcext:value-type="float">
            <text:p>97965.5</text:p>
          </table:table-cell>
          <table:table-cell office:value-type="float" office:value="100137.5" calcext:value-type="float">
            <text:p>100137.5</text:p>
          </table:table-cell>
          <table:table-cell office:value-type="float" office:value="99237.5" calcext:value-type="float">
            <text:p>99237.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8294" calcext:value-type="float">
            <text:p>98294</text:p>
          </table:table-cell>
          <table:table-cell office:value-type="float" office:value="99875" calcext:value-type="float">
            <text:p>99875</text:p>
          </table:table-cell>
          <table:table-cell office:value-type="float" office:value="98937.5" calcext:value-type="float">
            <text:p>98937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8310.5" calcext:value-type="float">
            <text:p>98310.5</text:p>
          </table:table-cell>
          <table:table-cell office:value-type="float" office:value="99425" calcext:value-type="float">
            <text:p>99425</text:p>
          </table:table-cell>
          <table:table-cell office:value-type="float" office:value="98962.5" calcext:value-type="float">
            <text:p>98962.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8560.5" calcext:value-type="float">
            <text:p>98560.5</text:p>
          </table:table-cell>
          <table:table-cell office:value-type="float" office:value="99612.5" calcext:value-type="float">
            <text:p>99612.5</text:p>
          </table:table-cell>
          <table:table-cell office:value-type="float" office:value="99037.5" calcext:value-type="float">
            <text:p>99037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7249" calcext:value-type="float">
            <text:p>97249</text:p>
          </table:table-cell>
          <table:table-cell office:value-type="float" office:value="99062.5" calcext:value-type="float">
            <text:p>99062.5</text:p>
          </table:table-cell>
          <table:table-cell office:value-type="float" office:value="98912.5" calcext:value-type="float">
            <text:p>98912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6567" calcext:value-type="float">
            <text:p>96567</text:p>
          </table:table-cell>
          <table:table-cell office:value-type="float" office:value="98412.5" calcext:value-type="float">
            <text:p>98412.5</text:p>
          </table:table-cell>
          <table:table-cell office:value-type="float" office:value="98712.5" calcext:value-type="float">
            <text:p>98712.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6536.5" calcext:value-type="float">
            <text:p>96536.5</text:p>
          </table:table-cell>
          <table:table-cell office:value-type="float" office:value="98512.5" calcext:value-type="float">
            <text:p>98512.5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6653.5" calcext:value-type="float">
            <text:p>96653.5</text:p>
          </table:table-cell>
          <table:table-cell office:value-type="float" office:value="98650" calcext:value-type="float">
            <text:p>98650</text:p>
          </table:table-cell>
          <table:table-cell office:value-type="float" office:value="99400" calcext:value-type="float">
            <text:p>994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6273.5" calcext:value-type="float">
            <text:p>96273.5</text:p>
          </table:table-cell>
          <table:table-cell office:value-type="float" office:value="97725" calcext:value-type="float">
            <text:p>97725</text:p>
          </table:table-cell>
          <table:table-cell office:value-type="float" office:value="99237.5" calcext:value-type="float">
            <text:p>99237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6286" calcext:value-type="float">
            <text:p>96286</text:p>
          </table:table-cell>
          <table:table-cell office:value-type="float" office:value="97900" calcext:value-type="float">
            <text:p>97900</text:p>
          </table:table-cell>
          <table:table-cell office:value-type="float" office:value="99450" calcext:value-type="float">
            <text:p>994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349.5" calcext:value-type="float">
            <text:p>96349.5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99675" calcext:value-type="float">
            <text:p>996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6642" calcext:value-type="float">
            <text:p>96642</text:p>
          </table:table-cell>
          <table:table-cell office:value-type="float" office:value="98475" calcext:value-type="float">
            <text:p>98475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6093" calcext:value-type="float">
            <text:p>96093</text:p>
          </table:table-cell>
          <table:table-cell office:value-type="float" office:value="98275" calcext:value-type="float">
            <text:p>98275</text:p>
          </table:table-cell>
          <table:table-cell office:value-type="float" office:value="99812.5" calcext:value-type="float">
            <text:p>99812.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6043" calcext:value-type="float">
            <text:p>96043</text:p>
          </table:table-cell>
          <table:table-cell office:value-type="float" office:value="98200" calcext:value-type="float">
            <text:p>98200</text:p>
          </table:table-cell>
          <table:table-cell office:value-type="float" office:value="100112.5" calcext:value-type="float">
            <text:p>100112.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6429" calcext:value-type="float">
            <text:p>96429</text:p>
          </table:table-cell>
          <table:table-cell office:value-type="float" office:value="97337.5" calcext:value-type="float">
            <text:p>97337.5</text:p>
          </table:table-cell>
          <table:table-cell office:value-type="float" office:value="100187.5" calcext:value-type="float">
            <text:p>100187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6586.5" calcext:value-type="float">
            <text:p>96586.5</text:p>
          </table:table-cell>
          <table:table-cell office:value-type="float" office:value="97737.5" calcext:value-type="float">
            <text:p>97737.5</text:p>
          </table:table-cell>
          <table:table-cell office:value-type="float" office:value="100200" calcext:value-type="float">
            <text:p>1002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7680" calcext:value-type="float">
            <text:p>97680</text:p>
          </table:table-cell>
          <table:table-cell office:value-type="float" office:value="97925" calcext:value-type="float">
            <text:p>97925</text:p>
          </table:table-cell>
          <table:table-cell office:value-type="float" office:value="100037.5" calcext:value-type="float">
            <text:p>100037.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8047" calcext:value-type="float">
            <text:p>98047</text:p>
          </table:table-cell>
          <table:table-cell office:value-type="float" office:value="98150" calcext:value-type="float">
            <text:p>98150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8623" calcext:value-type="float">
            <text:p>98623</text:p>
          </table:table-cell>
          <table:table-cell office:value-type="float" office:value="98062.5" calcext:value-type="float">
            <text:p>98062.5</text:p>
          </table:table-cell>
          <table:table-cell office:value-type="float" office:value="100125" calcext:value-type="float">
            <text:p>1001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8319.5" calcext:value-type="float">
            <text:p>98319.5</text:p>
          </table:table-cell>
          <table:table-cell office:value-type="float" office:value="97500" calcext:value-type="float">
            <text:p>97500</text:p>
          </table:table-cell>
          <table:table-cell office:value-type="float" office:value="100487.5" calcext:value-type="float">
            <text:p>100487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8617.5" calcext:value-type="float">
            <text:p>98617.5</text:p>
          </table:table-cell>
          <table:table-cell office:value-type="float" office:value="99112.5" calcext:value-type="float">
            <text:p>99112.5</text:p>
          </table:table-cell>
          <table:table-cell office:value-type="float" office:value="100437.5" calcext:value-type="float">
            <text:p>100437.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956.5" calcext:value-type="float">
            <text:p>98956.5</text:p>
          </table:table-cell>
          <table:table-cell office:value-type="float" office:value="100037.5" calcext:value-type="float">
            <text:p>100037.5</text:p>
          </table:table-cell>
          <table:table-cell office:value-type="float" office:value="100362.5" calcext:value-type="float">
            <text:p>100362.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8969" calcext:value-type="float">
            <text:p>98969</text:p>
          </table:table-cell>
          <table:table-cell office:value-type="float" office:value="98287.5" calcext:value-type="float">
            <text:p>98287.5</text:p>
          </table:table-cell>
          <table:table-cell office:value-type="float" office:value="100475" calcext:value-type="float">
            <text:p>10047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9077" calcext:value-type="float">
            <text:p>99077</text:p>
          </table:table-cell>
          <table:table-cell office:value-type="float" office:value="98175" calcext:value-type="float">
            <text:p>98175</text:p>
          </table:table-cell>
          <table:table-cell office:value-type="float" office:value="100400" calcext:value-type="float">
            <text:p>1004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9177" calcext:value-type="float">
            <text:p>99177</text:p>
          </table:table-cell>
          <table:table-cell office:value-type="float" office:value="98075" calcext:value-type="float">
            <text:p>98075</text:p>
          </table:table-cell>
          <table:table-cell office:value-type="float" office:value="100700" calcext:value-type="float">
            <text:p>1007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6330" calcext:value-type="float">
            <text:p>96330</text:p>
          </table:table-cell>
          <table:table-cell office:value-type="float" office:value="97687.5" calcext:value-type="float">
            <text:p>97687.5</text:p>
          </table:table-cell>
          <table:table-cell office:value-type="float" office:value="100387.5" calcext:value-type="float">
            <text:p>100387.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6346" calcext:value-type="float">
            <text:p>96346</text:p>
          </table:table-cell>
          <table:table-cell office:value-type="float" office:value="97425" calcext:value-type="float">
            <text:p>97425</text:p>
          </table:table-cell>
          <table:table-cell office:value-type="float" office:value="100500" calcext:value-type="float">
            <text:p>1005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6005.5" calcext:value-type="float">
            <text:p>96005.5</text:p>
          </table:table-cell>
          <table:table-cell office:value-type="float" office:value="97712.5" calcext:value-type="float">
            <text:p>97712.5</text:p>
          </table:table-cell>
          <table:table-cell office:value-type="float" office:value="100437.5" calcext:value-type="float">
            <text:p>100437.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6422.5" calcext:value-type="float">
            <text:p>96422.5</text:p>
          </table:table-cell>
          <table:table-cell office:value-type="float" office:value="97750" calcext:value-type="float">
            <text:p>97750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6172" calcext:value-type="float">
            <text:p>96172</text:p>
          </table:table-cell>
          <table:table-cell office:value-type="float" office:value="97900" calcext:value-type="float">
            <text:p>97900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5876.5" calcext:value-type="float">
            <text:p>95876.5</text:p>
          </table:table-cell>
          <table:table-cell office:value-type="float" office:value="97950" calcext:value-type="float">
            <text:p>97950</text:p>
          </table:table-cell>
          <table:table-cell office:value-type="float" office:value="100675" calcext:value-type="float">
            <text:p>10067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5955.5" calcext:value-type="float">
            <text:p>95955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100887.5" calcext:value-type="float">
            <text:p>100887.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6989.5" calcext:value-type="float">
            <text:p>96989.5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101250" calcext:value-type="float">
            <text:p>10125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6507" calcext:value-type="float">
            <text:p>96507</text:p>
          </table:table-cell>
          <table:table-cell office:value-type="float" office:value="98087.5" calcext:value-type="float">
            <text:p>98087.5</text:p>
          </table:table-cell>
          <table:table-cell office:value-type="float" office:value="100950" calcext:value-type="float">
            <text:p>10095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407.5" calcext:value-type="float">
            <text:p>96407.5</text:p>
          </table:table-cell>
          <table:table-cell office:value-type="float" office:value="98612.5" calcext:value-type="float">
            <text:p>98612.5</text:p>
          </table:table-cell>
          <table:table-cell office:value-type="float" office:value="100887.5" calcext:value-type="float">
            <text:p>100887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6346" calcext:value-type="float">
            <text:p>96346</text:p>
          </table:table-cell>
          <table:table-cell office:value-type="float" office:value="98900" calcext:value-type="float">
            <text:p>98900</text:p>
          </table:table-cell>
          <table:table-cell office:value-type="float" office:value="100687.5" calcext:value-type="float">
            <text:p>100687.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6067.5" calcext:value-type="float">
            <text:p>96067.5</text:p>
          </table:table-cell>
          <table:table-cell office:value-type="float" office:value="98762.5" calcext:value-type="float">
            <text:p>98762.5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5316.5" calcext:value-type="float">
            <text:p>95316.5</text:p>
          </table:table-cell>
          <table:table-cell office:value-type="float" office:value="98375" calcext:value-type="float">
            <text:p>98375</text:p>
          </table:table-cell>
          <table:table-cell office:value-type="float" office:value="100550" calcext:value-type="float">
            <text:p>10055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5189" calcext:value-type="float">
            <text:p>95189</text:p>
          </table:table-cell>
          <table:table-cell office:value-type="float" office:value="98612.5" calcext:value-type="float">
            <text:p>98612.5</text:p>
          </table:table-cell>
          <table:table-cell office:value-type="float" office:value="100950" calcext:value-type="float">
            <text:p>10095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4936.5" calcext:value-type="float">
            <text:p>94936.5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4150" calcext:value-type="float">
            <text:p>94150</text:p>
          </table:table-cell>
          <table:table-cell office:value-type="float" office:value="97012.5" calcext:value-type="float">
            <text:p>97012.5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96140.5" calcext:value-type="float">
            <text:p>96140.5</text:p>
          </table:table-cell>
          <table:table-cell office:value-type="float" office:value="98862.5" calcext:value-type="float">
            <text:p>98862.5</text:p>
          </table:table-cell>
          <table:table-cell office:value-type="float" office:value="100762.5" calcext:value-type="float">
            <text:p>100762.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93119.5" calcext:value-type="float">
            <text:p>93119.5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100662.5" calcext:value-type="float">
            <text:p>100662.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91929" calcext:value-type="float">
            <text:p>91929</text:p>
          </table:table-cell>
          <table:table-cell office:value-type="float" office:value="98162.5" calcext:value-type="float">
            <text:p>98162.5</text:p>
          </table:table-cell>
          <table:table-cell office:value-type="float" office:value="100412.5" calcext:value-type="float">
            <text:p>100412.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92467" calcext:value-type="float">
            <text:p>92467</text:p>
          </table:table-cell>
          <table:table-cell office:value-type="float" office:value="97750" calcext:value-type="float">
            <text:p>97750</text:p>
          </table:table-cell>
          <table:table-cell office:value-type="float" office:value="100550" calcext:value-type="float">
            <text:p>10055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2845" calcext:value-type="float">
            <text:p>92845</text:p>
          </table:table-cell>
          <table:table-cell office:value-type="float" office:value="99112.5" calcext:value-type="float">
            <text:p>99112.5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92315.5" calcext:value-type="float">
            <text:p>92315.5</text:p>
          </table:table-cell>
          <table:table-cell office:value-type="float" office:value="99012.5" calcext:value-type="float">
            <text:p>99012.5</text:p>
          </table:table-cell>
          <table:table-cell office:value-type="float" office:value="100637.5" calcext:value-type="float">
            <text:p>100637.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2561" calcext:value-type="float">
            <text:p>92561</text:p>
          </table:table-cell>
          <table:table-cell office:value-type="float" office:value="99087.5" calcext:value-type="float">
            <text:p>99087.5</text:p>
          </table:table-cell>
          <table:table-cell office:value-type="float" office:value="100737.5" calcext:value-type="float">
            <text:p>100737.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92326.5" calcext:value-type="float">
            <text:p>92326.5</text:p>
          </table:table-cell>
          <table:table-cell office:value-type="float" office:value="98487.5" calcext:value-type="float">
            <text:p>98487.5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92280.5" calcext:value-type="float">
            <text:p>92280.5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100350" calcext:value-type="float">
            <text:p>10035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2751.5" calcext:value-type="float">
            <text:p>92751.5</text:p>
          </table:table-cell>
          <table:table-cell office:value-type="float" office:value="98912.5" calcext:value-type="float">
            <text:p>98912.5</text:p>
          </table:table-cell>
          <table:table-cell office:value-type="float" office:value="100425" calcext:value-type="float">
            <text:p>10042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93029" calcext:value-type="float">
            <text:p>93029</text:p>
          </table:table-cell>
          <table:table-cell office:value-type="float" office:value="99025" calcext:value-type="float">
            <text:p>99025</text:p>
          </table:table-cell>
          <table:table-cell office:value-type="float" office:value="100712.5" calcext:value-type="float">
            <text:p>100712.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93291.5" calcext:value-type="float">
            <text:p>93291.5</text:p>
          </table:table-cell>
          <table:table-cell office:value-type="float" office:value="99350" calcext:value-type="float">
            <text:p>99350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3148.5" calcext:value-type="float">
            <text:p>93148.5</text:p>
          </table:table-cell>
          <table:table-cell office:value-type="float" office:value="99062.5" calcext:value-type="float">
            <text:p>99062.5</text:p>
          </table:table-cell>
          <table:table-cell office:value-type="float" office:value="100712.5" calcext:value-type="float">
            <text:p>100712.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2731.5" calcext:value-type="float">
            <text:p>92731.5</text:p>
          </table:table-cell>
          <table:table-cell office:value-type="float" office:value="98887.5" calcext:value-type="float">
            <text:p>98887.5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2560.5" calcext:value-type="float">
            <text:p>92560.5</text:p>
          </table:table-cell>
          <table:table-cell office:value-type="float" office:value="98537.5" calcext:value-type="float">
            <text:p>98537.5</text:p>
          </table:table-cell>
          <table:table-cell office:value-type="float" office:value="100037.5" calcext:value-type="float">
            <text:p>100037.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92984" calcext:value-type="float">
            <text:p>92984</text:p>
          </table:table-cell>
          <table:table-cell office:value-type="float" office:value="99562.5" calcext:value-type="float">
            <text:p>99562.5</text:p>
          </table:table-cell>
          <table:table-cell office:value-type="float" office:value="100212.5" calcext:value-type="float">
            <text:p>100212.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92868" calcext:value-type="float">
            <text:p>92868</text:p>
          </table:table-cell>
          <table:table-cell office:value-type="float" office:value="99825" calcext:value-type="float">
            <text:p>99825</text:p>
          </table:table-cell>
          <table:table-cell office:value-type="float" office:value="100262.5" calcext:value-type="float">
            <text:p>100262.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91872" calcext:value-type="float">
            <text:p>91872</text:p>
          </table:table-cell>
          <table:table-cell office:value-type="float" office:value="100100" calcext:value-type="float">
            <text:p>100100</text:p>
          </table:table-cell>
          <table:table-cell office:value-type="float" office:value="100250" calcext:value-type="float">
            <text:p>10025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92014" calcext:value-type="float">
            <text:p>92014</text:p>
          </table:table-cell>
          <table:table-cell office:value-type="float" office:value="100225" calcext:value-type="float">
            <text:p>100225</text:p>
          </table:table-cell>
          <table:table-cell office:value-type="float" office:value="100625" calcext:value-type="float">
            <text:p>1006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2560.5" calcext:value-type="float">
            <text:p>92560.5</text:p>
          </table:table-cell>
          <table:table-cell office:value-type="float" office:value="100637.5" calcext:value-type="float">
            <text:p>100637.5</text:p>
          </table:table-cell>
          <table:table-cell office:value-type="float" office:value="100250" calcext:value-type="float">
            <text:p>10025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3700.5" calcext:value-type="float">
            <text:p>93700.5</text:p>
          </table:table-cell>
          <table:table-cell office:value-type="float" office:value="99800" calcext:value-type="float">
            <text:p>99800</text:p>
          </table:table-cell>
          <table:table-cell office:value-type="float" office:value="100225" calcext:value-type="float">
            <text:p>10022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3675.5" calcext:value-type="float">
            <text:p>93675.5</text:p>
          </table:table-cell>
          <table:table-cell office:value-type="float" office:value="99550" calcext:value-type="float">
            <text:p>99550</text:p>
          </table:table-cell>
          <table:table-cell office:value-type="float" office:value="100175" calcext:value-type="float">
            <text:p>10017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94137.5" calcext:value-type="float">
            <text:p>94137.5</text:p>
          </table:table-cell>
          <table:table-cell office:value-type="float" office:value="98675" calcext:value-type="float">
            <text:p>98675</text:p>
          </table:table-cell>
          <table:table-cell office:value-type="float" office:value="100012.5" calcext:value-type="float">
            <text:p>100012.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93982" calcext:value-type="float">
            <text:p>93982</text:p>
          </table:table-cell>
          <table:table-cell office:value-type="float" office:value="97837.5" calcext:value-type="float">
            <text:p>97837.5</text:p>
          </table:table-cell>
          <table:table-cell office:value-type="float" office:value="100400" calcext:value-type="float">
            <text:p>1004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94405" calcext:value-type="float">
            <text:p>94405</text:p>
          </table:table-cell>
          <table:table-cell office:value-type="float" office:value="97725" calcext:value-type="float">
            <text:p>97725</text:p>
          </table:table-cell>
          <table:table-cell office:value-type="float" office:value="100387.5" calcext:value-type="float">
            <text:p>100387.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94855" calcext:value-type="float">
            <text:p>94855</text:p>
          </table:table-cell>
          <table:table-cell office:value-type="float" office:value="98175" calcext:value-type="float">
            <text:p>98175</text:p>
          </table:table-cell>
          <table:table-cell office:value-type="float" office:value="100300" calcext:value-type="float">
            <text:p>10030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94168" calcext:value-type="float">
            <text:p>94168</text:p>
          </table:table-cell>
          <table:table-cell office:value-type="float" office:value="97425" calcext:value-type="float">
            <text:p>97425</text:p>
          </table:table-cell>
          <table:table-cell office:value-type="float" office:value="100962.5" calcext:value-type="float">
            <text:p>100962.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93880.5" calcext:value-type="float">
            <text:p>93880.5</text:p>
          </table:table-cell>
          <table:table-cell office:value-type="float" office:value="97875" calcext:value-type="float">
            <text:p>97875</text:p>
          </table:table-cell>
          <table:table-cell office:value-type="float" office:value="100525" calcext:value-type="float">
            <text:p>10052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3147" calcext:value-type="float">
            <text:p>93147</text:p>
          </table:table-cell>
          <table:table-cell office:value-type="float" office:value="97537.5" calcext:value-type="float">
            <text:p>97537.5</text:p>
          </table:table-cell>
          <table:table-cell office:value-type="float" office:value="100837.5" calcext:value-type="float">
            <text:p>100837.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3688" calcext:value-type="float">
            <text:p>93688</text:p>
          </table:table-cell>
          <table:table-cell office:value-type="float" office:value="98337.5" calcext:value-type="float">
            <text:p>98337.5</text:p>
          </table:table-cell>
          <table:table-cell office:value-type="float" office:value="101350" calcext:value-type="float">
            <text:p>10135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94688.5" calcext:value-type="float">
            <text:p>94688.5</text:p>
          </table:table-cell>
          <table:table-cell office:value-type="float" office:value="97537.5" calcext:value-type="float">
            <text:p>97537.5</text:p>
          </table:table-cell>
          <table:table-cell office:value-type="float" office:value="101587.5" calcext:value-type="float">
            <text:p>101587.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94343" calcext:value-type="float">
            <text:p>94343</text:p>
          </table:table-cell>
          <table:table-cell office:value-type="float" office:value="97362.5" calcext:value-type="float">
            <text:p>97362.5</text:p>
          </table:table-cell>
          <table:table-cell office:value-type="float" office:value="101287.5" calcext:value-type="float">
            <text:p>101287.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94527" calcext:value-type="float">
            <text:p>94527</text:p>
          </table:table-cell>
          <table:table-cell office:value-type="float" office:value="97525" calcext:value-type="float">
            <text:p>97525</text:p>
          </table:table-cell>
          <table:table-cell office:value-type="float" office:value="101800" calcext:value-type="float">
            <text:p>1018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94760" calcext:value-type="float">
            <text:p>94760</text:p>
          </table:table-cell>
          <table:table-cell office:value-type="float" office:value="98112.5" calcext:value-type="float">
            <text:p>98112.5</text:p>
          </table:table-cell>
          <table:table-cell office:value-type="float" office:value="101475" calcext:value-type="float">
            <text:p>10147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4073.5" calcext:value-type="float">
            <text:p>94073.5</text:p>
          </table:table-cell>
          <table:table-cell office:value-type="float" office:value="97512.5" calcext:value-type="float">
            <text:p>97512.5</text:p>
          </table:table-cell>
          <table:table-cell office:value-type="float" office:value="100975" calcext:value-type="float">
            <text:p>10097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94833" calcext:value-type="float">
            <text:p>94833</text:p>
          </table:table-cell>
          <table:table-cell office:value-type="float" office:value="98275" calcext:value-type="float">
            <text:p>98275</text:p>
          </table:table-cell>
          <table:table-cell office:value-type="float" office:value="100900" calcext:value-type="float">
            <text:p>10090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94625" calcext:value-type="float">
            <text:p>94625</text:p>
          </table:table-cell>
          <table:table-cell office:value-type="float" office:value="98525" calcext:value-type="float">
            <text:p>98525</text:p>
          </table:table-cell>
          <table:table-cell office:value-type="float" office:value="100775" calcext:value-type="float">
            <text:p>10077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4675" calcext:value-type="float">
            <text:p>94675</text:p>
          </table:table-cell>
          <table:table-cell office:value-type="float" office:value="98500" calcext:value-type="float">
            <text:p>98500</text:p>
          </table:table-cell>
          <table:table-cell office:value-type="float" office:value="101175" calcext:value-type="float">
            <text:p>10117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4849" calcext:value-type="float">
            <text:p>94849</text:p>
          </table:table-cell>
          <table:table-cell office:value-type="float" office:value="97925" calcext:value-type="float">
            <text:p>97925</text:p>
          </table:table-cell>
          <table:table-cell office:value-type="float" office:value="100700" calcext:value-type="float">
            <text:p>1007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4709" calcext:value-type="float">
            <text:p>94709</text:p>
          </table:table-cell>
          <table:table-cell office:value-type="float" office:value="98300" calcext:value-type="float">
            <text:p>98300</text:p>
          </table:table-cell>
          <table:table-cell office:value-type="float" office:value="101112.5" calcext:value-type="float">
            <text:p>101112.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94929.5" calcext:value-type="float">
            <text:p>94929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101712.5" calcext:value-type="float">
            <text:p>101712.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94892" calcext:value-type="float">
            <text:p>94892</text:p>
          </table:table-cell>
          <table:table-cell office:value-type="float" office:value="97975" calcext:value-type="float">
            <text:p>97975</text:p>
          </table:table-cell>
          <table:table-cell office:value-type="float" office:value="101887.5" calcext:value-type="float">
            <text:p>101887.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94577.5" calcext:value-type="float">
            <text:p>94577.5</text:p>
          </table:table-cell>
          <table:table-cell office:value-type="float" office:value="96350" calcext:value-type="float">
            <text:p>96350</text:p>
          </table:table-cell>
          <table:table-cell office:value-type="float" office:value="102162.5" calcext:value-type="float">
            <text:p>102162.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93883.5" calcext:value-type="float">
            <text:p>93883.5</text:p>
          </table:table-cell>
          <table:table-cell office:value-type="float" office:value="96487.5" calcext:value-type="float">
            <text:p>96487.5</text:p>
          </table:table-cell>
          <table:table-cell office:value-type="float" office:value="102262.5" calcext:value-type="float">
            <text:p>102262.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93909" calcext:value-type="float">
            <text:p>93909</text:p>
          </table:table-cell>
          <table:table-cell office:value-type="float" office:value="96837.5" calcext:value-type="float">
            <text:p>96837.5</text:p>
          </table:table-cell>
          <table:table-cell office:value-type="float" office:value="102387.5" calcext:value-type="float">
            <text:p>102387.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4914.5" calcext:value-type="float">
            <text:p>94914.5</text:p>
          </table:table-cell>
          <table:table-cell office:value-type="float" office:value="98150" calcext:value-type="float">
            <text:p>98150</text:p>
          </table:table-cell>
          <table:table-cell office:value-type="float" office:value="102637.5" calcext:value-type="float">
            <text:p>102637.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93733.5" calcext:value-type="float">
            <text:p>93733.5</text:p>
          </table:table-cell>
          <table:table-cell office:value-type="float" office:value="97962.5" calcext:value-type="float">
            <text:p>97962.5</text:p>
          </table:table-cell>
          <table:table-cell office:value-type="float" office:value="102525" calcext:value-type="float">
            <text:p>10252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93821" calcext:value-type="float">
            <text:p>93821</text:p>
          </table:table-cell>
          <table:table-cell office:value-type="float" office:value="98100" calcext:value-type="float">
            <text:p>98100</text:p>
          </table:table-cell>
          <table:table-cell office:value-type="float" office:value="102987.5" calcext:value-type="float">
            <text:p>102987.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93746" calcext:value-type="float">
            <text:p>93746</text:p>
          </table:table-cell>
          <table:table-cell office:value-type="float" office:value="98062.5" calcext:value-type="float">
            <text:p>98062.5</text:p>
          </table:table-cell>
          <table:table-cell office:value-type="float" office:value="102525" calcext:value-type="float">
            <text:p>1025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3653" calcext:value-type="float">
            <text:p>93653</text:p>
          </table:table-cell>
          <table:table-cell office:value-type="float" office:value="98625" calcext:value-type="float">
            <text:p>98625</text:p>
          </table:table-cell>
          <table:table-cell office:value-type="float" office:value="102287.5" calcext:value-type="float">
            <text:p>102287.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93972.5" calcext:value-type="float">
            <text:p>93972.5</text:p>
          </table:table-cell>
          <table:table-cell office:value-type="float" office:value="98925" calcext:value-type="float">
            <text:p>98925</text:p>
          </table:table-cell>
          <table:table-cell office:value-type="float" office:value="101925" calcext:value-type="float">
            <text:p>10192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4843" calcext:value-type="float">
            <text:p>94843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102312.5" calcext:value-type="float">
            <text:p>102312.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95172.5" calcext:value-type="float">
            <text:p>95172.5</text:p>
          </table:table-cell>
          <table:table-cell office:value-type="float" office:value="99500" calcext:value-type="float">
            <text:p>99500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94505.5" calcext:value-type="float">
            <text:p>94505.5</text:p>
          </table:table-cell>
          <table:table-cell office:value-type="float" office:value="99637.5" calcext:value-type="float">
            <text:p>99637.5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94205.5" calcext:value-type="float">
            <text:p>94205.5</text:p>
          </table:table-cell>
          <table:table-cell office:value-type="float" office:value="99587.5" calcext:value-type="float">
            <text:p>99587.5</text:p>
          </table:table-cell>
          <table:table-cell office:value-type="float" office:value="102700" calcext:value-type="float">
            <text:p>10270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94087" calcext:value-type="float">
            <text:p>94087</text:p>
          </table:table-cell>
          <table:table-cell office:value-type="float" office:value="99225" calcext:value-type="float">
            <text:p>99225</text:p>
          </table:table-cell>
          <table:table-cell office:value-type="float" office:value="102850" calcext:value-type="float">
            <text:p>102850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94632.5" calcext:value-type="float">
            <text:p>94632.5</text:p>
          </table:table-cell>
          <table:table-cell office:value-type="float" office:value="99762.5" calcext:value-type="float">
            <text:p>99762.5</text:p>
          </table:table-cell>
          <table:table-cell office:value-type="float" office:value="103125" calcext:value-type="float">
            <text:p>10312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5295" calcext:value-type="float">
            <text:p>95295</text:p>
          </table:table-cell>
          <table:table-cell office:value-type="float" office:value="100037.5" calcext:value-type="float">
            <text:p>100037.5</text:p>
          </table:table-cell>
          <table:table-cell office:value-type="float" office:value="103212.5" calcext:value-type="float">
            <text:p>103212.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95870" calcext:value-type="float">
            <text:p>95870</text:p>
          </table:table-cell>
          <table:table-cell office:value-type="float" office:value="100912.5" calcext:value-type="float">
            <text:p>100912.5</text:p>
          </table:table-cell>
          <table:table-cell office:value-type="float" office:value="103987.5" calcext:value-type="float">
            <text:p>103987.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95125" calcext:value-type="float">
            <text:p>95125</text:p>
          </table:table-cell>
          <table:table-cell office:value-type="float" office:value="102162.5" calcext:value-type="float">
            <text:p>102162.5</text:p>
          </table:table-cell>
          <table:table-cell office:value-type="float" office:value="104150" calcext:value-type="float">
            <text:p>104150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94271.5" calcext:value-type="float">
            <text:p>94271.5</text:p>
          </table:table-cell>
          <table:table-cell office:value-type="float" office:value="99975" calcext:value-type="float">
            <text:p>99975</text:p>
          </table:table-cell>
          <table:table-cell office:value-type="float" office:value="103712.5" calcext:value-type="float">
            <text:p>103712.5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94446.5" calcext:value-type="float">
            <text:p>94446.5</text:p>
          </table:table-cell>
          <table:table-cell office:value-type="float" office:value="100112.5" calcext:value-type="float">
            <text:p>100112.5</text:p>
          </table:table-cell>
          <table:table-cell office:value-type="float" office:value="103700" calcext:value-type="float">
            <text:p>103700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94277" calcext:value-type="float">
            <text:p>94277</text:p>
          </table:table-cell>
          <table:table-cell office:value-type="float" office:value="99662.5" calcext:value-type="float">
            <text:p>99662.5</text:p>
          </table:table-cell>
          <table:table-cell office:value-type="float" office:value="103800" calcext:value-type="float">
            <text:p>103800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94264" calcext:value-type="float">
            <text:p>94264</text:p>
          </table:table-cell>
          <table:table-cell office:value-type="float" office:value="99975" calcext:value-type="float">
            <text:p>99975</text:p>
          </table:table-cell>
          <table:table-cell office:value-type="float" office:value="103887.5" calcext:value-type="float">
            <text:p>103887.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94196.5" calcext:value-type="float">
            <text:p>94196.5</text:p>
          </table:table-cell>
          <table:table-cell office:value-type="float" office:value="98612.5" calcext:value-type="float">
            <text:p>98612.5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93984" calcext:value-type="float">
            <text:p>93984</text:p>
          </table:table-cell>
          <table:table-cell office:value-type="float" office:value="98775" calcext:value-type="float">
            <text:p>98775</text:p>
          </table:table-cell>
          <table:table-cell office:value-type="float" office:value="104125" calcext:value-type="float">
            <text:p>104125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93783.5" calcext:value-type="float">
            <text:p>93783.5</text:p>
          </table:table-cell>
          <table:table-cell office:value-type="float" office:value="99337.5" calcext:value-type="float">
            <text:p>99337.5</text:p>
          </table:table-cell>
          <table:table-cell office:value-type="float" office:value="104112.5" calcext:value-type="float">
            <text:p>104112.5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93471" calcext:value-type="float">
            <text:p>93471</text:p>
          </table:table-cell>
          <table:table-cell office:value-type="float" office:value="99375" calcext:value-type="float">
            <text:p>99375</text:p>
          </table:table-cell>
          <table:table-cell office:value-type="float" office:value="104237.5" calcext:value-type="float">
            <text:p>104237.5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92339" calcext:value-type="float">
            <text:p>92339</text:p>
          </table:table-cell>
          <table:table-cell office:value-type="float" office:value="99012.5" calcext:value-type="float">
            <text:p>99012.5</text:p>
          </table:table-cell>
          <table:table-cell office:value-type="float" office:value="104012.5" calcext:value-type="float">
            <text:p>104012.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3454" calcext:value-type="float">
            <text:p>93454</text:p>
          </table:table-cell>
          <table:table-cell office:value-type="float" office:value="98850" calcext:value-type="float">
            <text:p>98850</text:p>
          </table:table-cell>
          <table:table-cell office:value-type="float" office:value="104200" calcext:value-type="float">
            <text:p>104200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92996" calcext:value-type="float">
            <text:p>92996</text:p>
          </table:table-cell>
          <table:table-cell office:value-type="float" office:value="98962.5" calcext:value-type="float">
            <text:p>98962.5</text:p>
          </table:table-cell>
          <table:table-cell office:value-type="float" office:value="104075" calcext:value-type="float">
            <text:p>104075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92896.5" calcext:value-type="float">
            <text:p>92896.5</text:p>
          </table:table-cell>
          <table:table-cell office:value-type="float" office:value="99725" calcext:value-type="float">
            <text:p>99725</text:p>
          </table:table-cell>
          <table:table-cell office:value-type="float" office:value="104100" calcext:value-type="float">
            <text:p>10410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93652.5" calcext:value-type="float">
            <text:p>93652.5</text:p>
          </table:table-cell>
          <table:table-cell office:value-type="float" office:value="99437.5" calcext:value-type="float">
            <text:p>99437.5</text:p>
          </table:table-cell>
          <table:table-cell office:value-type="float" office:value="104637.5" calcext:value-type="float">
            <text:p>104637.5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93415.5" calcext:value-type="float">
            <text:p>93415.5</text:p>
          </table:table-cell>
          <table:table-cell office:value-type="float" office:value="99087.5" calcext:value-type="float">
            <text:p>99087.5</text:p>
          </table:table-cell>
          <table:table-cell office:value-type="float" office:value="104450" calcext:value-type="float">
            <text:p>10445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93353" calcext:value-type="float">
            <text:p>93353</text:p>
          </table:table-cell>
          <table:table-cell office:value-type="float" office:value="98512.5" calcext:value-type="float">
            <text:p>98512.5</text:p>
          </table:table-cell>
          <table:table-cell office:value-type="float" office:value="104225" calcext:value-type="float">
            <text:p>104225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92762.5" calcext:value-type="float">
            <text:p>92762.5</text:p>
          </table:table-cell>
          <table:table-cell office:value-type="float" office:value="98187.5" calcext:value-type="float">
            <text:p>98187.5</text:p>
          </table:table-cell>
          <table:table-cell office:value-type="float" office:value="104287.5" calcext:value-type="float">
            <text:p>104287.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93376.5" calcext:value-type="float">
            <text:p>93376.5</text:p>
          </table:table-cell>
          <table:table-cell office:value-type="float" office:value="99400" calcext:value-type="float">
            <text:p>99400</text:p>
          </table:table-cell>
          <table:table-cell office:value-type="float" office:value="104150" calcext:value-type="float">
            <text:p>104150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3416.5" calcext:value-type="float">
            <text:p>93416.5</text:p>
          </table:table-cell>
          <table:table-cell office:value-type="float" office:value="98887.5" calcext:value-type="float">
            <text:p>98887.5</text:p>
          </table:table-cell>
          <table:table-cell office:value-type="float" office:value="103625" calcext:value-type="float">
            <text:p>103625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94412" calcext:value-type="float">
            <text:p>94412</text:p>
          </table:table-cell>
          <table:table-cell office:value-type="float" office:value="99612.5" calcext:value-type="float">
            <text:p>99612.5</text:p>
          </table:table-cell>
          <table:table-cell office:value-type="float" office:value="103575" calcext:value-type="float">
            <text:p>10357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94541.5" calcext:value-type="float">
            <text:p>94541.5</text:p>
          </table:table-cell>
          <table:table-cell office:value-type="float" office:value="99637.5" calcext:value-type="float">
            <text:p>99637.5</text:p>
          </table:table-cell>
          <table:table-cell office:value-type="float" office:value="103450" calcext:value-type="float">
            <text:p>10345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94559" calcext:value-type="float">
            <text:p>94559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103325" calcext:value-type="float">
            <text:p>103325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94949" calcext:value-type="float">
            <text:p>94949</text:p>
          </table:table-cell>
          <table:table-cell office:value-type="float" office:value="98087.5" calcext:value-type="float">
            <text:p>98087.5</text:p>
          </table:table-cell>
          <table:table-cell office:value-type="float" office:value="103137.5" calcext:value-type="float">
            <text:p>103137.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94753.5" calcext:value-type="float">
            <text:p>94753.5</text:p>
          </table:table-cell>
          <table:table-cell office:value-type="float" office:value="97975" calcext:value-type="float">
            <text:p>97975</text:p>
          </table:table-cell>
          <table:table-cell office:value-type="float" office:value="103162.5" calcext:value-type="float">
            <text:p>103162.5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94878" calcext:value-type="float">
            <text:p>94878</text:p>
          </table:table-cell>
          <table:table-cell office:value-type="float" office:value="98462.5" calcext:value-type="float">
            <text:p>98462.5</text:p>
          </table:table-cell>
          <table:table-cell office:value-type="float" office:value="103037.5" calcext:value-type="float">
            <text:p>103037.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97231.5" calcext:value-type="float">
            <text:p>97231.5</text:p>
          </table:table-cell>
          <table:table-cell office:value-type="float" office:value="99887.5" calcext:value-type="float">
            <text:p>99887.5</text:p>
          </table:table-cell>
          <table:table-cell office:value-type="float" office:value="103437.5" calcext:value-type="float">
            <text:p>103437.5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99091" calcext:value-type="float">
            <text:p>99091</text:p>
          </table:table-cell>
          <table:table-cell office:value-type="float" office:value="101712.5" calcext:value-type="float">
            <text:p>101712.5</text:p>
          </table:table-cell>
          <table:table-cell office:value-type="float" office:value="103662.5" calcext:value-type="float">
            <text:p>103662.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98803.5" calcext:value-type="float">
            <text:p>98803.5</text:p>
          </table:table-cell>
          <table:table-cell office:value-type="float" office:value="101037.5" calcext:value-type="float">
            <text:p>101037.5</text:p>
          </table:table-cell>
          <table:table-cell office:value-type="float" office:value="103037.5" calcext:value-type="float">
            <text:p>103037.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98113" calcext:value-type="float">
            <text:p>98113</text:p>
          </table:table-cell>
          <table:table-cell office:value-type="float" office:value="100962.5" calcext:value-type="float">
            <text:p>100962.5</text:p>
          </table:table-cell>
          <table:table-cell office:value-type="float" office:value="102750" calcext:value-type="float">
            <text:p>102750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97879.5" calcext:value-type="float">
            <text:p>97879.5</text:p>
          </table:table-cell>
          <table:table-cell office:value-type="float" office:value="101162.5" calcext:value-type="float">
            <text:p>101162.5</text:p>
          </table:table-cell>
          <table:table-cell office:value-type="float" office:value="102700" calcext:value-type="float">
            <text:p>1027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98480" calcext:value-type="float">
            <text:p>98480</text:p>
          </table:table-cell>
          <table:table-cell office:value-type="float" office:value="101225" calcext:value-type="float">
            <text:p>101225</text:p>
          </table:table-cell>
          <table:table-cell office:value-type="float" office:value="102937.5" calcext:value-type="float">
            <text:p>102937.5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97565.5" calcext:value-type="float">
            <text:p>97565.5</text:p>
          </table:table-cell>
          <table:table-cell office:value-type="float" office:value="101025" calcext:value-type="float">
            <text:p>101025</text:p>
          </table:table-cell>
          <table:table-cell office:value-type="float" office:value="103237.5" calcext:value-type="float">
            <text:p>103237.5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97003" calcext:value-type="float">
            <text:p>97003</text:p>
          </table:table-cell>
          <table:table-cell office:value-type="float" office:value="100762.5" calcext:value-type="float">
            <text:p>100762.5</text:p>
          </table:table-cell>
          <table:table-cell office:value-type="float" office:value="102625" calcext:value-type="float">
            <text:p>102625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97350.5" calcext:value-type="float">
            <text:p>97350.5</text:p>
          </table:table-cell>
          <table:table-cell office:value-type="float" office:value="101587.5" calcext:value-type="float">
            <text:p>101587.5</text:p>
          </table:table-cell>
          <table:table-cell office:value-type="float" office:value="102575" calcext:value-type="float">
            <text:p>10257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8261" calcext:value-type="float">
            <text:p>98261</text:p>
          </table:table-cell>
          <table:table-cell office:value-type="float" office:value="102537.5" calcext:value-type="float">
            <text:p>102537.5</text:p>
          </table:table-cell>
          <table:table-cell office:value-type="float" office:value="102875" calcext:value-type="float">
            <text:p>10287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97841.5" calcext:value-type="float">
            <text:p>97841.5</text:p>
          </table:table-cell>
          <table:table-cell office:value-type="float" office:value="101637.5" calcext:value-type="float">
            <text:p>101637.5</text:p>
          </table:table-cell>
          <table:table-cell office:value-type="float" office:value="102637.5" calcext:value-type="float">
            <text:p>102637.5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96908" calcext:value-type="float">
            <text:p>96908</text:p>
          </table:table-cell>
          <table:table-cell office:value-type="float" office:value="101750" calcext:value-type="float">
            <text:p>101750</text:p>
          </table:table-cell>
          <table:table-cell office:value-type="float" office:value="102787.5" calcext:value-type="float">
            <text:p>102787.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96645.5" calcext:value-type="float">
            <text:p>96645.5</text:p>
          </table:table-cell>
          <table:table-cell office:value-type="float" office:value="101575" calcext:value-type="float">
            <text:p>101575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96800" calcext:value-type="float">
            <text:p>96800</text:p>
          </table:table-cell>
          <table:table-cell office:value-type="float" office:value="101675" calcext:value-type="float">
            <text:p>101675</text:p>
          </table:table-cell>
          <table:table-cell office:value-type="float" office:value="102800" calcext:value-type="float">
            <text:p>102800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97186" calcext:value-type="float">
            <text:p>97186</text:p>
          </table:table-cell>
          <table:table-cell office:value-type="float" office:value="100500" calcext:value-type="float">
            <text:p>100500</text:p>
          </table:table-cell>
          <table:table-cell office:value-type="float" office:value="102550" calcext:value-type="float">
            <text:p>10255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7286" calcext:value-type="float">
            <text:p>97286</text:p>
          </table:table-cell>
          <table:table-cell office:value-type="float" office:value="99725" calcext:value-type="float">
            <text:p>99725</text:p>
          </table:table-cell>
          <table:table-cell office:value-type="float" office:value="102412.5" calcext:value-type="float">
            <text:p>102412.5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96689" calcext:value-type="float">
            <text:p>96689</text:p>
          </table:table-cell>
          <table:table-cell office:value-type="float" office:value="98025" calcext:value-type="float">
            <text:p>98025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97059.5" calcext:value-type="float">
            <text:p>97059.5</text:p>
          </table:table-cell>
          <table:table-cell office:value-type="float" office:value="97912.5" calcext:value-type="float">
            <text:p>97912.5</text:p>
          </table:table-cell>
          <table:table-cell office:value-type="float" office:value="102450" calcext:value-type="float">
            <text:p>102450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96659.5" calcext:value-type="float">
            <text:p>96659.5</text:p>
          </table:table-cell>
          <table:table-cell office:value-type="float" office:value="97800" calcext:value-type="float">
            <text:p>97800</text:p>
          </table:table-cell>
          <table:table-cell office:value-type="float" office:value="102212.5" calcext:value-type="float">
            <text:p>102212.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96901.5" calcext:value-type="float">
            <text:p>96901.5</text:p>
          </table:table-cell>
          <table:table-cell office:value-type="float" office:value="98087.5" calcext:value-type="float">
            <text:p>98087.5</text:p>
          </table:table-cell>
          <table:table-cell office:value-type="float" office:value="102325" calcext:value-type="float">
            <text:p>1023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96467" calcext:value-type="float">
            <text:p>96467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96458" calcext:value-type="float">
            <text:p>96458</text:p>
          </table:table-cell>
          <table:table-cell office:value-type="float" office:value="98050" calcext:value-type="float">
            <text:p>98050</text:p>
          </table:table-cell>
          <table:table-cell office:value-type="float" office:value="102587.5" calcext:value-type="float">
            <text:p>102587.5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96320.5" calcext:value-type="float">
            <text:p>96320.5</text:p>
          </table:table-cell>
          <table:table-cell office:value-type="float" office:value="98525" calcext:value-type="float">
            <text:p>98525</text:p>
          </table:table-cell>
          <table:table-cell office:value-type="float" office:value="102425" calcext:value-type="float">
            <text:p>102425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95974.5" calcext:value-type="float">
            <text:p>95974.5</text:p>
          </table:table-cell>
          <table:table-cell office:value-type="float" office:value="98625" calcext:value-type="float">
            <text:p>98625</text:p>
          </table:table-cell>
          <table:table-cell office:value-type="float" office:value="101912.5" calcext:value-type="float">
            <text:p>101912.5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96232.5" calcext:value-type="float">
            <text:p>96232.5</text:p>
          </table:table-cell>
          <table:table-cell office:value-type="float" office:value="100050" calcext:value-type="float">
            <text:p>100050</text:p>
          </table:table-cell>
          <table:table-cell office:value-type="float" office:value="101862.5" calcext:value-type="float">
            <text:p>101862.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6261" calcext:value-type="float">
            <text:p>96261</text:p>
          </table:table-cell>
          <table:table-cell office:value-type="float" office:value="99700" calcext:value-type="float">
            <text:p>99700</text:p>
          </table:table-cell>
          <table:table-cell office:value-type="float" office:value="101475" calcext:value-type="float">
            <text:p>10147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96365.5" calcext:value-type="float">
            <text:p>96365.5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102025" calcext:value-type="float">
            <text:p>102025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96208" calcext:value-type="float">
            <text:p>96208</text:p>
          </table:table-cell>
          <table:table-cell office:value-type="float" office:value="101137.5" calcext:value-type="float">
            <text:p>101137.5</text:p>
          </table:table-cell>
          <table:table-cell office:value-type="float" office:value="101850" calcext:value-type="float">
            <text:p>101850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95173" calcext:value-type="float">
            <text:p>95173</text:p>
          </table:table-cell>
          <table:table-cell office:value-type="float" office:value="100400" calcext:value-type="float">
            <text:p>100400</text:p>
          </table:table-cell>
          <table:table-cell office:value-type="float" office:value="101262.5" calcext:value-type="float">
            <text:p>101262.5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95273.5" calcext:value-type="float">
            <text:p>95273.5</text:p>
          </table:table-cell>
          <table:table-cell office:value-type="float" office:value="99987.5" calcext:value-type="float">
            <text:p>99987.5</text:p>
          </table:table-cell>
          <table:table-cell office:value-type="float" office:value="101212.5" calcext:value-type="float">
            <text:p>101212.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95361.5" calcext:value-type="float">
            <text:p>95361.5</text:p>
          </table:table-cell>
          <table:table-cell office:value-type="float" office:value="99375" calcext:value-type="float">
            <text:p>99375</text:p>
          </table:table-cell>
          <table:table-cell office:value-type="float" office:value="101375" calcext:value-type="float">
            <text:p>101375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95461" calcext:value-type="float">
            <text:p>95461</text:p>
          </table:table-cell>
          <table:table-cell office:value-type="float" office:value="98750" calcext:value-type="float">
            <text:p>98750</text:p>
          </table:table-cell>
          <table:table-cell office:value-type="float" office:value="101362.5" calcext:value-type="float">
            <text:p>101362.5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97478.5" calcext:value-type="float">
            <text:p>97478.5</text:p>
          </table:table-cell>
          <table:table-cell office:value-type="float" office:value="99337.5" calcext:value-type="float">
            <text:p>99337.5</text:p>
          </table:table-cell>
          <table:table-cell office:value-type="float" office:value="101325" calcext:value-type="float">
            <text:p>101325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97119.5" calcext:value-type="float">
            <text:p>97119.5</text:p>
          </table:table-cell>
          <table:table-cell office:value-type="float" office:value="99500" calcext:value-type="float">
            <text:p>9950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97129" calcext:value-type="float">
            <text:p>97129</text:p>
          </table:table-cell>
          <table:table-cell office:value-type="float" office:value="100200" calcext:value-type="float">
            <text:p>100200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96594.5" calcext:value-type="float">
            <text:p>96594.5</text:p>
          </table:table-cell>
          <table:table-cell office:value-type="float" office:value="99037.5" calcext:value-type="float">
            <text:p>99037.5</text:p>
          </table:table-cell>
          <table:table-cell office:value-type="float" office:value="100475" calcext:value-type="float">
            <text:p>100475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96553" calcext:value-type="float">
            <text:p>96553</text:p>
          </table:table-cell>
          <table:table-cell office:value-type="float" office:value="98762.5" calcext:value-type="float">
            <text:p>98762.5</text:p>
          </table:table-cell>
          <table:table-cell office:value-type="float" office:value="100412.5" calcext:value-type="float">
            <text:p>100412.5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96128" calcext:value-type="float">
            <text:p>96128</text:p>
          </table:table-cell>
          <table:table-cell office:value-type="float" office:value="98925" calcext:value-type="float">
            <text:p>98925</text:p>
          </table:table-cell>
          <table:table-cell office:value-type="float" office:value="100375" calcext:value-type="float">
            <text:p>10037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96286" calcext:value-type="float">
            <text:p>96286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100237.5" calcext:value-type="float">
            <text:p>100237.5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96187" calcext:value-type="float">
            <text:p>96187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100162.5" calcext:value-type="float">
            <text:p>100162.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96507.5" calcext:value-type="float">
            <text:p>96507.5</text:p>
          </table:table-cell>
          <table:table-cell office:value-type="float" office:value="97162.5" calcext:value-type="float">
            <text:p>97162.5</text:p>
          </table:table-cell>
          <table:table-cell office:value-type="float" office:value="99862.5" calcext:value-type="float">
            <text:p>99862.5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95082.5" calcext:value-type="float">
            <text:p>95082.5</text:p>
          </table:table-cell>
          <table:table-cell office:value-type="float" office:value="96212.5" calcext:value-type="float">
            <text:p>96212.5</text:p>
          </table:table-cell>
          <table:table-cell office:value-type="float" office:value="99762.5" calcext:value-type="float">
            <text:p>99762.5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94641.5" calcext:value-type="float">
            <text:p>94641.5</text:p>
          </table:table-cell>
          <table:table-cell office:value-type="float" office:value="96037.5" calcext:value-type="float">
            <text:p>96037.5</text:p>
          </table:table-cell>
          <table:table-cell office:value-type="float" office:value="99625" calcext:value-type="float">
            <text:p>99625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94877" calcext:value-type="float">
            <text:p>94877</text:p>
          </table:table-cell>
          <table:table-cell office:value-type="float" office:value="96450" calcext:value-type="float">
            <text:p>96450</text:p>
          </table:table-cell>
          <table:table-cell office:value-type="float" office:value="99200" calcext:value-type="float">
            <text:p>99200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94506.5" calcext:value-type="float">
            <text:p>94506.5</text:p>
          </table:table-cell>
          <table:table-cell office:value-type="float" office:value="96350" calcext:value-type="float">
            <text:p>96350</text:p>
          </table:table-cell>
          <table:table-cell office:value-type="float" office:value="99112.5" calcext:value-type="float">
            <text:p>99112.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3578" calcext:value-type="float">
            <text:p>93578</text:p>
          </table:table-cell>
          <table:table-cell office:value-type="float" office:value="95475" calcext:value-type="float">
            <text:p>95475</text:p>
          </table:table-cell>
          <table:table-cell office:value-type="float" office:value="98800" calcext:value-type="float">
            <text:p>9880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94523" calcext:value-type="float">
            <text:p>94523</text:p>
          </table:table-cell>
          <table:table-cell office:value-type="float" office:value="94512.5" calcext:value-type="float">
            <text:p>94512.5</text:p>
          </table:table-cell>
          <table:table-cell office:value-type="float" office:value="98775" calcext:value-type="float">
            <text:p>98775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95010" calcext:value-type="float">
            <text:p>95010</text:p>
          </table:table-cell>
          <table:table-cell office:value-type="float" office:value="93700" calcext:value-type="float">
            <text:p>93700</text:p>
          </table:table-cell>
          <table:table-cell office:value-type="float" office:value="98712.5" calcext:value-type="float">
            <text:p>98712.5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94228.5" calcext:value-type="float">
            <text:p>94228.5</text:p>
          </table:table-cell>
          <table:table-cell office:value-type="float" office:value="93712.5" calcext:value-type="float">
            <text:p>93712.5</text:p>
          </table:table-cell>
          <table:table-cell office:value-type="float" office:value="98825" calcext:value-type="float">
            <text:p>98825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94416" calcext:value-type="float">
            <text:p>94416</text:p>
          </table:table-cell>
          <table:table-cell office:value-type="float" office:value="93337.5" calcext:value-type="float">
            <text:p>93337.5</text:p>
          </table:table-cell>
          <table:table-cell office:value-type="float" office:value="98800" calcext:value-type="float">
            <text:p>9880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93611" calcext:value-type="float">
            <text:p>93611</text:p>
          </table:table-cell>
          <table:table-cell office:value-type="float" office:value="93287.5" calcext:value-type="float">
            <text:p>93287.5</text:p>
          </table:table-cell>
          <table:table-cell office:value-type="float" office:value="98712.5" calcext:value-type="float">
            <text:p>98712.5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93748" calcext:value-type="float">
            <text:p>93748</text:p>
          </table:table-cell>
          <table:table-cell office:value-type="float" office:value="93087.5" calcext:value-type="float">
            <text:p>93087.5</text:p>
          </table:table-cell>
          <table:table-cell office:value-type="float" office:value="98875" calcext:value-type="float">
            <text:p>98875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93920.5" calcext:value-type="float">
            <text:p>93920.5</text:p>
          </table:table-cell>
          <table:table-cell office:value-type="float" office:value="93900" calcext:value-type="float">
            <text:p>93900</text:p>
          </table:table-cell>
          <table:table-cell office:value-type="float" office:value="99425" calcext:value-type="float">
            <text:p>99425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94782" calcext:value-type="float">
            <text:p>94782</text:p>
          </table:table-cell>
          <table:table-cell office:value-type="float" office:value="95012.5" calcext:value-type="float">
            <text:p>95012.5</text:p>
          </table:table-cell>
          <table:table-cell office:value-type="float" office:value="99375" calcext:value-type="float">
            <text:p>99375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95043.5" calcext:value-type="float">
            <text:p>95043.5</text:p>
          </table:table-cell>
          <table:table-cell office:value-type="float" office:value="95600" calcext:value-type="float">
            <text:p>95600</text:p>
          </table:table-cell>
          <table:table-cell office:value-type="float" office:value="99462.5" calcext:value-type="float">
            <text:p>99462.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94206.5" calcext:value-type="float">
            <text:p>94206.5</text:p>
          </table:table-cell>
          <table:table-cell office:value-type="float" office:value="95525" calcext:value-type="float">
            <text:p>95525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94281.5" calcext:value-type="float">
            <text:p>94281.5</text:p>
          </table:table-cell>
          <table:table-cell office:value-type="float" office:value="95550" calcext:value-type="float">
            <text:p>95550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93945.5" calcext:value-type="float">
            <text:p>93945.5</text:p>
          </table:table-cell>
          <table:table-cell office:value-type="float" office:value="94150" calcext:value-type="float">
            <text:p>94150</text:p>
          </table:table-cell>
          <table:table-cell office:value-type="float" office:value="99812.5" calcext:value-type="float">
            <text:p>99812.5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94445.5" calcext:value-type="float">
            <text:p>94445.5</text:p>
          </table:table-cell>
          <table:table-cell office:value-type="float" office:value="94600" calcext:value-type="float">
            <text:p>94600</text:p>
          </table:table-cell>
          <table:table-cell office:value-type="float" office:value="99712.5" calcext:value-type="float">
            <text:p>99712.5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94370.5" calcext:value-type="float">
            <text:p>94370.5</text:p>
          </table:table-cell>
          <table:table-cell office:value-type="float" office:value="94825" calcext:value-type="float">
            <text:p>94825</text:p>
          </table:table-cell>
          <table:table-cell office:value-type="float" office:value="99562.5" calcext:value-type="float">
            <text:p>99562.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94135" calcext:value-type="float">
            <text:p>94135</text:p>
          </table:table-cell>
          <table:table-cell office:value-type="float" office:value="94100" calcext:value-type="float">
            <text:p>94100</text:p>
          </table:table-cell>
          <table:table-cell office:value-type="float" office:value="99562.5" calcext:value-type="float">
            <text:p>99562.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93602" calcext:value-type="float">
            <text:p>93602</text:p>
          </table:table-cell>
          <table:table-cell office:value-type="float" office:value="94187.5" calcext:value-type="float">
            <text:p>94187.5</text:p>
          </table:table-cell>
          <table:table-cell office:value-type="float" office:value="99225" calcext:value-type="float">
            <text:p>99225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93812" calcext:value-type="float">
            <text:p>93812</text:p>
          </table:table-cell>
          <table:table-cell office:value-type="float" office:value="93825" calcext:value-type="float">
            <text:p>93825</text:p>
          </table:table-cell>
          <table:table-cell office:value-type="float" office:value="99387.5" calcext:value-type="float">
            <text:p>99387.5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94254.5" calcext:value-type="float">
            <text:p>94254.5</text:p>
          </table:table-cell>
          <table:table-cell office:value-type="float" office:value="95325" calcext:value-type="float">
            <text:p>95325</text:p>
          </table:table-cell>
          <table:table-cell office:value-type="float" office:value="99512.5" calcext:value-type="float">
            <text:p>99512.5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94166.5" calcext:value-type="float">
            <text:p>94166.5</text:p>
          </table:table-cell>
          <table:table-cell office:value-type="float" office:value="96475" calcext:value-type="float">
            <text:p>96475</text:p>
          </table:table-cell>
          <table:table-cell office:value-type="float" office:value="99762.5" calcext:value-type="float">
            <text:p>99762.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3913" calcext:value-type="float">
            <text:p>93913</text:p>
          </table:table-cell>
          <table:table-cell office:value-type="float" office:value="96012.5" calcext:value-type="float">
            <text:p>96012.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94337" calcext:value-type="float">
            <text:p>94337</text:p>
          </table:table-cell>
          <table:table-cell office:value-type="float" office:value="96012.5" calcext:value-type="float">
            <text:p>96012.5</text:p>
          </table:table-cell>
          <table:table-cell office:value-type="float" office:value="99887.5" calcext:value-type="float">
            <text:p>99887.5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95193.5" calcext:value-type="float">
            <text:p>95193.5</text:p>
          </table:table-cell>
          <table:table-cell office:value-type="float" office:value="97100" calcext:value-type="float">
            <text:p>97100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94878.5" calcext:value-type="float">
            <text:p>94878.5</text:p>
          </table:table-cell>
          <table:table-cell office:value-type="float" office:value="97262.5" calcext:value-type="float">
            <text:p>97262.5</text:p>
          </table:table-cell>
          <table:table-cell office:value-type="float" office:value="100312.5" calcext:value-type="float">
            <text:p>100312.5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94705" calcext:value-type="float">
            <text:p>94705</text:p>
          </table:table-cell>
          <table:table-cell office:value-type="float" office:value="96362.5" calcext:value-type="float">
            <text:p>96362.5</text:p>
          </table:table-cell>
          <table:table-cell office:value-type="float" office:value="100162.5" calcext:value-type="float">
            <text:p>100162.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93871.5" calcext:value-type="float">
            <text:p>93871.5</text:p>
          </table:table-cell>
          <table:table-cell office:value-type="float" office:value="96250" calcext:value-type="float">
            <text:p>96250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94334" calcext:value-type="float">
            <text:p>94334</text:p>
          </table:table-cell>
          <table:table-cell office:value-type="float" office:value="96675" calcext:value-type="float">
            <text:p>96675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94226" calcext:value-type="float">
            <text:p>94226</text:p>
          </table:table-cell>
          <table:table-cell office:value-type="float" office:value="96562.5" calcext:value-type="float">
            <text:p>96562.5</text:p>
          </table:table-cell>
          <table:table-cell office:value-type="float" office:value="100462.5" calcext:value-type="float">
            <text:p>100462.5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94114.5" calcext:value-type="float">
            <text:p>94114.5</text:p>
          </table:table-cell>
          <table:table-cell office:value-type="float" office:value="96137.5" calcext:value-type="float">
            <text:p>96137.5</text:p>
          </table:table-cell>
          <table:table-cell office:value-type="float" office:value="100462.5" calcext:value-type="float">
            <text:p>100462.5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94619.5" calcext:value-type="float">
            <text:p>94619.5</text:p>
          </table:table-cell>
          <table:table-cell office:value-type="float" office:value="96937.5" calcext:value-type="float">
            <text:p>96937.5</text:p>
          </table:table-cell>
          <table:table-cell office:value-type="float" office:value="100012.5" calcext:value-type="float">
            <text:p>100012.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94909.5" calcext:value-type="float">
            <text:p>94909.5</text:p>
          </table:table-cell>
          <table:table-cell office:value-type="float" office:value="96850" calcext:value-type="float">
            <text:p>96850</text:p>
          </table:table-cell>
          <table:table-cell office:value-type="float" office:value="100325" calcext:value-type="float">
            <text:p>100325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93008.5" calcext:value-type="float">
            <text:p>93008.5</text:p>
          </table:table-cell>
          <table:table-cell office:value-type="float" office:value="96025" calcext:value-type="float">
            <text:p>9602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92832" calcext:value-type="float">
            <text:p>92832</text:p>
          </table:table-cell>
          <table:table-cell office:value-type="float" office:value="96525" calcext:value-type="float">
            <text:p>96525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92590" calcext:value-type="float">
            <text:p>92590</text:p>
          </table:table-cell>
          <table:table-cell office:value-type="float" office:value="96225" calcext:value-type="float">
            <text:p>96225</text:p>
          </table:table-cell>
          <table:table-cell office:value-type="float" office:value="99875" calcext:value-type="float">
            <text:p>99875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90194.5" calcext:value-type="float">
            <text:p>90194.5</text:p>
          </table:table-cell>
          <table:table-cell office:value-type="float" office:value="94850" calcext:value-type="float">
            <text:p>94850</text:p>
          </table:table-cell>
          <table:table-cell office:value-type="float" office:value="100037.5" calcext:value-type="float">
            <text:p>100037.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89599" calcext:value-type="float">
            <text:p>89599</text:p>
          </table:table-cell>
          <table:table-cell office:value-type="float" office:value="94625" calcext:value-type="float">
            <text:p>94625</text:p>
          </table:table-cell>
          <table:table-cell office:value-type="float" office:value="100075" calcext:value-type="float">
            <text:p>100075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9399" calcext:value-type="float">
            <text:p>89399</text:p>
          </table:table-cell>
          <table:table-cell office:value-type="float" office:value="94837.5" calcext:value-type="float">
            <text:p>94837.5</text:p>
          </table:table-cell>
          <table:table-cell office:value-type="float" office:value="100112.5" calcext:value-type="float">
            <text:p>100112.5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89194" calcext:value-type="float">
            <text:p>89194</text:p>
          </table:table-cell>
          <table:table-cell office:value-type="float" office:value="95525" calcext:value-type="float">
            <text:p>95525</text:p>
          </table:table-cell>
          <table:table-cell office:value-type="float" office:value="100062.5" calcext:value-type="float">
            <text:p>100062.5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89675" calcext:value-type="float">
            <text:p>89675</text:p>
          </table:table-cell>
          <table:table-cell office:value-type="float" office:value="95850" calcext:value-type="float">
            <text:p>95850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89613.5" calcext:value-type="float">
            <text:p>89613.5</text:p>
          </table:table-cell>
          <table:table-cell office:value-type="float" office:value="95100" calcext:value-type="float">
            <text:p>95100</text:p>
          </table:table-cell>
          <table:table-cell office:value-type="float" office:value="99612.5" calcext:value-type="float">
            <text:p>99612.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9628.5" calcext:value-type="float">
            <text:p>89628.5</text:p>
          </table:table-cell>
          <table:table-cell office:value-type="float" office:value="95375" calcext:value-type="float">
            <text:p>95375</text:p>
          </table:table-cell>
          <table:table-cell office:value-type="float" office:value="99537.5" calcext:value-type="float">
            <text:p>99537.5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89522.5" calcext:value-type="float">
            <text:p>89522.5</text:p>
          </table:table-cell>
          <table:table-cell office:value-type="float" office:value="95262.5" calcext:value-type="float">
            <text:p>95262.5</text:p>
          </table:table-cell>
          <table:table-cell office:value-type="float" office:value="99537.5" calcext:value-type="float">
            <text:p>99537.5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89755.5" calcext:value-type="float">
            <text:p>89755.5</text:p>
          </table:table-cell>
          <table:table-cell office:value-type="float" office:value="94550" calcext:value-type="float">
            <text:p>94550</text:p>
          </table:table-cell>
          <table:table-cell office:value-type="float" office:value="99400" calcext:value-type="float">
            <text:p>99400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90710" calcext:value-type="float">
            <text:p>90710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99475" calcext:value-type="float">
            <text:p>99475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90780.5" calcext:value-type="float">
            <text:p>90780.5</text:p>
          </table:table-cell>
          <table:table-cell office:value-type="float" office:value="94412.5" calcext:value-type="float">
            <text:p>94412.5</text:p>
          </table:table-cell>
          <table:table-cell office:value-type="float" office:value="99387.5" calcext:value-type="float">
            <text:p>99387.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92457" calcext:value-type="float">
            <text:p>92457</text:p>
          </table:table-cell>
          <table:table-cell office:value-type="float" office:value="95687.5" calcext:value-type="float">
            <text:p>95687.5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92992.5" calcext:value-type="float">
            <text:p>92992.5</text:p>
          </table:table-cell>
          <table:table-cell office:value-type="float" office:value="96150" calcext:value-type="float">
            <text:p>96150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92852.5" calcext:value-type="float">
            <text:p>92852.5</text:p>
          </table:table-cell>
          <table:table-cell office:value-type="float" office:value="96125" calcext:value-type="float">
            <text:p>96125</text:p>
          </table:table-cell>
          <table:table-cell office:value-type="float" office:value="100062.5" calcext:value-type="float">
            <text:p>100062.5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93335.5" calcext:value-type="float">
            <text:p>93335.5</text:p>
          </table:table-cell>
          <table:table-cell office:value-type="float" office:value="95800" calcext:value-type="float">
            <text:p>95800</text:p>
          </table:table-cell>
          <table:table-cell office:value-type="float" office:value="99500" calcext:value-type="float">
            <text:p>99500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92891.5" calcext:value-type="float">
            <text:p>92891.5</text:p>
          </table:table-cell>
          <table:table-cell office:value-type="float" office:value="96750" calcext:value-type="float">
            <text:p>96750</text:p>
          </table:table-cell>
          <table:table-cell office:value-type="float" office:value="99700" calcext:value-type="float">
            <text:p>9970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92564" calcext:value-type="float">
            <text:p>92564</text:p>
          </table:table-cell>
          <table:table-cell office:value-type="float" office:value="96825" calcext:value-type="float">
            <text:p>96825</text:p>
          </table:table-cell>
          <table:table-cell office:value-type="float" office:value="99850" calcext:value-type="float">
            <text:p>99850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92913" calcext:value-type="float">
            <text:p>92913</text:p>
          </table:table-cell>
          <table:table-cell office:value-type="float" office:value="96575" calcext:value-type="float">
            <text:p>96575</text:p>
          </table:table-cell>
          <table:table-cell office:value-type="float" office:value="99937.5" calcext:value-type="float">
            <text:p>99937.5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92394" calcext:value-type="float">
            <text:p>92394</text:p>
          </table:table-cell>
          <table:table-cell office:value-type="float" office:value="96575" calcext:value-type="float">
            <text:p>96575</text:p>
          </table:table-cell>
          <table:table-cell office:value-type="float" office:value="99925" calcext:value-type="float">
            <text:p>99925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91294" calcext:value-type="float">
            <text:p>91294</text:p>
          </table:table-cell>
          <table:table-cell office:value-type="float" office:value="96075" calcext:value-type="float">
            <text:p>96075</text:p>
          </table:table-cell>
          <table:table-cell office:value-type="float" office:value="99350" calcext:value-type="float">
            <text:p>99350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90229.5" calcext:value-type="float">
            <text:p>90229.5</text:p>
          </table:table-cell>
          <table:table-cell office:value-type="float" office:value="96062.5" calcext:value-type="float">
            <text:p>96062.5</text:p>
          </table:table-cell>
          <table:table-cell office:value-type="float" office:value="99012.5" calcext:value-type="float">
            <text:p>99012.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89894" calcext:value-type="float">
            <text:p>89894</text:p>
          </table:table-cell>
          <table:table-cell office:value-type="float" office:value="95675" calcext:value-type="float">
            <text:p>95675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89121.5" calcext:value-type="float">
            <text:p>89121.5</text:p>
          </table:table-cell>
          <table:table-cell office:value-type="float" office:value="96125" calcext:value-type="float">
            <text:p>96125</text:p>
          </table:table-cell>
          <table:table-cell office:value-type="float" office:value="98137.5" calcext:value-type="float">
            <text:p>98137.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88805" calcext:value-type="float">
            <text:p>88805</text:p>
          </table:table-cell>
          <table:table-cell office:value-type="float" office:value="95412.5" calcext:value-type="float">
            <text:p>95412.5</text:p>
          </table:table-cell>
          <table:table-cell office:value-type="float" office:value="98362.5" calcext:value-type="float">
            <text:p>98362.5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89596.5" calcext:value-type="float">
            <text:p>89596.5</text:p>
          </table:table-cell>
          <table:table-cell office:value-type="float" office:value="95675" calcext:value-type="float">
            <text:p>95675</text:p>
          </table:table-cell>
          <table:table-cell office:value-type="float" office:value="98562.5" calcext:value-type="float">
            <text:p>98562.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90396" calcext:value-type="float">
            <text:p>90396</text:p>
          </table:table-cell>
          <table:table-cell office:value-type="float" office:value="95637.5" calcext:value-type="float">
            <text:p>95637.5</text:p>
          </table:table-cell>
          <table:table-cell office:value-type="float" office:value="98775" calcext:value-type="float">
            <text:p>987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0225" calcext:value-type="float">
            <text:p>90225</text:p>
          </table:table-cell>
          <table:table-cell office:value-type="float" office:value="95375" calcext:value-type="float">
            <text:p>95375</text:p>
          </table:table-cell>
          <table:table-cell office:value-type="float" office:value="98787.5" calcext:value-type="float">
            <text:p>98787.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90703.5" calcext:value-type="float">
            <text:p>90703.5</text:p>
          </table:table-cell>
          <table:table-cell office:value-type="float" office:value="95775" calcext:value-type="float">
            <text:p>95775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90400.5" calcext:value-type="float">
            <text:p>90400.5</text:p>
          </table:table-cell>
          <table:table-cell office:value-type="float" office:value="96225" calcext:value-type="float">
            <text:p>96225</text:p>
          </table:table-cell>
          <table:table-cell office:value-type="float" office:value="98625" calcext:value-type="float">
            <text:p>98625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90410" calcext:value-type="float">
            <text:p>90410</text:p>
          </table:table-cell>
          <table:table-cell office:value-type="float" office:value="96375" calcext:value-type="float">
            <text:p>96375</text:p>
          </table:table-cell>
          <table:table-cell office:value-type="float" office:value="98450" calcext:value-type="float">
            <text:p>98450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88608" calcext:value-type="float">
            <text:p>88608</text:p>
          </table:table-cell>
          <table:table-cell office:value-type="float" office:value="95487.5" calcext:value-type="float">
            <text:p>95487.5</text:p>
          </table:table-cell>
          <table:table-cell office:value-type="float" office:value="98325" calcext:value-type="float">
            <text:p>983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88029.5" calcext:value-type="float">
            <text:p>88029.5</text:p>
          </table:table-cell>
          <table:table-cell office:value-type="float" office:value="95325" calcext:value-type="float">
            <text:p>95325</text:p>
          </table:table-cell>
          <table:table-cell office:value-type="float" office:value="97837.5" calcext:value-type="float">
            <text:p>97837.5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87805" calcext:value-type="float">
            <text:p>87805</text:p>
          </table:table-cell>
          <table:table-cell office:value-type="float" office:value="94550" calcext:value-type="float">
            <text:p>94550</text:p>
          </table:table-cell>
          <table:table-cell office:value-type="float" office:value="97837.5" calcext:value-type="float">
            <text:p>97837.5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87296" calcext:value-type="float">
            <text:p>87296</text:p>
          </table:table-cell>
          <table:table-cell office:value-type="float" office:value="93675" calcext:value-type="float">
            <text:p>93675</text:p>
          </table:table-cell>
          <table:table-cell office:value-type="float" office:value="98075" calcext:value-type="float">
            <text:p>98075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87859.5" calcext:value-type="float">
            <text:p>87859.5</text:p>
          </table:table-cell>
          <table:table-cell office:value-type="float" office:value="93525" calcext:value-type="float">
            <text:p>93525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87874.5" calcext:value-type="float">
            <text:p>87874.5</text:p>
          </table:table-cell>
          <table:table-cell office:value-type="float" office:value="93425" calcext:value-type="float">
            <text:p>93425</text:p>
          </table:table-cell>
          <table:table-cell office:value-type="float" office:value="98237.5" calcext:value-type="float">
            <text:p>98237.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7609" calcext:value-type="float">
            <text:p>87609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98450" calcext:value-type="float">
            <text:p>98450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87929.5" calcext:value-type="float">
            <text:p>87929.5</text:p>
          </table:table-cell>
          <table:table-cell office:value-type="float" office:value="95425" calcext:value-type="float">
            <text:p>95425</text:p>
          </table:table-cell>
          <table:table-cell office:value-type="float" office:value="98450" calcext:value-type="float">
            <text:p>98450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7338" calcext:value-type="float">
            <text:p>87338</text:p>
          </table:table-cell>
          <table:table-cell office:value-type="float" office:value="94912.5" calcext:value-type="float">
            <text:p>94912.5</text:p>
          </table:table-cell>
          <table:table-cell office:value-type="float" office:value="98462.5" calcext:value-type="float">
            <text:p>98462.5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86264.5" calcext:value-type="float">
            <text:p>86264.5</text:p>
          </table:table-cell>
          <table:table-cell office:value-type="float" office:value="93587.5" calcext:value-type="float">
            <text:p>93587.5</text:p>
          </table:table-cell>
          <table:table-cell office:value-type="float" office:value="97787.5" calcext:value-type="float">
            <text:p>97787.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84260" calcext:value-type="float">
            <text:p>84260</text:p>
          </table:table-cell>
          <table:table-cell office:value-type="float" office:value="92312.5" calcext:value-type="float">
            <text:p>92312.5</text:p>
          </table:table-cell>
          <table:table-cell office:value-type="float" office:value="97825" calcext:value-type="float">
            <text:p>978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84511" calcext:value-type="float">
            <text:p>84511</text:p>
          </table:table-cell>
          <table:table-cell office:value-type="float" office:value="92300" calcext:value-type="float">
            <text:p>92300</text:p>
          </table:table-cell>
          <table:table-cell office:value-type="float" office:value="97812.5" calcext:value-type="float">
            <text:p>97812.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82933.5" calcext:value-type="float">
            <text:p>82933.5</text:p>
          </table:table-cell>
          <table:table-cell office:value-type="float" office:value="91100" calcext:value-type="float">
            <text:p>91100</text:p>
          </table:table-cell>
          <table:table-cell office:value-type="float" office:value="97637.5" calcext:value-type="float">
            <text:p>97637.5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82883.5" calcext:value-type="float">
            <text:p>82883.5</text:p>
          </table:table-cell>
          <table:table-cell office:value-type="float" office:value="91125" calcext:value-type="float">
            <text:p>91125</text:p>
          </table:table-cell>
          <table:table-cell office:value-type="float" office:value="97212.5" calcext:value-type="float">
            <text:p>97212.5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82771.5" calcext:value-type="float">
            <text:p>82771.5</text:p>
          </table:table-cell>
          <table:table-cell office:value-type="float" office:value="91362.5" calcext:value-type="float">
            <text:p>91362.5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84276.5" calcext:value-type="float">
            <text:p>84276.5</text:p>
          </table:table-cell>
          <table:table-cell office:value-type="float" office:value="91662.5" calcext:value-type="float">
            <text:p>91662.5</text:p>
          </table:table-cell>
          <table:table-cell office:value-type="float" office:value="97062.5" calcext:value-type="float">
            <text:p>97062.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4719" calcext:value-type="float">
            <text:p>84719</text:p>
          </table:table-cell>
          <table:table-cell office:value-type="float" office:value="91587.5" calcext:value-type="float">
            <text:p>91587.5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84162.5" calcext:value-type="float">
            <text:p>84162.5</text:p>
          </table:table-cell>
          <table:table-cell office:value-type="float" office:value="90837.5" calcext:value-type="float">
            <text:p>90837.5</text:p>
          </table:table-cell>
          <table:table-cell office:value-type="float" office:value="97037.5" calcext:value-type="float">
            <text:p>97037.5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84499" calcext:value-type="float">
            <text:p>84499</text:p>
          </table:table-cell>
          <table:table-cell office:value-type="float" office:value="90600" calcext:value-type="float">
            <text:p>90600</text:p>
          </table:table-cell>
          <table:table-cell office:value-type="float" office:value="97412.5" calcext:value-type="float">
            <text:p>97412.5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84815" calcext:value-type="float">
            <text:p>84815</text:p>
          </table:table-cell>
          <table:table-cell office:value-type="float" office:value="91175" calcext:value-type="float">
            <text:p>91175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85284.5" calcext:value-type="float">
            <text:p>85284.5</text:p>
          </table:table-cell>
          <table:table-cell office:value-type="float" office:value="90937.5" calcext:value-type="float">
            <text:p>90937.5</text:p>
          </table:table-cell>
          <table:table-cell office:value-type="float" office:value="97175" calcext:value-type="float">
            <text:p>971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85951" calcext:value-type="float">
            <text:p>85951</text:p>
          </table:table-cell>
          <table:table-cell office:value-type="float" office:value="91162.5" calcext:value-type="float">
            <text:p>91162.5</text:p>
          </table:table-cell>
          <table:table-cell office:value-type="float" office:value="96912.5" calcext:value-type="float">
            <text:p>96912.5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85020" calcext:value-type="float">
            <text:p>85020</text:p>
          </table:table-cell>
          <table:table-cell office:value-type="float" office:value="89937.5" calcext:value-type="float">
            <text:p>89937.5</text:p>
          </table:table-cell>
          <table:table-cell office:value-type="float" office:value="96575" calcext:value-type="float">
            <text:p>96575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84715.5" calcext:value-type="float">
            <text:p>84715.5</text:p>
          </table:table-cell>
          <table:table-cell office:value-type="float" office:value="89637.5" calcext:value-type="float">
            <text:p>89637.5</text:p>
          </table:table-cell>
          <table:table-cell office:value-type="float" office:value="96375" calcext:value-type="float">
            <text:p>96375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84711.5" calcext:value-type="float">
            <text:p>84711.5</text:p>
          </table:table-cell>
          <table:table-cell office:value-type="float" office:value="89950" calcext:value-type="float">
            <text:p>89950</text:p>
          </table:table-cell>
          <table:table-cell office:value-type="float" office:value="96300" calcext:value-type="float">
            <text:p>96300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84977" calcext:value-type="float">
            <text:p>84977</text:p>
          </table:table-cell>
          <table:table-cell office:value-type="float" office:value="89887.5" calcext:value-type="float">
            <text:p>89887.5</text:p>
          </table:table-cell>
          <table:table-cell office:value-type="float" office:value="96025" calcext:value-type="float">
            <text:p>960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5014.5" calcext:value-type="float">
            <text:p>85014.5</text:p>
          </table:table-cell>
          <table:table-cell office:value-type="float" office:value="89037.5" calcext:value-type="float">
            <text:p>89037.5</text:p>
          </table:table-cell>
          <table:table-cell office:value-type="float" office:value="96625" calcext:value-type="float">
            <text:p>96625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86693" calcext:value-type="float">
            <text:p>86693</text:p>
          </table:table-cell>
          <table:table-cell office:value-type="float" office:value="90137.5" calcext:value-type="float">
            <text:p>90137.5</text:p>
          </table:table-cell>
          <table:table-cell office:value-type="float" office:value="96562.5" calcext:value-type="float">
            <text:p>96562.5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86555.5" calcext:value-type="float">
            <text:p>86555.5</text:p>
          </table:table-cell>
          <table:table-cell office:value-type="float" office:value="89912.5" calcext:value-type="float">
            <text:p>89912.5</text:p>
          </table:table-cell>
          <table:table-cell office:value-type="float" office:value="96550" calcext:value-type="float">
            <text:p>96550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86744" calcext:value-type="float">
            <text:p>86744</text:p>
          </table:table-cell>
          <table:table-cell office:value-type="float" office:value="90462.5" calcext:value-type="float">
            <text:p>90462.5</text:p>
          </table:table-cell>
          <table:table-cell office:value-type="float" office:value="96237.5" calcext:value-type="float">
            <text:p>96237.5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87052" calcext:value-type="float">
            <text:p>87052</text:p>
          </table:table-cell>
          <table:table-cell office:value-type="float" office:value="90550" calcext:value-type="float">
            <text:p>90550</text:p>
          </table:table-cell>
          <table:table-cell office:value-type="float" office:value="96225" calcext:value-type="float">
            <text:p>962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7749.5" calcext:value-type="float">
            <text:p>87749.5</text:p>
          </table:table-cell>
          <table:table-cell office:value-type="float" office:value="89425" calcext:value-type="float">
            <text:p>89425</text:p>
          </table:table-cell>
          <table:table-cell office:value-type="float" office:value="96187.5" calcext:value-type="float">
            <text:p>96187.5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87771.5" calcext:value-type="float">
            <text:p>87771.5</text:p>
          </table:table-cell>
          <table:table-cell office:value-type="float" office:value="89612.5" calcext:value-type="float">
            <text:p>89612.5</text:p>
          </table:table-cell>
          <table:table-cell office:value-type="float" office:value="96650" calcext:value-type="float">
            <text:p>96650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87199.5" calcext:value-type="float">
            <text:p>87199.5</text:p>
          </table:table-cell>
          <table:table-cell office:value-type="float" office:value="88350" calcext:value-type="float">
            <text:p>88350</text:p>
          </table:table-cell>
          <table:table-cell office:value-type="float" office:value="96375" calcext:value-type="float">
            <text:p>96375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87573" calcext:value-type="float">
            <text:p>87573</text:p>
          </table:table-cell>
          <table:table-cell office:value-type="float" office:value="89012.5" calcext:value-type="float">
            <text:p>89012.5</text:p>
          </table:table-cell>
          <table:table-cell office:value-type="float" office:value="96462.5" calcext:value-type="float">
            <text:p>96462.5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87635" calcext:value-type="float">
            <text:p>87635</text:p>
          </table:table-cell>
          <table:table-cell office:value-type="float" office:value="88825" calcext:value-type="float">
            <text:p>88825</text:p>
          </table:table-cell>
          <table:table-cell office:value-type="float" office:value="96787.5" calcext:value-type="float">
            <text:p>96787.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5744" calcext:value-type="float">
            <text:p>85744</text:p>
          </table:table-cell>
          <table:table-cell office:value-type="float" office:value="86712.5" calcext:value-type="float">
            <text:p>86712.5</text:p>
          </table:table-cell>
          <table:table-cell office:value-type="float" office:value="96400" calcext:value-type="float">
            <text:p>96400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85335" calcext:value-type="float">
            <text:p>85335</text:p>
          </table:table-cell>
          <table:table-cell office:value-type="float" office:value="87425" calcext:value-type="float">
            <text:p>87425</text:p>
          </table:table-cell>
          <table:table-cell office:value-type="float" office:value="96525" calcext:value-type="float">
            <text:p>96525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85044.5" calcext:value-type="float">
            <text:p>85044.5</text:p>
          </table:table-cell>
          <table:table-cell office:value-type="float" office:value="88025" calcext:value-type="float">
            <text:p>88025</text:p>
          </table:table-cell>
          <table:table-cell office:value-type="float" office:value="96462.5" calcext:value-type="float">
            <text:p>96462.5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85569.5" calcext:value-type="float">
            <text:p>85569.5</text:p>
          </table:table-cell>
          <table:table-cell office:value-type="float" office:value="87887.5" calcext:value-type="float">
            <text:p>87887.5</text:p>
          </table:table-cell>
          <table:table-cell office:value-type="float" office:value="96737.5" calcext:value-type="float">
            <text:p>96737.5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85469.5" calcext:value-type="float">
            <text:p>85469.5</text:p>
          </table:table-cell>
          <table:table-cell office:value-type="float" office:value="87937.5" calcext:value-type="float">
            <text:p>87937.5</text:p>
          </table:table-cell>
          <table:table-cell office:value-type="float" office:value="96250" calcext:value-type="float">
            <text:p>9625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84842.5" calcext:value-type="float">
            <text:p>84842.5</text:p>
          </table:table-cell>
          <table:table-cell office:value-type="float" office:value="88075" calcext:value-type="float">
            <text:p>88075</text:p>
          </table:table-cell>
          <table:table-cell office:value-type="float" office:value="96212.5" calcext:value-type="float">
            <text:p>96212.5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84784" calcext:value-type="float">
            <text:p>84784</text:p>
          </table:table-cell>
          <table:table-cell office:value-type="float" office:value="87687.5" calcext:value-type="float">
            <text:p>87687.5</text:p>
          </table:table-cell>
          <table:table-cell office:value-type="float" office:value="96050" calcext:value-type="float">
            <text:p>96050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82605.5" calcext:value-type="float">
            <text:p>82605.5</text:p>
          </table:table-cell>
          <table:table-cell office:value-type="float" office:value="85375" calcext:value-type="float">
            <text:p>85375</text:p>
          </table:table-cell>
          <table:table-cell office:value-type="float" office:value="95850" calcext:value-type="float">
            <text:p>95850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2918" calcext:value-type="float">
            <text:p>82918</text:p>
          </table:table-cell>
          <table:table-cell office:value-type="float" office:value="84937.5" calcext:value-type="float">
            <text:p>84937.5</text:p>
          </table:table-cell>
          <table:table-cell office:value-type="float" office:value="96325" calcext:value-type="float">
            <text:p>96325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82697" calcext:value-type="float">
            <text:p>82697</text:p>
          </table:table-cell>
          <table:table-cell office:value-type="float" office:value="85625" calcext:value-type="float">
            <text:p>85625</text:p>
          </table:table-cell>
          <table:table-cell office:value-type="float" office:value="96475" calcext:value-type="float">
            <text:p>964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82938" calcext:value-type="float">
            <text:p>82938</text:p>
          </table:table-cell>
          <table:table-cell office:value-type="float" office:value="85787.5" calcext:value-type="float">
            <text:p>85787.5</text:p>
          </table:table-cell>
          <table:table-cell office:value-type="float" office:value="97112.5" calcext:value-type="float">
            <text:p>97112.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82195" calcext:value-type="float">
            <text:p>82195</text:p>
          </table:table-cell>
          <table:table-cell office:value-type="float" office:value="86337.5" calcext:value-type="float">
            <text:p>86337.5</text:p>
          </table:table-cell>
          <table:table-cell office:value-type="float" office:value="96962.5" calcext:value-type="float">
            <text:p>96962.5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82465" calcext:value-type="float">
            <text:p>82465</text:p>
          </table:table-cell>
          <table:table-cell office:value-type="float" office:value="87987.5" calcext:value-type="float">
            <text:p>87987.5</text:p>
          </table:table-cell>
          <table:table-cell office:value-type="float" office:value="96962.5" calcext:value-type="float">
            <text:p>96962.5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82252.5" calcext:value-type="float">
            <text:p>82252.5</text:p>
          </table:table-cell>
          <table:table-cell office:value-type="float" office:value="87600" calcext:value-type="float">
            <text:p>87600</text:p>
          </table:table-cell>
          <table:table-cell office:value-type="float" office:value="96875" calcext:value-type="float">
            <text:p>96875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82024" calcext:value-type="float">
            <text:p>82024</text:p>
          </table:table-cell>
          <table:table-cell office:value-type="float" office:value="87000" calcext:value-type="float">
            <text:p>87000</text:p>
          </table:table-cell>
          <table:table-cell office:value-type="float" office:value="96812.5" calcext:value-type="float">
            <text:p>96812.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81310.5" calcext:value-type="float">
            <text:p>81310.5</text:p>
          </table:table-cell>
          <table:table-cell office:value-type="float" office:value="86637.5" calcext:value-type="float">
            <text:p>86637.5</text:p>
          </table:table-cell>
          <table:table-cell office:value-type="float" office:value="96875" calcext:value-type="float">
            <text:p>96875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81348" calcext:value-type="float">
            <text:p>81348</text:p>
          </table:table-cell>
          <table:table-cell office:value-type="float" office:value="86050" calcext:value-type="float">
            <text:p>86050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80523" calcext:value-type="float">
            <text:p>80523</text:p>
          </table:table-cell>
          <table:table-cell office:value-type="float" office:value="87050" calcext:value-type="float">
            <text:p>87050</text:p>
          </table:table-cell>
          <table:table-cell office:value-type="float" office:value="97525" calcext:value-type="float">
            <text:p>97525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80685.5" calcext:value-type="float">
            <text:p>80685.5</text:p>
          </table:table-cell>
          <table:table-cell office:value-type="float" office:value="87175" calcext:value-type="float">
            <text:p>87175</text:p>
          </table:table-cell>
          <table:table-cell office:value-type="float" office:value="96987.5" calcext:value-type="float">
            <text:p>96987.5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79701.5" calcext:value-type="float">
            <text:p>79701.5</text:p>
          </table:table-cell>
          <table:table-cell office:value-type="float" office:value="87600" calcext:value-type="float">
            <text:p>87600</text:p>
          </table:table-cell>
          <table:table-cell office:value-type="float" office:value="97162.5" calcext:value-type="float">
            <text:p>97162.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9592.5" calcext:value-type="float">
            <text:p>79592.5</text:p>
          </table:table-cell>
          <table:table-cell office:value-type="float" office:value="87162.5" calcext:value-type="float">
            <text:p>87162.5</text:p>
          </table:table-cell>
          <table:table-cell office:value-type="float" office:value="97012.5" calcext:value-type="float">
            <text:p>97012.5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80104.5" calcext:value-type="float">
            <text:p>80104.5</text:p>
          </table:table-cell>
          <table:table-cell office:value-type="float" office:value="87187.5" calcext:value-type="float">
            <text:p>87187.5</text:p>
          </table:table-cell>
          <table:table-cell office:value-type="float" office:value="97262.5" calcext:value-type="float">
            <text:p>97262.5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79618.5" calcext:value-type="float">
            <text:p>79618.5</text:p>
          </table:table-cell>
          <table:table-cell office:value-type="float" office:value="86025" calcext:value-type="float">
            <text:p>86025</text:p>
          </table:table-cell>
          <table:table-cell office:value-type="float" office:value="97062.5" calcext:value-type="float">
            <text:p>97062.5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79751.5" calcext:value-type="float">
            <text:p>79751.5</text:p>
          </table:table-cell>
          <table:table-cell office:value-type="float" office:value="86300" calcext:value-type="float">
            <text:p>86300</text:p>
          </table:table-cell>
          <table:table-cell office:value-type="float" office:value="97187.5" calcext:value-type="float">
            <text:p>97187.5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79485.5" calcext:value-type="float">
            <text:p>79485.5</text:p>
          </table:table-cell>
          <table:table-cell office:value-type="float" office:value="85675" calcext:value-type="float">
            <text:p>85675</text:p>
          </table:table-cell>
          <table:table-cell office:value-type="float" office:value="97012.5" calcext:value-type="float">
            <text:p>97012.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79735.5" calcext:value-type="float">
            <text:p>79735.5</text:p>
          </table:table-cell>
          <table:table-cell office:value-type="float" office:value="86225" calcext:value-type="float">
            <text:p>86225</text:p>
          </table:table-cell>
          <table:table-cell office:value-type="float" office:value="96975" calcext:value-type="float">
            <text:p>96975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79834.5" calcext:value-type="float">
            <text:p>79834.5</text:p>
          </table:table-cell>
          <table:table-cell office:value-type="float" office:value="86687.5" calcext:value-type="float">
            <text:p>86687.5</text:p>
          </table:table-cell>
          <table:table-cell office:value-type="float" office:value="96962.5" calcext:value-type="float">
            <text:p>96962.5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78405" calcext:value-type="float">
            <text:p>78405</text:p>
          </table:table-cell>
          <table:table-cell office:value-type="float" office:value="86450" calcext:value-type="float">
            <text:p>86450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78884.5" calcext:value-type="float">
            <text:p>78884.5</text:p>
          </table:table-cell>
          <table:table-cell office:value-type="float" office:value="86850" calcext:value-type="float">
            <text:p>86850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78460.5" calcext:value-type="float">
            <text:p>78460.5</text:p>
          </table:table-cell>
          <table:table-cell office:value-type="float" office:value="86150" calcext:value-type="float">
            <text:p>86150</text:p>
          </table:table-cell>
          <table:table-cell office:value-type="float" office:value="96425" calcext:value-type="float">
            <text:p>964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77680.5" calcext:value-type="float">
            <text:p>77680.5</text:p>
          </table:table-cell>
          <table:table-cell office:value-type="float" office:value="85500" calcext:value-type="float">
            <text:p>85500</text:p>
          </table:table-cell>
          <table:table-cell office:value-type="float" office:value="96100" calcext:value-type="float">
            <text:p>96100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78193" calcext:value-type="float">
            <text:p>78193</text:p>
          </table:table-cell>
          <table:table-cell office:value-type="float" office:value="86500" calcext:value-type="float">
            <text:p>86500</text:p>
          </table:table-cell>
          <table:table-cell office:value-type="float" office:value="96200" calcext:value-type="float">
            <text:p>96200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77968" calcext:value-type="float">
            <text:p>77968</text:p>
          </table:table-cell>
          <table:table-cell office:value-type="float" office:value="86600" calcext:value-type="float">
            <text:p>86600</text:p>
          </table:table-cell>
          <table:table-cell office:value-type="float" office:value="96262.5" calcext:value-type="float">
            <text:p>96262.5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78685" calcext:value-type="float">
            <text:p>78685</text:p>
          </table:table-cell>
          <table:table-cell office:value-type="float" office:value="86737.5" calcext:value-type="float">
            <text:p>86737.5</text:p>
          </table:table-cell>
          <table:table-cell office:value-type="float" office:value="96875" calcext:value-type="float">
            <text:p>96875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78710" calcext:value-type="float">
            <text:p>78710</text:p>
          </table:table-cell>
          <table:table-cell office:value-type="float" office:value="86237.5" calcext:value-type="float">
            <text:p>86237.5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78959" calcext:value-type="float">
            <text:p>78959</text:p>
          </table:table-cell>
          <table:table-cell office:value-type="float" office:value="86000" calcext:value-type="float">
            <text:p>86000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78815" calcext:value-type="float">
            <text:p>78815</text:p>
          </table:table-cell>
          <table:table-cell office:value-type="float" office:value="86137.5" calcext:value-type="float">
            <text:p>86137.5</text:p>
          </table:table-cell>
          <table:table-cell office:value-type="float" office:value="97100" calcext:value-type="float">
            <text:p>97100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78662.5" calcext:value-type="float">
            <text:p>78662.5</text:p>
          </table:table-cell>
          <table:table-cell office:value-type="float" office:value="86400" calcext:value-type="float">
            <text:p>86400</text:p>
          </table:table-cell>
          <table:table-cell office:value-type="float" office:value="97100" calcext:value-type="float">
            <text:p>97100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75895" calcext:value-type="float">
            <text:p>75895</text:p>
          </table:table-cell>
          <table:table-cell office:value-type="float" office:value="84862.5" calcext:value-type="float">
            <text:p>84862.5</text:p>
          </table:table-cell>
          <table:table-cell office:value-type="float" office:value="96937.5" calcext:value-type="float">
            <text:p>96937.5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76272.5" calcext:value-type="float">
            <text:p>76272.5</text:p>
          </table:table-cell>
          <table:table-cell office:value-type="float" office:value="85662.5" calcext:value-type="float">
            <text:p>85662.5</text:p>
          </table:table-cell>
          <table:table-cell office:value-type="float" office:value="97287.5" calcext:value-type="float">
            <text:p>97287.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6589.5" calcext:value-type="float">
            <text:p>76589.5</text:p>
          </table:table-cell>
          <table:table-cell office:value-type="float" office:value="86575" calcext:value-type="float">
            <text:p>86575</text:p>
          </table:table-cell>
          <table:table-cell office:value-type="float" office:value="97712.5" calcext:value-type="float">
            <text:p>97712.5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76535" calcext:value-type="float">
            <text:p>76535</text:p>
          </table:table-cell>
          <table:table-cell office:value-type="float" office:value="85450" calcext:value-type="float">
            <text:p>85450</text:p>
          </table:table-cell>
          <table:table-cell office:value-type="float" office:value="97375" calcext:value-type="float">
            <text:p>97375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76203" calcext:value-type="float">
            <text:p>76203</text:p>
          </table:table-cell>
          <table:table-cell office:value-type="float" office:value="86350" calcext:value-type="float">
            <text:p>86350</text:p>
          </table:table-cell>
          <table:table-cell office:value-type="float" office:value="96950" calcext:value-type="float">
            <text:p>96950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76345.5" calcext:value-type="float">
            <text:p>76345.5</text:p>
          </table:table-cell>
          <table:table-cell office:value-type="float" office:value="86012.5" calcext:value-type="float">
            <text:p>86012.5</text:p>
          </table:table-cell>
          <table:table-cell office:value-type="float" office:value="96987.5" calcext:value-type="float">
            <text:p>96987.5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6212.5" calcext:value-type="float">
            <text:p>76212.5</text:p>
          </table:table-cell>
          <table:table-cell office:value-type="float" office:value="86212.5" calcext:value-type="float">
            <text:p>86212.5</text:p>
          </table:table-cell>
          <table:table-cell office:value-type="float" office:value="96987.5" calcext:value-type="float">
            <text:p>96987.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75887.5" calcext:value-type="float">
            <text:p>75887.5</text:p>
          </table:table-cell>
          <table:table-cell office:value-type="float" office:value="86187.5" calcext:value-type="float">
            <text:p>86187.5</text:p>
          </table:table-cell>
          <table:table-cell office:value-type="float" office:value="96325" calcext:value-type="float">
            <text:p>96325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75638" calcext:value-type="float">
            <text:p>75638</text:p>
          </table:table-cell>
          <table:table-cell office:value-type="float" office:value="85537.5" calcext:value-type="float">
            <text:p>85537.5</text:p>
          </table:table-cell>
          <table:table-cell office:value-type="float" office:value="96312.5" calcext:value-type="float">
            <text:p>96312.5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76170.5" calcext:value-type="float">
            <text:p>76170.5</text:p>
          </table:table-cell>
          <table:table-cell office:value-type="float" office:value="85612.5" calcext:value-type="float">
            <text:p>85612.5</text:p>
          </table:table-cell>
          <table:table-cell office:value-type="float" office:value="95937.5" calcext:value-type="float">
            <text:p>95937.5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76561.5" calcext:value-type="float">
            <text:p>76561.5</text:p>
          </table:table-cell>
          <table:table-cell office:value-type="float" office:value="86612.5" calcext:value-type="float">
            <text:p>86612.5</text:p>
          </table:table-cell>
          <table:table-cell office:value-type="float" office:value="96212.5" calcext:value-type="float">
            <text:p>96212.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77039" calcext:value-type="float">
            <text:p>77039</text:p>
          </table:table-cell>
          <table:table-cell office:value-type="float" office:value="85712.5" calcext:value-type="float">
            <text:p>85712.5</text:p>
          </table:table-cell>
          <table:table-cell office:value-type="float" office:value="96025" calcext:value-type="float">
            <text:p>960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77150.5" calcext:value-type="float">
            <text:p>77150.5</text:p>
          </table:table-cell>
          <table:table-cell office:value-type="float" office:value="86237.5" calcext:value-type="float">
            <text:p>86237.5</text:p>
          </table:table-cell>
          <table:table-cell office:value-type="float" office:value="95625" calcext:value-type="float">
            <text:p>9562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77054" calcext:value-type="float">
            <text:p>77054</text:p>
          </table:table-cell>
          <table:table-cell office:value-type="float" office:value="86137.5" calcext:value-type="float">
            <text:p>86137.5</text:p>
          </table:table-cell>
          <table:table-cell office:value-type="float" office:value="95825" calcext:value-type="float">
            <text:p>95825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77404.5" calcext:value-type="float">
            <text:p>77404.5</text:p>
          </table:table-cell>
          <table:table-cell office:value-type="float" office:value="86237.5" calcext:value-type="float">
            <text:p>86237.5</text:p>
          </table:table-cell>
          <table:table-cell office:value-type="float" office:value="96162.5" calcext:value-type="float">
            <text:p>96162.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77527.5" calcext:value-type="float">
            <text:p>77527.5</text:p>
          </table:table-cell>
          <table:table-cell office:value-type="float" office:value="86012.5" calcext:value-type="float">
            <text:p>86012.5</text:p>
          </table:table-cell>
          <table:table-cell office:value-type="float" office:value="95912.5" calcext:value-type="float">
            <text:p>95912.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78365" calcext:value-type="float">
            <text:p>78365</text:p>
          </table:table-cell>
          <table:table-cell office:value-type="float" office:value="86300" calcext:value-type="float">
            <text:p>86300</text:p>
          </table:table-cell>
          <table:table-cell office:value-type="float" office:value="95312.5" calcext:value-type="float">
            <text:p>95312.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78279" calcext:value-type="float">
            <text:p>78279</text:p>
          </table:table-cell>
          <table:table-cell office:value-type="float" office:value="87225" calcext:value-type="float">
            <text:p>87225</text:p>
          </table:table-cell>
          <table:table-cell office:value-type="float" office:value="95025" calcext:value-type="float">
            <text:p>95025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78521.5" calcext:value-type="float">
            <text:p>78521.5</text:p>
          </table:table-cell>
          <table:table-cell office:value-type="float" office:value="87400" calcext:value-type="float">
            <text:p>87400</text:p>
          </table:table-cell>
          <table:table-cell office:value-type="float" office:value="95450" calcext:value-type="float">
            <text:p>95450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78280.5" calcext:value-type="float">
            <text:p>78280.5</text:p>
          </table:table-cell>
          <table:table-cell office:value-type="float" office:value="87162.5" calcext:value-type="float">
            <text:p>87162.5</text:p>
          </table:table-cell>
          <table:table-cell office:value-type="float" office:value="95025" calcext:value-type="float">
            <text:p>95025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78305.5" calcext:value-type="float">
            <text:p>78305.5</text:p>
          </table:table-cell>
          <table:table-cell office:value-type="float" office:value="87237.5" calcext:value-type="float">
            <text:p>87237.5</text:p>
          </table:table-cell>
          <table:table-cell office:value-type="float" office:value="95262.5" calcext:value-type="float">
            <text:p>95262.5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78461" calcext:value-type="float">
            <text:p>78461</text:p>
          </table:table-cell>
          <table:table-cell office:value-type="float" office:value="87325" calcext:value-type="float">
            <text:p>87325</text:p>
          </table:table-cell>
          <table:table-cell office:value-type="float" office:value="95537.5" calcext:value-type="float">
            <text:p>95537.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78969.5" calcext:value-type="float">
            <text:p>78969.5</text:p>
          </table:table-cell>
          <table:table-cell office:value-type="float" office:value="89550" calcext:value-type="float">
            <text:p>89550</text:p>
          </table:table-cell>
          <table:table-cell office:value-type="float" office:value="95262.5" calcext:value-type="float">
            <text:p>95262.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79452.5" calcext:value-type="float">
            <text:p>79452.5</text:p>
          </table:table-cell>
          <table:table-cell office:value-type="float" office:value="89475" calcext:value-type="float">
            <text:p>89475</text:p>
          </table:table-cell>
          <table:table-cell office:value-type="float" office:value="95312.5" calcext:value-type="float">
            <text:p>95312.5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79804" calcext:value-type="float">
            <text:p>79804</text:p>
          </table:table-cell>
          <table:table-cell office:value-type="float" office:value="89662.5" calcext:value-type="float">
            <text:p>89662.5</text:p>
          </table:table-cell>
          <table:table-cell office:value-type="float" office:value="95475" calcext:value-type="float">
            <text:p>95475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79641.5" calcext:value-type="float">
            <text:p>79641.5</text:p>
          </table:table-cell>
          <table:table-cell office:value-type="float" office:value="89187.5" calcext:value-type="float">
            <text:p>89187.5</text:p>
          </table:table-cell>
          <table:table-cell office:value-type="float" office:value="95012.5" calcext:value-type="float">
            <text:p>95012.5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79695" calcext:value-type="float">
            <text:p>79695</text:p>
          </table:table-cell>
          <table:table-cell office:value-type="float" office:value="89800" calcext:value-type="float">
            <text:p>89800</text:p>
          </table:table-cell>
          <table:table-cell office:value-type="float" office:value="94812.5" calcext:value-type="float">
            <text:p>94812.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78934.5" calcext:value-type="float">
            <text:p>78934.5</text:p>
          </table:table-cell>
          <table:table-cell office:value-type="float" office:value="90250" calcext:value-type="float">
            <text:p>90250</text:p>
          </table:table-cell>
          <table:table-cell office:value-type="float" office:value="95300" calcext:value-type="float">
            <text:p>95300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79092.5" calcext:value-type="float">
            <text:p>79092.5</text:p>
          </table:table-cell>
          <table:table-cell office:value-type="float" office:value="90125" calcext:value-type="float">
            <text:p>90125</text:p>
          </table:table-cell>
          <table:table-cell office:value-type="float" office:value="95537.5" calcext:value-type="float">
            <text:p>95537.5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79473" calcext:value-type="float">
            <text:p>79473</text:p>
          </table:table-cell>
          <table:table-cell office:value-type="float" office:value="91300" calcext:value-type="float">
            <text:p>91300</text:p>
          </table:table-cell>
          <table:table-cell office:value-type="float" office:value="95100" calcext:value-type="float">
            <text:p>95100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78699" calcext:value-type="float">
            <text:p>78699</text:p>
          </table:table-cell>
          <table:table-cell office:value-type="float" office:value="91100" calcext:value-type="float">
            <text:p>91100</text:p>
          </table:table-cell>
          <table:table-cell office:value-type="float" office:value="95087.5" calcext:value-type="float">
            <text:p>95087.5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78923.5" calcext:value-type="float">
            <text:p>78923.5</text:p>
          </table:table-cell>
          <table:table-cell office:value-type="float" office:value="91337.5" calcext:value-type="float">
            <text:p>91337.5</text:p>
          </table:table-cell>
          <table:table-cell office:value-type="float" office:value="94962.5" calcext:value-type="float">
            <text:p>94962.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9962" calcext:value-type="float">
            <text:p>79962</text:p>
          </table:table-cell>
          <table:table-cell office:value-type="float" office:value="91612.5" calcext:value-type="float">
            <text:p>91612.5</text:p>
          </table:table-cell>
          <table:table-cell office:value-type="float" office:value="95125" calcext:value-type="float">
            <text:p>95125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80441" calcext:value-type="float">
            <text:p>80441</text:p>
          </table:table-cell>
          <table:table-cell office:value-type="float" office:value="92112.5" calcext:value-type="float">
            <text:p>92112.5</text:p>
          </table:table-cell>
          <table:table-cell office:value-type="float" office:value="95262.5" calcext:value-type="float">
            <text:p>95262.5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81485.5" calcext:value-type="float">
            <text:p>81485.5</text:p>
          </table:table-cell>
          <table:table-cell office:value-type="float" office:value="93100" calcext:value-type="float">
            <text:p>93100</text:p>
          </table:table-cell>
          <table:table-cell office:value-type="float" office:value="95825" calcext:value-type="float">
            <text:p>95825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80690.5" calcext:value-type="float">
            <text:p>80690.5</text:p>
          </table:table-cell>
          <table:table-cell office:value-type="float" office:value="92600" calcext:value-type="float">
            <text:p>92600</text:p>
          </table:table-cell>
          <table:table-cell office:value-type="float" office:value="95550" calcext:value-type="float">
            <text:p>95550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82373" calcext:value-type="float">
            <text:p>82373</text:p>
          </table:table-cell>
          <table:table-cell office:value-type="float" office:value="92600" calcext:value-type="float">
            <text:p>92600</text:p>
          </table:table-cell>
          <table:table-cell office:value-type="float" office:value="95150" calcext:value-type="float">
            <text:p>9515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82047.5" calcext:value-type="float">
            <text:p>82047.5</text:p>
          </table:table-cell>
          <table:table-cell office:value-type="float" office:value="92737.5" calcext:value-type="float">
            <text:p>92737.5</text:p>
          </table:table-cell>
          <table:table-cell office:value-type="float" office:value="94825" calcext:value-type="float">
            <text:p>94825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82931.5" calcext:value-type="float">
            <text:p>82931.5</text:p>
          </table:table-cell>
          <table:table-cell office:value-type="float" office:value="92962.5" calcext:value-type="float">
            <text:p>92962.5</text:p>
          </table:table-cell>
          <table:table-cell office:value-type="float" office:value="95550" calcext:value-type="float">
            <text:p>95550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82516.5" calcext:value-type="float">
            <text:p>82516.5</text:p>
          </table:table-cell>
          <table:table-cell office:value-type="float" office:value="92825" calcext:value-type="float">
            <text:p>92825</text:p>
          </table:table-cell>
          <table:table-cell office:value-type="float" office:value="95312.5" calcext:value-type="float">
            <text:p>95312.5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81514" calcext:value-type="float">
            <text:p>81514</text:p>
          </table:table-cell>
          <table:table-cell office:value-type="float" office:value="91937.5" calcext:value-type="float">
            <text:p>91937.5</text:p>
          </table:table-cell>
          <table:table-cell office:value-type="float" office:value="95137.5" calcext:value-type="float">
            <text:p>95137.5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82221.5" calcext:value-type="float">
            <text:p>82221.5</text:p>
          </table:table-cell>
          <table:table-cell office:value-type="float" office:value="91662.5" calcext:value-type="float">
            <text:p>91662.5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2701.5" calcext:value-type="float">
            <text:p>82701.5</text:p>
          </table:table-cell>
          <table:table-cell office:value-type="float" office:value="92050" calcext:value-type="float">
            <text:p>92050</text:p>
          </table:table-cell>
          <table:table-cell office:value-type="float" office:value="95662.5" calcext:value-type="float">
            <text:p>95662.5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82635" calcext:value-type="float">
            <text:p>82635</text:p>
          </table:table-cell>
          <table:table-cell office:value-type="float" office:value="91762.5" calcext:value-type="float">
            <text:p>91762.5</text:p>
          </table:table-cell>
          <table:table-cell office:value-type="float" office:value="95650" calcext:value-type="float">
            <text:p>95650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83317" calcext:value-type="float">
            <text:p>83317</text:p>
          </table:table-cell>
          <table:table-cell office:value-type="float" office:value="92437.5" calcext:value-type="float">
            <text:p>92437.5</text:p>
          </table:table-cell>
          <table:table-cell office:value-type="float" office:value="95275" calcext:value-type="float">
            <text:p>95275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83455.5" calcext:value-type="float">
            <text:p>83455.5</text:p>
          </table:table-cell>
          <table:table-cell office:value-type="float" office:value="92962.5" calcext:value-type="float">
            <text:p>92962.5</text:p>
          </table:table-cell>
          <table:table-cell office:value-type="float" office:value="95362.5" calcext:value-type="float">
            <text:p>95362.5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83513.5" calcext:value-type="float">
            <text:p>83513.5</text:p>
          </table:table-cell>
          <table:table-cell office:value-type="float" office:value="92650" calcext:value-type="float">
            <text:p>92650</text:p>
          </table:table-cell>
          <table:table-cell office:value-type="float" office:value="95162.5" calcext:value-type="float">
            <text:p>95162.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83372.5" calcext:value-type="float">
            <text:p>83372.5</text:p>
          </table:table-cell>
          <table:table-cell office:value-type="float" office:value="92675" calcext:value-type="float">
            <text:p>92675</text:p>
          </table:table-cell>
          <table:table-cell office:value-type="float" office:value="94875" calcext:value-type="float">
            <text:p>94875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82997.5" calcext:value-type="float">
            <text:p>82997.5</text:p>
          </table:table-cell>
          <table:table-cell office:value-type="float" office:value="92525" calcext:value-type="float">
            <text:p>92525</text:p>
          </table:table-cell>
          <table:table-cell office:value-type="float" office:value="94787.5" calcext:value-type="float">
            <text:p>94787.5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83330.5" calcext:value-type="float">
            <text:p>83330.5</text:p>
          </table:table-cell>
          <table:table-cell office:value-type="float" office:value="92362.5" calcext:value-type="float">
            <text:p>92362.5</text:p>
          </table:table-cell>
          <table:table-cell office:value-type="float" office:value="94937.5" calcext:value-type="float">
            <text:p>94937.5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82494" calcext:value-type="float">
            <text:p>82494</text:p>
          </table:table-cell>
          <table:table-cell office:value-type="float" office:value="91512.5" calcext:value-type="float">
            <text:p>91512.5</text:p>
          </table:table-cell>
          <table:table-cell office:value-type="float" office:value="94662.5" calcext:value-type="float">
            <text:p>94662.5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82889.5" calcext:value-type="float">
            <text:p>82889.5</text:p>
          </table:table-cell>
          <table:table-cell office:value-type="float" office:value="92225" calcext:value-type="float">
            <text:p>92225</text:p>
          </table:table-cell>
          <table:table-cell office:value-type="float" office:value="94425" calcext:value-type="float">
            <text:p>944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83350" calcext:value-type="float">
            <text:p>83350</text:p>
          </table:table-cell>
          <table:table-cell office:value-type="float" office:value="92750" calcext:value-type="float">
            <text:p>92750</text:p>
          </table:table-cell>
          <table:table-cell office:value-type="float" office:value="94387.5" calcext:value-type="float">
            <text:p>94387.5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83307.5" calcext:value-type="float">
            <text:p>83307.5</text:p>
          </table:table-cell>
          <table:table-cell office:value-type="float" office:value="92900" calcext:value-type="float">
            <text:p>92900</text:p>
          </table:table-cell>
          <table:table-cell office:value-type="float" office:value="94125" calcext:value-type="float">
            <text:p>94125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83066" calcext:value-type="float">
            <text:p>83066</text:p>
          </table:table-cell>
          <table:table-cell office:value-type="float" office:value="92675" calcext:value-type="float">
            <text:p>92675</text:p>
          </table:table-cell>
          <table:table-cell office:value-type="float" office:value="93850" calcext:value-type="float">
            <text:p>93850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82996" calcext:value-type="float">
            <text:p>82996</text:p>
          </table:table-cell>
          <table:table-cell office:value-type="float" office:value="92812.5" calcext:value-type="float">
            <text:p>92812.5</text:p>
          </table:table-cell>
          <table:table-cell office:value-type="float" office:value="94162.5" calcext:value-type="float">
            <text:p>94162.5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83453" calcext:value-type="float">
            <text:p>83453</text:p>
          </table:table-cell>
          <table:table-cell office:value-type="float" office:value="92512.5" calcext:value-type="float">
            <text:p>92512.5</text:p>
          </table:table-cell>
          <table:table-cell office:value-type="float" office:value="94137.5" calcext:value-type="float">
            <text:p>94137.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82683" calcext:value-type="float">
            <text:p>82683</text:p>
          </table:table-cell>
          <table:table-cell office:value-type="float" office:value="93775" calcext:value-type="float">
            <text:p>93775</text:p>
          </table:table-cell>
          <table:table-cell office:value-type="float" office:value="93962.5" calcext:value-type="float">
            <text:p>93962.5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82763.5" calcext:value-type="float">
            <text:p>82763.5</text:p>
          </table:table-cell>
          <table:table-cell office:value-type="float" office:value="93925" calcext:value-type="float">
            <text:p>93925</text:p>
          </table:table-cell>
          <table:table-cell office:value-type="float" office:value="94337.5" calcext:value-type="float">
            <text:p>94337.5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82094.5" calcext:value-type="float">
            <text:p>82094.5</text:p>
          </table:table-cell>
          <table:table-cell office:value-type="float" office:value="94062.5" calcext:value-type="float">
            <text:p>94062.5</text:p>
          </table:table-cell>
          <table:table-cell office:value-type="float" office:value="94087.5" calcext:value-type="float">
            <text:p>94087.5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81574.5" calcext:value-type="float">
            <text:p>81574.5</text:p>
          </table:table-cell>
          <table:table-cell office:value-type="float" office:value="94887.5" calcext:value-type="float">
            <text:p>94887.5</text:p>
          </table:table-cell>
          <table:table-cell office:value-type="float" office:value="94262.5" calcext:value-type="float">
            <text:p>94262.5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81541.5" calcext:value-type="float">
            <text:p>81541.5</text:p>
          </table:table-cell>
          <table:table-cell office:value-type="float" office:value="94462.5" calcext:value-type="float">
            <text:p>94462.5</text:p>
          </table:table-cell>
          <table:table-cell office:value-type="float" office:value="94437.5" calcext:value-type="float">
            <text:p>94437.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80929" calcext:value-type="float">
            <text:p>80929</text:p>
          </table:table-cell>
          <table:table-cell office:value-type="float" office:value="94637.5" calcext:value-type="float">
            <text:p>94637.5</text:p>
          </table:table-cell>
          <table:table-cell office:value-type="float" office:value="94525" calcext:value-type="float">
            <text:p>94525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80411" calcext:value-type="float">
            <text:p>80411</text:p>
          </table:table-cell>
          <table:table-cell office:value-type="float" office:value="95225" calcext:value-type="float">
            <text:p>95225</text:p>
          </table:table-cell>
          <table:table-cell office:value-type="float" office:value="94375" calcext:value-type="float">
            <text:p>94375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80640.5" calcext:value-type="float">
            <text:p>80640.5</text:p>
          </table:table-cell>
          <table:table-cell office:value-type="float" office:value="94150" calcext:value-type="float">
            <text:p>94150</text:p>
          </table:table-cell>
          <table:table-cell office:value-type="float" office:value="93737.5" calcext:value-type="float">
            <text:p>93737.5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80793.5" calcext:value-type="float">
            <text:p>80793.5</text:p>
          </table:table-cell>
          <table:table-cell office:value-type="float" office:value="95437.5" calcext:value-type="float">
            <text:p>95437.5</text:p>
          </table:table-cell>
          <table:table-cell office:value-type="float" office:value="94237.5" calcext:value-type="float">
            <text:p>94237.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80826.5" calcext:value-type="float">
            <text:p>80826.5</text:p>
          </table:table-cell>
          <table:table-cell office:value-type="float" office:value="96025" calcext:value-type="float">
            <text:p>96025</text:p>
          </table:table-cell>
          <table:table-cell office:value-type="float" office:value="93775" calcext:value-type="float">
            <text:p>9377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81246.5" calcext:value-type="float">
            <text:p>81246.5</text:p>
          </table:table-cell>
          <table:table-cell office:value-type="float" office:value="96612.5" calcext:value-type="float">
            <text:p>96612.5</text:p>
          </table:table-cell>
          <table:table-cell office:value-type="float" office:value="93512.5" calcext:value-type="float">
            <text:p>93512.5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81188.5" calcext:value-type="float">
            <text:p>81188.5</text:p>
          </table:table-cell>
          <table:table-cell office:value-type="float" office:value="96825" calcext:value-type="float">
            <text:p>96825</text:p>
          </table:table-cell>
          <table:table-cell office:value-type="float" office:value="94062.5" calcext:value-type="float">
            <text:p>94062.5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80970" calcext:value-type="float">
            <text:p>80970</text:p>
          </table:table-cell>
          <table:table-cell office:value-type="float" office:value="96375" calcext:value-type="float">
            <text:p>96375</text:p>
          </table:table-cell>
          <table:table-cell office:value-type="float" office:value="94137.5" calcext:value-type="float">
            <text:p>94137.5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81246.5" calcext:value-type="float">
            <text:p>81246.5</text:p>
          </table:table-cell>
          <table:table-cell office:value-type="float" office:value="96487.5" calcext:value-type="float">
            <text:p>96487.5</text:p>
          </table:table-cell>
          <table:table-cell office:value-type="float" office:value="94362.5" calcext:value-type="float">
            <text:p>94362.5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82926.5" calcext:value-type="float">
            <text:p>82926.5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94325" calcext:value-type="float">
            <text:p>943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2764" calcext:value-type="float">
            <text:p>82764</text:p>
          </table:table-cell>
          <table:table-cell office:value-type="float" office:value="96975" calcext:value-type="float">
            <text:p>96975</text:p>
          </table:table-cell>
          <table:table-cell office:value-type="float" office:value="93862.5" calcext:value-type="float">
            <text:p>93862.5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83734.5" calcext:value-type="float">
            <text:p>83734.5</text:p>
          </table:table-cell>
          <table:table-cell office:value-type="float" office:value="97825" calcext:value-type="float">
            <text:p>97825</text:p>
          </table:table-cell>
          <table:table-cell office:value-type="float" office:value="93937.5" calcext:value-type="float">
            <text:p>93937.5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83131" calcext:value-type="float">
            <text:p>83131</text:p>
          </table:table-cell>
          <table:table-cell office:value-type="float" office:value="97187.5" calcext:value-type="float">
            <text:p>97187.5</text:p>
          </table:table-cell>
          <table:table-cell office:value-type="float" office:value="93537.5" calcext:value-type="float">
            <text:p>93537.5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83128" calcext:value-type="float">
            <text:p>83128</text:p>
          </table:table-cell>
          <table:table-cell office:value-type="float" office:value="97312.5" calcext:value-type="float">
            <text:p>97312.5</text:p>
          </table:table-cell>
          <table:table-cell office:value-type="float" office:value="93625" calcext:value-type="float">
            <text:p>93625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82773" calcext:value-type="float">
            <text:p>82773</text:p>
          </table:table-cell>
          <table:table-cell office:value-type="float" office:value="96775" calcext:value-type="float">
            <text:p>96775</text:p>
          </table:table-cell>
          <table:table-cell office:value-type="float" office:value="93287.5" calcext:value-type="float">
            <text:p>93287.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82723" calcext:value-type="float">
            <text:p>82723</text:p>
          </table:table-cell>
          <table:table-cell office:value-type="float" office:value="96175" calcext:value-type="float">
            <text:p>96175</text:p>
          </table:table-cell>
          <table:table-cell office:value-type="float" office:value="93112.5" calcext:value-type="float">
            <text:p>93112.5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2290" calcext:value-type="float">
            <text:p>82290</text:p>
          </table:table-cell>
          <table:table-cell office:value-type="float" office:value="95975" calcext:value-type="float">
            <text:p>95975</text:p>
          </table:table-cell>
          <table:table-cell office:value-type="float" office:value="92312.5" calcext:value-type="float">
            <text:p>92312.5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83887.5" calcext:value-type="float">
            <text:p>83887.5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92387.5" calcext:value-type="float">
            <text:p>92387.5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84591.5" calcext:value-type="float">
            <text:p>84591.5</text:p>
          </table:table-cell>
          <table:table-cell office:value-type="float" office:value="100300" calcext:value-type="float">
            <text:p>100300</text:p>
          </table:table-cell>
          <table:table-cell office:value-type="float" office:value="92762.5" calcext:value-type="float">
            <text:p>92762.5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84837" calcext:value-type="float">
            <text:p>84837</text:p>
          </table:table-cell>
          <table:table-cell office:value-type="float" office:value="100500" calcext:value-type="float">
            <text:p>100500</text:p>
          </table:table-cell>
          <table:table-cell office:value-type="float" office:value="92837.5" calcext:value-type="float">
            <text:p>92837.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6246.5" calcext:value-type="float">
            <text:p>86246.5</text:p>
          </table:table-cell>
          <table:table-cell office:value-type="float" office:value="100987.5" calcext:value-type="float">
            <text:p>100987.5</text:p>
          </table:table-cell>
          <table:table-cell office:value-type="float" office:value="93037.5" calcext:value-type="float">
            <text:p>93037.5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85329" calcext:value-type="float">
            <text:p>85329</text:p>
          </table:table-cell>
          <table:table-cell office:value-type="float" office:value="102387.5" calcext:value-type="float">
            <text:p>102387.5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86995" calcext:value-type="float">
            <text:p>86995</text:p>
          </table:table-cell>
          <table:table-cell office:value-type="float" office:value="102600" calcext:value-type="float">
            <text:p>102600</text:p>
          </table:table-cell>
          <table:table-cell office:value-type="float" office:value="93475" calcext:value-type="float">
            <text:p>93475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87132.5" calcext:value-type="float">
            <text:p>87132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93712.5" calcext:value-type="float">
            <text:p>93712.5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86499" calcext:value-type="float">
            <text:p>86499</text:p>
          </table:table-cell>
          <table:table-cell office:value-type="float" office:value="104225" calcext:value-type="float">
            <text:p>104225</text:p>
          </table:table-cell>
          <table:table-cell office:value-type="float" office:value="93812.5" calcext:value-type="float">
            <text:p>93812.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86386" calcext:value-type="float">
            <text:p>86386</text:p>
          </table:table-cell>
          <table:table-cell office:value-type="float" office:value="104587.5" calcext:value-type="float">
            <text:p>104587.5</text:p>
          </table:table-cell>
          <table:table-cell office:value-type="float" office:value="93625" calcext:value-type="float">
            <text:p>93625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85823" calcext:value-type="float">
            <text:p>85823</text:p>
          </table:table-cell>
          <table:table-cell office:value-type="float" office:value="104862.5" calcext:value-type="float">
            <text:p>104862.5</text:p>
          </table:table-cell>
          <table:table-cell office:value-type="float" office:value="93262.5" calcext:value-type="float">
            <text:p>93262.5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85564.5" calcext:value-type="float">
            <text:p>85564.5</text:p>
          </table:table-cell>
          <table:table-cell office:value-type="float" office:value="102662.5" calcext:value-type="float">
            <text:p>102662.5</text:p>
          </table:table-cell>
          <table:table-cell office:value-type="float" office:value="93087.5" calcext:value-type="float">
            <text:p>93087.5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85489.5" calcext:value-type="float">
            <text:p>85489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93025" calcext:value-type="float">
            <text:p>93025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86226.5" calcext:value-type="float">
            <text:p>86226.5</text:p>
          </table:table-cell>
          <table:table-cell office:value-type="float" office:value="102150" calcext:value-type="float">
            <text:p>102150</text:p>
          </table:table-cell>
          <table:table-cell office:value-type="float" office:value="93312.5" calcext:value-type="float">
            <text:p>93312.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5926.5" calcext:value-type="float">
            <text:p>85926.5</text:p>
          </table:table-cell>
          <table:table-cell office:value-type="float" office:value="102037.5" calcext:value-type="float">
            <text:p>102037.5</text:p>
          </table:table-cell>
          <table:table-cell office:value-type="float" office:value="93087.5" calcext:value-type="float">
            <text:p>93087.5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86214" calcext:value-type="float">
            <text:p>86214</text:p>
          </table:table-cell>
          <table:table-cell office:value-type="float" office:value="102587.5" calcext:value-type="float">
            <text:p>102587.5</text:p>
          </table:table-cell>
          <table:table-cell office:value-type="float" office:value="93337.5" calcext:value-type="float">
            <text:p>93337.5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86084" calcext:value-type="float">
            <text:p>86084</text:p>
          </table:table-cell>
          <table:table-cell office:value-type="float" office:value="103200" calcext:value-type="float">
            <text:p>103200</text:p>
          </table:table-cell>
          <table:table-cell office:value-type="float" office:value="93762.5" calcext:value-type="float">
            <text:p>93762.5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84815.5" calcext:value-type="float">
            <text:p>84815.5</text:p>
          </table:table-cell>
          <table:table-cell office:value-type="float" office:value="101587.5" calcext:value-type="float">
            <text:p>101587.5</text:p>
          </table:table-cell>
          <table:table-cell office:value-type="float" office:value="92925" calcext:value-type="float">
            <text:p>92925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83955.5" calcext:value-type="float">
            <text:p>83955.5</text:p>
          </table:table-cell>
          <table:table-cell office:value-type="float" office:value="100625" calcext:value-type="float">
            <text:p>100625</text:p>
          </table:table-cell>
          <table:table-cell office:value-type="float" office:value="93187.5" calcext:value-type="float">
            <text:p>93187.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83860" calcext:value-type="float">
            <text:p>83860</text:p>
          </table:table-cell>
          <table:table-cell office:value-type="float" office:value="99725" calcext:value-type="float">
            <text:p>99725</text:p>
          </table:table-cell>
          <table:table-cell office:value-type="float" office:value="93012.5" calcext:value-type="float">
            <text:p>93012.5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83985" calcext:value-type="float">
            <text:p>83985</text:p>
          </table:table-cell>
          <table:table-cell office:value-type="float" office:value="100075" calcext:value-type="float">
            <text:p>100075</text:p>
          </table:table-cell>
          <table:table-cell office:value-type="float" office:value="93012.5" calcext:value-type="float">
            <text:p>93012.5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84085" calcext:value-type="float">
            <text:p>84085</text:p>
          </table:table-cell>
          <table:table-cell office:value-type="float" office:value="99837.5" calcext:value-type="float">
            <text:p>99837.5</text:p>
          </table:table-cell>
          <table:table-cell office:value-type="float" office:value="92712.5" calcext:value-type="float">
            <text:p>92712.5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86550" calcext:value-type="float">
            <text:p>86550</text:p>
          </table:table-cell>
          <table:table-cell office:value-type="float" office:value="100350" calcext:value-type="float">
            <text:p>100350</text:p>
          </table:table-cell>
          <table:table-cell office:value-type="float" office:value="92975" calcext:value-type="float">
            <text:p>92975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86553.5" calcext:value-type="float">
            <text:p>86553.5</text:p>
          </table:table-cell>
          <table:table-cell office:value-type="float" office:value="100175" calcext:value-type="float">
            <text:p>100175</text:p>
          </table:table-cell>
          <table:table-cell office:value-type="float" office:value="92587.5" calcext:value-type="float">
            <text:p>92587.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8667" calcext:value-type="float">
            <text:p>88667</text:p>
          </table:table-cell>
          <table:table-cell office:value-type="float" office:value="99500" calcext:value-type="float">
            <text:p>99500</text:p>
          </table:table-cell>
          <table:table-cell office:value-type="float" office:value="92462.5" calcext:value-type="float">
            <text:p>92462.5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89874" calcext:value-type="float">
            <text:p>89874</text:p>
          </table:table-cell>
          <table:table-cell office:value-type="float" office:value="100575" calcext:value-type="float">
            <text:p>100575</text:p>
          </table:table-cell>
          <table:table-cell office:value-type="float" office:value="92675" calcext:value-type="float">
            <text:p>92675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89202.5" calcext:value-type="float">
            <text:p>89202.5</text:p>
          </table:table-cell>
          <table:table-cell office:value-type="float" office:value="100100" calcext:value-type="float">
            <text:p>100100</text:p>
          </table:table-cell>
          <table:table-cell office:value-type="float" office:value="92987.5" calcext:value-type="float">
            <text:p>92987.5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89559.5" calcext:value-type="float">
            <text:p>89559.5</text:p>
          </table:table-cell>
          <table:table-cell office:value-type="float" office:value="99712.5" calcext:value-type="float">
            <text:p>99712.5</text:p>
          </table:table-cell>
          <table:table-cell office:value-type="float" office:value="92675" calcext:value-type="float">
            <text:p>92675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89611.5" calcext:value-type="float">
            <text:p>89611.5</text:p>
          </table:table-cell>
          <table:table-cell office:value-type="float" office:value="99137.5" calcext:value-type="float">
            <text:p>99137.5</text:p>
          </table:table-cell>
          <table:table-cell office:value-type="float" office:value="92975" calcext:value-type="float">
            <text:p>9297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8752" calcext:value-type="float">
            <text:p>88752</text:p>
          </table:table-cell>
          <table:table-cell office:value-type="float" office:value="97600" calcext:value-type="float">
            <text:p>97600</text:p>
          </table:table-cell>
          <table:table-cell office:value-type="float" office:value="92875" calcext:value-type="float">
            <text:p>92875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88880.5" calcext:value-type="float">
            <text:p>88880.5</text:p>
          </table:table-cell>
          <table:table-cell office:value-type="float" office:value="97475" calcext:value-type="float">
            <text:p>97475</text:p>
          </table:table-cell>
          <table:table-cell office:value-type="float" office:value="92775" calcext:value-type="float">
            <text:p>92775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88649.5" calcext:value-type="float">
            <text:p>88649.5</text:p>
          </table:table-cell>
          <table:table-cell office:value-type="float" office:value="97687.5" calcext:value-type="float">
            <text:p>97687.5</text:p>
          </table:table-cell>
          <table:table-cell office:value-type="float" office:value="93012.5" calcext:value-type="float">
            <text:p>93012.5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88887" calcext:value-type="float">
            <text:p>88887</text:p>
          </table:table-cell>
          <table:table-cell office:value-type="float" office:value="97975" calcext:value-type="float">
            <text:p>97975</text:p>
          </table:table-cell>
          <table:table-cell office:value-type="float" office:value="93337.5" calcext:value-type="float">
            <text:p>93337.5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88696.5" calcext:value-type="float">
            <text:p>88696.5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93212.5" calcext:value-type="float">
            <text:p>93212.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8735.5" calcext:value-type="float">
            <text:p>88735.5</text:p>
          </table:table-cell>
          <table:table-cell office:value-type="float" office:value="97950" calcext:value-type="float">
            <text:p>97950</text:p>
          </table:table-cell>
          <table:table-cell office:value-type="float" office:value="93325" calcext:value-type="float">
            <text:p>93325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87407" calcext:value-type="float">
            <text:p>87407</text:p>
          </table:table-cell>
          <table:table-cell office:value-type="float" office:value="95962.5" calcext:value-type="float">
            <text:p>95962.5</text:p>
          </table:table-cell>
          <table:table-cell office:value-type="float" office:value="93050" calcext:value-type="float">
            <text:p>93050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8658" calcext:value-type="float">
            <text:p>88658</text:p>
          </table:table-cell>
          <table:table-cell office:value-type="float" office:value="95675" calcext:value-type="float">
            <text:p>95675</text:p>
          </table:table-cell>
          <table:table-cell office:value-type="float" office:value="93512.5" calcext:value-type="float">
            <text:p>93512.5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90081.5" calcext:value-type="float">
            <text:p>90081.5</text:p>
          </table:table-cell>
          <table:table-cell office:value-type="float" office:value="95562.5" calcext:value-type="float">
            <text:p>95562.5</text:p>
          </table:table-cell>
          <table:table-cell office:value-type="float" office:value="93575" calcext:value-type="float">
            <text:p>93575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91276" calcext:value-type="float">
            <text:p>91276</text:p>
          </table:table-cell>
          <table:table-cell office:value-type="float" office:value="97012.5" calcext:value-type="float">
            <text:p>97012.5</text:p>
          </table:table-cell>
          <table:table-cell office:value-type="float" office:value="94187.5" calcext:value-type="float">
            <text:p>94187.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92144" calcext:value-type="float">
            <text:p>92144</text:p>
          </table:table-cell>
          <table:table-cell office:value-type="float" office:value="97900" calcext:value-type="float">
            <text:p>97900</text:p>
          </table:table-cell>
          <table:table-cell office:value-type="float" office:value="94487.5" calcext:value-type="float">
            <text:p>94487.5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92541.5" calcext:value-type="float">
            <text:p>92541.5</text:p>
          </table:table-cell>
          <table:table-cell office:value-type="float" office:value="97837.5" calcext:value-type="float">
            <text:p>97837.5</text:p>
          </table:table-cell>
          <table:table-cell office:value-type="float" office:value="94887.5" calcext:value-type="float">
            <text:p>94887.5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94615.5" calcext:value-type="float">
            <text:p>94615.5</text:p>
          </table:table-cell>
          <table:table-cell office:value-type="float" office:value="98812.5" calcext:value-type="float">
            <text:p>98812.5</text:p>
          </table:table-cell>
          <table:table-cell office:value-type="float" office:value="95237.5" calcext:value-type="float">
            <text:p>95237.5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94115.5" calcext:value-type="float">
            <text:p>94115.5</text:p>
          </table:table-cell>
          <table:table-cell office:value-type="float" office:value="98675" calcext:value-type="float">
            <text:p>98675</text:p>
          </table:table-cell>
          <table:table-cell office:value-type="float" office:value="95425" calcext:value-type="float">
            <text:p>95425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93717.5" calcext:value-type="float">
            <text:p>93717.5</text:p>
          </table:table-cell>
          <table:table-cell office:value-type="float" office:value="98537.5" calcext:value-type="float">
            <text:p>98537.5</text:p>
          </table:table-cell>
          <table:table-cell office:value-type="float" office:value="95362.5" calcext:value-type="float">
            <text:p>95362.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94079" calcext:value-type="float">
            <text:p>94079</text:p>
          </table:table-cell>
          <table:table-cell office:value-type="float" office:value="98500" calcext:value-type="float">
            <text:p>98500</text:p>
          </table:table-cell>
          <table:table-cell office:value-type="float" office:value="95400" calcext:value-type="float">
            <text:p>95400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94075.5" calcext:value-type="float">
            <text:p>94075.5</text:p>
          </table:table-cell>
          <table:table-cell office:value-type="float" office:value="98300" calcext:value-type="float">
            <text:p>98300</text:p>
          </table:table-cell>
          <table:table-cell office:value-type="float" office:value="95475" calcext:value-type="float">
            <text:p>95475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93980.5" calcext:value-type="float">
            <text:p>93980.5</text:p>
          </table:table-cell>
          <table:table-cell office:value-type="float" office:value="98275" calcext:value-type="float">
            <text:p>98275</text:p>
          </table:table-cell>
          <table:table-cell office:value-type="float" office:value="95625" calcext:value-type="float">
            <text:p>95625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93843" calcext:value-type="float">
            <text:p>93843</text:p>
          </table:table-cell>
          <table:table-cell office:value-type="float" office:value="98450" calcext:value-type="float">
            <text:p>98450</text:p>
          </table:table-cell>
          <table:table-cell office:value-type="float" office:value="95862.5" calcext:value-type="float">
            <text:p>95862.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95129.5" calcext:value-type="float">
            <text:p>95129.5</text:p>
          </table:table-cell>
          <table:table-cell office:value-type="float" office:value="99762.5" calcext:value-type="float">
            <text:p>99762.5</text:p>
          </table:table-cell>
          <table:table-cell office:value-type="float" office:value="96187.5" calcext:value-type="float">
            <text:p>96187.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95665" calcext:value-type="float">
            <text:p>95665</text:p>
          </table:table-cell>
          <table:table-cell office:value-type="float" office:value="100225" calcext:value-type="float">
            <text:p>100225</text:p>
          </table:table-cell>
          <table:table-cell office:value-type="float" office:value="95825" calcext:value-type="float">
            <text:p>95825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94945.5" calcext:value-type="float">
            <text:p>94945.5</text:p>
          </table:table-cell>
          <table:table-cell office:value-type="float" office:value="99812.5" calcext:value-type="float">
            <text:p>99812.5</text:p>
          </table:table-cell>
          <table:table-cell office:value-type="float" office:value="95587.5" calcext:value-type="float">
            <text:p>95587.5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94624.5" calcext:value-type="float">
            <text:p>94624.5</text:p>
          </table:table-cell>
          <table:table-cell office:value-type="float" office:value="100400" calcext:value-type="float">
            <text:p>100400</text:p>
          </table:table-cell>
          <table:table-cell office:value-type="float" office:value="95912.5" calcext:value-type="float">
            <text:p>95912.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94746" calcext:value-type="float">
            <text:p>94746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96250" calcext:value-type="float">
            <text:p>96250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95025.5" calcext:value-type="float">
            <text:p>95025.5</text:p>
          </table:table-cell>
          <table:table-cell office:value-type="float" office:value="100175" calcext:value-type="float">
            <text:p>100175</text:p>
          </table:table-cell>
          <table:table-cell office:value-type="float" office:value="96412.5" calcext:value-type="float">
            <text:p>96412.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4831.5" calcext:value-type="float">
            <text:p>94831.5</text:p>
          </table:table-cell>
          <table:table-cell office:value-type="float" office:value="100025" calcext:value-type="float">
            <text:p>100025</text:p>
          </table:table-cell>
          <table:table-cell office:value-type="float" office:value="96087.5" calcext:value-type="float">
            <text:p>96087.5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94504" calcext:value-type="float">
            <text:p>94504</text:p>
          </table:table-cell>
          <table:table-cell office:value-type="float" office:value="100037.5" calcext:value-type="float">
            <text:p>100037.5</text:p>
          </table:table-cell>
          <table:table-cell office:value-type="float" office:value="96350" calcext:value-type="float">
            <text:p>96350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94312.5" calcext:value-type="float">
            <text:p>94312.5</text:p>
          </table:table-cell>
          <table:table-cell office:value-type="float" office:value="101187.5" calcext:value-type="float">
            <text:p>101187.5</text:p>
          </table:table-cell>
          <table:table-cell office:value-type="float" office:value="96650" calcext:value-type="float">
            <text:p>96650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93900" calcext:value-type="float">
            <text:p>93900</text:p>
          </table:table-cell>
          <table:table-cell office:value-type="float" office:value="100875" calcext:value-type="float">
            <text:p>100875</text:p>
          </table:table-cell>
          <table:table-cell office:value-type="float" office:value="96950" calcext:value-type="float">
            <text:p>96950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93247.5" calcext:value-type="float">
            <text:p>93247.5</text:p>
          </table:table-cell>
          <table:table-cell office:value-type="float" office:value="100537.5" calcext:value-type="float">
            <text:p>100537.5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93024" calcext:value-type="float">
            <text:p>93024</text:p>
          </table:table-cell>
          <table:table-cell office:value-type="float" office:value="100962.5" calcext:value-type="float">
            <text:p>100962.5</text:p>
          </table:table-cell>
          <table:table-cell office:value-type="float" office:value="96762.5" calcext:value-type="float">
            <text:p>96762.5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92319" calcext:value-type="float">
            <text:p>92319</text:p>
          </table:table-cell>
          <table:table-cell office:value-type="float" office:value="99725" calcext:value-type="float">
            <text:p>99725</text:p>
          </table:table-cell>
          <table:table-cell office:value-type="float" office:value="96562.5" calcext:value-type="float">
            <text:p>96562.5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92926.5" calcext:value-type="float">
            <text:p>92926.5</text:p>
          </table:table-cell>
          <table:table-cell office:value-type="float" office:value="100087.5" calcext:value-type="float">
            <text:p>100087.5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93496" calcext:value-type="float">
            <text:p>93496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97062.5" calcext:value-type="float">
            <text:p>97062.5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93286.5" calcext:value-type="float">
            <text:p>93286.5</text:p>
          </table:table-cell>
          <table:table-cell office:value-type="float" office:value="99900" calcext:value-type="float">
            <text:p>99900</text:p>
          </table:table-cell>
          <table:table-cell office:value-type="float" office:value="96737.5" calcext:value-type="float">
            <text:p>96737.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94849.5" calcext:value-type="float">
            <text:p>94849.5</text:p>
          </table:table-cell>
          <table:table-cell office:value-type="float" office:value="99350" calcext:value-type="float">
            <text:p>99350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94579" calcext:value-type="float">
            <text:p>94579</text:p>
          </table:table-cell>
          <table:table-cell office:value-type="float" office:value="99650" calcext:value-type="float">
            <text:p>99650</text:p>
          </table:table-cell>
          <table:table-cell office:value-type="float" office:value="97375" calcext:value-type="float">
            <text:p>97375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95402.5" calcext:value-type="float">
            <text:p>95402.5</text:p>
          </table:table-cell>
          <table:table-cell office:value-type="float" office:value="100162.5" calcext:value-type="float">
            <text:p>100162.5</text:p>
          </table:table-cell>
          <table:table-cell office:value-type="float" office:value="97900" calcext:value-type="float">
            <text:p>97900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94519.5" calcext:value-type="float">
            <text:p>94519.5</text:p>
          </table:table-cell>
          <table:table-cell office:value-type="float" office:value="100450" calcext:value-type="float">
            <text:p>100450</text:p>
          </table:table-cell>
          <table:table-cell office:value-type="float" office:value="97637.5" calcext:value-type="float">
            <text:p>97637.5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94665.5" calcext:value-type="float">
            <text:p>94665.5</text:p>
          </table:table-cell>
          <table:table-cell office:value-type="float" office:value="100425" calcext:value-type="float">
            <text:p>100425</text:p>
          </table:table-cell>
          <table:table-cell office:value-type="float" office:value="97550" calcext:value-type="float">
            <text:p>9755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96668" calcext:value-type="float">
            <text:p>96668</text:p>
          </table:table-cell>
          <table:table-cell office:value-type="float" office:value="100925" calcext:value-type="float">
            <text:p>100925</text:p>
          </table:table-cell>
          <table:table-cell office:value-type="float" office:value="97450" calcext:value-type="float">
            <text:p>97450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96462" calcext:value-type="float">
            <text:p>96462</text:p>
          </table:table-cell>
          <table:table-cell office:value-type="float" office:value="101550" calcext:value-type="float">
            <text:p>101550</text:p>
          </table:table-cell>
          <table:table-cell office:value-type="float" office:value="97250" calcext:value-type="float">
            <text:p>97250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96308.5" calcext:value-type="float">
            <text:p>96308.5</text:p>
          </table:table-cell>
          <table:table-cell office:value-type="float" office:value="101450" calcext:value-type="float">
            <text:p>101450</text:p>
          </table:table-cell>
          <table:table-cell office:value-type="float" office:value="97462.5" calcext:value-type="float">
            <text:p>97462.5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5933" calcext:value-type="float">
            <text:p>95933</text:p>
          </table:table-cell>
          <table:table-cell office:value-type="float" office:value="102187.5" calcext:value-type="float">
            <text:p>102187.5</text:p>
          </table:table-cell>
          <table:table-cell office:value-type="float" office:value="97687.5" calcext:value-type="float">
            <text:p>97687.5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96069" calcext:value-type="float">
            <text:p>96069</text:p>
          </table:table-cell>
          <table:table-cell office:value-type="float" office:value="101475" calcext:value-type="float">
            <text:p>101475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95835" calcext:value-type="float">
            <text:p>95835</text:p>
          </table:table-cell>
          <table:table-cell office:value-type="float" office:value="101625" calcext:value-type="float">
            <text:p>101625</text:p>
          </table:table-cell>
          <table:table-cell office:value-type="float" office:value="97187.5" calcext:value-type="float">
            <text:p>97187.5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95672.5" calcext:value-type="float">
            <text:p>95672.5</text:p>
          </table:table-cell>
          <table:table-cell office:value-type="float" office:value="101412.5" calcext:value-type="float">
            <text:p>101412.5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96343" calcext:value-type="float">
            <text:p>96343</text:p>
          </table:table-cell>
          <table:table-cell office:value-type="float" office:value="101662.5" calcext:value-type="float">
            <text:p>101662.5</text:p>
          </table:table-cell>
          <table:table-cell office:value-type="float" office:value="97775" calcext:value-type="float">
            <text:p>97775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95930.5" calcext:value-type="float">
            <text:p>95930.5</text:p>
          </table:table-cell>
          <table:table-cell office:value-type="float" office:value="101187.5" calcext:value-type="float">
            <text:p>101187.5</text:p>
          </table:table-cell>
          <table:table-cell office:value-type="float" office:value="97762.5" calcext:value-type="float">
            <text:p>97762.5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95583" calcext:value-type="float">
            <text:p>95583</text:p>
          </table:table-cell>
          <table:table-cell office:value-type="float" office:value="100650" calcext:value-type="float">
            <text:p>100650</text:p>
          </table:table-cell>
          <table:table-cell office:value-type="float" office:value="98037.5" calcext:value-type="float">
            <text:p>98037.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95367" calcext:value-type="float">
            <text:p>95367</text:p>
          </table:table-cell>
          <table:table-cell office:value-type="float" office:value="100750" calcext:value-type="float">
            <text:p>100750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95303.5" calcext:value-type="float">
            <text:p>95303.5</text:p>
          </table:table-cell>
          <table:table-cell office:value-type="float" office:value="101375" calcext:value-type="float">
            <text:p>101375</text:p>
          </table:table-cell>
          <table:table-cell office:value-type="float" office:value="97525" calcext:value-type="float">
            <text:p>97525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95141.5" calcext:value-type="float">
            <text:p>95141.5</text:p>
          </table:table-cell>
          <table:table-cell office:value-type="float" office:value="101687.5" calcext:value-type="float">
            <text:p>101687.5</text:p>
          </table:table-cell>
          <table:table-cell office:value-type="float" office:value="97612.5" calcext:value-type="float">
            <text:p>97612.5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95907.5" calcext:value-type="float">
            <text:p>95907.5</text:p>
          </table:table-cell>
          <table:table-cell office:value-type="float" office:value="101725" calcext:value-type="float">
            <text:p>101725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95584" calcext:value-type="float">
            <text:p>95584</text:p>
          </table:table-cell>
          <table:table-cell office:value-type="float" office:value="101475" calcext:value-type="float">
            <text:p>101475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95671.5" calcext:value-type="float">
            <text:p>95671.5</text:p>
          </table:table-cell>
          <table:table-cell office:value-type="float" office:value="102887.5" calcext:value-type="float">
            <text:p>102887.5</text:p>
          </table:table-cell>
          <table:table-cell office:value-type="float" office:value="97562.5" calcext:value-type="float">
            <text:p>97562.5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95957.5" calcext:value-type="float">
            <text:p>95957.5</text:p>
          </table:table-cell>
          <table:table-cell office:value-type="float" office:value="104012.5" calcext:value-type="float">
            <text:p>104012.5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96154.5" calcext:value-type="float">
            <text:p>96154.5</text:p>
          </table:table-cell>
          <table:table-cell office:value-type="float" office:value="102325" calcext:value-type="float">
            <text:p>102325</text:p>
          </table:table-cell>
          <table:table-cell office:value-type="float" office:value="97587.5" calcext:value-type="float">
            <text:p>97587.5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95706.5" calcext:value-type="float">
            <text:p>95706.5</text:p>
          </table:table-cell>
          <table:table-cell office:value-type="float" office:value="102512.5" calcext:value-type="float">
            <text:p>102512.5</text:p>
          </table:table-cell>
          <table:table-cell office:value-type="float" office:value="97412.5" calcext:value-type="float">
            <text:p>97412.5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95453.5" calcext:value-type="float">
            <text:p>95453.5</text:p>
          </table:table-cell>
          <table:table-cell office:value-type="float" office:value="101662.5" calcext:value-type="float">
            <text:p>101662.5</text:p>
          </table:table-cell>
          <table:table-cell office:value-type="float" office:value="96762.5" calcext:value-type="float">
            <text:p>96762.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95351" calcext:value-type="float">
            <text:p>95351</text:p>
          </table:table-cell>
          <table:table-cell office:value-type="float" office:value="100837.5" calcext:value-type="float">
            <text:p>100837.5</text:p>
          </table:table-cell>
          <table:table-cell office:value-type="float" office:value="96950" calcext:value-type="float">
            <text:p>96950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96891" calcext:value-type="float">
            <text:p>96891</text:p>
          </table:table-cell>
          <table:table-cell office:value-type="float" office:value="101625" calcext:value-type="float">
            <text:p>101625</text:p>
          </table:table-cell>
          <table:table-cell office:value-type="float" office:value="97487.5" calcext:value-type="float">
            <text:p>97487.5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96345.5" calcext:value-type="float">
            <text:p>96345.5</text:p>
          </table:table-cell>
          <table:table-cell office:value-type="float" office:value="101850" calcext:value-type="float">
            <text:p>101850</text:p>
          </table:table-cell>
          <table:table-cell office:value-type="float" office:value="97575" calcext:value-type="float">
            <text:p>97575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96157.5" calcext:value-type="float">
            <text:p>96157.5</text:p>
          </table:table-cell>
          <table:table-cell office:value-type="float" office:value="100725" calcext:value-type="float">
            <text:p>100725</text:p>
          </table:table-cell>
          <table:table-cell office:value-type="float" office:value="97050" calcext:value-type="float">
            <text:p>97050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96610" calcext:value-type="float">
            <text:p>96610</text:p>
          </table:table-cell>
          <table:table-cell office:value-type="float" office:value="101350" calcext:value-type="float">
            <text:p>101350</text:p>
          </table:table-cell>
          <table:table-cell office:value-type="float" office:value="97075" calcext:value-type="float">
            <text:p>9707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96497.5" calcext:value-type="float">
            <text:p>96497.5</text:p>
          </table:table-cell>
          <table:table-cell office:value-type="float" office:value="101250" calcext:value-type="float">
            <text:p>101250</text:p>
          </table:table-cell>
          <table:table-cell office:value-type="float" office:value="97150" calcext:value-type="float">
            <text:p>97150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96319" calcext:value-type="float">
            <text:p>96319</text:p>
          </table:table-cell>
          <table:table-cell office:value-type="float" office:value="100937.5" calcext:value-type="float">
            <text:p>100937.5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96502" calcext:value-type="float">
            <text:p>96502</text:p>
          </table:table-cell>
          <table:table-cell office:value-type="float" office:value="100975" calcext:value-type="float">
            <text:p>100975</text:p>
          </table:table-cell>
          <table:table-cell office:value-type="float" office:value="96850" calcext:value-type="float">
            <text:p>96850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95687.5" calcext:value-type="float">
            <text:p>95687.5</text:p>
          </table:table-cell>
          <table:table-cell office:value-type="float" office:value="99837.5" calcext:value-type="float">
            <text:p>99837.5</text:p>
          </table:table-cell>
          <table:table-cell office:value-type="float" office:value="96587.5" calcext:value-type="float">
            <text:p>96587.5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95657.5" calcext:value-type="float">
            <text:p>95657.5</text:p>
          </table:table-cell>
          <table:table-cell office:value-type="float" office:value="100075" calcext:value-type="float">
            <text:p>100075</text:p>
          </table:table-cell>
          <table:table-cell office:value-type="float" office:value="96925" calcext:value-type="float">
            <text:p>969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95134.5" calcext:value-type="float">
            <text:p>95134.5</text:p>
          </table:table-cell>
          <table:table-cell office:value-type="float" office:value="100537.5" calcext:value-type="float">
            <text:p>100537.5</text:p>
          </table:table-cell>
          <table:table-cell office:value-type="float" office:value="96112.5" calcext:value-type="float">
            <text:p>96112.5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96411.5" calcext:value-type="float">
            <text:p>96411.5</text:p>
          </table:table-cell>
          <table:table-cell office:value-type="float" office:value="101762.5" calcext:value-type="float">
            <text:p>101762.5</text:p>
          </table:table-cell>
          <table:table-cell office:value-type="float" office:value="96662.5" calcext:value-type="float">
            <text:p>96662.5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96740" calcext:value-type="float">
            <text:p>96740</text:p>
          </table:table-cell>
          <table:table-cell office:value-type="float" office:value="101700" calcext:value-type="float">
            <text:p>101700</text:p>
          </table:table-cell>
          <table:table-cell office:value-type="float" office:value="96575" calcext:value-type="float">
            <text:p>96575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96853" calcext:value-type="float">
            <text:p>96853</text:p>
          </table:table-cell>
          <table:table-cell office:value-type="float" office:value="101912.5" calcext:value-type="float">
            <text:p>101912.5</text:p>
          </table:table-cell>
          <table:table-cell office:value-type="float" office:value="96650" calcext:value-type="float">
            <text:p>96650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97398" calcext:value-type="float">
            <text:p>97398</text:p>
          </table:table-cell>
          <table:table-cell office:value-type="float" office:value="101650" calcext:value-type="float">
            <text:p>101650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7558" calcext:value-type="float">
            <text:p>97558</text:p>
          </table:table-cell>
          <table:table-cell office:value-type="float" office:value="101712.5" calcext:value-type="float">
            <text:p>101712.5</text:p>
          </table:table-cell>
          <table:table-cell office:value-type="float" office:value="96437.5" calcext:value-type="float">
            <text:p>96437.5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95863" calcext:value-type="float">
            <text:p>95863</text:p>
          </table:table-cell>
          <table:table-cell office:value-type="float" office:value="101075" calcext:value-type="float">
            <text:p>101075</text:p>
          </table:table-cell>
          <table:table-cell office:value-type="float" office:value="95812.5" calcext:value-type="float">
            <text:p>95812.5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95989.5" calcext:value-type="float">
            <text:p>95989.5</text:p>
          </table:table-cell>
          <table:table-cell office:value-type="float" office:value="101562.5" calcext:value-type="float">
            <text:p>101562.5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96398" calcext:value-type="float">
            <text:p>96398</text:p>
          </table:table-cell>
          <table:table-cell office:value-type="float" office:value="101362.5" calcext:value-type="float">
            <text:p>101362.5</text:p>
          </table:table-cell>
          <table:table-cell office:value-type="float" office:value="95575" calcext:value-type="float">
            <text:p>95575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6535.5" calcext:value-type="float">
            <text:p>96535.5</text:p>
          </table:table-cell>
          <table:table-cell office:value-type="float" office:value="101375" calcext:value-type="float">
            <text:p>101375</text:p>
          </table:table-cell>
          <table:table-cell office:value-type="float" office:value="95962.5" calcext:value-type="float">
            <text:p>95962.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96352" calcext:value-type="float">
            <text:p>96352</text:p>
          </table:table-cell>
          <table:table-cell office:value-type="float" office:value="102200" calcext:value-type="float">
            <text:p>102200</text:p>
          </table:table-cell>
          <table:table-cell office:value-type="float" office:value="95525" calcext:value-type="float">
            <text:p>95525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96419" calcext:value-type="float">
            <text:p>96419</text:p>
          </table:table-cell>
          <table:table-cell office:value-type="float" office:value="100750" calcext:value-type="float">
            <text:p>100750</text:p>
          </table:table-cell>
          <table:table-cell office:value-type="float" office:value="95425" calcext:value-type="float">
            <text:p>95425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96233" calcext:value-type="float">
            <text:p>96233</text:p>
          </table:table-cell>
          <table:table-cell office:value-type="float" office:value="100975" calcext:value-type="float">
            <text:p>100975</text:p>
          </table:table-cell>
          <table:table-cell office:value-type="float" office:value="95462.5" calcext:value-type="float">
            <text:p>95462.5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96327.5" calcext:value-type="float">
            <text:p>96327.5</text:p>
          </table:table-cell>
          <table:table-cell office:value-type="float" office:value="100425" calcext:value-type="float">
            <text:p>100425</text:p>
          </table:table-cell>
          <table:table-cell office:value-type="float" office:value="94937.5" calcext:value-type="float">
            <text:p>94937.5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96073" calcext:value-type="float">
            <text:p>96073</text:p>
          </table:table-cell>
          <table:table-cell office:value-type="float" office:value="100525" calcext:value-type="float">
            <text:p>100525</text:p>
          </table:table-cell>
          <table:table-cell office:value-type="float" office:value="94737.5" calcext:value-type="float">
            <text:p>94737.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96456" calcext:value-type="float">
            <text:p>96456</text:p>
          </table:table-cell>
          <table:table-cell office:value-type="float" office:value="100062.5" calcext:value-type="float">
            <text:p>100062.5</text:p>
          </table:table-cell>
          <table:table-cell office:value-type="float" office:value="94487.5" calcext:value-type="float">
            <text:p>94487.5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96009" calcext:value-type="float">
            <text:p>96009</text:p>
          </table:table-cell>
          <table:table-cell office:value-type="float" office:value="100012.5" calcext:value-type="float">
            <text:p>100012.5</text:p>
          </table:table-cell>
          <table:table-cell office:value-type="float" office:value="94850" calcext:value-type="float">
            <text:p>94850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96162" calcext:value-type="float">
            <text:p>96162</text:p>
          </table:table-cell>
          <table:table-cell office:value-type="float" office:value="100425" calcext:value-type="float">
            <text:p>100425</text:p>
          </table:table-cell>
          <table:table-cell office:value-type="float" office:value="94887.5" calcext:value-type="float">
            <text:p>94887.5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96432" calcext:value-type="float">
            <text:p>96432</text:p>
          </table:table-cell>
          <table:table-cell office:value-type="float" office:value="99812.5" calcext:value-type="float">
            <text:p>99812.5</text:p>
          </table:table-cell>
          <table:table-cell office:value-type="float" office:value="94037.5" calcext:value-type="float">
            <text:p>94037.5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95727" calcext:value-type="float">
            <text:p>95727</text:p>
          </table:table-cell>
          <table:table-cell office:value-type="float" office:value="100175" calcext:value-type="float">
            <text:p>100175</text:p>
          </table:table-cell>
          <table:table-cell office:value-type="float" office:value="94162.5" calcext:value-type="float">
            <text:p>94162.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95579.5" calcext:value-type="float">
            <text:p>95579.5</text:p>
          </table:table-cell>
          <table:table-cell office:value-type="float" office:value="100225" calcext:value-type="float">
            <text:p>100225</text:p>
          </table:table-cell>
          <table:table-cell office:value-type="float" office:value="93987.5" calcext:value-type="float">
            <text:p>93987.5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95184" calcext:value-type="float">
            <text:p>95184</text:p>
          </table:table-cell>
          <table:table-cell office:value-type="float" office:value="100900" calcext:value-type="float">
            <text:p>100900</text:p>
          </table:table-cell>
          <table:table-cell office:value-type="float" office:value="94137.5" calcext:value-type="float">
            <text:p>94137.5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95079.5" calcext:value-type="float">
            <text:p>95079.5</text:p>
          </table:table-cell>
          <table:table-cell office:value-type="float" office:value="100362.5" calcext:value-type="float">
            <text:p>100362.5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95653" calcext:value-type="float">
            <text:p>95653</text:p>
          </table:table-cell>
          <table:table-cell office:value-type="float" office:value="101050" calcext:value-type="float">
            <text:p>101050</text:p>
          </table:table-cell>
          <table:table-cell office:value-type="float" office:value="93737.5" calcext:value-type="float">
            <text:p>93737.5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96291.5" calcext:value-type="float">
            <text:p>96291.5</text:p>
          </table:table-cell>
          <table:table-cell office:value-type="float" office:value="102837.5" calcext:value-type="float">
            <text:p>102837.5</text:p>
          </table:table-cell>
          <table:table-cell office:value-type="float" office:value="94050" calcext:value-type="float">
            <text:p>9405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96533" calcext:value-type="float">
            <text:p>96533</text:p>
          </table:table-cell>
          <table:table-cell office:value-type="float" office:value="102375" calcext:value-type="float">
            <text:p>102375</text:p>
          </table:table-cell>
          <table:table-cell office:value-type="float" office:value="94012.5" calcext:value-type="float">
            <text:p>94012.5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96562.5" calcext:value-type="float">
            <text:p>96562.5</text:p>
          </table:table-cell>
          <table:table-cell office:value-type="float" office:value="102612.5" calcext:value-type="float">
            <text:p>102612.5</text:p>
          </table:table-cell>
          <table:table-cell office:value-type="float" office:value="94537.5" calcext:value-type="float">
            <text:p>94537.5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96228.5" calcext:value-type="float">
            <text:p>96228.5</text:p>
          </table:table-cell>
          <table:table-cell office:value-type="float" office:value="101887.5" calcext:value-type="float">
            <text:p>101887.5</text:p>
          </table:table-cell>
          <table:table-cell office:value-type="float" office:value="93900" calcext:value-type="float">
            <text:p>93900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96735.5" calcext:value-type="float">
            <text:p>96735.5</text:p>
          </table:table-cell>
          <table:table-cell office:value-type="float" office:value="101725" calcext:value-type="float">
            <text:p>101725</text:p>
          </table:table-cell>
          <table:table-cell office:value-type="float" office:value="93637.5" calcext:value-type="float">
            <text:p>93637.5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96353.5" calcext:value-type="float">
            <text:p>96353.5</text:p>
          </table:table-cell>
          <table:table-cell office:value-type="float" office:value="101512.5" calcext:value-type="float">
            <text:p>101512.5</text:p>
          </table:table-cell>
          <table:table-cell office:value-type="float" office:value="93712.5" calcext:value-type="float">
            <text:p>93712.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96590" calcext:value-type="float">
            <text:p>96590</text:p>
          </table:table-cell>
          <table:table-cell office:value-type="float" office:value="101562.5" calcext:value-type="float">
            <text:p>101562.5</text:p>
          </table:table-cell>
          <table:table-cell office:value-type="float" office:value="93975" calcext:value-type="float">
            <text:p>93975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96265" calcext:value-type="float">
            <text:p>96265</text:p>
          </table:table-cell>
          <table:table-cell office:value-type="float" office:value="101525" calcext:value-type="float">
            <text:p>101525</text:p>
          </table:table-cell>
          <table:table-cell office:value-type="float" office:value="94162.5" calcext:value-type="float">
            <text:p>94162.5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96152.5" calcext:value-type="float">
            <text:p>96152.5</text:p>
          </table:table-cell>
          <table:table-cell office:value-type="float" office:value="101287.5" calcext:value-type="float">
            <text:p>101287.5</text:p>
          </table:table-cell>
          <table:table-cell office:value-type="float" office:value="94125" calcext:value-type="float">
            <text:p>9412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96044.5" calcext:value-type="float">
            <text:p>96044.5</text:p>
          </table:table-cell>
          <table:table-cell office:value-type="float" office:value="101387.5" calcext:value-type="float">
            <text:p>101387.5</text:p>
          </table:table-cell>
          <table:table-cell office:value-type="float" office:value="93912.5" calcext:value-type="float">
            <text:p>93912.5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96861.5" calcext:value-type="float">
            <text:p>96861.5</text:p>
          </table:table-cell>
          <table:table-cell office:value-type="float" office:value="100500" calcext:value-type="float">
            <text:p>100500</text:p>
          </table:table-cell>
          <table:table-cell office:value-type="float" office:value="93675" calcext:value-type="float">
            <text:p>936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96648" calcext:value-type="float">
            <text:p>96648</text:p>
          </table:table-cell>
          <table:table-cell office:value-type="float" office:value="99187.5" calcext:value-type="float">
            <text:p>99187.5</text:p>
          </table:table-cell>
          <table:table-cell office:value-type="float" office:value="93300" calcext:value-type="float">
            <text:p>93300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99167.5" calcext:value-type="float">
            <text:p>99167.5</text:p>
          </table:table-cell>
          <table:table-cell office:value-type="float" office:value="100062.5" calcext:value-type="float">
            <text:p>100062.5</text:p>
          </table:table-cell>
          <table:table-cell office:value-type="float" office:value="93162.5" calcext:value-type="float">
            <text:p>93162.5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98576.5" calcext:value-type="float">
            <text:p>98576.5</text:p>
          </table:table-cell>
          <table:table-cell office:value-type="float" office:value="99675" calcext:value-type="float">
            <text:p>99675</text:p>
          </table:table-cell>
          <table:table-cell office:value-type="float" office:value="92675" calcext:value-type="float">
            <text:p>92675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98314" calcext:value-type="float">
            <text:p>98314</text:p>
          </table:table-cell>
          <table:table-cell office:value-type="float" office:value="99400" calcext:value-type="float">
            <text:p>99400</text:p>
          </table:table-cell>
          <table:table-cell office:value-type="float" office:value="92462.5" calcext:value-type="float">
            <text:p>92462.5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97939" calcext:value-type="float">
            <text:p>97939</text:p>
          </table:table-cell>
          <table:table-cell office:value-type="float" office:value="99750" calcext:value-type="float">
            <text:p>99750</text:p>
          </table:table-cell>
          <table:table-cell office:value-type="float" office:value="92225" calcext:value-type="float">
            <text:p>922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97054" calcext:value-type="float">
            <text:p>97054</text:p>
          </table:table-cell>
          <table:table-cell office:value-type="float" office:value="99750" calcext:value-type="float">
            <text:p>99750</text:p>
          </table:table-cell>
          <table:table-cell office:value-type="float" office:value="92025" calcext:value-type="float">
            <text:p>92025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98075.5" calcext:value-type="float">
            <text:p>98075.5</text:p>
          </table:table-cell>
          <table:table-cell office:value-type="float" office:value="99550" calcext:value-type="float">
            <text:p>99550</text:p>
          </table:table-cell>
          <table:table-cell office:value-type="float" office:value="92162.5" calcext:value-type="float">
            <text:p>92162.5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97308.5" calcext:value-type="float">
            <text:p>97308.5</text:p>
          </table:table-cell>
          <table:table-cell office:value-type="float" office:value="98950" calcext:value-type="float">
            <text:p>98950</text:p>
          </table:table-cell>
          <table:table-cell office:value-type="float" office:value="91912.5" calcext:value-type="float">
            <text:p>91912.5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96837" calcext:value-type="float">
            <text:p>96837</text:p>
          </table:table-cell>
          <table:table-cell office:value-type="float" office:value="98250" calcext:value-type="float">
            <text:p>98250</text:p>
          </table:table-cell>
          <table:table-cell office:value-type="float" office:value="91612.5" calcext:value-type="float">
            <text:p>91612.5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97314" calcext:value-type="float">
            <text:p>97314</text:p>
          </table:table-cell>
          <table:table-cell office:value-type="float" office:value="97437.5" calcext:value-type="float">
            <text:p>97437.5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6852" calcext:value-type="float">
            <text:p>96852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91350" calcext:value-type="float">
            <text:p>91350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97101" calcext:value-type="float">
            <text:p>97101</text:p>
          </table:table-cell>
          <table:table-cell office:value-type="float" office:value="98137.5" calcext:value-type="float">
            <text:p>98137.5</text:p>
          </table:table-cell>
          <table:table-cell office:value-type="float" office:value="91275" calcext:value-type="float">
            <text:p>91275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97147" calcext:value-type="float">
            <text:p>97147</text:p>
          </table:table-cell>
          <table:table-cell office:value-type="float" office:value="97887.5" calcext:value-type="float">
            <text:p>97887.5</text:p>
          </table:table-cell>
          <table:table-cell office:value-type="float" office:value="91525" calcext:value-type="float">
            <text:p>91525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97635" calcext:value-type="float">
            <text:p>97635</text:p>
          </table:table-cell>
          <table:table-cell office:value-type="float" office:value="97250" calcext:value-type="float">
            <text:p>97250</text:p>
          </table:table-cell>
          <table:table-cell office:value-type="float" office:value="91512.5" calcext:value-type="float">
            <text:p>91512.5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97547.5" calcext:value-type="float">
            <text:p>97547.5</text:p>
          </table:table-cell>
          <table:table-cell office:value-type="float" office:value="97787.5" calcext:value-type="float">
            <text:p>97787.5</text:p>
          </table:table-cell>
          <table:table-cell office:value-type="float" office:value="91650" calcext:value-type="float">
            <text:p>9165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98369" calcext:value-type="float">
            <text:p>98369</text:p>
          </table:table-cell>
          <table:table-cell office:value-type="float" office:value="98300" calcext:value-type="float">
            <text:p>98300</text:p>
          </table:table-cell>
          <table:table-cell office:value-type="float" office:value="91662.5" calcext:value-type="float">
            <text:p>91662.5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96507.5" calcext:value-type="float">
            <text:p>96507.5</text:p>
          </table:table-cell>
          <table:table-cell office:value-type="float" office:value="97912.5" calcext:value-type="float">
            <text:p>97912.5</text:p>
          </table:table-cell>
          <table:table-cell office:value-type="float" office:value="91312.5" calcext:value-type="float">
            <text:p>91312.5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96694" calcext:value-type="float">
            <text:p>96694</text:p>
          </table:table-cell>
          <table:table-cell office:value-type="float" office:value="97762.5" calcext:value-type="float">
            <text:p>97762.5</text:p>
          </table:table-cell>
          <table:table-cell office:value-type="float" office:value="90762.5" calcext:value-type="float">
            <text:p>90762.5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96635" calcext:value-type="float">
            <text:p>96635</text:p>
          </table:table-cell>
          <table:table-cell office:value-type="float" office:value="98137.5" calcext:value-type="float">
            <text:p>98137.5</text:p>
          </table:table-cell>
          <table:table-cell office:value-type="float" office:value="90675" calcext:value-type="float">
            <text:p>90675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96709.5" calcext:value-type="float">
            <text:p>96709.5</text:p>
          </table:table-cell>
          <table:table-cell office:value-type="float" office:value="96550" calcext:value-type="float">
            <text:p>96550</text:p>
          </table:table-cell>
          <table:table-cell office:value-type="float" office:value="90275" calcext:value-type="float">
            <text:p>9027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96534.5" calcext:value-type="float">
            <text:p>96534.5</text:p>
          </table:table-cell>
          <table:table-cell office:value-type="float" office:value="95812.5" calcext:value-type="float">
            <text:p>95812.5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96764.5" calcext:value-type="float">
            <text:p>96764.5</text:p>
          </table:table-cell>
          <table:table-cell office:value-type="float" office:value="96025" calcext:value-type="float">
            <text:p>96025</text:p>
          </table:table-cell>
          <table:table-cell office:value-type="float" office:value="89637.5" calcext:value-type="float">
            <text:p>89637.5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96635" calcext:value-type="float">
            <text:p>96635</text:p>
          </table:table-cell>
          <table:table-cell office:value-type="float" office:value="96475" calcext:value-type="float">
            <text:p>96475</text:p>
          </table:table-cell>
          <table:table-cell office:value-type="float" office:value="89712.5" calcext:value-type="float">
            <text:p>89712.5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96542" calcext:value-type="float">
            <text:p>96542</text:p>
          </table:table-cell>
          <table:table-cell office:value-type="float" office:value="96275" calcext:value-type="float">
            <text:p>96275</text:p>
          </table:table-cell>
          <table:table-cell office:value-type="float" office:value="89925" calcext:value-type="float">
            <text:p>89925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94860" calcext:value-type="float">
            <text:p>94860</text:p>
          </table:table-cell>
          <table:table-cell office:value-type="float" office:value="95200" calcext:value-type="float">
            <text:p>95200</text:p>
          </table:table-cell>
          <table:table-cell office:value-type="float" office:value="89837.5" calcext:value-type="float">
            <text:p>89837.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93008.5" calcext:value-type="float">
            <text:p>93008.5</text:p>
          </table:table-cell>
          <table:table-cell office:value-type="float" office:value="94912.5" calcext:value-type="float">
            <text:p>94912.5</text:p>
          </table:table-cell>
          <table:table-cell office:value-type="float" office:value="89425" calcext:value-type="float">
            <text:p>89425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93377" calcext:value-type="float">
            <text:p>93377</text:p>
          </table:table-cell>
          <table:table-cell office:value-type="float" office:value="93312.5" calcext:value-type="float">
            <text:p>93312.5</text:p>
          </table:table-cell>
          <table:table-cell office:value-type="float" office:value="89512.5" calcext:value-type="float">
            <text:p>89512.5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93408" calcext:value-type="float">
            <text:p>93408</text:p>
          </table:table-cell>
          <table:table-cell office:value-type="float" office:value="92450" calcext:value-type="float">
            <text:p>92450</text:p>
          </table:table-cell>
          <table:table-cell office:value-type="float" office:value="89650" calcext:value-type="float">
            <text:p>89650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93295.5" calcext:value-type="float">
            <text:p>93295.5</text:p>
          </table:table-cell>
          <table:table-cell office:value-type="float" office:value="91725" calcext:value-type="float">
            <text:p>91725</text:p>
          </table:table-cell>
          <table:table-cell office:value-type="float" office:value="89337.5" calcext:value-type="float">
            <text:p>89337.5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93633.5" calcext:value-type="float">
            <text:p>93633.5</text:p>
          </table:table-cell>
          <table:table-cell office:value-type="float" office:value="92437.5" calcext:value-type="float">
            <text:p>92437.5</text:p>
          </table:table-cell>
          <table:table-cell office:value-type="float" office:value="89525" calcext:value-type="float">
            <text:p>895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93987.5" calcext:value-type="float">
            <text:p>93987.5</text:p>
          </table:table-cell>
          <table:table-cell office:value-type="float" office:value="92975" calcext:value-type="float">
            <text:p>92975</text:p>
          </table:table-cell>
          <table:table-cell office:value-type="float" office:value="89462.5" calcext:value-type="float">
            <text:p>89462.5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93908" calcext:value-type="float">
            <text:p>93908</text:p>
          </table:table-cell>
          <table:table-cell office:value-type="float" office:value="93287.5" calcext:value-type="float">
            <text:p>93287.5</text:p>
          </table:table-cell>
          <table:table-cell office:value-type="float" office:value="89362.5" calcext:value-type="float">
            <text:p>89362.5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93534.5" calcext:value-type="float">
            <text:p>93534.5</text:p>
          </table:table-cell>
          <table:table-cell office:value-type="float" office:value="93200" calcext:value-type="float">
            <text:p>93200</text:p>
          </table:table-cell>
          <table:table-cell office:value-type="float" office:value="89525" calcext:value-type="float">
            <text:p>89525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93359.5" calcext:value-type="float">
            <text:p>93359.5</text:p>
          </table:table-cell>
          <table:table-cell office:value-type="float" office:value="93462.5" calcext:value-type="float">
            <text:p>93462.5</text:p>
          </table:table-cell>
          <table:table-cell office:value-type="float" office:value="89550" calcext:value-type="float">
            <text:p>89550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93106" calcext:value-type="float">
            <text:p>93106</text:p>
          </table:table-cell>
          <table:table-cell office:value-type="float" office:value="93000" calcext:value-type="float">
            <text:p>93000</text:p>
          </table:table-cell>
          <table:table-cell office:value-type="float" office:value="89725" calcext:value-type="float">
            <text:p>897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93210" calcext:value-type="float">
            <text:p>93210</text:p>
          </table:table-cell>
          <table:table-cell office:value-type="float" office:value="92762.5" calcext:value-type="float">
            <text:p>92762.5</text:p>
          </table:table-cell>
          <table:table-cell office:value-type="float" office:value="89412.5" calcext:value-type="float">
            <text:p>89412.5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92922.5" calcext:value-type="float">
            <text:p>92922.5</text:p>
          </table:table-cell>
          <table:table-cell office:value-type="float" office:value="92837.5" calcext:value-type="float">
            <text:p>92837.5</text:p>
          </table:table-cell>
          <table:table-cell office:value-type="float" office:value="90012.5" calcext:value-type="float">
            <text:p>90012.5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92367.5" calcext:value-type="float">
            <text:p>92367.5</text:p>
          </table:table-cell>
          <table:table-cell office:value-type="float" office:value="92437.5" calcext:value-type="float">
            <text:p>92437.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92299.5" calcext:value-type="float">
            <text:p>92299.5</text:p>
          </table:table-cell>
          <table:table-cell office:value-type="float" office:value="93400" calcext:value-type="float">
            <text:p>93400</text:p>
          </table:table-cell>
          <table:table-cell office:value-type="float" office:value="90525" calcext:value-type="float">
            <text:p>90525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92370" calcext:value-type="float">
            <text:p>92370</text:p>
          </table:table-cell>
          <table:table-cell office:value-type="float" office:value="94450" calcext:value-type="float">
            <text:p>94450</text:p>
          </table:table-cell>
          <table:table-cell office:value-type="float" office:value="90850" calcext:value-type="float">
            <text:p>9085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91924" calcext:value-type="float">
            <text:p>91924</text:p>
          </table:table-cell>
          <table:table-cell office:value-type="float" office:value="94737.5" calcext:value-type="float">
            <text:p>94737.5</text:p>
          </table:table-cell>
          <table:table-cell office:value-type="float" office:value="90737.5" calcext:value-type="float">
            <text:p>90737.5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90514.5" calcext:value-type="float">
            <text:p>90514.5</text:p>
          </table:table-cell>
          <table:table-cell office:value-type="float" office:value="93600" calcext:value-type="float">
            <text:p>93600</text:p>
          </table:table-cell>
          <table:table-cell office:value-type="float" office:value="90250" calcext:value-type="float">
            <text:p>90250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90102.5" calcext:value-type="float">
            <text:p>90102.5</text:p>
          </table:table-cell>
          <table:table-cell office:value-type="float" office:value="92262.5" calcext:value-type="float">
            <text:p>92262.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90056" calcext:value-type="float">
            <text:p>90056</text:p>
          </table:table-cell>
          <table:table-cell office:value-type="float" office:value="91775" calcext:value-type="float">
            <text:p>91775</text:p>
          </table:table-cell>
          <table:table-cell office:value-type="float" office:value="89725" calcext:value-type="float">
            <text:p>89725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90216.5" calcext:value-type="float">
            <text:p>90216.5</text:p>
          </table:table-cell>
          <table:table-cell office:value-type="float" office:value="92175" calcext:value-type="float">
            <text:p>92175</text:p>
          </table:table-cell>
          <table:table-cell office:value-type="float" office:value="89725" calcext:value-type="float">
            <text:p>897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90944.5" calcext:value-type="float">
            <text:p>90944.5</text:p>
          </table:table-cell>
          <table:table-cell office:value-type="float" office:value="91812.5" calcext:value-type="float">
            <text:p>91812.5</text:p>
          </table:table-cell>
          <table:table-cell office:value-type="float" office:value="89775" calcext:value-type="float">
            <text:p>8977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0811.5" calcext:value-type="float">
            <text:p>90811.5</text:p>
          </table:table-cell>
          <table:table-cell office:value-type="float" office:value="91037.5" calcext:value-type="float">
            <text:p>91037.5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90197" calcext:value-type="float">
            <text:p>90197</text:p>
          </table:table-cell>
          <table:table-cell office:value-type="float" office:value="91237.5" calcext:value-type="float">
            <text:p>91237.5</text:p>
          </table:table-cell>
          <table:table-cell office:value-type="float" office:value="88837.5" calcext:value-type="float">
            <text:p>88837.5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91449" calcext:value-type="float">
            <text:p>91449</text:p>
          </table:table-cell>
          <table:table-cell office:value-type="float" office:value="90412.5" calcext:value-type="float">
            <text:p>90412.5</text:p>
          </table:table-cell>
          <table:table-cell office:value-type="float" office:value="89387.5" calcext:value-type="float">
            <text:p>89387.5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92071" calcext:value-type="float">
            <text:p>92071</text:p>
          </table:table-cell>
          <table:table-cell office:value-type="float" office:value="91262.5" calcext:value-type="float">
            <text:p>91262.5</text:p>
          </table:table-cell>
          <table:table-cell office:value-type="float" office:value="89037.5" calcext:value-type="float">
            <text:p>89037.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91407" calcext:value-type="float">
            <text:p>91407</text:p>
          </table:table-cell>
          <table:table-cell office:value-type="float" office:value="91825" calcext:value-type="float">
            <text:p>91825</text:p>
          </table:table-cell>
          <table:table-cell office:value-type="float" office:value="88762.5" calcext:value-type="float">
            <text:p>88762.5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91331" calcext:value-type="float">
            <text:p>91331</text:p>
          </table:table-cell>
          <table:table-cell office:value-type="float" office:value="92962.5" calcext:value-type="float">
            <text:p>92962.5</text:p>
          </table:table-cell>
          <table:table-cell office:value-type="float" office:value="88937.5" calcext:value-type="float">
            <text:p>88937.5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91014.5" calcext:value-type="float">
            <text:p>91014.5</text:p>
          </table:table-cell>
          <table:table-cell office:value-type="float" office:value="93587.5" calcext:value-type="float">
            <text:p>93587.5</text:p>
          </table:table-cell>
          <table:table-cell office:value-type="float" office:value="89275" calcext:value-type="float">
            <text:p>89275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90802" calcext:value-type="float">
            <text:p>90802</text:p>
          </table:table-cell>
          <table:table-cell office:value-type="float" office:value="93762.5" calcext:value-type="float">
            <text:p>93762.5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91537" calcext:value-type="float">
            <text:p>91537</text:p>
          </table:table-cell>
          <table:table-cell office:value-type="float" office:value="94600" calcext:value-type="float">
            <text:p>94600</text:p>
          </table:table-cell>
          <table:table-cell office:value-type="float" office:value="89550" calcext:value-type="float">
            <text:p>8955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92091" calcext:value-type="float">
            <text:p>92091</text:p>
          </table:table-cell>
          <table:table-cell office:value-type="float" office:value="93762.5" calcext:value-type="float">
            <text:p>93762.5</text:p>
          </table:table-cell>
          <table:table-cell office:value-type="float" office:value="89462.5" calcext:value-type="float">
            <text:p>89462.5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91908" calcext:value-type="float">
            <text:p>91908</text:p>
          </table:table-cell>
          <table:table-cell office:value-type="float" office:value="93900" calcext:value-type="float">
            <text:p>93900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91994.5" calcext:value-type="float">
            <text:p>91994.5</text:p>
          </table:table-cell>
          <table:table-cell office:value-type="float" office:value="93375" calcext:value-type="float">
            <text:p>93375</text:p>
          </table:table-cell>
          <table:table-cell office:value-type="float" office:value="89750" calcext:value-type="float">
            <text:p>89750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91162.5" calcext:value-type="float">
            <text:p>91162.5</text:p>
          </table:table-cell>
          <table:table-cell office:value-type="float" office:value="95250" calcext:value-type="float">
            <text:p>95250</text:p>
          </table:table-cell>
          <table:table-cell office:value-type="float" office:value="90112.5" calcext:value-type="float">
            <text:p>90112.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91500" calcext:value-type="float">
            <text:p>91500</text:p>
          </table:table-cell>
          <table:table-cell office:value-type="float" office:value="95200" calcext:value-type="float">
            <text:p>95200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91583" calcext:value-type="float">
            <text:p>91583</text:p>
          </table:table-cell>
          <table:table-cell office:value-type="float" office:value="94125" calcext:value-type="float">
            <text:p>9412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91025.5" calcext:value-type="float">
            <text:p>91025.5</text:p>
          </table:table-cell>
          <table:table-cell office:value-type="float" office:value="94575" calcext:value-type="float">
            <text:p>94575</text:p>
          </table:table-cell>
          <table:table-cell office:value-type="float" office:value="90375" calcext:value-type="float">
            <text:p>90375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91445.5" calcext:value-type="float">
            <text:p>91445.5</text:p>
          </table:table-cell>
          <table:table-cell office:value-type="float" office:value="94100" calcext:value-type="float">
            <text:p>94100</text:p>
          </table:table-cell>
          <table:table-cell office:value-type="float" office:value="90250" calcext:value-type="float">
            <text:p>90250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91420.5" calcext:value-type="float">
            <text:p>91420.5</text:p>
          </table:table-cell>
          <table:table-cell office:value-type="float" office:value="94312.5" calcext:value-type="float">
            <text:p>94312.5</text:p>
          </table:table-cell>
          <table:table-cell office:value-type="float" office:value="89987.5" calcext:value-type="float">
            <text:p>89987.5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91187.5" calcext:value-type="float">
            <text:p>91187.5</text:p>
          </table:table-cell>
          <table:table-cell office:value-type="float" office:value="94062.5" calcext:value-type="float">
            <text:p>94062.5</text:p>
          </table:table-cell>
          <table:table-cell office:value-type="float" office:value="89662.5" calcext:value-type="float">
            <text:p>89662.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92461" calcext:value-type="float">
            <text:p>92461</text:p>
          </table:table-cell>
          <table:table-cell office:value-type="float" office:value="94500" calcext:value-type="float">
            <text:p>94500</text:p>
          </table:table-cell>
          <table:table-cell office:value-type="float" office:value="89750" calcext:value-type="float">
            <text:p>89750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91608.5" calcext:value-type="float">
            <text:p>91608.5</text:p>
          </table:table-cell>
          <table:table-cell office:value-type="float" office:value="93950" calcext:value-type="float">
            <text:p>93950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92189.5" calcext:value-type="float">
            <text:p>92189.5</text:p>
          </table:table-cell>
          <table:table-cell office:value-type="float" office:value="95475" calcext:value-type="float">
            <text:p>95475</text:p>
          </table:table-cell>
          <table:table-cell office:value-type="float" office:value="89837.5" calcext:value-type="float">
            <text:p>89837.5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91396.5" calcext:value-type="float">
            <text:p>91396.5</text:p>
          </table:table-cell>
          <table:table-cell office:value-type="float" office:value="95962.5" calcext:value-type="float">
            <text:p>95962.5</text:p>
          </table:table-cell>
          <table:table-cell office:value-type="float" office:value="90187.5" calcext:value-type="float">
            <text:p>90187.5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90675.5" calcext:value-type="float">
            <text:p>90675.5</text:p>
          </table:table-cell>
          <table:table-cell office:value-type="float" office:value="96600" calcext:value-type="float">
            <text:p>96600</text:p>
          </table:table-cell>
          <table:table-cell office:value-type="float" office:value="89762.5" calcext:value-type="float">
            <text:p>89762.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0720.5" calcext:value-type="float">
            <text:p>90720.5</text:p>
          </table:table-cell>
          <table:table-cell office:value-type="float" office:value="97200" calcext:value-type="float">
            <text:p>97200</text:p>
          </table:table-cell>
          <table:table-cell office:value-type="float" office:value="89825" calcext:value-type="float">
            <text:p>89825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90343" calcext:value-type="float">
            <text:p>90343</text:p>
          </table:table-cell>
          <table:table-cell office:value-type="float" office:value="97850" calcext:value-type="float">
            <text:p>97850</text:p>
          </table:table-cell>
          <table:table-cell office:value-type="float" office:value="89750" calcext:value-type="float">
            <text:p>89750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90362" calcext:value-type="float">
            <text:p>90362</text:p>
          </table:table-cell>
          <table:table-cell office:value-type="float" office:value="97850" calcext:value-type="float">
            <text:p>97850</text:p>
          </table:table-cell>
          <table:table-cell office:value-type="float" office:value="89687.5" calcext:value-type="float">
            <text:p>89687.5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90723.5" calcext:value-type="float">
            <text:p>90723.5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89625" calcext:value-type="float">
            <text:p>89625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90748.5" calcext:value-type="float">
            <text:p>90748.5</text:p>
          </table:table-cell>
          <table:table-cell office:value-type="float" office:value="98362.5" calcext:value-type="float">
            <text:p>98362.5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91210.5" calcext:value-type="float">
            <text:p>91210.5</text:p>
          </table:table-cell>
          <table:table-cell office:value-type="float" office:value="97900" calcext:value-type="float">
            <text:p>97900</text:p>
          </table:table-cell>
          <table:table-cell office:value-type="float" office:value="89800" calcext:value-type="float">
            <text:p>89800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90288.5" calcext:value-type="float">
            <text:p>90288.5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89862.5" calcext:value-type="float">
            <text:p>89862.5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90967.5" calcext:value-type="float">
            <text:p>90967.5</text:p>
          </table:table-cell>
          <table:table-cell office:value-type="float" office:value="98450" calcext:value-type="float">
            <text:p>98450</text:p>
          </table:table-cell>
          <table:table-cell office:value-type="float" office:value="89925" calcext:value-type="float">
            <text:p>89925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90975.5" calcext:value-type="float">
            <text:p>90975.5</text:p>
          </table:table-cell>
          <table:table-cell office:value-type="float" office:value="98325" calcext:value-type="float">
            <text:p>98325</text:p>
          </table:table-cell>
          <table:table-cell office:value-type="float" office:value="89825" calcext:value-type="float">
            <text:p>89825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90501.5" calcext:value-type="float">
            <text:p>90501.5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89675" calcext:value-type="float">
            <text:p>8967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91105" calcext:value-type="float">
            <text:p>91105</text:p>
          </table:table-cell>
          <table:table-cell office:value-type="float" office:value="99350" calcext:value-type="float">
            <text:p>99350</text:p>
          </table:table-cell>
          <table:table-cell office:value-type="float" office:value="90062.5" calcext:value-type="float">
            <text:p>90062.5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90410" calcext:value-type="float">
            <text:p>90410</text:p>
          </table:table-cell>
          <table:table-cell office:value-type="float" office:value="99600" calcext:value-type="float">
            <text:p>99600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0835" calcext:value-type="float">
            <text:p>90835</text:p>
          </table:table-cell>
          <table:table-cell office:value-type="float" office:value="100137.5" calcext:value-type="float">
            <text:p>100137.5</text:p>
          </table:table-cell>
          <table:table-cell office:value-type="float" office:value="90262.5" calcext:value-type="float">
            <text:p>90262.5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90170" calcext:value-type="float">
            <text:p>90170</text:p>
          </table:table-cell>
          <table:table-cell office:value-type="float" office:value="99375" calcext:value-type="float">
            <text:p>9937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90063" calcext:value-type="float">
            <text:p>90063</text:p>
          </table:table-cell>
          <table:table-cell office:value-type="float" office:value="101787.5" calcext:value-type="float">
            <text:p>101787.5</text:p>
          </table:table-cell>
          <table:table-cell office:value-type="float" office:value="90550" calcext:value-type="float">
            <text:p>90550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89488" calcext:value-type="float">
            <text:p>89488</text:p>
          </table:table-cell>
          <table:table-cell office:value-type="float" office:value="101425" calcext:value-type="float">
            <text:p>10142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88948" calcext:value-type="float">
            <text:p>88948</text:p>
          </table:table-cell>
          <table:table-cell office:value-type="float" office:value="101012.5" calcext:value-type="float">
            <text:p>101012.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89273" calcext:value-type="float">
            <text:p>89273</text:p>
          </table:table-cell>
          <table:table-cell office:value-type="float" office:value="101137.5" calcext:value-type="float">
            <text:p>101137.5</text:p>
          </table:table-cell>
          <table:table-cell office:value-type="float" office:value="90187.5" calcext:value-type="float">
            <text:p>90187.5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88915" calcext:value-type="float">
            <text:p>88915</text:p>
          </table:table-cell>
          <table:table-cell office:value-type="float" office:value="101100" calcext:value-type="float">
            <text:p>1011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89194" calcext:value-type="float">
            <text:p>89194</text:p>
          </table:table-cell>
          <table:table-cell office:value-type="float" office:value="100925" calcext:value-type="float">
            <text:p>100925</text:p>
          </table:table-cell>
          <table:table-cell office:value-type="float" office:value="90225" calcext:value-type="float">
            <text:p>902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89519" calcext:value-type="float">
            <text:p>89519</text:p>
          </table:table-cell>
          <table:table-cell office:value-type="float" office:value="101437.5" calcext:value-type="float">
            <text:p>101437.5</text:p>
          </table:table-cell>
          <table:table-cell office:value-type="float" office:value="90587.5" calcext:value-type="float">
            <text:p>90587.5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89919" calcext:value-type="float">
            <text:p>89919</text:p>
          </table:table-cell>
          <table:table-cell office:value-type="float" office:value="101450" calcext:value-type="float">
            <text:p>101450</text:p>
          </table:table-cell>
          <table:table-cell office:value-type="float" office:value="90662.5" calcext:value-type="float">
            <text:p>90662.5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90136" calcext:value-type="float">
            <text:p>90136</text:p>
          </table:table-cell>
          <table:table-cell office:value-type="float" office:value="101387.5" calcext:value-type="float">
            <text:p>101387.5</text:p>
          </table:table-cell>
          <table:table-cell office:value-type="float" office:value="90687.5" calcext:value-type="float">
            <text:p>90687.5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90979.5" calcext:value-type="float">
            <text:p>90979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91087.5" calcext:value-type="float">
            <text:p>91087.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91143" calcext:value-type="float">
            <text:p>91143</text:p>
          </table:table-cell>
          <table:table-cell office:value-type="float" office:value="102150" calcext:value-type="float">
            <text:p>102150</text:p>
          </table:table-cell>
          <table:table-cell office:value-type="float" office:value="90987.5" calcext:value-type="float">
            <text:p>90987.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91645.5" calcext:value-type="float">
            <text:p>91645.5</text:p>
          </table:table-cell>
          <table:table-cell office:value-type="float" office:value="102625" calcext:value-type="float">
            <text:p>102625</text:p>
          </table:table-cell>
          <table:table-cell office:value-type="float" office:value="90462.5" calcext:value-type="float">
            <text:p>90462.5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91084" calcext:value-type="float">
            <text:p>91084</text:p>
          </table:table-cell>
          <table:table-cell office:value-type="float" office:value="103687.5" calcext:value-type="float">
            <text:p>103687.5</text:p>
          </table:table-cell>
          <table:table-cell office:value-type="float" office:value="90612.5" calcext:value-type="float">
            <text:p>90612.5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90363.5" calcext:value-type="float">
            <text:p>90363.5</text:p>
          </table:table-cell>
          <table:table-cell office:value-type="float" office:value="103512.5" calcext:value-type="float">
            <text:p>103512.5</text:p>
          </table:table-cell>
          <table:table-cell office:value-type="float" office:value="90525" calcext:value-type="float">
            <text:p>90525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89605.5" calcext:value-type="float">
            <text:p>89605.5</text:p>
          </table:table-cell>
          <table:table-cell office:value-type="float" office:value="102350" calcext:value-type="float">
            <text:p>102350</text:p>
          </table:table-cell>
          <table:table-cell office:value-type="float" office:value="90587.5" calcext:value-type="float">
            <text:p>90587.5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89871.5" calcext:value-type="float">
            <text:p>89871.5</text:p>
          </table:table-cell>
          <table:table-cell office:value-type="float" office:value="102187.5" calcext:value-type="float">
            <text:p>102187.5</text:p>
          </table:table-cell>
          <table:table-cell office:value-type="float" office:value="90337.5" calcext:value-type="float">
            <text:p>90337.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90229.5" calcext:value-type="float">
            <text:p>90229.5</text:p>
          </table:table-cell>
          <table:table-cell office:value-type="float" office:value="102012.5" calcext:value-type="float">
            <text:p>102012.5</text:p>
          </table:table-cell>
          <table:table-cell office:value-type="float" office:value="90312.5" calcext:value-type="float">
            <text:p>90312.5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90915.5" calcext:value-type="float">
            <text:p>90915.5</text:p>
          </table:table-cell>
          <table:table-cell office:value-type="float" office:value="102812.5" calcext:value-type="float">
            <text:p>102812.5</text:p>
          </table:table-cell>
          <table:table-cell office:value-type="float" office:value="90337.5" calcext:value-type="float">
            <text:p>90337.5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91027" calcext:value-type="float">
            <text:p>91027</text:p>
          </table:table-cell>
          <table:table-cell office:value-type="float" office:value="103000" calcext:value-type="float">
            <text:p>103000</text:p>
          </table:table-cell>
          <table:table-cell office:value-type="float" office:value="90175" calcext:value-type="float">
            <text:p>90175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90956" calcext:value-type="float">
            <text:p>90956</text:p>
          </table:table-cell>
          <table:table-cell office:value-type="float" office:value="102287.5" calcext:value-type="float">
            <text:p>102287.5</text:p>
          </table:table-cell>
          <table:table-cell office:value-type="float" office:value="89937.5" calcext:value-type="float">
            <text:p>89937.5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90367" calcext:value-type="float">
            <text:p>90367</text:p>
          </table:table-cell>
          <table:table-cell office:value-type="float" office:value="102275" calcext:value-type="float">
            <text:p>102275</text:p>
          </table:table-cell>
          <table:table-cell office:value-type="float" office:value="90387.5" calcext:value-type="float">
            <text:p>90387.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91620" calcext:value-type="float">
            <text:p>91620</text:p>
          </table:table-cell>
          <table:table-cell office:value-type="float" office:value="102512.5" calcext:value-type="float">
            <text:p>102512.5</text:p>
          </table:table-cell>
          <table:table-cell office:value-type="float" office:value="90887.5" calcext:value-type="float">
            <text:p>90887.5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92102.5" calcext:value-type="float">
            <text:p>92102.5</text:p>
          </table:table-cell>
          <table:table-cell office:value-type="float" office:value="102725" calcext:value-type="float">
            <text:p>102725</text:p>
          </table:table-cell>
          <table:table-cell office:value-type="float" office:value="90750" calcext:value-type="float">
            <text:p>90750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91665" calcext:value-type="float">
            <text:p>91665</text:p>
          </table:table-cell>
          <table:table-cell office:value-type="float" office:value="102687.5" calcext:value-type="float">
            <text:p>102687.5</text:p>
          </table:table-cell>
          <table:table-cell office:value-type="float" office:value="90837.5" calcext:value-type="float">
            <text:p>90837.5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91367.5" calcext:value-type="float">
            <text:p>91367.5</text:p>
          </table:table-cell>
          <table:table-cell office:value-type="float" office:value="101225" calcext:value-type="float">
            <text:p>101225</text:p>
          </table:table-cell>
          <table:table-cell office:value-type="float" office:value="91075" calcext:value-type="float">
            <text:p>91075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91452" calcext:value-type="float">
            <text:p>91452</text:p>
          </table:table-cell>
          <table:table-cell office:value-type="float" office:value="100050" calcext:value-type="float">
            <text:p>100050</text:p>
          </table:table-cell>
          <table:table-cell office:value-type="float" office:value="91200" calcext:value-type="float">
            <text:p>9120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1348" calcext:value-type="float">
            <text:p>91348</text:p>
          </table:table-cell>
          <table:table-cell office:value-type="float" office:value="99687.5" calcext:value-type="float">
            <text:p>99687.5</text:p>
          </table:table-cell>
          <table:table-cell office:value-type="float" office:value="91112.5" calcext:value-type="float">
            <text:p>91112.5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91421.5" calcext:value-type="float">
            <text:p>91421.5</text:p>
          </table:table-cell>
          <table:table-cell office:value-type="float" office:value="99887.5" calcext:value-type="float">
            <text:p>99887.5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91488" calcext:value-type="float">
            <text:p>91488</text:p>
          </table:table-cell>
          <table:table-cell office:value-type="float" office:value="100175" calcext:value-type="float">
            <text:p>100175</text:p>
          </table:table-cell>
          <table:table-cell office:value-type="float" office:value="91475" calcext:value-type="float">
            <text:p>91475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92067" calcext:value-type="float">
            <text:p>92067</text:p>
          </table:table-cell>
          <table:table-cell office:value-type="float" office:value="100262.5" calcext:value-type="float">
            <text:p>100262.5</text:p>
          </table:table-cell>
          <table:table-cell office:value-type="float" office:value="91425" calcext:value-type="float">
            <text:p>91425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91966" calcext:value-type="float">
            <text:p>91966</text:p>
          </table:table-cell>
          <table:table-cell office:value-type="float" office:value="99925" calcext:value-type="float">
            <text:p>99925</text:p>
          </table:table-cell>
          <table:table-cell office:value-type="float" office:value="91275" calcext:value-type="float">
            <text:p>9127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91766" calcext:value-type="float">
            <text:p>91766</text:p>
          </table:table-cell>
          <table:table-cell office:value-type="float" office:value="99312.5" calcext:value-type="float">
            <text:p>99312.5</text:p>
          </table:table-cell>
          <table:table-cell office:value-type="float" office:value="91137.5" calcext:value-type="float">
            <text:p>91137.5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92140" calcext:value-type="float">
            <text:p>92140</text:p>
          </table:table-cell>
          <table:table-cell office:value-type="float" office:value="99487.5" calcext:value-type="float">
            <text:p>99487.5</text:p>
          </table:table-cell>
          <table:table-cell office:value-type="float" office:value="91400" calcext:value-type="float">
            <text:p>91400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92388" calcext:value-type="float">
            <text:p>92388</text:p>
          </table:table-cell>
          <table:table-cell office:value-type="float" office:value="99387.5" calcext:value-type="float">
            <text:p>99387.5</text:p>
          </table:table-cell>
          <table:table-cell office:value-type="float" office:value="91387.5" calcext:value-type="float">
            <text:p>91387.5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2080" calcext:value-type="float">
            <text:p>92080</text:p>
          </table:table-cell>
          <table:table-cell office:value-type="float" office:value="99037.5" calcext:value-type="float">
            <text:p>99037.5</text:p>
          </table:table-cell>
          <table:table-cell office:value-type="float" office:value="90837.5" calcext:value-type="float">
            <text:p>90837.5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92888" calcext:value-type="float">
            <text:p>92888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91587.5" calcext:value-type="float">
            <text:p>91587.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91208.5" calcext:value-type="float">
            <text:p>91208.5</text:p>
          </table:table-cell>
          <table:table-cell office:value-type="float" office:value="96750" calcext:value-type="float">
            <text:p>96750</text:p>
          </table:table-cell>
          <table:table-cell office:value-type="float" office:value="91462.5" calcext:value-type="float">
            <text:p>91462.5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91562" calcext:value-type="float">
            <text:p>91562</text:p>
          </table:table-cell>
          <table:table-cell office:value-type="float" office:value="96850" calcext:value-type="float">
            <text:p>96850</text:p>
          </table:table-cell>
          <table:table-cell office:value-type="float" office:value="91625" calcext:value-type="float">
            <text:p>91625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90692" calcext:value-type="float">
            <text:p>90692</text:p>
          </table:table-cell>
          <table:table-cell office:value-type="float" office:value="96212.5" calcext:value-type="float">
            <text:p>96212.5</text:p>
          </table:table-cell>
          <table:table-cell office:value-type="float" office:value="91050" calcext:value-type="float">
            <text:p>91050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90479.5" calcext:value-type="float">
            <text:p>90479.5</text:p>
          </table:table-cell>
          <table:table-cell office:value-type="float" office:value="95725" calcext:value-type="float">
            <text:p>95725</text:p>
          </table:table-cell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90828.5" calcext:value-type="float">
            <text:p>90828.5</text:p>
          </table:table-cell>
          <table:table-cell office:value-type="float" office:value="96612.5" calcext:value-type="float">
            <text:p>96612.5</text:p>
          </table:table-cell>
          <table:table-cell office:value-type="float" office:value="90800" calcext:value-type="float">
            <text:p>90800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91282.5" calcext:value-type="float">
            <text:p>91282.5</text:p>
          </table:table-cell>
          <table:table-cell office:value-type="float" office:value="96137.5" calcext:value-type="float">
            <text:p>96137.5</text:p>
          </table:table-cell>
          <table:table-cell office:value-type="float" office:value="90487.5" calcext:value-type="float">
            <text:p>90487.5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91148.5" calcext:value-type="float">
            <text:p>91148.5</text:p>
          </table:table-cell>
          <table:table-cell office:value-type="float" office:value="95875" calcext:value-type="float">
            <text:p>9587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90483" calcext:value-type="float">
            <text:p>90483</text:p>
          </table:table-cell>
          <table:table-cell office:value-type="float" office:value="94150" calcext:value-type="float">
            <text:p>94150</text:p>
          </table:table-cell>
          <table:table-cell office:value-type="float" office:value="89937.5" calcext:value-type="float">
            <text:p>89937.5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90672" calcext:value-type="float">
            <text:p>90672</text:p>
          </table:table-cell>
          <table:table-cell office:value-type="float" office:value="94312.5" calcext:value-type="float">
            <text:p>94312.5</text:p>
          </table:table-cell>
          <table:table-cell office:value-type="float" office:value="89987.5" calcext:value-type="float">
            <text:p>89987.5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89419.5" calcext:value-type="float">
            <text:p>89419.5</text:p>
          </table:table-cell>
          <table:table-cell office:value-type="float" office:value="93712.5" calcext:value-type="float">
            <text:p>93712.5</text:p>
          </table:table-cell>
          <table:table-cell office:value-type="float" office:value="89712.5" calcext:value-type="float">
            <text:p>89712.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89969" calcext:value-type="float">
            <text:p>89969</text:p>
          </table:table-cell>
          <table:table-cell office:value-type="float" office:value="93250" calcext:value-type="float">
            <text:p>93250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88392" calcext:value-type="float">
            <text:p>88392</text:p>
          </table:table-cell>
          <table:table-cell office:value-type="float" office:value="95337.5" calcext:value-type="float">
            <text:p>95337.5</text:p>
          </table:table-cell>
          <table:table-cell office:value-type="float" office:value="90175" calcext:value-type="float">
            <text:p>90175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87683" calcext:value-type="float">
            <text:p>87683</text:p>
          </table:table-cell>
          <table:table-cell office:value-type="float" office:value="95037.5" calcext:value-type="float">
            <text:p>95037.5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87821.5" calcext:value-type="float">
            <text:p>87821.5</text:p>
          </table:table-cell>
          <table:table-cell office:value-type="float" office:value="94775" calcext:value-type="float">
            <text:p>94775</text:p>
          </table:table-cell>
          <table:table-cell office:value-type="float" office:value="90575" calcext:value-type="float">
            <text:p>90575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89325.5" calcext:value-type="float">
            <text:p>89325.5</text:p>
          </table:table-cell>
          <table:table-cell office:value-type="float" office:value="94762.5" calcext:value-type="float">
            <text:p>94762.5</text:p>
          </table:table-cell>
          <table:table-cell office:value-type="float" office:value="90262.5" calcext:value-type="float">
            <text:p>90262.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87861" calcext:value-type="float">
            <text:p>87861</text:p>
          </table:table-cell>
          <table:table-cell office:value-type="float" office:value="94362.5" calcext:value-type="float">
            <text:p>94362.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87732" calcext:value-type="float">
            <text:p>87732</text:p>
          </table:table-cell>
          <table:table-cell office:value-type="float" office:value="95375" calcext:value-type="float">
            <text:p>95375</text:p>
          </table:table-cell>
          <table:table-cell office:value-type="float" office:value="90487.5" calcext:value-type="float">
            <text:p>90487.5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87369.5" calcext:value-type="float">
            <text:p>87369.5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90637.5" calcext:value-type="float">
            <text:p>90637.5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87262" calcext:value-type="float">
            <text:p>87262</text:p>
          </table:table-cell>
          <table:table-cell office:value-type="float" office:value="94975" calcext:value-type="float">
            <text:p>94975</text:p>
          </table:table-cell>
          <table:table-cell office:value-type="float" office:value="90825" calcext:value-type="float">
            <text:p>90825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87233.5" calcext:value-type="float">
            <text:p>87233.5</text:p>
          </table:table-cell>
          <table:table-cell office:value-type="float" office:value="95687.5" calcext:value-type="float">
            <text:p>95687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86881" calcext:value-type="float">
            <text:p>86881</text:p>
          </table:table-cell>
          <table:table-cell office:value-type="float" office:value="94750" calcext:value-type="float">
            <text:p>94750</text:p>
          </table:table-cell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88343.5" calcext:value-type="float">
            <text:p>88343.5</text:p>
          </table:table-cell>
          <table:table-cell office:value-type="float" office:value="94512.5" calcext:value-type="float">
            <text:p>94512.5</text:p>
          </table:table-cell>
          <table:table-cell office:value-type="float" office:value="90775" calcext:value-type="float">
            <text:p>90775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88668" calcext:value-type="float">
            <text:p>88668</text:p>
          </table:table-cell>
          <table:table-cell office:value-type="float" office:value="94525" calcext:value-type="float">
            <text:p>94525</text:p>
          </table:table-cell>
          <table:table-cell office:value-type="float" office:value="90950" calcext:value-type="float">
            <text:p>90950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89021.5" calcext:value-type="float">
            <text:p>89021.5</text:p>
          </table:table-cell>
          <table:table-cell office:value-type="float" office:value="95100" calcext:value-type="float">
            <text:p>95100</text:p>
          </table:table-cell>
          <table:table-cell office:value-type="float" office:value="91062.5" calcext:value-type="float">
            <text:p>91062.5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89897" calcext:value-type="float">
            <text:p>89897</text:p>
          </table:table-cell>
          <table:table-cell office:value-type="float" office:value="95662.5" calcext:value-type="float">
            <text:p>95662.5</text:p>
          </table:table-cell>
          <table:table-cell office:value-type="float" office:value="91262.5" calcext:value-type="float">
            <text:p>91262.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90303" calcext:value-type="float">
            <text:p>90303</text:p>
          </table:table-cell>
          <table:table-cell office:value-type="float" office:value="95662.5" calcext:value-type="float">
            <text:p>95662.5</text:p>
          </table:table-cell>
          <table:table-cell office:value-type="float" office:value="91225" calcext:value-type="float">
            <text:p>91225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90303" calcext:value-type="float">
            <text:p>90303</text:p>
          </table:table-cell>
          <table:table-cell office:value-type="float" office:value="96025" calcext:value-type="float">
            <text:p>96025</text:p>
          </table:table-cell>
          <table:table-cell office:value-type="float" office:value="91875" calcext:value-type="float">
            <text:p>91875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91004" calcext:value-type="float">
            <text:p>91004</text:p>
          </table:table-cell>
          <table:table-cell office:value-type="float" office:value="96987.5" calcext:value-type="float">
            <text:p>96987.5</text:p>
          </table:table-cell>
          <table:table-cell office:value-type="float" office:value="91862.5" calcext:value-type="float">
            <text:p>91862.5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92806" calcext:value-type="float">
            <text:p>92806</text:p>
          </table:table-cell>
          <table:table-cell office:value-type="float" office:value="96087.5" calcext:value-type="float">
            <text:p>96087.5</text:p>
          </table:table-cell>
          <table:table-cell office:value-type="float" office:value="92087.5" calcext:value-type="float">
            <text:p>92087.5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93570" calcext:value-type="float">
            <text:p>93570</text:p>
          </table:table-cell>
          <table:table-cell office:value-type="float" office:value="95612.5" calcext:value-type="float">
            <text:p>95612.5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93478.5" calcext:value-type="float">
            <text:p>93478.5</text:p>
          </table:table-cell>
          <table:table-cell office:value-type="float" office:value="95125" calcext:value-type="float">
            <text:p>95125</text:p>
          </table:table-cell>
          <table:table-cell office:value-type="float" office:value="92087.5" calcext:value-type="float">
            <text:p>92087.5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94191" calcext:value-type="float">
            <text:p>94191</text:p>
          </table:table-cell>
          <table:table-cell office:value-type="float" office:value="95962.5" calcext:value-type="float">
            <text:p>95962.5</text:p>
          </table:table-cell>
          <table:table-cell office:value-type="float" office:value="92112.5" calcext:value-type="float">
            <text:p>92112.5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93422" calcext:value-type="float">
            <text:p>93422</text:p>
          </table:table-cell>
          <table:table-cell office:value-type="float" office:value="93700" calcext:value-type="float">
            <text:p>93700</text:p>
          </table:table-cell>
          <table:table-cell office:value-type="float" office:value="92137.5" calcext:value-type="float">
            <text:p>92137.5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93664" calcext:value-type="float">
            <text:p>93664</text:p>
          </table:table-cell>
          <table:table-cell office:value-type="float" office:value="94512.5" calcext:value-type="float">
            <text:p>94512.5</text:p>
          </table:table-cell>
          <table:table-cell office:value-type="float" office:value="92362.5" calcext:value-type="float">
            <text:p>92362.5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3517.5" calcext:value-type="float">
            <text:p>93517.5</text:p>
          </table:table-cell>
          <table:table-cell office:value-type="float" office:value="94637.5" calcext:value-type="float">
            <text:p>94637.5</text:p>
          </table:table-cell>
          <table:table-cell office:value-type="float" office:value="92300" calcext:value-type="float">
            <text:p>92300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93512" calcext:value-type="float">
            <text:p>93512</text:p>
          </table:table-cell>
          <table:table-cell office:value-type="float" office:value="93612.5" calcext:value-type="float">
            <text:p>93612.5</text:p>
          </table:table-cell>
          <table:table-cell office:value-type="float" office:value="92137.5" calcext:value-type="float">
            <text:p>92137.5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93944" calcext:value-type="float">
            <text:p>93944</text:p>
          </table:table-cell>
          <table:table-cell office:value-type="float" office:value="94112.5" calcext:value-type="float">
            <text:p>94112.5</text:p>
          </table:table-cell>
          <table:table-cell office:value-type="float" office:value="92112.5" calcext:value-type="float">
            <text:p>92112.5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93946.5" calcext:value-type="float">
            <text:p>93946.5</text:p>
          </table:table-cell>
          <table:table-cell office:value-type="float" office:value="94175" calcext:value-type="float">
            <text:p>94175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93437.5" calcext:value-type="float">
            <text:p>93437.5</text:p>
          </table:table-cell>
          <table:table-cell office:value-type="float" office:value="93862.5" calcext:value-type="float">
            <text:p>93862.5</text:p>
          </table:table-cell>
          <table:table-cell office:value-type="float" office:value="91662.5" calcext:value-type="float">
            <text:p>91662.5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94076" calcext:value-type="float">
            <text:p>94076</text:p>
          </table:table-cell>
          <table:table-cell office:value-type="float" office:value="95037.5" calcext:value-type="float">
            <text:p>95037.5</text:p>
          </table:table-cell>
          <table:table-cell office:value-type="float" office:value="91987.5" calcext:value-type="float">
            <text:p>91987.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94663.5" calcext:value-type="float">
            <text:p>94663.5</text:p>
          </table:table-cell>
          <table:table-cell office:value-type="float" office:value="95737.5" calcext:value-type="float">
            <text:p>95737.5</text:p>
          </table:table-cell>
          <table:table-cell office:value-type="float" office:value="91712.5" calcext:value-type="float">
            <text:p>91712.5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94677" calcext:value-type="float">
            <text:p>94677</text:p>
          </table:table-cell>
          <table:table-cell office:value-type="float" office:value="95862.5" calcext:value-type="float">
            <text:p>95862.5</text:p>
          </table:table-cell>
          <table:table-cell office:value-type="float" office:value="91887.5" calcext:value-type="float">
            <text:p>91887.5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94658.5" calcext:value-type="float">
            <text:p>94658.5</text:p>
          </table:table-cell>
          <table:table-cell office:value-type="float" office:value="95850" calcext:value-type="float">
            <text:p>95850</text:p>
          </table:table-cell>
          <table:table-cell office:value-type="float" office:value="91337.5" calcext:value-type="float">
            <text:p>91337.5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94076.5" calcext:value-type="float">
            <text:p>94076.5</text:p>
          </table:table-cell>
          <table:table-cell office:value-type="float" office:value="95500" calcext:value-type="float">
            <text:p>95500</text:p>
          </table:table-cell>
          <table:table-cell office:value-type="float" office:value="91012.5" calcext:value-type="float">
            <text:p>91012.5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95045.5" calcext:value-type="float">
            <text:p>95045.5</text:p>
          </table:table-cell>
          <table:table-cell office:value-type="float" office:value="96387.5" calcext:value-type="float">
            <text:p>96387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95587.5" calcext:value-type="float">
            <text:p>95587.5</text:p>
          </table:table-cell>
          <table:table-cell office:value-type="float" office:value="96187.5" calcext:value-type="float">
            <text:p>96187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95353.5" calcext:value-type="float">
            <text:p>95353.5</text:p>
          </table:table-cell>
          <table:table-cell office:value-type="float" office:value="95600" calcext:value-type="float">
            <text:p>95600</text:p>
          </table:table-cell>
          <table:table-cell office:value-type="float" office:value="90587.5" calcext:value-type="float">
            <text:p>90587.5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97382" calcext:value-type="float">
            <text:p>97382</text:p>
          </table:table-cell>
          <table:table-cell office:value-type="float" office:value="96487.5" calcext:value-type="float">
            <text:p>96487.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97573" calcext:value-type="float">
            <text:p>97573</text:p>
          </table:table-cell>
          <table:table-cell office:value-type="float" office:value="96762.5" calcext:value-type="float">
            <text:p>96762.5</text:p>
          </table:table-cell>
          <table:table-cell office:value-type="float" office:value="90125" calcext:value-type="float">
            <text:p>90125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97160.5" calcext:value-type="float">
            <text:p>97160.5</text:p>
          </table:table-cell>
          <table:table-cell office:value-type="float" office:value="96425" calcext:value-type="float">
            <text:p>96425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96084" calcext:value-type="float">
            <text:p>96084</text:p>
          </table:table-cell>
          <table:table-cell office:value-type="float" office:value="95900" calcext:value-type="float">
            <text:p>95900</text:p>
          </table:table-cell>
          <table:table-cell office:value-type="float" office:value="90237.5" calcext:value-type="float">
            <text:p>90237.5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95571" calcext:value-type="float">
            <text:p>95571</text:p>
          </table:table-cell>
          <table:table-cell office:value-type="float" office:value="95325" calcext:value-type="float">
            <text:p>95325</text:p>
          </table:table-cell>
          <table:table-cell office:value-type="float" office:value="90012.5" calcext:value-type="float">
            <text:p>90012.5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96306" calcext:value-type="float">
            <text:p>96306</text:p>
          </table:table-cell>
          <table:table-cell office:value-type="float" office:value="95862.5" calcext:value-type="float">
            <text:p>95862.5</text:p>
          </table:table-cell>
          <table:table-cell office:value-type="float" office:value="90237.5" calcext:value-type="float">
            <text:p>90237.5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96553.5" calcext:value-type="float">
            <text:p>96553.5</text:p>
          </table:table-cell>
          <table:table-cell office:value-type="float" office:value="96650" calcext:value-type="float">
            <text:p>96650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97217" calcext:value-type="float">
            <text:p>97217</text:p>
          </table:table-cell>
          <table:table-cell office:value-type="float" office:value="96287.5" calcext:value-type="float">
            <text:p>96287.5</text:p>
          </table:table-cell>
          <table:table-cell office:value-type="float" office:value="90850" calcext:value-type="float">
            <text:p>90850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98065.5" calcext:value-type="float">
            <text:p>98065.5</text:p>
          </table:table-cell>
          <table:table-cell office:value-type="float" office:value="97487.5" calcext:value-type="float">
            <text:p>97487.5</text:p>
          </table:table-cell>
          <table:table-cell office:value-type="float" office:value="90725" calcext:value-type="float">
            <text:p>90725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97990" calcext:value-type="float">
            <text:p>97990</text:p>
          </table:table-cell>
          <table:table-cell office:value-type="float" office:value="97362.5" calcext:value-type="float">
            <text:p>97362.5</text:p>
          </table:table-cell>
          <table:table-cell office:value-type="float" office:value="90650" calcext:value-type="float">
            <text:p>90650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98225" calcext:value-type="float">
            <text:p>98225</text:p>
          </table:table-cell>
          <table:table-cell office:value-type="float" office:value="95912.5" calcext:value-type="float">
            <text:p>95912.5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98276" calcext:value-type="float">
            <text:p>98276</text:p>
          </table:table-cell>
          <table:table-cell office:value-type="float" office:value="95237.5" calcext:value-type="float">
            <text:p>95237.5</text:p>
          </table:table-cell>
          <table:table-cell office:value-type="float" office:value="90087.5" calcext:value-type="float">
            <text:p>90087.5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97208.5" calcext:value-type="float">
            <text:p>97208.5</text:p>
          </table:table-cell>
          <table:table-cell office:value-type="float" office:value="94750" calcext:value-type="float">
            <text:p>94750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97743" calcext:value-type="float">
            <text:p>97743</text:p>
          </table:table-cell>
          <table:table-cell office:value-type="float" office:value="95475" calcext:value-type="float">
            <text:p>95475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97872.5" calcext:value-type="float">
            <text:p>97872.5</text:p>
          </table:table-cell>
          <table:table-cell office:value-type="float" office:value="95487.5" calcext:value-type="float">
            <text:p>95487.5</text:p>
          </table:table-cell>
          <table:table-cell office:value-type="float" office:value="90137.5" calcext:value-type="float">
            <text:p>90137.5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97755.5" calcext:value-type="float">
            <text:p>97755.5</text:p>
          </table:table-cell>
          <table:table-cell office:value-type="float" office:value="95787.5" calcext:value-type="float">
            <text:p>95787.5</text:p>
          </table:table-cell>
          <table:table-cell office:value-type="float" office:value="90400" calcext:value-type="float">
            <text:p>90400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97734.5" calcext:value-type="float">
            <text:p>97734.5</text:p>
          </table:table-cell>
          <table:table-cell office:value-type="float" office:value="95862.5" calcext:value-type="float">
            <text:p>95862.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98185.5" calcext:value-type="float">
            <text:p>98185.5</text:p>
          </table:table-cell>
          <table:table-cell office:value-type="float" office:value="96075" calcext:value-type="float">
            <text:p>96075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98345" calcext:value-type="float">
            <text:p>98345</text:p>
          </table:table-cell>
          <table:table-cell office:value-type="float" office:value="96275" calcext:value-type="float">
            <text:p>96275</text:p>
          </table:table-cell>
          <table:table-cell office:value-type="float" office:value="89887.5" calcext:value-type="float">
            <text:p>89887.5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98022" calcext:value-type="float">
            <text:p>98022</text:p>
          </table:table-cell>
          <table:table-cell office:value-type="float" office:value="94800" calcext:value-type="float">
            <text:p>94800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100088" calcext:value-type="float">
            <text:p>100088</text:p>
          </table:table-cell>
          <table:table-cell office:value-type="float" office:value="96250" calcext:value-type="float">
            <text:p>9625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99973" calcext:value-type="float">
            <text:p>99973</text:p>
          </table:table-cell>
          <table:table-cell office:value-type="float" office:value="97087.5" calcext:value-type="float">
            <text:p>97087.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100614" calcext:value-type="float">
            <text:p>100614</text:p>
          </table:table-cell>
          <table:table-cell office:value-type="float" office:value="97900" calcext:value-type="float">
            <text:p>979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0697" calcext:value-type="float">
            <text:p>100697</text:p>
          </table:table-cell>
          <table:table-cell office:value-type="float" office:value="98362.5" calcext:value-type="float">
            <text:p>98362.5</text:p>
          </table:table-cell>
          <table:table-cell office:value-type="float" office:value="89987.5" calcext:value-type="float">
            <text:p>89987.5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97987.5" calcext:value-type="float">
            <text:p>97987.5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101124.5" calcext:value-type="float">
            <text:p>101124.5</text:p>
          </table:table-cell>
          <table:table-cell office:value-type="float" office:value="97850" calcext:value-type="float">
            <text:p>97850</text:p>
          </table:table-cell>
          <table:table-cell office:value-type="float" office:value="89825" calcext:value-type="float">
            <text:p>89825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101324" calcext:value-type="float">
            <text:p>101324</text:p>
          </table:table-cell>
          <table:table-cell office:value-type="float" office:value="98550" calcext:value-type="float">
            <text:p>98550</text:p>
          </table:table-cell>
          <table:table-cell office:value-type="float" office:value="89612.5" calcext:value-type="float">
            <text:p>89612.5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101319.5" calcext:value-type="float">
            <text:p>101319.5</text:p>
          </table:table-cell>
          <table:table-cell office:value-type="float" office:value="98675" calcext:value-type="float">
            <text:p>98675</text:p>
          </table:table-cell>
          <table:table-cell office:value-type="float" office:value="89837.5" calcext:value-type="float">
            <text:p>89837.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01416" calcext:value-type="float">
            <text:p>101416</text:p>
          </table:table-cell>
          <table:table-cell office:value-type="float" office:value="98550" calcext:value-type="float">
            <text:p>98550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100875.5" calcext:value-type="float">
            <text:p>100875.5</text:p>
          </table:table-cell>
          <table:table-cell office:value-type="float" office:value="99175" calcext:value-type="float">
            <text:p>99175</text:p>
          </table:table-cell>
          <table:table-cell office:value-type="float" office:value="90212.5" calcext:value-type="float">
            <text:p>90212.5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98978" calcext:value-type="float">
            <text:p>98978</text:p>
          </table:table-cell>
          <table:table-cell office:value-type="float" office:value="99137.5" calcext:value-type="float">
            <text:p>99137.5</text:p>
          </table:table-cell>
          <table:table-cell office:value-type="float" office:value="89450" calcext:value-type="float">
            <text:p>89450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98794.5" calcext:value-type="float">
            <text:p>98794.5</text:p>
          </table:table-cell>
          <table:table-cell office:value-type="float" office:value="99925" calcext:value-type="float">
            <text:p>99925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98266.5" calcext:value-type="float">
            <text:p>98266.5</text:p>
          </table:table-cell>
          <table:table-cell office:value-type="float" office:value="98875" calcext:value-type="float">
            <text:p>98875</text:p>
          </table:table-cell>
          <table:table-cell office:value-type="float" office:value="89075" calcext:value-type="float">
            <text:p>890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98566.5" calcext:value-type="float">
            <text:p>98566.5</text:p>
          </table:table-cell>
          <table:table-cell office:value-type="float" office:value="98975" calcext:value-type="float">
            <text:p>98975</text:p>
          </table:table-cell>
          <table:table-cell office:value-type="float" office:value="89137.5" calcext:value-type="float">
            <text:p>89137.5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97959.5" calcext:value-type="float">
            <text:p>97959.5</text:p>
          </table:table-cell>
          <table:table-cell office:value-type="float" office:value="98987.5" calcext:value-type="float">
            <text:p>98987.5</text:p>
          </table:table-cell>
          <table:table-cell office:value-type="float" office:value="88537.5" calcext:value-type="float">
            <text:p>88537.5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97574.5" calcext:value-type="float">
            <text:p>97574.5</text:p>
          </table:table-cell>
          <table:table-cell office:value-type="float" office:value="98025" calcext:value-type="float">
            <text:p>98025</text:p>
          </table:table-cell>
          <table:table-cell office:value-type="float" office:value="88512.5" calcext:value-type="float">
            <text:p>88512.5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97376.5" calcext:value-type="float">
            <text:p>97376.5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88612.5" calcext:value-type="float">
            <text:p>88612.5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97003" calcext:value-type="float">
            <text:p>97003</text:p>
          </table:table-cell>
          <table:table-cell office:value-type="float" office:value="97362.5" calcext:value-type="float">
            <text:p>97362.5</text:p>
          </table:table-cell>
          <table:table-cell office:value-type="float" office:value="88112.5" calcext:value-type="float">
            <text:p>88112.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96632.5" calcext:value-type="float">
            <text:p>96632.5</text:p>
          </table:table-cell>
          <table:table-cell office:value-type="float" office:value="96550" calcext:value-type="float">
            <text:p>96550</text:p>
          </table:table-cell>
          <table:table-cell office:value-type="float" office:value="87800" calcext:value-type="float">
            <text:p>8780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96803" calcext:value-type="float">
            <text:p>96803</text:p>
          </table:table-cell>
          <table:table-cell office:value-type="float" office:value="96175" calcext:value-type="float">
            <text:p>96175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97745.5" calcext:value-type="float">
            <text:p>97745.5</text:p>
          </table:table-cell>
          <table:table-cell office:value-type="float" office:value="95675" calcext:value-type="float">
            <text:p>95675</text:p>
          </table:table-cell>
          <table:table-cell office:value-type="float" office:value="87637.5" calcext:value-type="float">
            <text:p>87637.5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97445.5" calcext:value-type="float">
            <text:p>97445.5</text:p>
          </table:table-cell>
          <table:table-cell office:value-type="float" office:value="95325" calcext:value-type="float">
            <text:p>95325</text:p>
          </table:table-cell>
          <table:table-cell office:value-type="float" office:value="87137.5" calcext:value-type="float">
            <text:p>87137.5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97337.5" calcext:value-type="float">
            <text:p>97337.5</text:p>
          </table:table-cell>
          <table:table-cell office:value-type="float" office:value="95375" calcext:value-type="float">
            <text:p>95375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97614.5" calcext:value-type="float">
            <text:p>97614.5</text:p>
          </table:table-cell>
          <table:table-cell office:value-type="float" office:value="95875" calcext:value-type="float">
            <text:p>95875</text:p>
          </table:table-cell>
          <table:table-cell office:value-type="float" office:value="87337.5" calcext:value-type="float">
            <text:p>87337.5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97411" calcext:value-type="float">
            <text:p>97411</text:p>
          </table:table-cell>
          <table:table-cell office:value-type="float" office:value="96000" calcext:value-type="float">
            <text:p>96000</text:p>
          </table:table-cell>
          <table:table-cell office:value-type="float" office:value="87200" calcext:value-type="float">
            <text:p>87200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97635" calcext:value-type="float">
            <text:p>97635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87275" calcext:value-type="float">
            <text:p>87275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98445" calcext:value-type="float">
            <text:p>98445</text:p>
          </table:table-cell>
          <table:table-cell office:value-type="float" office:value="95200" calcext:value-type="float">
            <text:p>95200</text:p>
          </table:table-cell>
          <table:table-cell office:value-type="float" office:value="87512.5" calcext:value-type="float">
            <text:p>87512.5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99820.5" calcext:value-type="float">
            <text:p>99820.5</text:p>
          </table:table-cell>
          <table:table-cell office:value-type="float" office:value="96537.5" calcext:value-type="float">
            <text:p>96537.5</text:p>
          </table:table-cell>
          <table:table-cell office:value-type="float" office:value="87487.5" calcext:value-type="float">
            <text:p>87487.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00983.5" calcext:value-type="float">
            <text:p>100983.5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87350" calcext:value-type="float">
            <text:p>87350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100619.5" calcext:value-type="float">
            <text:p>100619.5</text:p>
          </table:table-cell>
          <table:table-cell office:value-type="float" office:value="97162.5" calcext:value-type="float">
            <text:p>97162.5</text:p>
          </table:table-cell>
          <table:table-cell office:value-type="float" office:value="87212.5" calcext:value-type="float">
            <text:p>87212.5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99779.5" calcext:value-type="float">
            <text:p>99779.5</text:p>
          </table:table-cell>
          <table:table-cell office:value-type="float" office:value="96462.5" calcext:value-type="float">
            <text:p>96462.5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100204" calcext:value-type="float">
            <text:p>100204</text:p>
          </table:table-cell>
          <table:table-cell office:value-type="float" office:value="96562.5" calcext:value-type="float">
            <text:p>96562.5</text:p>
          </table:table-cell>
          <table:table-cell office:value-type="float" office:value="87900" calcext:value-type="float">
            <text:p>87900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100308" calcext:value-type="float">
            <text:p>100308</text:p>
          </table:table-cell>
          <table:table-cell office:value-type="float" office:value="96437.5" calcext:value-type="float">
            <text:p>96437.5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9987.5" calcext:value-type="float">
            <text:p>99987.5</text:p>
          </table:table-cell>
          <table:table-cell office:value-type="float" office:value="96825" calcext:value-type="float">
            <text:p>96825</text:p>
          </table:table-cell>
          <table:table-cell office:value-type="float" office:value="87750" calcext:value-type="float">
            <text:p>87750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99875" calcext:value-type="float">
            <text:p>99875</text:p>
          </table:table-cell>
          <table:table-cell office:value-type="float" office:value="97750" calcext:value-type="float">
            <text:p>97750</text:p>
          </table:table-cell>
          <table:table-cell office:value-type="float" office:value="87712.5" calcext:value-type="float">
            <text:p>87712.5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99142" calcext:value-type="float">
            <text:p>99142</text:p>
          </table:table-cell>
          <table:table-cell office:value-type="float" office:value="97575" calcext:value-type="float">
            <text:p>9757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98940" calcext:value-type="float">
            <text:p>98940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87137.5" calcext:value-type="float">
            <text:p>87137.5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99774.5" calcext:value-type="float">
            <text:p>99774.5</text:p>
          </table:table-cell>
          <table:table-cell office:value-type="float" office:value="97187.5" calcext:value-type="float">
            <text:p>97187.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98864" calcext:value-type="float">
            <text:p>98864</text:p>
          </table:table-cell>
          <table:table-cell office:value-type="float" office:value="96875" calcext:value-type="float">
            <text:p>96875</text:p>
          </table:table-cell>
          <table:table-cell office:value-type="float" office:value="87112.5" calcext:value-type="float">
            <text:p>87112.5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8764" calcext:value-type="float">
            <text:p>98764</text:p>
          </table:table-cell>
          <table:table-cell office:value-type="float" office:value="96925" calcext:value-type="float">
            <text:p>96925</text:p>
          </table:table-cell>
          <table:table-cell office:value-type="float" office:value="87012.5" calcext:value-type="float">
            <text:p>87012.5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98439" calcext:value-type="float">
            <text:p>98439</text:p>
          </table:table-cell>
          <table:table-cell office:value-type="float" office:value="97287.5" calcext:value-type="float">
            <text:p>97287.5</text:p>
          </table:table-cell>
          <table:table-cell office:value-type="float" office:value="86912.5" calcext:value-type="float">
            <text:p>86912.5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99914.5" calcext:value-type="float">
            <text:p>99914.5</text:p>
          </table:table-cell>
          <table:table-cell office:value-type="float" office:value="98287.5" calcext:value-type="float">
            <text:p>98287.5</text:p>
          </table:table-cell>
          <table:table-cell office:value-type="float" office:value="87062.5" calcext:value-type="float">
            <text:p>87062.5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100850.5" calcext:value-type="float">
            <text:p>100850.5</text:p>
          </table:table-cell>
          <table:table-cell office:value-type="float" office:value="98662.5" calcext:value-type="float">
            <text:p>98662.5</text:p>
          </table:table-cell>
          <table:table-cell office:value-type="float" office:value="87600" calcext:value-type="float">
            <text:p>8760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00788.5" calcext:value-type="float">
            <text:p>100788.5</text:p>
          </table:table-cell>
          <table:table-cell office:value-type="float" office:value="98737.5" calcext:value-type="float">
            <text:p>98737.5</text:p>
          </table:table-cell>
          <table:table-cell office:value-type="float" office:value="87637.5" calcext:value-type="float">
            <text:p>87637.5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100880" calcext:value-type="float">
            <text:p>100880</text:p>
          </table:table-cell>
          <table:table-cell office:value-type="float" office:value="98625" calcext:value-type="float">
            <text:p>98625</text:p>
          </table:table-cell>
          <table:table-cell office:value-type="float" office:value="87612.5" calcext:value-type="float">
            <text:p>87612.5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100233.5" calcext:value-type="float">
            <text:p>100233.5</text:p>
          </table:table-cell>
          <table:table-cell office:value-type="float" office:value="98700" calcext:value-type="float">
            <text:p>98700</text:p>
          </table:table-cell>
          <table:table-cell office:value-type="float" office:value="87550" calcext:value-type="float">
            <text:p>87550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100133.5" calcext:value-type="float">
            <text:p>100133.5</text:p>
          </table:table-cell>
          <table:table-cell office:value-type="float" office:value="98825" calcext:value-type="float">
            <text:p>98825</text:p>
          </table:table-cell>
          <table:table-cell office:value-type="float" office:value="87487.5" calcext:value-type="float">
            <text:p>87487.5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99600.5" calcext:value-type="float">
            <text:p>99600.5</text:p>
          </table:table-cell>
          <table:table-cell office:value-type="float" office:value="98637.5" calcext:value-type="float">
            <text:p>98637.5</text:p>
          </table:table-cell>
          <table:table-cell office:value-type="float" office:value="87325" calcext:value-type="float">
            <text:p>873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00012.5" calcext:value-type="float">
            <text:p>100012.5</text:p>
          </table:table-cell>
          <table:table-cell office:value-type="float" office:value="98525" calcext:value-type="float">
            <text:p>98525</text:p>
          </table:table-cell>
          <table:table-cell office:value-type="float" office:value="87425" calcext:value-type="float">
            <text:p>87425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100042" calcext:value-type="float">
            <text:p>100042</text:p>
          </table:table-cell>
          <table:table-cell office:value-type="float" office:value="98550" calcext:value-type="float">
            <text:p>98550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100399.5" calcext:value-type="float">
            <text:p>100399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86762.5" calcext:value-type="float">
            <text:p>86762.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100549.5" calcext:value-type="float">
            <text:p>100549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86912.5" calcext:value-type="float">
            <text:p>86912.5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100850.5" calcext:value-type="float">
            <text:p>100850.5</text:p>
          </table:table-cell>
          <table:table-cell office:value-type="float" office:value="97887.5" calcext:value-type="float">
            <text:p>97887.5</text:p>
          </table:table-cell>
          <table:table-cell office:value-type="float" office:value="86837.5" calcext:value-type="float">
            <text:p>86837.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97087.5" calcext:value-type="float">
            <text:p>97087.5</text:p>
          </table:table-cell>
          <table:table-cell office:value-type="float" office:value="86687.5" calcext:value-type="float">
            <text:p>86687.5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100562.5" calcext:value-type="float">
            <text:p>100562.5</text:p>
          </table:table-cell>
          <table:table-cell office:value-type="float" office:value="97600" calcext:value-type="float">
            <text:p>97600</text:p>
          </table:table-cell>
          <table:table-cell office:value-type="float" office:value="86412.5" calcext:value-type="float">
            <text:p>86412.5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100372" calcext:value-type="float">
            <text:p>100372</text:p>
          </table:table-cell>
          <table:table-cell office:value-type="float" office:value="98162.5" calcext:value-type="float">
            <text:p>98162.5</text:p>
          </table:table-cell>
          <table:table-cell office:value-type="float" office:value="86525" calcext:value-type="float">
            <text:p>86525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101334.5" calcext:value-type="float">
            <text:p>101334.5</text:p>
          </table:table-cell>
          <table:table-cell office:value-type="float" office:value="98587.5" calcext:value-type="float">
            <text:p>98587.5</text:p>
          </table:table-cell>
          <table:table-cell office:value-type="float" office:value="87087.5" calcext:value-type="float">
            <text:p>87087.5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101683.5" calcext:value-type="float">
            <text:p>101683.5</text:p>
          </table:table-cell>
          <table:table-cell office:value-type="float" office:value="98537.5" calcext:value-type="float">
            <text:p>98537.5</text:p>
          </table:table-cell>
          <table:table-cell office:value-type="float" office:value="87237.5" calcext:value-type="float">
            <text:p>87237.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01639.5" calcext:value-type="float">
            <text:p>101639.5</text:p>
          </table:table-cell>
          <table:table-cell office:value-type="float" office:value="98437.5" calcext:value-type="float">
            <text:p>98437.5</text:p>
          </table:table-cell>
          <table:table-cell office:value-type="float" office:value="86887.5" calcext:value-type="float">
            <text:p>86887.5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102970.5" calcext:value-type="float">
            <text:p>102970.5</text:p>
          </table:table-cell>
          <table:table-cell office:value-type="float" office:value="99650" calcext:value-type="float">
            <text:p>99650</text:p>
          </table:table-cell>
          <table:table-cell office:value-type="float" office:value="86637.5" calcext:value-type="float">
            <text:p>86637.5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102970.5" calcext:value-type="float">
            <text:p>102970.5</text:p>
          </table:table-cell>
          <table:table-cell office:value-type="float" office:value="99487.5" calcext:value-type="float">
            <text:p>99487.5</text:p>
          </table:table-cell>
          <table:table-cell office:value-type="float" office:value="86437.5" calcext:value-type="float">
            <text:p>86437.5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101701" calcext:value-type="float">
            <text:p>101701</text:p>
          </table:table-cell>
          <table:table-cell office:value-type="float" office:value="99662.5" calcext:value-type="float">
            <text:p>99662.5</text:p>
          </table:table-cell>
          <table:table-cell office:value-type="float" office:value="85812.5" calcext:value-type="float">
            <text:p>85812.5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100548.5" calcext:value-type="float">
            <text:p>100548.5</text:p>
          </table:table-cell>
          <table:table-cell office:value-type="float" office:value="100587.5" calcext:value-type="float">
            <text:p>100587.5</text:p>
          </table:table-cell>
          <table:table-cell office:value-type="float" office:value="85237.5" calcext:value-type="float">
            <text:p>85237.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00556.5" calcext:value-type="float">
            <text:p>100556.5</text:p>
          </table:table-cell>
          <table:table-cell office:value-type="float" office:value="102825" calcext:value-type="float">
            <text:p>102825</text:p>
          </table:table-cell>
          <table:table-cell office:value-type="float" office:value="85862.5" calcext:value-type="float">
            <text:p>85862.5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100852" calcext:value-type="float">
            <text:p>100852</text:p>
          </table:table-cell>
          <table:table-cell office:value-type="float" office:value="102887.5" calcext:value-type="float">
            <text:p>102887.5</text:p>
          </table:table-cell>
          <table:table-cell office:value-type="float" office:value="85912.5" calcext:value-type="float">
            <text:p>85912.5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100722.5" calcext:value-type="float">
            <text:p>100722.5</text:p>
          </table:table-cell>
          <table:table-cell office:value-type="float" office:value="103200" calcext:value-type="float">
            <text:p>103200</text:p>
          </table:table-cell>
          <table:table-cell office:value-type="float" office:value="85775" calcext:value-type="float">
            <text:p>85775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100260" calcext:value-type="float">
            <text:p>100260</text:p>
          </table:table-cell>
          <table:table-cell office:value-type="float" office:value="102525" calcext:value-type="float">
            <text:p>102525</text:p>
          </table:table-cell>
          <table:table-cell office:value-type="float" office:value="85137.5" calcext:value-type="float">
            <text:p>85137.5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99669" calcext:value-type="float">
            <text:p>99669</text:p>
          </table:table-cell>
          <table:table-cell office:value-type="float" office:value="103200" calcext:value-type="float">
            <text:p>103200</text:p>
          </table:table-cell>
          <table:table-cell office:value-type="float" office:value="85287.5" calcext:value-type="float">
            <text:p>85287.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99859" calcext:value-type="float">
            <text:p>99859</text:p>
          </table:table-cell>
          <table:table-cell office:value-type="float" office:value="102312.5" calcext:value-type="float">
            <text:p>102312.5</text:p>
          </table:table-cell>
          <table:table-cell office:value-type="float" office:value="85412.5" calcext:value-type="float">
            <text:p>85412.5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100458" calcext:value-type="float">
            <text:p>100458</text:p>
          </table:table-cell>
          <table:table-cell office:value-type="float" office:value="102300" calcext:value-type="float">
            <text:p>102300</text:p>
          </table:table-cell>
          <table:table-cell office:value-type="float" office:value="85437.5" calcext:value-type="float">
            <text:p>85437.5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99879" calcext:value-type="float">
            <text:p>99879</text:p>
          </table:table-cell>
          <table:table-cell office:value-type="float" office:value="101075" calcext:value-type="float">
            <text:p>101075</text:p>
          </table:table-cell>
          <table:table-cell office:value-type="float" office:value="85787.5" calcext:value-type="float">
            <text:p>85787.5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100523" calcext:value-type="float">
            <text:p>100523</text:p>
          </table:table-cell>
          <table:table-cell office:value-type="float" office:value="100800" calcext:value-type="float">
            <text:p>100800</text:p>
          </table:table-cell>
          <table:table-cell office:value-type="float" office:value="85787.5" calcext:value-type="float">
            <text:p>85787.5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100285.5" calcext:value-type="float">
            <text:p>100285.5</text:p>
          </table:table-cell>
          <table:table-cell office:value-type="float" office:value="100850" calcext:value-type="float">
            <text:p>100850</text:p>
          </table:table-cell>
          <table:table-cell office:value-type="float" office:value="85812.5" calcext:value-type="float">
            <text:p>85812.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99923" calcext:value-type="float">
            <text:p>99923</text:p>
          </table:table-cell>
          <table:table-cell office:value-type="float" office:value="100762.5" calcext:value-type="float">
            <text:p>100762.5</text:p>
          </table:table-cell>
          <table:table-cell office:value-type="float" office:value="85537.5" calcext:value-type="float">
            <text:p>85537.5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99110.5" calcext:value-type="float">
            <text:p>99110.5</text:p>
          </table:table-cell>
          <table:table-cell office:value-type="float" office:value="101037.5" calcext:value-type="float">
            <text:p>101037.5</text:p>
          </table:table-cell>
          <table:table-cell office:value-type="float" office:value="85087.5" calcext:value-type="float">
            <text:p>85087.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0700" calcext:value-type="float">
            <text:p>100700</text:p>
          </table:table-cell>
          <table:table-cell office:value-type="float" office:value="99250" calcext:value-type="float">
            <text:p>99250</text:p>
          </table:table-cell>
          <table:table-cell office:value-type="float" office:value="84712.5" calcext:value-type="float">
            <text:p>84712.5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100201.5" calcext:value-type="float">
            <text:p>100201.5</text:p>
          </table:table-cell>
          <table:table-cell office:value-type="float" office:value="99437.5" calcext:value-type="float">
            <text:p>99437.5</text:p>
          </table:table-cell>
          <table:table-cell office:value-type="float" office:value="84462.5" calcext:value-type="float">
            <text:p>84462.5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99844.5" calcext:value-type="float">
            <text:p>99844.5</text:p>
          </table:table-cell>
          <table:table-cell office:value-type="float" office:value="98562.5" calcext:value-type="float">
            <text:p>98562.5</text:p>
          </table:table-cell>
          <table:table-cell office:value-type="float" office:value="84275" calcext:value-type="float">
            <text:p>842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99885.5" calcext:value-type="float">
            <text:p>99885.5</text:p>
          </table:table-cell>
          <table:table-cell office:value-type="float" office:value="98712.5" calcext:value-type="float">
            <text:p>98712.5</text:p>
          </table:table-cell>
          <table:table-cell office:value-type="float" office:value="84625" calcext:value-type="float">
            <text:p>84625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100068.5" calcext:value-type="float">
            <text:p>100068.5</text:p>
          </table:table-cell>
          <table:table-cell office:value-type="float" office:value="98137.5" calcext:value-type="float">
            <text:p>98137.5</text:p>
          </table:table-cell>
          <table:table-cell office:value-type="float" office:value="84612.5" calcext:value-type="float">
            <text:p>84612.5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100866.5" calcext:value-type="float">
            <text:p>100866.5</text:p>
          </table:table-cell>
          <table:table-cell office:value-type="float" office:value="98275" calcext:value-type="float">
            <text:p>98275</text:p>
          </table:table-cell>
          <table:table-cell office:value-type="float" office:value="84162.5" calcext:value-type="float">
            <text:p>84162.5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100417.5" calcext:value-type="float">
            <text:p>100417.5</text:p>
          </table:table-cell>
          <table:table-cell office:value-type="float" office:value="98937.5" calcext:value-type="float">
            <text:p>98937.5</text:p>
          </table:table-cell>
          <table:table-cell office:value-type="float" office:value="84325" calcext:value-type="float">
            <text:p>84325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100827.5" calcext:value-type="float">
            <text:p>100827.5</text:p>
          </table:table-cell>
          <table:table-cell office:value-type="float" office:value="99712.5" calcext:value-type="float">
            <text:p>99712.5</text:p>
          </table:table-cell>
          <table:table-cell office:value-type="float" office:value="84062.5" calcext:value-type="float">
            <text:p>84062.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790" calcext:value-type="float">
            <text:p>100790</text:p>
          </table:table-cell>
          <table:table-cell office:value-type="float" office:value="99125" calcext:value-type="float">
            <text:p>99125</text:p>
          </table:table-cell>
          <table:table-cell office:value-type="float" office:value="83800" calcext:value-type="float">
            <text:p>83800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101102.5" calcext:value-type="float">
            <text:p>101102.5</text:p>
          </table:table-cell>
          <table:table-cell office:value-type="float" office:value="99725" calcext:value-type="float">
            <text:p>99725</text:p>
          </table:table-cell>
          <table:table-cell office:value-type="float" office:value="83750" calcext:value-type="float">
            <text:p>83750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100563.5" calcext:value-type="float">
            <text:p>100563.5</text:p>
          </table:table-cell>
          <table:table-cell office:value-type="float" office:value="100850" calcext:value-type="float">
            <text:p>100850</text:p>
          </table:table-cell>
          <table:table-cell office:value-type="float" office:value="83250" calcext:value-type="float">
            <text:p>83250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100306.5" calcext:value-type="float">
            <text:p>100306.5</text:p>
          </table:table-cell>
          <table:table-cell office:value-type="float" office:value="99975" calcext:value-type="float">
            <text:p>99975</text:p>
          </table:table-cell>
          <table:table-cell office:value-type="float" office:value="82750" calcext:value-type="float">
            <text:p>82750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100128.5" calcext:value-type="float">
            <text:p>100128.5</text:p>
          </table:table-cell>
          <table:table-cell office:value-type="float" office:value="100362.5" calcext:value-type="float">
            <text:p>100362.5</text:p>
          </table:table-cell>
          <table:table-cell office:value-type="float" office:value="83287.5" calcext:value-type="float">
            <text:p>83287.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100439.5" calcext:value-type="float">
            <text:p>100439.5</text:p>
          </table:table-cell>
          <table:table-cell office:value-type="float" office:value="99462.5" calcext:value-type="float">
            <text:p>99462.5</text:p>
          </table:table-cell>
          <table:table-cell office:value-type="float" office:value="82962.5" calcext:value-type="float">
            <text:p>82962.5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100440" calcext:value-type="float">
            <text:p>100440</text:p>
          </table:table-cell>
          <table:table-cell office:value-type="float" office:value="99675" calcext:value-type="float">
            <text:p>99675</text:p>
          </table:table-cell>
          <table:table-cell office:value-type="float" office:value="82712.5" calcext:value-type="float">
            <text:p>82712.5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100613" calcext:value-type="float">
            <text:p>100613</text:p>
          </table:table-cell>
          <table:table-cell office:value-type="float" office:value="99862.5" calcext:value-type="float">
            <text:p>99862.5</text:p>
          </table:table-cell>
          <table:table-cell office:value-type="float" office:value="82762.5" calcext:value-type="float">
            <text:p>82762.5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100476.5" calcext:value-type="float">
            <text:p>100476.5</text:p>
          </table:table-cell>
          <table:table-cell office:value-type="float" office:value="100850" calcext:value-type="float">
            <text:p>100850</text:p>
          </table:table-cell>
          <table:table-cell office:value-type="float" office:value="82962.5" calcext:value-type="float">
            <text:p>82962.5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100692.5" calcext:value-type="float">
            <text:p>100692.5</text:p>
          </table:table-cell>
          <table:table-cell office:value-type="float" office:value="100662.5" calcext:value-type="float">
            <text:p>100662.5</text:p>
          </table:table-cell>
          <table:table-cell office:value-type="float" office:value="83025" calcext:value-type="float">
            <text:p>830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00451" calcext:value-type="float">
            <text:p>100451</text:p>
          </table:table-cell>
          <table:table-cell office:value-type="float" office:value="99900" calcext:value-type="float">
            <text:p>99900</text:p>
          </table:table-cell>
          <table:table-cell office:value-type="float" office:value="82825" calcext:value-type="float">
            <text:p>82825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99813.5" calcext:value-type="float">
            <text:p>99813.5</text:p>
          </table:table-cell>
          <table:table-cell office:value-type="float" office:value="99962.5" calcext:value-type="float">
            <text:p>99962.5</text:p>
          </table:table-cell>
          <table:table-cell office:value-type="float" office:value="82462.5" calcext:value-type="float">
            <text:p>82462.5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100115" calcext:value-type="float">
            <text:p>100115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82525" calcext:value-type="float">
            <text:p>82525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100470" calcext:value-type="float">
            <text:p>100470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82575" calcext:value-type="float">
            <text:p>82575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99664.5" calcext:value-type="float">
            <text:p>99664.5</text:p>
          </table:table-cell>
          <table:table-cell office:value-type="float" office:value="99937.5" calcext:value-type="float">
            <text:p>99937.5</text:p>
          </table:table-cell>
          <table:table-cell office:value-type="float" office:value="82487.5" calcext:value-type="float">
            <text:p>82487.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00381.5" calcext:value-type="float">
            <text:p>100381.5</text:p>
          </table:table-cell>
          <table:table-cell office:value-type="float" office:value="100250" calcext:value-type="float">
            <text:p>100250</text:p>
          </table:table-cell>
          <table:table-cell office:value-type="float" office:value="82525" calcext:value-type="float">
            <text:p>82525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101024" calcext:value-type="float">
            <text:p>101024</text:p>
          </table:table-cell>
          <table:table-cell office:value-type="float" office:value="100262.5" calcext:value-type="float">
            <text:p>100262.5</text:p>
          </table:table-cell>
          <table:table-cell office:value-type="float" office:value="82237.5" calcext:value-type="float">
            <text:p>82237.5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100924" calcext:value-type="float">
            <text:p>100924</text:p>
          </table:table-cell>
          <table:table-cell office:value-type="float" office:value="99650" calcext:value-type="float">
            <text:p>99650</text:p>
          </table:table-cell>
          <table:table-cell office:value-type="float" office:value="81862.5" calcext:value-type="float">
            <text:p>81862.5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100388" calcext:value-type="float">
            <text:p>100388</text:p>
          </table:table-cell>
          <table:table-cell office:value-type="float" office:value="99662.5" calcext:value-type="float">
            <text:p>99662.5</text:p>
          </table:table-cell>
          <table:table-cell office:value-type="float" office:value="82050" calcext:value-type="float">
            <text:p>82050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100674.5" calcext:value-type="float">
            <text:p>100674.5</text:p>
          </table:table-cell>
          <table:table-cell office:value-type="float" office:value="99812.5" calcext:value-type="float">
            <text:p>99812.5</text:p>
          </table:table-cell>
          <table:table-cell office:value-type="float" office:value="82237.5" calcext:value-type="float">
            <text:p>82237.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100707.5" calcext:value-type="float">
            <text:p>100707.5</text:p>
          </table:table-cell>
          <table:table-cell office:value-type="float" office:value="100012.5" calcext:value-type="float">
            <text:p>100012.5</text:p>
          </table:table-cell>
          <table:table-cell office:value-type="float" office:value="81887.5" calcext:value-type="float">
            <text:p>81887.5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100170" calcext:value-type="float">
            <text:p>100170</text:p>
          </table:table-cell>
          <table:table-cell office:value-type="float" office:value="100900" calcext:value-type="float">
            <text:p>100900</text:p>
          </table:table-cell>
          <table:table-cell office:value-type="float" office:value="82012.5" calcext:value-type="float">
            <text:p>82012.5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100580" calcext:value-type="float">
            <text:p>100580</text:p>
          </table:table-cell>
          <table:table-cell office:value-type="float" office:value="101387.5" calcext:value-type="float">
            <text:p>101387.5</text:p>
          </table:table-cell>
          <table:table-cell office:value-type="float" office:value="81887.5" calcext:value-type="float">
            <text:p>81887.5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1187.5" calcext:value-type="float">
            <text:p>101187.5</text:p>
          </table:table-cell>
          <table:table-cell office:value-type="float" office:value="81787.5" calcext:value-type="float">
            <text:p>81787.5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99214.5" calcext:value-type="float">
            <text:p>99214.5</text:p>
          </table:table-cell>
          <table:table-cell office:value-type="float" office:value="101437.5" calcext:value-type="float">
            <text:p>101437.5</text:p>
          </table:table-cell>
          <table:table-cell office:value-type="float" office:value="82150" calcext:value-type="float">
            <text:p>8215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99721.5" calcext:value-type="float">
            <text:p>99721.5</text:p>
          </table:table-cell>
          <table:table-cell office:value-type="float" office:value="101900" calcext:value-type="float">
            <text:p>101900</text:p>
          </table:table-cell>
          <table:table-cell office:value-type="float" office:value="82312.5" calcext:value-type="float">
            <text:p>82312.5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99486.5" calcext:value-type="float">
            <text:p>99486.5</text:p>
          </table:table-cell>
          <table:table-cell office:value-type="float" office:value="102325" calcext:value-type="float">
            <text:p>102325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100294" calcext:value-type="float">
            <text:p>100294</text:p>
          </table:table-cell>
          <table:table-cell office:value-type="float" office:value="102625" calcext:value-type="float">
            <text:p>102625</text:p>
          </table:table-cell>
          <table:table-cell office:value-type="float" office:value="81775" calcext:value-type="float">
            <text:p>81775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9825" calcext:value-type="float">
            <text:p>99825</text:p>
          </table:table-cell>
          <table:table-cell office:value-type="float" office:value="101775" calcext:value-type="float">
            <text:p>101775</text:p>
          </table:table-cell>
          <table:table-cell office:value-type="float" office:value="81537.5" calcext:value-type="float">
            <text:p>81537.5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99430.5" calcext:value-type="float">
            <text:p>99430.5</text:p>
          </table:table-cell>
          <table:table-cell office:value-type="float" office:value="101650" calcext:value-type="float">
            <text:p>101650</text:p>
          </table:table-cell>
          <table:table-cell office:value-type="float" office:value="81625" calcext:value-type="float">
            <text:p>81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00322" calcext:value-type="float">
            <text:p>100322</text:p>
          </table:table-cell>
          <table:table-cell office:value-type="float" office:value="102337.5" calcext:value-type="float">
            <text:p>102337.5</text:p>
          </table:table-cell>
          <table:table-cell office:value-type="float" office:value="81450" calcext:value-type="float">
            <text:p>81450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100184.5" calcext:value-type="float">
            <text:p>100184.5</text:p>
          </table:table-cell>
          <table:table-cell office:value-type="float" office:value="101462.5" calcext:value-type="float">
            <text:p>101462.5</text:p>
          </table:table-cell>
          <table:table-cell office:value-type="float" office:value="81012.5" calcext:value-type="float">
            <text:p>81012.5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99874.5" calcext:value-type="float">
            <text:p>99874.5</text:p>
          </table:table-cell>
          <table:table-cell office:value-type="float" office:value="100600" calcext:value-type="float">
            <text:p>100600</text:p>
          </table:table-cell>
          <table:table-cell office:value-type="float" office:value="81137.5" calcext:value-type="float">
            <text:p>81137.5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99499.5" calcext:value-type="float">
            <text:p>99499.5</text:p>
          </table:table-cell>
          <table:table-cell office:value-type="float" office:value="100962.5" calcext:value-type="float">
            <text:p>100962.5</text:p>
          </table:table-cell>
          <table:table-cell office:value-type="float" office:value="80725" calcext:value-type="float">
            <text:p>80725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99472" calcext:value-type="float">
            <text:p>99472</text:p>
          </table:table-cell>
          <table:table-cell office:value-type="float" office:value="101075" calcext:value-type="float">
            <text:p>101075</text:p>
          </table:table-cell>
          <table:table-cell office:value-type="float" office:value="80887.5" calcext:value-type="float">
            <text:p>80887.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99228" calcext:value-type="float">
            <text:p>99228</text:p>
          </table:table-cell>
          <table:table-cell office:value-type="float" office:value="101125" calcext:value-type="float">
            <text:p>101125</text:p>
          </table:table-cell>
          <table:table-cell office:value-type="float" office:value="81187.5" calcext:value-type="float">
            <text:p>81187.5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100067.5" calcext:value-type="float">
            <text:p>100067.5</text:p>
          </table:table-cell>
          <table:table-cell office:value-type="float" office:value="101500" calcext:value-type="float">
            <text:p>101500</text:p>
          </table:table-cell>
          <table:table-cell office:value-type="float" office:value="81325" calcext:value-type="float">
            <text:p>81325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99531" calcext:value-type="float">
            <text:p>99531</text:p>
          </table:table-cell>
          <table:table-cell office:value-type="float" office:value="100437.5" calcext:value-type="float">
            <text:p>100437.5</text:p>
          </table:table-cell>
          <table:table-cell office:value-type="float" office:value="80612.5" calcext:value-type="float">
            <text:p>80612.5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101424" calcext:value-type="float">
            <text:p>101424</text:p>
          </table:table-cell>
          <table:table-cell office:value-type="float" office:value="101637.5" calcext:value-type="float">
            <text:p>101637.5</text:p>
          </table:table-cell>
          <table:table-cell office:value-type="float" office:value="81025" calcext:value-type="float">
            <text:p>81025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101308" calcext:value-type="float">
            <text:p>101308</text:p>
          </table:table-cell>
          <table:table-cell office:value-type="float" office:value="101650" calcext:value-type="float">
            <text:p>101650</text:p>
          </table:table-cell>
          <table:table-cell office:value-type="float" office:value="80937.5" calcext:value-type="float">
            <text:p>80937.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01508" calcext:value-type="float">
            <text:p>101508</text:p>
          </table:table-cell>
          <table:table-cell office:value-type="float" office:value="101375" calcext:value-type="float">
            <text:p>101375</text:p>
          </table:table-cell>
          <table:table-cell office:value-type="float" office:value="80725" calcext:value-type="float">
            <text:p>80725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105129" calcext:value-type="float">
            <text:p>105129</text:p>
          </table:table-cell>
          <table:table-cell office:value-type="float" office:value="99425" calcext:value-type="float">
            <text:p>99425</text:p>
          </table:table-cell>
          <table:table-cell office:value-type="float" office:value="80187.5" calcext:value-type="float">
            <text:p>80187.5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105169.5" calcext:value-type="float">
            <text:p>105169.5</text:p>
          </table:table-cell>
          <table:table-cell office:value-type="float" office:value="98987.5" calcext:value-type="float">
            <text:p>98987.5</text:p>
          </table:table-cell>
          <table:table-cell office:value-type="float" office:value="80650" calcext:value-type="float">
            <text:p>80650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104381.5" calcext:value-type="float">
            <text:p>104381.5</text:p>
          </table:table-cell>
          <table:table-cell office:value-type="float" office:value="98962.5" calcext:value-type="float">
            <text:p>98962.5</text:p>
          </table:table-cell>
          <table:table-cell office:value-type="float" office:value="81087.5" calcext:value-type="float">
            <text:p>81087.5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104837.5" calcext:value-type="float">
            <text:p>104837.5</text:p>
          </table:table-cell>
          <table:table-cell office:value-type="float" office:value="99137.5" calcext:value-type="float">
            <text:p>99137.5</text:p>
          </table:table-cell>
          <table:table-cell office:value-type="float" office:value="80837.5" calcext:value-type="float">
            <text:p>80837.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105236" calcext:value-type="float">
            <text:p>105236</text:p>
          </table:table-cell>
          <table:table-cell office:value-type="float" office:value="100087.5" calcext:value-type="float">
            <text:p>100087.5</text:p>
          </table:table-cell>
          <table:table-cell office:value-type="float" office:value="80825" calcext:value-type="float">
            <text:p>80825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104418" calcext:value-type="float">
            <text:p>104418</text:p>
          </table:table-cell>
          <table:table-cell office:value-type="float" office:value="99087.5" calcext:value-type="float">
            <text:p>99087.5</text:p>
          </table:table-cell>
          <table:table-cell office:value-type="float" office:value="80337.5" calcext:value-type="float">
            <text:p>80337.5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104002.5" calcext:value-type="float">
            <text:p>104002.5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80187.5" calcext:value-type="float">
            <text:p>80187.5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104189" calcext:value-type="float">
            <text:p>104189</text:p>
          </table:table-cell>
          <table:table-cell office:value-type="float" office:value="98737.5" calcext:value-type="float">
            <text:p>98737.5</text:p>
          </table:table-cell>
          <table:table-cell office:value-type="float" office:value="79975" calcext:value-type="float">
            <text:p>79975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103639" calcext:value-type="float">
            <text:p>103639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79700" calcext:value-type="float">
            <text:p>7970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03867" calcext:value-type="float">
            <text:p>103867</text:p>
          </table:table-cell>
          <table:table-cell office:value-type="float" office:value="98625" calcext:value-type="float">
            <text:p>98625</text:p>
          </table:table-cell>
          <table:table-cell office:value-type="float" office:value="79837.5" calcext:value-type="float">
            <text:p>79837.5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104637" calcext:value-type="float">
            <text:p>104637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79537.5" calcext:value-type="float">
            <text:p>79537.5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105892" calcext:value-type="float">
            <text:p>105892</text:p>
          </table:table-cell>
          <table:table-cell office:value-type="float" office:value="99787.5" calcext:value-type="float">
            <text:p>99787.5</text:p>
          </table:table-cell>
          <table:table-cell office:value-type="float" office:value="79787.5" calcext:value-type="float">
            <text:p>79787.5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104846" calcext:value-type="float">
            <text:p>104846</text:p>
          </table:table-cell>
          <table:table-cell office:value-type="float" office:value="98837.5" calcext:value-type="float">
            <text:p>98837.5</text:p>
          </table:table-cell>
          <table:table-cell office:value-type="float" office:value="79775" calcext:value-type="float">
            <text:p>79775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104827" calcext:value-type="float">
            <text:p>104827</text:p>
          </table:table-cell>
          <table:table-cell office:value-type="float" office:value="97700" calcext:value-type="float">
            <text:p>97700</text:p>
          </table:table-cell>
          <table:table-cell office:value-type="float" office:value="79975" calcext:value-type="float">
            <text:p>799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105422.5" calcext:value-type="float">
            <text:p>105422.5</text:p>
          </table:table-cell>
          <table:table-cell office:value-type="float" office:value="97987.5" calcext:value-type="float">
            <text:p>97987.5</text:p>
          </table:table-cell>
          <table:table-cell office:value-type="float" office:value="80412.5" calcext:value-type="float">
            <text:p>80412.5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107257.5" calcext:value-type="float">
            <text:p>107257.5</text:p>
          </table:table-cell>
          <table:table-cell office:value-type="float" office:value="99075" calcext:value-type="float">
            <text:p>99075</text:p>
          </table:table-cell>
          <table:table-cell office:value-type="float" office:value="80487.5" calcext:value-type="float">
            <text:p>80487.5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107054" calcext:value-type="float">
            <text:p>107054</text:p>
          </table:table-cell>
          <table:table-cell office:value-type="float" office:value="98562.5" calcext:value-type="float">
            <text:p>98562.5</text:p>
          </table:table-cell>
          <table:table-cell office:value-type="float" office:value="81012.5" calcext:value-type="float">
            <text:p>81012.5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107675" calcext:value-type="float">
            <text:p>107675</text:p>
          </table:table-cell>
          <table:table-cell office:value-type="float" office:value="99350" calcext:value-type="float">
            <text:p>99350</text:p>
          </table:table-cell>
          <table:table-cell office:value-type="float" office:value="80987.5" calcext:value-type="float">
            <text:p>80987.5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08642" calcext:value-type="float">
            <text:p>108642</text:p>
          </table:table-cell>
          <table:table-cell office:value-type="float" office:value="99175" calcext:value-type="float">
            <text:p>99175</text:p>
          </table:table-cell>
          <table:table-cell office:value-type="float" office:value="80787.5" calcext:value-type="float">
            <text:p>80787.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108501" calcext:value-type="float">
            <text:p>108501</text:p>
          </table:table-cell>
          <table:table-cell office:value-type="float" office:value="99437.5" calcext:value-type="float">
            <text:p>99437.5</text:p>
          </table:table-cell>
          <table:table-cell office:value-type="float" office:value="80737.5" calcext:value-type="float">
            <text:p>80737.5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108438.5" calcext:value-type="float">
            <text:p>108438.5</text:p>
          </table:table-cell>
          <table:table-cell office:value-type="float" office:value="99487.5" calcext:value-type="float">
            <text:p>99487.5</text:p>
          </table:table-cell>
          <table:table-cell office:value-type="float" office:value="80725" calcext:value-type="float">
            <text:p>80725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108345.5" calcext:value-type="float">
            <text:p>108345.5</text:p>
          </table:table-cell>
          <table:table-cell office:value-type="float" office:value="99400" calcext:value-type="float">
            <text:p>99400</text:p>
          </table:table-cell>
          <table:table-cell office:value-type="float" office:value="80775" calcext:value-type="float">
            <text:p>80775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108560" calcext:value-type="float">
            <text:p>108560</text:p>
          </table:table-cell>
          <table:table-cell office:value-type="float" office:value="99800" calcext:value-type="float">
            <text:p>99800</text:p>
          </table:table-cell>
          <table:table-cell office:value-type="float" office:value="80925" calcext:value-type="float">
            <text:p>80925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9303" calcext:value-type="float">
            <text:p>109303</text:p>
          </table:table-cell>
          <table:table-cell office:value-type="float" office:value="100175" calcext:value-type="float">
            <text:p>100175</text:p>
          </table:table-cell>
          <table:table-cell office:value-type="float" office:value="80737.5" calcext:value-type="float">
            <text:p>80737.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109603.5" calcext:value-type="float">
            <text:p>109603.5</text:p>
          </table:table-cell>
          <table:table-cell office:value-type="float" office:value="100250" calcext:value-type="float">
            <text:p>100250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108645.5" calcext:value-type="float">
            <text:p>108645.5</text:p>
          </table:table-cell>
          <table:table-cell office:value-type="float" office:value="99912.5" calcext:value-type="float">
            <text:p>99912.5</text:p>
          </table:table-cell>
          <table:table-cell office:value-type="float" office:value="81037.5" calcext:value-type="float">
            <text:p>81037.5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108520" calcext:value-type="float">
            <text:p>108520</text:p>
          </table:table-cell>
          <table:table-cell office:value-type="float" office:value="99825" calcext:value-type="float">
            <text:p>99825</text:p>
          </table:table-cell>
          <table:table-cell office:value-type="float" office:value="81150" calcext:value-type="float">
            <text:p>81150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108508" calcext:value-type="float">
            <text:p>108508</text:p>
          </table:table-cell>
          <table:table-cell office:value-type="float" office:value="99962.5" calcext:value-type="float">
            <text:p>99962.5</text:p>
          </table:table-cell>
          <table:table-cell office:value-type="float" office:value="80987.5" calcext:value-type="float">
            <text:p>80987.5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108425.5" calcext:value-type="float">
            <text:p>108425.5</text:p>
          </table:table-cell>
          <table:table-cell office:value-type="float" office:value="99787.5" calcext:value-type="float">
            <text:p>99787.5</text:p>
          </table:table-cell>
          <table:table-cell office:value-type="float" office:value="80562.5" calcext:value-type="float">
            <text:p>80562.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07823" calcext:value-type="float">
            <text:p>107823</text:p>
          </table:table-cell>
          <table:table-cell office:value-type="float" office:value="99637.5" calcext:value-type="float">
            <text:p>99637.5</text:p>
          </table:table-cell>
          <table:table-cell office:value-type="float" office:value="80287.5" calcext:value-type="float">
            <text:p>80287.5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108290" calcext:value-type="float">
            <text:p>108290</text:p>
          </table:table-cell>
          <table:table-cell office:value-type="float" office:value="99412.5" calcext:value-type="float">
            <text:p>99412.5</text:p>
          </table:table-cell>
          <table:table-cell office:value-type="float" office:value="79737.5" calcext:value-type="float">
            <text:p>79737.5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108079.5" calcext:value-type="float">
            <text:p>108079.5</text:p>
          </table:table-cell>
          <table:table-cell office:value-type="float" office:value="99675" calcext:value-type="float">
            <text:p>99675</text:p>
          </table:table-cell>
          <table:table-cell office:value-type="float" office:value="79487.5" calcext:value-type="float">
            <text:p>79487.5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108544.5" calcext:value-type="float">
            <text:p>108544.5</text:p>
          </table:table-cell>
          <table:table-cell office:value-type="float" office:value="99537.5" calcext:value-type="float">
            <text:p>99537.5</text:p>
          </table:table-cell>
          <table:table-cell office:value-type="float" office:value="79562.5" calcext:value-type="float">
            <text:p>79562.5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109721.5" calcext:value-type="float">
            <text:p>109721.5</text:p>
          </table:table-cell>
          <table:table-cell office:value-type="float" office:value="99425" calcext:value-type="float">
            <text:p>99425</text:p>
          </table:table-cell>
          <table:table-cell office:value-type="float" office:value="79075" calcext:value-type="float">
            <text:p>790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10510.5" calcext:value-type="float">
            <text:p>110510.5</text:p>
          </table:table-cell>
          <table:table-cell office:value-type="float" office:value="99750" calcext:value-type="float">
            <text:p>99750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111329" calcext:value-type="float">
            <text:p>111329</text:p>
          </table:table-cell>
          <table:table-cell office:value-type="float" office:value="100175" calcext:value-type="float">
            <text:p>100175</text:p>
          </table:table-cell>
          <table:table-cell office:value-type="float" office:value="79125" calcext:value-type="float">
            <text:p>79125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111645" calcext:value-type="float">
            <text:p>111645</text:p>
          </table:table-cell>
          <table:table-cell office:value-type="float" office:value="100850" calcext:value-type="float">
            <text:p>100850</text:p>
          </table:table-cell>
          <table:table-cell office:value-type="float" office:value="79762.5" calcext:value-type="float">
            <text:p>79762.5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111625" calcext:value-type="float">
            <text:p>111625</text:p>
          </table:table-cell>
          <table:table-cell office:value-type="float" office:value="101050" calcext:value-type="float">
            <text:p>101050</text:p>
          </table:table-cell>
          <table:table-cell office:value-type="float" office:value="79337.5" calcext:value-type="float">
            <text:p>79337.5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111868" calcext:value-type="float">
            <text:p>111868</text:p>
          </table:table-cell>
          <table:table-cell office:value-type="float" office:value="101962.5" calcext:value-type="float">
            <text:p>101962.5</text:p>
          </table:table-cell>
          <table:table-cell office:value-type="float" office:value="79325" calcext:value-type="float">
            <text:p>793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112208" calcext:value-type="float">
            <text:p>112208</text:p>
          </table:table-cell>
          <table:table-cell office:value-type="float" office:value="101937.5" calcext:value-type="float">
            <text:p>101937.5</text:p>
          </table:table-cell>
          <table:table-cell office:value-type="float" office:value="79462.5" calcext:value-type="float">
            <text:p>79462.5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112008" calcext:value-type="float">
            <text:p>112008</text:p>
          </table:table-cell>
          <table:table-cell office:value-type="float" office:value="102125" calcext:value-type="float">
            <text:p>102125</text:p>
          </table:table-cell>
          <table:table-cell office:value-type="float" office:value="79175" calcext:value-type="float">
            <text:p>79175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112141.5" calcext:value-type="float">
            <text:p>112141.5</text:p>
          </table:table-cell>
          <table:table-cell office:value-type="float" office:value="101625" calcext:value-type="float">
            <text:p>101625</text:p>
          </table:table-cell>
          <table:table-cell office:value-type="float" office:value="78637.5" calcext:value-type="float">
            <text:p>78637.5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111672" calcext:value-type="float">
            <text:p>111672</text:p>
          </table:table-cell>
          <table:table-cell office:value-type="float" office:value="101750" calcext:value-type="float">
            <text:p>101750</text:p>
          </table:table-cell>
          <table:table-cell office:value-type="float" office:value="78487.5" calcext:value-type="float">
            <text:p>78487.5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111455" calcext:value-type="float">
            <text:p>111455</text:p>
          </table:table-cell>
          <table:table-cell office:value-type="float" office:value="101725" calcext:value-type="float">
            <text:p>101725</text:p>
          </table:table-cell>
          <table:table-cell office:value-type="float" office:value="78525" calcext:value-type="float">
            <text:p>785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110939" calcext:value-type="float">
            <text:p>110939</text:p>
          </table:table-cell>
          <table:table-cell office:value-type="float" office:value="101137.5" calcext:value-type="float">
            <text:p>101137.5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110714.5" calcext:value-type="float">
            <text:p>110714.5</text:p>
          </table:table-cell>
          <table:table-cell office:value-type="float" office:value="100300" calcext:value-type="float">
            <text:p>100300</text:p>
          </table:table-cell>
          <table:table-cell office:value-type="float" office:value="78500" calcext:value-type="float">
            <text:p>78500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110944.5" calcext:value-type="float">
            <text:p>110944.5</text:p>
          </table:table-cell>
          <table:table-cell office:value-type="float" office:value="100737.5" calcext:value-type="float">
            <text:p>100737.5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111077.5" calcext:value-type="float">
            <text:p>111077.5</text:p>
          </table:table-cell>
          <table:table-cell office:value-type="float" office:value="101025" calcext:value-type="float">
            <text:p>101025</text:p>
          </table:table-cell>
          <table:table-cell office:value-type="float" office:value="78600" calcext:value-type="float">
            <text:p>78600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110901.5" calcext:value-type="float">
            <text:p>110901.5</text:p>
          </table:table-cell>
          <table:table-cell office:value-type="float" office:value="101887.5" calcext:value-type="float">
            <text:p>101887.5</text:p>
          </table:table-cell>
          <table:table-cell office:value-type="float" office:value="78312.5" calcext:value-type="float">
            <text:p>78312.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09228" calcext:value-type="float">
            <text:p>109228</text:p>
          </table:table-cell>
          <table:table-cell office:value-type="float" office:value="102137.5" calcext:value-type="float">
            <text:p>102137.5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108916" calcext:value-type="float">
            <text:p>108916</text:p>
          </table:table-cell>
          <table:table-cell office:value-type="float" office:value="102275" calcext:value-type="float">
            <text:p>102275</text:p>
          </table:table-cell>
          <table:table-cell office:value-type="float" office:value="78137.5" calcext:value-type="float">
            <text:p>78137.5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109063.5" calcext:value-type="float">
            <text:p>109063.5</text:p>
          </table:table-cell>
          <table:table-cell office:value-type="float" office:value="101437.5" calcext:value-type="float">
            <text:p>101437.5</text:p>
          </table:table-cell>
          <table:table-cell office:value-type="float" office:value="78200" calcext:value-type="float">
            <text:p>78200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109150.5" calcext:value-type="float">
            <text:p>109150.5</text:p>
          </table:table-cell>
          <table:table-cell office:value-type="float" office:value="102500" calcext:value-type="float">
            <text:p>102500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109782.5" calcext:value-type="float">
            <text:p>109782.5</text:p>
          </table:table-cell>
          <table:table-cell office:value-type="float" office:value="102787.5" calcext:value-type="float">
            <text:p>102787.5</text:p>
          </table:table-cell>
          <table:table-cell office:value-type="float" office:value="78762.5" calcext:value-type="float">
            <text:p>78762.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109351" calcext:value-type="float">
            <text:p>109351</text:p>
          </table:table-cell>
          <table:table-cell office:value-type="float" office:value="103212.5" calcext:value-type="float">
            <text:p>103212.5</text:p>
          </table:table-cell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109309" calcext:value-type="float">
            <text:p>109309</text:p>
          </table:table-cell>
          <table:table-cell office:value-type="float" office:value="103350" calcext:value-type="float">
            <text:p>103350</text:p>
          </table:table-cell>
          <table:table-cell office:value-type="float" office:value="78425" calcext:value-type="float">
            <text:p>78425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108997.5" calcext:value-type="float">
            <text:p>108997.5</text:p>
          </table:table-cell>
          <table:table-cell office:value-type="float" office:value="103412.5" calcext:value-type="float">
            <text:p>103412.5</text:p>
          </table:table-cell>
          <table:table-cell office:value-type="float" office:value="78487.5" calcext:value-type="float">
            <text:p>78487.5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109350.5" calcext:value-type="float">
            <text:p>109350.5</text:p>
          </table:table-cell>
          <table:table-cell office:value-type="float" office:value="104137.5" calcext:value-type="float">
            <text:p>104137.5</text:p>
          </table:table-cell>
          <table:table-cell office:value-type="float" office:value="78662.5" calcext:value-type="float">
            <text:p>78662.5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109072" calcext:value-type="float">
            <text:p>109072</text:p>
          </table:table-cell>
          <table:table-cell office:value-type="float" office:value="104750" calcext:value-type="float">
            <text:p>104750</text:p>
          </table:table-cell>
          <table:table-cell office:value-type="float" office:value="78650" calcext:value-type="float">
            <text:p>7865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6953.5" calcext:value-type="float">
            <text:p>106953.5</text:p>
          </table:table-cell>
          <table:table-cell office:value-type="float" office:value="104500" calcext:value-type="float">
            <text:p>104500</text:p>
          </table:table-cell>
          <table:table-cell office:value-type="float" office:value="78087.5" calcext:value-type="float">
            <text:p>78087.5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107175" calcext:value-type="float">
            <text:p>107175</text:p>
          </table:table-cell>
          <table:table-cell office:value-type="float" office:value="105200" calcext:value-type="float">
            <text:p>105200</text:p>
          </table:table-cell>
          <table:table-cell office:value-type="float" office:value="78100" calcext:value-type="float">
            <text:p>78100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107705.5" calcext:value-type="float">
            <text:p>107705.5</text:p>
          </table:table-cell>
          <table:table-cell office:value-type="float" office:value="105212.5" calcext:value-type="float">
            <text:p>105212.5</text:p>
          </table:table-cell>
          <table:table-cell office:value-type="float" office:value="77625" calcext:value-type="float">
            <text:p>77625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09170.5" calcext:value-type="float">
            <text:p>109170.5</text:p>
          </table:table-cell>
          <table:table-cell office:value-type="float" office:value="105200" calcext:value-type="float">
            <text:p>105200</text:p>
          </table:table-cell>
          <table:table-cell office:value-type="float" office:value="77462.5" calcext:value-type="float">
            <text:p>77462.5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108861.5" calcext:value-type="float">
            <text:p>108861.5</text:p>
          </table:table-cell>
          <table:table-cell office:value-type="float" office:value="104750" calcext:value-type="float">
            <text:p>104750</text:p>
          </table:table-cell>
          <table:table-cell office:value-type="float" office:value="77175" calcext:value-type="float">
            <text:p>771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08549" calcext:value-type="float">
            <text:p>108549</text:p>
          </table:table-cell>
          <table:table-cell office:value-type="float" office:value="104850" calcext:value-type="float">
            <text:p>104850</text:p>
          </table:table-cell>
          <table:table-cell office:value-type="float" office:value="76887.5" calcext:value-type="float">
            <text:p>76887.5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108749" calcext:value-type="float">
            <text:p>108749</text:p>
          </table:table-cell>
          <table:table-cell office:value-type="float" office:value="104737.5" calcext:value-type="float">
            <text:p>104737.5</text:p>
          </table:table-cell>
          <table:table-cell office:value-type="float" office:value="76962.5" calcext:value-type="float">
            <text:p>76962.5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108856" calcext:value-type="float">
            <text:p>108856</text:p>
          </table:table-cell>
          <table:table-cell office:value-type="float" office:value="104050" calcext:value-type="float">
            <text:p>104050</text:p>
          </table:table-cell>
          <table:table-cell office:value-type="float" office:value="76975" calcext:value-type="float">
            <text:p>76975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108502.5" calcext:value-type="float">
            <text:p>108502.5</text:p>
          </table:table-cell>
          <table:table-cell office:value-type="float" office:value="103512.5" calcext:value-type="float">
            <text:p>103512.5</text:p>
          </table:table-cell>
          <table:table-cell office:value-type="float" office:value="76675" calcext:value-type="float">
            <text:p>76675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3375" calcext:value-type="float">
            <text:p>103375</text:p>
          </table:table-cell>
          <table:table-cell office:value-type="float" office:value="76837.5" calcext:value-type="float">
            <text:p>76837.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09569" calcext:value-type="float">
            <text:p>109569</text:p>
          </table:table-cell>
          <table:table-cell office:value-type="float" office:value="103312.5" calcext:value-type="float">
            <text:p>103312.5</text:p>
          </table:table-cell>
          <table:table-cell office:value-type="float" office:value="77000" calcext:value-type="float">
            <text:p>77000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108644.5" calcext:value-type="float">
            <text:p>108644.5</text:p>
          </table:table-cell>
          <table:table-cell office:value-type="float" office:value="103687.5" calcext:value-type="float">
            <text:p>103687.5</text:p>
          </table:table-cell>
          <table:table-cell office:value-type="float" office:value="76575" calcext:value-type="float">
            <text:p>76575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110397" calcext:value-type="float">
            <text:p>110397</text:p>
          </table:table-cell>
          <table:table-cell office:value-type="float" office:value="104112.5" calcext:value-type="float">
            <text:p>104112.5</text:p>
          </table:table-cell>
          <table:table-cell office:value-type="float" office:value="76275" calcext:value-type="float">
            <text:p>76275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110334.5" calcext:value-type="float">
            <text:p>110334.5</text:p>
          </table:table-cell>
          <table:table-cell office:value-type="float" office:value="104087.5" calcext:value-type="float">
            <text:p>104087.5</text:p>
          </table:table-cell>
          <table:table-cell office:value-type="float" office:value="75325" calcext:value-type="float">
            <text:p>75325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108544.5" calcext:value-type="float">
            <text:p>108544.5</text:p>
          </table:table-cell>
          <table:table-cell office:value-type="float" office:value="102575" calcext:value-type="float">
            <text:p>102575</text:p>
          </table:table-cell>
          <table:table-cell office:value-type="float" office:value="75412.5" calcext:value-type="float">
            <text:p>75412.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108815" calcext:value-type="float">
            <text:p>108815</text:p>
          </table:table-cell>
          <table:table-cell office:value-type="float" office:value="102750" calcext:value-type="float">
            <text:p>102750</text:p>
          </table:table-cell>
          <table:table-cell office:value-type="float" office:value="75362.5" calcext:value-type="float">
            <text:p>75362.5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108618" calcext:value-type="float">
            <text:p>108618</text:p>
          </table:table-cell>
          <table:table-cell office:value-type="float" office:value="102162.5" calcext:value-type="float">
            <text:p>102162.5</text:p>
          </table:table-cell>
          <table:table-cell office:value-type="float" office:value="74787.5" calcext:value-type="float">
            <text:p>74787.5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108430.5" calcext:value-type="float">
            <text:p>108430.5</text:p>
          </table:table-cell>
          <table:table-cell office:value-type="float" office:value="101575" calcext:value-type="float">
            <text:p>101575</text:p>
          </table:table-cell>
          <table:table-cell office:value-type="float" office:value="74525" calcext:value-type="float">
            <text:p>74525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108243" calcext:value-type="float">
            <text:p>108243</text:p>
          </table:table-cell>
          <table:table-cell office:value-type="float" office:value="101887.5" calcext:value-type="float">
            <text:p>101887.5</text:p>
          </table:table-cell>
          <table:table-cell office:value-type="float" office:value="73950" calcext:value-type="float">
            <text:p>73950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106059" calcext:value-type="float">
            <text:p>106059</text:p>
          </table:table-cell>
          <table:table-cell office:value-type="float" office:value="100712.5" calcext:value-type="float">
            <text:p>100712.5</text:p>
          </table:table-cell>
          <table:table-cell office:value-type="float" office:value="74025" calcext:value-type="float">
            <text:p>740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05822" calcext:value-type="float">
            <text:p>105822</text:p>
          </table:table-cell>
          <table:table-cell office:value-type="float" office:value="99950" calcext:value-type="float">
            <text:p>99950</text:p>
          </table:table-cell>
          <table:table-cell office:value-type="float" office:value="73762.5" calcext:value-type="float">
            <text:p>73762.5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106945" calcext:value-type="float">
            <text:p>106945</text:p>
          </table:table-cell>
          <table:table-cell office:value-type="float" office:value="101275" calcext:value-type="float">
            <text:p>101275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107074" calcext:value-type="float">
            <text:p>107074</text:p>
          </table:table-cell>
          <table:table-cell office:value-type="float" office:value="101100" calcext:value-type="float">
            <text:p>101100</text:p>
          </table:table-cell>
          <table:table-cell office:value-type="float" office:value="73800" calcext:value-type="float">
            <text:p>73800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108389" calcext:value-type="float">
            <text:p>108389</text:p>
          </table:table-cell>
          <table:table-cell office:value-type="float" office:value="102250" calcext:value-type="float">
            <text:p>102250</text:p>
          </table:table-cell>
          <table:table-cell office:value-type="float" office:value="74162.5" calcext:value-type="float">
            <text:p>74162.5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108828.5" calcext:value-type="float">
            <text:p>108828.5</text:p>
          </table:table-cell>
          <table:table-cell office:value-type="float" office:value="102550" calcext:value-type="float">
            <text:p>102550</text:p>
          </table:table-cell>
          <table:table-cell office:value-type="float" office:value="73962.5" calcext:value-type="float">
            <text:p>73962.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08442" calcext:value-type="float">
            <text:p>108442</text:p>
          </table:table-cell>
          <table:table-cell office:value-type="float" office:value="103400" calcext:value-type="float">
            <text:p>103400</text:p>
          </table:table-cell>
          <table:table-cell office:value-type="float" office:value="74100" calcext:value-type="float">
            <text:p>74100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108730" calcext:value-type="float">
            <text:p>108730</text:p>
          </table:table-cell>
          <table:table-cell office:value-type="float" office:value="103562.5" calcext:value-type="float">
            <text:p>103562.5</text:p>
          </table:table-cell>
          <table:table-cell office:value-type="float" office:value="74300" calcext:value-type="float">
            <text:p>74300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109866" calcext:value-type="float">
            <text:p>109866</text:p>
          </table:table-cell>
          <table:table-cell office:value-type="float" office:value="104562.5" calcext:value-type="float">
            <text:p>104562.5</text:p>
          </table:table-cell>
          <table:table-cell office:value-type="float" office:value="74400" calcext:value-type="float">
            <text:p>74400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109699.5" calcext:value-type="float">
            <text:p>109699.5</text:p>
          </table:table-cell>
          <table:table-cell office:value-type="float" office:value="103987.5" calcext:value-type="float">
            <text:p>103987.5</text:p>
          </table:table-cell>
          <table:table-cell office:value-type="float" office:value="74212.5" calcext:value-type="float">
            <text:p>74212.5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108858" calcext:value-type="float">
            <text:p>108858</text:p>
          </table:table-cell>
          <table:table-cell office:value-type="float" office:value="104062.5" calcext:value-type="float">
            <text:p>104062.5</text:p>
          </table:table-cell>
          <table:table-cell office:value-type="float" office:value="74050" calcext:value-type="float">
            <text:p>74050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11021.5" calcext:value-type="float">
            <text:p>111021.5</text:p>
          </table:table-cell>
          <table:table-cell office:value-type="float" office:value="104150" calcext:value-type="float">
            <text:p>104150</text:p>
          </table:table-cell>
          <table:table-cell office:value-type="float" office:value="73775" calcext:value-type="float">
            <text:p>73775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110532.5" calcext:value-type="float">
            <text:p>110532.5</text:p>
          </table:table-cell>
          <table:table-cell office:value-type="float" office:value="104262.5" calcext:value-type="float">
            <text:p>104262.5</text:p>
          </table:table-cell>
          <table:table-cell office:value-type="float" office:value="73737.5" calcext:value-type="float">
            <text:p>73737.5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111618" calcext:value-type="float">
            <text:p>111618</text:p>
          </table:table-cell>
          <table:table-cell office:value-type="float" office:value="104350" calcext:value-type="float">
            <text:p>10435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111384" calcext:value-type="float">
            <text:p>111384</text:p>
          </table:table-cell>
          <table:table-cell office:value-type="float" office:value="105300" calcext:value-type="float">
            <text:p>105300</text:p>
          </table:table-cell>
          <table:table-cell office:value-type="float" office:value="73787.5" calcext:value-type="float">
            <text:p>73787.5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111838" calcext:value-type="float">
            <text:p>111838</text:p>
          </table:table-cell>
          <table:table-cell office:value-type="float" office:value="104675" calcext:value-type="float">
            <text:p>104675</text:p>
          </table:table-cell>
          <table:table-cell office:value-type="float" office:value="73575" calcext:value-type="float">
            <text:p>735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112199.5" calcext:value-type="float">
            <text:p>112199.5</text:p>
          </table:table-cell>
          <table:table-cell office:value-type="float" office:value="105050" calcext:value-type="float">
            <text:p>105050</text:p>
          </table:table-cell>
          <table:table-cell office:value-type="float" office:value="73387.5" calcext:value-type="float">
            <text:p>73387.5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112315.5" calcext:value-type="float">
            <text:p>112315.5</text:p>
          </table:table-cell>
          <table:table-cell office:value-type="float" office:value="104512.5" calcext:value-type="float">
            <text:p>104512.5</text:p>
          </table:table-cell>
          <table:table-cell office:value-type="float" office:value="72787.5" calcext:value-type="float">
            <text:p>72787.5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114584.5" calcext:value-type="float">
            <text:p>114584.5</text:p>
          </table:table-cell>
          <table:table-cell office:value-type="float" office:value="106025" calcext:value-type="float">
            <text:p>106025</text:p>
          </table:table-cell>
          <table:table-cell office:value-type="float" office:value="72987.5" calcext:value-type="float">
            <text:p>72987.5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114218.5" calcext:value-type="float">
            <text:p>114218.5</text:p>
          </table:table-cell>
          <table:table-cell office:value-type="float" office:value="105787.5" calcext:value-type="float">
            <text:p>105787.5</text:p>
          </table:table-cell>
          <table:table-cell office:value-type="float" office:value="72925" calcext:value-type="float">
            <text:p>72925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114447" calcext:value-type="float">
            <text:p>114447</text:p>
          </table:table-cell>
          <table:table-cell office:value-type="float" office:value="106212.5" calcext:value-type="float">
            <text:p>106212.5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14434.5" calcext:value-type="float">
            <text:p>114434.5</text:p>
          </table:table-cell>
          <table:table-cell office:value-type="float" office:value="105412.5" calcext:value-type="float">
            <text:p>105412.5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113872" calcext:value-type="float">
            <text:p>113872</text:p>
          </table:table-cell>
          <table:table-cell office:value-type="float" office:value="105387.5" calcext:value-type="float">
            <text:p>105387.5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113157" calcext:value-type="float">
            <text:p>113157</text:p>
          </table:table-cell>
          <table:table-cell office:value-type="float" office:value="104700" calcext:value-type="float">
            <text:p>104700</text:p>
          </table:table-cell>
          <table:table-cell office:value-type="float" office:value="72437.5" calcext:value-type="float">
            <text:p>72437.5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112720.5" calcext:value-type="float">
            <text:p>112720.5</text:p>
          </table:table-cell>
          <table:table-cell office:value-type="float" office:value="103900" calcext:value-type="float">
            <text:p>103900</text:p>
          </table:table-cell>
          <table:table-cell office:value-type="float" office:value="72575" calcext:value-type="float">
            <text:p>72575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112801.5" calcext:value-type="float">
            <text:p>112801.5</text:p>
          </table:table-cell>
          <table:table-cell office:value-type="float" office:value="104562.5" calcext:value-type="float">
            <text:p>104562.5</text:p>
          </table:table-cell>
          <table:table-cell office:value-type="float" office:value="72937.5" calcext:value-type="float">
            <text:p>72937.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112266.5" calcext:value-type="float">
            <text:p>112266.5</text:p>
          </table:table-cell>
          <table:table-cell office:value-type="float" office:value="103925" calcext:value-type="float">
            <text:p>103925</text:p>
          </table:table-cell>
          <table:table-cell office:value-type="float" office:value="72887.5" calcext:value-type="float">
            <text:p>72887.5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113269.5" calcext:value-type="float">
            <text:p>113269.5</text:p>
          </table:table-cell>
          <table:table-cell office:value-type="float" office:value="103237.5" calcext:value-type="float">
            <text:p>103237.5</text:p>
          </table:table-cell>
          <table:table-cell office:value-type="float" office:value="72675" calcext:value-type="float">
            <text:p>72675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112167" calcext:value-type="float">
            <text:p>112167</text:p>
          </table:table-cell>
          <table:table-cell office:value-type="float" office:value="103400" calcext:value-type="float">
            <text:p>103400</text:p>
          </table:table-cell>
          <table:table-cell office:value-type="float" office:value="72975" calcext:value-type="float">
            <text:p>72975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112846.5" calcext:value-type="float">
            <text:p>112846.5</text:p>
          </table:table-cell>
          <table:table-cell office:value-type="float" office:value="101825" calcext:value-type="float">
            <text:p>101825</text:p>
          </table:table-cell>
          <table:table-cell office:value-type="float" office:value="72962.5" calcext:value-type="float">
            <text:p>72962.5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112726.5" calcext:value-type="float">
            <text:p>112726.5</text:p>
          </table:table-cell>
          <table:table-cell office:value-type="float" office:value="102562.5" calcext:value-type="float">
            <text:p>102562.5</text:p>
          </table:table-cell>
          <table:table-cell office:value-type="float" office:value="73187.5" calcext:value-type="float">
            <text:p>73187.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12309" calcext:value-type="float">
            <text:p>112309</text:p>
          </table:table-cell>
          <table:table-cell office:value-type="float" office:value="101337.5" calcext:value-type="float">
            <text:p>101337.5</text:p>
          </table:table-cell>
          <table:table-cell office:value-type="float" office:value="72987.5" calcext:value-type="float">
            <text:p>72987.5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112639" calcext:value-type="float">
            <text:p>112639</text:p>
          </table:table-cell>
          <table:table-cell office:value-type="float" office:value="101762.5" calcext:value-type="float">
            <text:p>101762.5</text:p>
          </table:table-cell>
          <table:table-cell office:value-type="float" office:value="73025" calcext:value-type="float">
            <text:p>73025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111581.5" calcext:value-type="float">
            <text:p>111581.5</text:p>
          </table:table-cell>
          <table:table-cell office:value-type="float" office:value="101912.5" calcext:value-type="float">
            <text:p>101912.5</text:p>
          </table:table-cell>
          <table:table-cell office:value-type="float" office:value="72562.5" calcext:value-type="float">
            <text:p>72562.5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113291" calcext:value-type="float">
            <text:p>113291</text:p>
          </table:table-cell>
          <table:table-cell office:value-type="float" office:value="103825" calcext:value-type="float">
            <text:p>103825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113767.5" calcext:value-type="float">
            <text:p>113767.5</text:p>
          </table:table-cell>
          <table:table-cell office:value-type="float" office:value="103825" calcext:value-type="float">
            <text:p>103825</text:p>
          </table:table-cell>
          <table:table-cell office:value-type="float" office:value="72875" calcext:value-type="float">
            <text:p>7287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114125.5" calcext:value-type="float">
            <text:p>114125.5</text:p>
          </table:table-cell>
          <table:table-cell office:value-type="float" office:value="103737.5" calcext:value-type="float">
            <text:p>103737.5</text:p>
          </table:table-cell>
          <table:table-cell office:value-type="float" office:value="73275" calcext:value-type="float">
            <text:p>73275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114122" calcext:value-type="float">
            <text:p>114122</text:p>
          </table:table-cell>
          <table:table-cell office:value-type="float" office:value="103762.5" calcext:value-type="float">
            <text:p>103762.5</text:p>
          </table:table-cell>
          <table:table-cell office:value-type="float" office:value="73287.5" calcext:value-type="float">
            <text:p>73287.5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114420.5" calcext:value-type="float">
            <text:p>114420.5</text:p>
          </table:table-cell>
          <table:table-cell office:value-type="float" office:value="103425" calcext:value-type="float">
            <text:p>103425</text:p>
          </table:table-cell>
          <table:table-cell office:value-type="float" office:value="72575" calcext:value-type="float">
            <text:p>72575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114142" calcext:value-type="float">
            <text:p>114142</text:p>
          </table:table-cell>
          <table:table-cell office:value-type="float" office:value="103137.5" calcext:value-type="float">
            <text:p>103137.5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113694.5" calcext:value-type="float">
            <text:p>113694.5</text:p>
          </table:table-cell>
          <table:table-cell office:value-type="float" office:value="101875" calcext:value-type="float">
            <text:p>101875</text:p>
          </table:table-cell>
          <table:table-cell office:value-type="float" office:value="72387.5" calcext:value-type="float">
            <text:p>72387.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13432.5" calcext:value-type="float">
            <text:p>113432.5</text:p>
          </table:table-cell>
          <table:table-cell office:value-type="float" office:value="102237.5" calcext:value-type="float">
            <text:p>102237.5</text:p>
          </table:table-cell>
          <table:table-cell office:value-type="float" office:value="72475" calcext:value-type="float">
            <text:p>72475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113337" calcext:value-type="float">
            <text:p>113337</text:p>
          </table:table-cell>
          <table:table-cell office:value-type="float" office:value="101862.5" calcext:value-type="float">
            <text:p>101862.5</text:p>
          </table:table-cell>
          <table:table-cell office:value-type="float" office:value="72087.5" calcext:value-type="float">
            <text:p>72087.5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114181" calcext:value-type="float">
            <text:p>114181</text:p>
          </table:table-cell>
          <table:table-cell office:value-type="float" office:value="102975" calcext:value-type="float">
            <text:p>102975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114217.5" calcext:value-type="float">
            <text:p>114217.5</text:p>
          </table:table-cell>
          <table:table-cell office:value-type="float" office:value="103337.5" calcext:value-type="float">
            <text:p>103337.5</text:p>
          </table:table-cell>
          <table:table-cell office:value-type="float" office:value="72312.5" calcext:value-type="float">
            <text:p>72312.5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115404.5" calcext:value-type="float">
            <text:p>115404.5</text:p>
          </table:table-cell>
          <table:table-cell office:value-type="float" office:value="109587.5" calcext:value-type="float">
            <text:p>109587.5</text:p>
          </table:table-cell>
          <table:table-cell office:value-type="float" office:value="72412.5" calcext:value-type="float">
            <text:p>72412.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115143.5" calcext:value-type="float">
            <text:p>115143.5</text:p>
          </table:table-cell>
          <table:table-cell office:value-type="float" office:value="109175" calcext:value-type="float">
            <text:p>109175</text:p>
          </table:table-cell>
          <table:table-cell office:value-type="float" office:value="72437.5" calcext:value-type="float">
            <text:p>72437.5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116069.5" calcext:value-type="float">
            <text:p>116069.5</text:p>
          </table:table-cell>
          <table:table-cell office:value-type="float" office:value="110312.5" calcext:value-type="float">
            <text:p>110312.5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114819" calcext:value-type="float">
            <text:p>114819</text:p>
          </table:table-cell>
          <table:table-cell office:value-type="float" office:value="110312.5" calcext:value-type="float">
            <text:p>110312.5</text:p>
          </table:table-cell>
          <table:table-cell office:value-type="float" office:value="73212.5" calcext:value-type="float">
            <text:p>73212.5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114606.5" calcext:value-type="float">
            <text:p>114606.5</text:p>
          </table:table-cell>
          <table:table-cell office:value-type="float" office:value="110525" calcext:value-type="float">
            <text:p>110525</text:p>
          </table:table-cell>
          <table:table-cell office:value-type="float" office:value="73362.5" calcext:value-type="float">
            <text:p>73362.5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115617" calcext:value-type="float">
            <text:p>115617</text:p>
          </table:table-cell>
          <table:table-cell office:value-type="float" office:value="110112.5" calcext:value-type="float">
            <text:p>110112.5</text:p>
          </table:table-cell>
          <table:table-cell office:value-type="float" office:value="73100" calcext:value-type="float">
            <text:p>73100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14841.5" calcext:value-type="float">
            <text:p>114841.5</text:p>
          </table:table-cell>
          <table:table-cell office:value-type="float" office:value="110062.5" calcext:value-type="float">
            <text:p>110062.5</text:p>
          </table:table-cell>
          <table:table-cell office:value-type="float" office:value="72912.5" calcext:value-type="float">
            <text:p>72912.5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114386" calcext:value-type="float">
            <text:p>114386</text:p>
          </table:table-cell>
          <table:table-cell office:value-type="float" office:value="110462.5" calcext:value-type="float">
            <text:p>110462.5</text:p>
          </table:table-cell>
          <table:table-cell office:value-type="float" office:value="73050" calcext:value-type="float">
            <text:p>73050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114332.5" calcext:value-type="float">
            <text:p>114332.5</text:p>
          </table:table-cell>
          <table:table-cell office:value-type="float" office:value="109662.5" calcext:value-type="float">
            <text:p>109662.5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114549.5" calcext:value-type="float">
            <text:p>114549.5</text:p>
          </table:table-cell>
          <table:table-cell office:value-type="float" office:value="109825" calcext:value-type="float">
            <text:p>109825</text:p>
          </table:table-cell>
          <table:table-cell office:value-type="float" office:value="72775" calcext:value-type="float">
            <text:p>72775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114561.5" calcext:value-type="float">
            <text:p>114561.5</text:p>
          </table:table-cell>
          <table:table-cell office:value-type="float" office:value="109225" calcext:value-type="float">
            <text:p>109225</text:p>
          </table:table-cell>
          <table:table-cell office:value-type="float" office:value="73087.5" calcext:value-type="float">
            <text:p>73087.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14354.5" calcext:value-type="float">
            <text:p>114354.5</text:p>
          </table:table-cell>
          <table:table-cell office:value-type="float" office:value="109675" calcext:value-type="float">
            <text:p>109675</text:p>
          </table:table-cell>
          <table:table-cell office:value-type="float" office:value="72612.5" calcext:value-type="float">
            <text:p>72612.5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111704.5" calcext:value-type="float">
            <text:p>111704.5</text:p>
          </table:table-cell>
          <table:table-cell office:value-type="float" office:value="109787.5" calcext:value-type="float">
            <text:p>109787.5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111754" calcext:value-type="float">
            <text:p>111754</text:p>
          </table:table-cell>
          <table:table-cell office:value-type="float" office:value="110250" calcext:value-type="float">
            <text:p>110250</text:p>
          </table:table-cell>
          <table:table-cell office:value-type="float" office:value="72225" calcext:value-type="float">
            <text:p>72225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111866.5" calcext:value-type="float">
            <text:p>111866.5</text:p>
          </table:table-cell>
          <table:table-cell office:value-type="float" office:value="109962.5" calcext:value-type="float">
            <text:p>109962.5</text:p>
          </table:table-cell>
          <table:table-cell office:value-type="float" office:value="71850" calcext:value-type="float">
            <text:p>71850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111218" calcext:value-type="float">
            <text:p>111218</text:p>
          </table:table-cell>
          <table:table-cell office:value-type="float" office:value="108850" calcext:value-type="float">
            <text:p>108850</text:p>
          </table:table-cell>
          <table:table-cell office:value-type="float" office:value="72587.5" calcext:value-type="float">
            <text:p>72587.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12443" calcext:value-type="float">
            <text:p>112443</text:p>
          </table:table-cell>
          <table:table-cell office:value-type="float" office:value="108550" calcext:value-type="float">
            <text:p>108550</text:p>
          </table:table-cell>
          <table:table-cell office:value-type="float" office:value="72475" calcext:value-type="float">
            <text:p>72475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113250" calcext:value-type="float">
            <text:p>113250</text:p>
          </table:table-cell>
          <table:table-cell office:value-type="float" office:value="108400" calcext:value-type="float">
            <text:p>108400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112896" calcext:value-type="float">
            <text:p>112896</text:p>
          </table:table-cell>
          <table:table-cell office:value-type="float" office:value="109625" calcext:value-type="float">
            <text:p>109625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113491.5" calcext:value-type="float">
            <text:p>113491.5</text:p>
          </table:table-cell>
          <table:table-cell office:value-type="float" office:value="109375" calcext:value-type="float">
            <text:p>109375</text:p>
          </table:table-cell>
          <table:table-cell office:value-type="float" office:value="72550" calcext:value-type="float">
            <text:p>72550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114269" calcext:value-type="float">
            <text:p>114269</text:p>
          </table:table-cell>
          <table:table-cell office:value-type="float" office:value="109275" calcext:value-type="float">
            <text:p>109275</text:p>
          </table:table-cell>
          <table:table-cell office:value-type="float" office:value="72462.5" calcext:value-type="float">
            <text:p>72462.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114558.5" calcext:value-type="float">
            <text:p>114558.5</text:p>
          </table:table-cell>
          <table:table-cell office:value-type="float" office:value="110537.5" calcext:value-type="float">
            <text:p>110537.5</text:p>
          </table:table-cell>
          <table:table-cell office:value-type="float" office:value="72762.5" calcext:value-type="float">
            <text:p>72762.5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114384" calcext:value-type="float">
            <text:p>114384</text:p>
          </table:table-cell>
          <table:table-cell office:value-type="float" office:value="110462.5" calcext:value-type="float">
            <text:p>110462.5</text:p>
          </table:table-cell>
          <table:table-cell office:value-type="float" office:value="73075" calcext:value-type="float">
            <text:p>73075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114749.5" calcext:value-type="float">
            <text:p>114749.5</text:p>
          </table:table-cell>
          <table:table-cell office:value-type="float" office:value="110275" calcext:value-type="float">
            <text:p>110275</text:p>
          </table:table-cell>
          <table:table-cell office:value-type="float" office:value="73262.5" calcext:value-type="float">
            <text:p>73262.5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115332.5" calcext:value-type="float">
            <text:p>115332.5</text:p>
          </table:table-cell>
          <table:table-cell office:value-type="float" office:value="110400" calcext:value-type="float">
            <text:p>110400</text:p>
          </table:table-cell>
          <table:table-cell office:value-type="float" office:value="73450" calcext:value-type="float">
            <text:p>73450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113645.5" calcext:value-type="float">
            <text:p>113645.5</text:p>
          </table:table-cell>
          <table:table-cell office:value-type="float" office:value="109175" calcext:value-type="float">
            <text:p>109175</text:p>
          </table:table-cell>
          <table:table-cell office:value-type="float" office:value="73312.5" calcext:value-type="float">
            <text:p>73312.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13188.5" calcext:value-type="float">
            <text:p>113188.5</text:p>
          </table:table-cell>
          <table:table-cell office:value-type="float" office:value="109462.5" calcext:value-type="float">
            <text:p>109462.5</text:p>
          </table:table-cell>
          <table:table-cell office:value-type="float" office:value="73325" calcext:value-type="float">
            <text:p>73325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112909.5" calcext:value-type="float">
            <text:p>112909.5</text:p>
          </table:table-cell>
          <table:table-cell office:value-type="float" office:value="109650" calcext:value-type="float">
            <text:p>109650</text:p>
          </table:table-cell>
          <table:table-cell office:value-type="float" office:value="72950" calcext:value-type="float">
            <text:p>72950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112884.5" calcext:value-type="float">
            <text:p>112884.5</text:p>
          </table:table-cell>
          <table:table-cell office:value-type="float" office:value="109825" calcext:value-type="float">
            <text:p>109825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112755.5" calcext:value-type="float">
            <text:p>112755.5</text:p>
          </table:table-cell>
          <table:table-cell office:value-type="float" office:value="109812.5" calcext:value-type="float">
            <text:p>109812.5</text:p>
          </table:table-cell>
          <table:table-cell office:value-type="float" office:value="72662.5" calcext:value-type="float">
            <text:p>72662.5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111993" calcext:value-type="float">
            <text:p>111993</text:p>
          </table:table-cell>
          <table:table-cell office:value-type="float" office:value="109487.5" calcext:value-type="float">
            <text:p>109487.5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111713.5" calcext:value-type="float">
            <text:p>111713.5</text:p>
          </table:table-cell>
          <table:table-cell office:value-type="float" office:value="109125" calcext:value-type="float">
            <text:p>109125</text:p>
          </table:table-cell>
          <table:table-cell office:value-type="float" office:value="72537.5" calcext:value-type="float">
            <text:p>72537.5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110438.5" calcext:value-type="float">
            <text:p>110438.5</text:p>
          </table:table-cell>
          <table:table-cell office:value-type="float" office:value="107462.5" calcext:value-type="float">
            <text:p>107462.5</text:p>
          </table:table-cell>
          <table:table-cell office:value-type="float" office:value="72062.5" calcext:value-type="float">
            <text:p>72062.5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09569" calcext:value-type="float">
            <text:p>109569</text:p>
          </table:table-cell>
          <table:table-cell office:value-type="float" office:value="106375" calcext:value-type="float">
            <text:p>106375</text:p>
          </table:table-cell>
          <table:table-cell office:value-type="float" office:value="71425" calcext:value-type="float">
            <text:p>71425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109514.5" calcext:value-type="float">
            <text:p>109514.5</text:p>
          </table:table-cell>
          <table:table-cell office:value-type="float" office:value="107862.5" calcext:value-type="float">
            <text:p>107862.5</text:p>
          </table:table-cell>
          <table:table-cell office:value-type="float" office:value="71462.5" calcext:value-type="float">
            <text:p>71462.5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107986" calcext:value-type="float">
            <text:p>107986</text:p>
          </table:table-cell>
          <table:table-cell office:value-type="float" office:value="106750" calcext:value-type="float">
            <text:p>106750</text:p>
          </table:table-cell>
          <table:table-cell office:value-type="float" office:value="71025" calcext:value-type="float">
            <text:p>71025</text:p>
          </table:table-cell>
        </table:table-row>
      </table:table>
      <table:table table:name="chart" table:style-name="ta1">
        <table:shapes>
          <draw:frame draw:z-index="0" draw:style-name="gr1" draw:text-style-name="P1" svg:width="1634.34pt" svg:height="813.17pt" svg:x="0pt" svg:y="0pt">
            <draw:object draw:notify-on-update-of-ranges="bankroll_sample.B1:bankroll_sample.B1 bankroll_sample.B2:bankroll_sample.B1001 bankroll_sample.C1:bankroll_sample.C1 bankroll_sample.C2:bankroll_sample.C1001 bankroll_sample.D1:bankroll_sample.D1 bankroll_sample.D2:bankroll_sample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1:47:28.746969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44:57.724449768</meta:creation-date>
    <meta:generator>LibreOffice/6.0.7.3$Linux_X86_64 LibreOffice_project/00m0$Build-3</meta:generator>
    <dc:date>2019-03-15T11:48:11.593041083</dc:date>
    <meta:editing-duration>PT23M53S</meta:editing-duration>
    <meta:editing-cycles>6</meta:editing-cycles>
    <meta:document-statistic meta:table-count="2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657cm" svg:height="28.688cm" xlink:href=".." xlink:type="simple" chart:class="chart:line" chart:style-name="ch1">
        <chart:legend svg:x="2.348cm" svg:y="26.165cm" style:legend-expansion="custom" chartooo:width="5.407cm" chartooo:height="1.593cm" style:legend-expansion-aspect-ratio="3.39422473320778" chart:style-name="ch2"/>
        <chart:plot-area chart:style-name="ch3" table:cell-range-address="bankroll_sample.B1:bankroll_sample.D1001" chart:data-source-has-labels="row" svg:x="1.12cm" svg:y="0.373cm" svg:width="55.156cm" svg:height="25.39cm">
          <chartooo:coordinate-region svg:x="2.482cm" svg:y="0.572cm" svg:width="53.761cm" svg:height="24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nkroll_sample.B2:bankroll_sample.B1001" chart:label-cell-address="bankroll_sample.B1:bankroll_sample.B1" chart:class="chart:line">
            <chart:data-point chart:repeated="1000"/>
          </chart:series>
          <chart:series chart:style-name="ch7" chart:values-cell-range-address="bankroll_sample.C2:bankroll_sample.C1001" chart:label-cell-address="bankroll_sample.C1:bankroll_sample.C1" chart:class="chart:line">
            <chart:data-point chart:repeated="1000"/>
          </chart:series>
          <chart:series chart:style-name="ch8" chart:values-cell-range-address="bankroll_sample.D2:bankroll_sample.D1001" chart:label-cell-address="bankroll_sample.D1:bankroll_sample.D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yAdvancedPerfect</text:p>
                <draw:g>
                  <svg:desc>bankroll_sample.B1:bankroll_sample.B1</svg:desc>
                </draw:g>
              </table:table-cell>
              <table:table-cell office:value-type="string">
                <text:p>AndyAdvancedRealistic</text:p>
                <draw:g>
                  <svg:desc>bankroll_sample.C1:bankroll_sample.C1</svg:desc>
                </draw:g>
              </table:table-cell>
              <table:table-cell office:value-type="string">
                <text:p>BobbyBasic</text:p>
                <draw:g>
                  <svg:desc>bankroll_sample.D1:bankroll_samp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bankroll_sample.B2:bankroll_sample.B1001</svg:desc>
                </draw:g>
              </table:table-cell>
              <table:table-cell office:value-type="float" office:value="100000">
                <text:p>100000</text:p>
                <draw:g>
                  <svg:desc>bankroll_sample.C2:bankroll_sample.C1001</svg:desc>
                </draw:g>
              </table:table-cell>
              <table:table-cell office:value-type="float" office:value="100000">
                <text:p>100000</text:p>
                <draw:g>
                  <svg:desc>bankroll_sample.D2:bankroll_sample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17">
                <text:p>100117</text:p>
              </table:table-cell>
              <table:table-cell office:value-type="float" office:value="100837.5">
                <text:p>100837.5</text:p>
              </table:table-cell>
              <table:table-cell office:value-type="float" office:value="100475">
                <text:p>10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079.5">
                <text:p>99079.5</text:p>
              </table:table-cell>
              <table:table-cell office:value-type="float" office:value="100475">
                <text:p>100475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635">
                <text:p>98635</text:p>
              </table:table-cell>
              <table:table-cell office:value-type="float" office:value="100975">
                <text:p>100975</text:p>
              </table:table-cell>
              <table:table-cell office:value-type="float" office:value="100387.5">
                <text:p>10038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847.5">
                <text:p>98847.5</text:p>
              </table:table-cell>
              <table:table-cell office:value-type="float" office:value="101450">
                <text:p>101450</text:p>
              </table:table-cell>
              <table:table-cell office:value-type="float" office:value="100362.5">
                <text:p>10036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872.5">
                <text:p>97872.5</text:p>
              </table:table-cell>
              <table:table-cell office:value-type="float" office:value="101450">
                <text:p>101450</text:p>
              </table:table-cell>
              <table:table-cell office:value-type="float" office:value="100312.5">
                <text:p>1003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606">
                <text:p>97606</text:p>
              </table:table-cell>
              <table:table-cell office:value-type="float" office:value="100975">
                <text:p>100975</text:p>
              </table:table-cell>
              <table:table-cell office:value-type="float" office:value="100312.5">
                <text:p>1003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076.5">
                <text:p>98076.5</text:p>
              </table:table-cell>
              <table:table-cell office:value-type="float" office:value="100875">
                <text:p>100875</text:p>
              </table:table-cell>
              <table:table-cell office:value-type="float" office:value="100250">
                <text:p>100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651.5">
                <text:p>97651.5</text:p>
              </table:table-cell>
              <table:table-cell office:value-type="float" office:value="100725">
                <text:p>100725</text:p>
              </table:table-cell>
              <table:table-cell office:value-type="float" office:value="99675">
                <text:p>99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983.5">
                <text:p>97983.5</text:p>
              </table:table-cell>
              <table:table-cell office:value-type="float" office:value="100387.5">
                <text:p>100387.5</text:p>
              </table:table-cell>
              <table:table-cell office:value-type="float" office:value="99437.5">
                <text:p>994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965.5">
                <text:p>97965.5</text:p>
              </table:table-cell>
              <table:table-cell office:value-type="float" office:value="100137.5">
                <text:p>100137.5</text:p>
              </table:table-cell>
              <table:table-cell office:value-type="float" office:value="99237.5">
                <text:p>9923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294">
                <text:p>98294</text:p>
              </table:table-cell>
              <table:table-cell office:value-type="float" office:value="99875">
                <text:p>99875</text:p>
              </table:table-cell>
              <table:table-cell office:value-type="float" office:value="98937.5">
                <text:p>9893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310.5">
                <text:p>98310.5</text:p>
              </table:table-cell>
              <table:table-cell office:value-type="float" office:value="99425">
                <text:p>99425</text:p>
              </table:table-cell>
              <table:table-cell office:value-type="float" office:value="98962.5">
                <text:p>9896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560.5">
                <text:p>98560.5</text:p>
              </table:table-cell>
              <table:table-cell office:value-type="float" office:value="99612.5">
                <text:p>99612.5</text:p>
              </table:table-cell>
              <table:table-cell office:value-type="float" office:value="99037.5">
                <text:p>9903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249">
                <text:p>97249</text:p>
              </table:table-cell>
              <table:table-cell office:value-type="float" office:value="99062.5">
                <text:p>99062.5</text:p>
              </table:table-cell>
              <table:table-cell office:value-type="float" office:value="98912.5">
                <text:p>989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567">
                <text:p>96567</text:p>
              </table:table-cell>
              <table:table-cell office:value-type="float" office:value="98412.5">
                <text:p>98412.5</text:p>
              </table:table-cell>
              <table:table-cell office:value-type="float" office:value="98712.5">
                <text:p>987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536.5">
                <text:p>96536.5</text:p>
              </table:table-cell>
              <table:table-cell office:value-type="float" office:value="98512.5">
                <text:p>98512.5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653.5">
                <text:p>96653.5</text:p>
              </table:table-cell>
              <table:table-cell office:value-type="float" office:value="98650">
                <text:p>98650</text:p>
              </table:table-cell>
              <table:table-cell office:value-type="float" office:value="99400">
                <text:p>99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273.5">
                <text:p>96273.5</text:p>
              </table:table-cell>
              <table:table-cell office:value-type="float" office:value="97725">
                <text:p>97725</text:p>
              </table:table-cell>
              <table:table-cell office:value-type="float" office:value="99237.5">
                <text:p>9923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286">
                <text:p>96286</text:p>
              </table:table-cell>
              <table:table-cell office:value-type="float" office:value="97900">
                <text:p>97900</text:p>
              </table:table-cell>
              <table:table-cell office:value-type="float" office:value="99450">
                <text:p>99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349.5">
                <text:p>96349.5</text:p>
              </table:table-cell>
              <table:table-cell office:value-type="float" office:value="98312.5">
                <text:p>98312.5</text:p>
              </table:table-cell>
              <table:table-cell office:value-type="float" office:value="99675">
                <text:p>99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642">
                <text:p>96642</text:p>
              </table:table-cell>
              <table:table-cell office:value-type="float" office:value="98475">
                <text:p>98475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093">
                <text:p>96093</text:p>
              </table:table-cell>
              <table:table-cell office:value-type="float" office:value="98275">
                <text:p>98275</text:p>
              </table:table-cell>
              <table:table-cell office:value-type="float" office:value="99812.5">
                <text:p>9981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43">
                <text:p>96043</text:p>
              </table:table-cell>
              <table:table-cell office:value-type="float" office:value="98200">
                <text:p>98200</text:p>
              </table:table-cell>
              <table:table-cell office:value-type="float" office:value="100112.5">
                <text:p>10011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29">
                <text:p>96429</text:p>
              </table:table-cell>
              <table:table-cell office:value-type="float" office:value="97337.5">
                <text:p>97337.5</text:p>
              </table:table-cell>
              <table:table-cell office:value-type="float" office:value="100187.5">
                <text:p>10018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586.5">
                <text:p>96586.5</text:p>
              </table:table-cell>
              <table:table-cell office:value-type="float" office:value="97737.5">
                <text:p>97737.5</text:p>
              </table:table-cell>
              <table:table-cell office:value-type="float" office:value="100200">
                <text:p>100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680">
                <text:p>97680</text:p>
              </table:table-cell>
              <table:table-cell office:value-type="float" office:value="97925">
                <text:p>97925</text:p>
              </table:table-cell>
              <table:table-cell office:value-type="float" office:value="100037.5">
                <text:p>10003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047">
                <text:p>98047</text:p>
              </table:table-cell>
              <table:table-cell office:value-type="float" office:value="98150">
                <text:p>98150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23">
                <text:p>98623</text:p>
              </table:table-cell>
              <table:table-cell office:value-type="float" office:value="98062.5">
                <text:p>98062.5</text:p>
              </table:table-cell>
              <table:table-cell office:value-type="float" office:value="100125">
                <text:p>100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319.5">
                <text:p>98319.5</text:p>
              </table:table-cell>
              <table:table-cell office:value-type="float" office:value="97500">
                <text:p>97500</text:p>
              </table:table-cell>
              <table:table-cell office:value-type="float" office:value="100487.5">
                <text:p>10048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617.5">
                <text:p>98617.5</text:p>
              </table:table-cell>
              <table:table-cell office:value-type="float" office:value="99112.5">
                <text:p>99112.5</text:p>
              </table:table-cell>
              <table:table-cell office:value-type="float" office:value="100437.5">
                <text:p>10043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956.5">
                <text:p>98956.5</text:p>
              </table:table-cell>
              <table:table-cell office:value-type="float" office:value="100037.5">
                <text:p>100037.5</text:p>
              </table:table-cell>
              <table:table-cell office:value-type="float" office:value="100362.5">
                <text:p>10036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969">
                <text:p>98969</text:p>
              </table:table-cell>
              <table:table-cell office:value-type="float" office:value="98287.5">
                <text:p>98287.5</text:p>
              </table:table-cell>
              <table:table-cell office:value-type="float" office:value="100475">
                <text:p>100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077">
                <text:p>99077</text:p>
              </table:table-cell>
              <table:table-cell office:value-type="float" office:value="98175">
                <text:p>98175</text:p>
              </table:table-cell>
              <table:table-cell office:value-type="float" office:value="100400">
                <text:p>100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177">
                <text:p>99177</text:p>
              </table:table-cell>
              <table:table-cell office:value-type="float" office:value="98075">
                <text:p>98075</text:p>
              </table:table-cell>
              <table:table-cell office:value-type="float" office:value="100700">
                <text:p>100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330">
                <text:p>96330</text:p>
              </table:table-cell>
              <table:table-cell office:value-type="float" office:value="97687.5">
                <text:p>97687.5</text:p>
              </table:table-cell>
              <table:table-cell office:value-type="float" office:value="100387.5">
                <text:p>10038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346">
                <text:p>96346</text:p>
              </table:table-cell>
              <table:table-cell office:value-type="float" office:value="97425">
                <text:p>97425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005.5">
                <text:p>96005.5</text:p>
              </table:table-cell>
              <table:table-cell office:value-type="float" office:value="97712.5">
                <text:p>97712.5</text:p>
              </table:table-cell>
              <table:table-cell office:value-type="float" office:value="100437.5">
                <text:p>10043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422.5">
                <text:p>96422.5</text:p>
              </table:table-cell>
              <table:table-cell office:value-type="float" office:value="97750">
                <text:p>97750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172">
                <text:p>96172</text:p>
              </table:table-cell>
              <table:table-cell office:value-type="float" office:value="97900">
                <text:p>97900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876.5">
                <text:p>95876.5</text:p>
              </table:table-cell>
              <table:table-cell office:value-type="float" office:value="97950">
                <text:p>97950</text:p>
              </table:table-cell>
              <table:table-cell office:value-type="float" office:value="100675">
                <text:p>100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955.5">
                <text:p>95955.5</text:p>
              </table:table-cell>
              <table:table-cell office:value-type="float" office:value="98012.5">
                <text:p>98012.5</text:p>
              </table:table-cell>
              <table:table-cell office:value-type="float" office:value="100887.5">
                <text:p>1008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989.5">
                <text:p>96989.5</text:p>
              </table:table-cell>
              <table:table-cell office:value-type="float" office:value="98312.5">
                <text:p>98312.5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507">
                <text:p>96507</text:p>
              </table:table-cell>
              <table:table-cell office:value-type="float" office:value="98087.5">
                <text:p>98087.5</text:p>
              </table:table-cell>
              <table:table-cell office:value-type="float" office:value="100950">
                <text:p>1009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407.5">
                <text:p>96407.5</text:p>
              </table:table-cell>
              <table:table-cell office:value-type="float" office:value="98612.5">
                <text:p>98612.5</text:p>
              </table:table-cell>
              <table:table-cell office:value-type="float" office:value="100887.5">
                <text:p>10088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346">
                <text:p>96346</text:p>
              </table:table-cell>
              <table:table-cell office:value-type="float" office:value="98900">
                <text:p>98900</text:p>
              </table:table-cell>
              <table:table-cell office:value-type="float" office:value="100687.5">
                <text:p>10068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67.5">
                <text:p>96067.5</text:p>
              </table:table-cell>
              <table:table-cell office:value-type="float" office:value="98762.5">
                <text:p>98762.5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316.5">
                <text:p>95316.5</text:p>
              </table:table-cell>
              <table:table-cell office:value-type="float" office:value="98375">
                <text:p>98375</text:p>
              </table:table-cell>
              <table:table-cell office:value-type="float" office:value="100550">
                <text:p>1005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189">
                <text:p>95189</text:p>
              </table:table-cell>
              <table:table-cell office:value-type="float" office:value="98612.5">
                <text:p>98612.5</text:p>
              </table:table-cell>
              <table:table-cell office:value-type="float" office:value="100950">
                <text:p>1009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936.5">
                <text:p>94936.5</text:p>
              </table:table-cell>
              <table:table-cell office:value-type="float" office:value="97937.5">
                <text:p>97937.5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150">
                <text:p>94150</text:p>
              </table:table-cell>
              <table:table-cell office:value-type="float" office:value="97012.5">
                <text:p>97012.5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140.5">
                <text:p>96140.5</text:p>
              </table:table-cell>
              <table:table-cell office:value-type="float" office:value="98862.5">
                <text:p>98862.5</text:p>
              </table:table-cell>
              <table:table-cell office:value-type="float" office:value="100762.5">
                <text:p>10076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119.5">
                <text:p>93119.5</text:p>
              </table:table-cell>
              <table:table-cell office:value-type="float" office:value="98387.5">
                <text:p>98387.5</text:p>
              </table:table-cell>
              <table:table-cell office:value-type="float" office:value="100662.5">
                <text:p>10066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929">
                <text:p>91929</text:p>
              </table:table-cell>
              <table:table-cell office:value-type="float" office:value="98162.5">
                <text:p>98162.5</text:p>
              </table:table-cell>
              <table:table-cell office:value-type="float" office:value="100412.5">
                <text:p>10041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467">
                <text:p>92467</text:p>
              </table:table-cell>
              <table:table-cell office:value-type="float" office:value="97750">
                <text:p>97750</text:p>
              </table:table-cell>
              <table:table-cell office:value-type="float" office:value="100550">
                <text:p>1005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845">
                <text:p>92845</text:p>
              </table:table-cell>
              <table:table-cell office:value-type="float" office:value="99112.5">
                <text:p>99112.5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315.5">
                <text:p>92315.5</text:p>
              </table:table-cell>
              <table:table-cell office:value-type="float" office:value="99012.5">
                <text:p>99012.5</text:p>
              </table:table-cell>
              <table:table-cell office:value-type="float" office:value="100637.5">
                <text:p>10063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561">
                <text:p>92561</text:p>
              </table:table-cell>
              <table:table-cell office:value-type="float" office:value="99087.5">
                <text:p>99087.5</text:p>
              </table:table-cell>
              <table:table-cell office:value-type="float" office:value="100737.5">
                <text:p>100737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326.5">
                <text:p>92326.5</text:p>
              </table:table-cell>
              <table:table-cell office:value-type="float" office:value="98487.5">
                <text:p>98487.5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280.5">
                <text:p>92280.5</text:p>
              </table:table-cell>
              <table:table-cell office:value-type="float" office:value="98212.5">
                <text:p>98212.5</text:p>
              </table:table-cell>
              <table:table-cell office:value-type="float" office:value="100350">
                <text:p>100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751.5">
                <text:p>92751.5</text:p>
              </table:table-cell>
              <table:table-cell office:value-type="float" office:value="98912.5">
                <text:p>98912.5</text:p>
              </table:table-cell>
              <table:table-cell office:value-type="float" office:value="100425">
                <text:p>1004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9">
                <text:p>93029</text:p>
              </table:table-cell>
              <table:table-cell office:value-type="float" office:value="99025">
                <text:p>99025</text:p>
              </table:table-cell>
              <table:table-cell office:value-type="float" office:value="100712.5">
                <text:p>10071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291.5">
                <text:p>93291.5</text:p>
              </table:table-cell>
              <table:table-cell office:value-type="float" office:value="99350">
                <text:p>99350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148.5">
                <text:p>93148.5</text:p>
              </table:table-cell>
              <table:table-cell office:value-type="float" office:value="99062.5">
                <text:p>99062.5</text:p>
              </table:table-cell>
              <table:table-cell office:value-type="float" office:value="100712.5">
                <text:p>10071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731.5">
                <text:p>92731.5</text:p>
              </table:table-cell>
              <table:table-cell office:value-type="float" office:value="98887.5">
                <text:p>98887.5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560.5">
                <text:p>92560.5</text:p>
              </table:table-cell>
              <table:table-cell office:value-type="float" office:value="98537.5">
                <text:p>98537.5</text:p>
              </table:table-cell>
              <table:table-cell office:value-type="float" office:value="100037.5">
                <text:p>10003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984">
                <text:p>92984</text:p>
              </table:table-cell>
              <table:table-cell office:value-type="float" office:value="99562.5">
                <text:p>99562.5</text:p>
              </table:table-cell>
              <table:table-cell office:value-type="float" office:value="100212.5">
                <text:p>10021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868">
                <text:p>92868</text:p>
              </table:table-cell>
              <table:table-cell office:value-type="float" office:value="99825">
                <text:p>99825</text:p>
              </table:table-cell>
              <table:table-cell office:value-type="float" office:value="100262.5">
                <text:p>10026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872">
                <text:p>91872</text:p>
              </table:table-cell>
              <table:table-cell office:value-type="float" office:value="100100">
                <text:p>100100</text:p>
              </table:table-cell>
              <table:table-cell office:value-type="float" office:value="100250">
                <text:p>100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014">
                <text:p>92014</text:p>
              </table:table-cell>
              <table:table-cell office:value-type="float" office:value="100225">
                <text:p>100225</text:p>
              </table:table-cell>
              <table:table-cell office:value-type="float" office:value="100625">
                <text:p>10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560.5">
                <text:p>92560.5</text:p>
              </table:table-cell>
              <table:table-cell office:value-type="float" office:value="100637.5">
                <text:p>100637.5</text:p>
              </table:table-cell>
              <table:table-cell office:value-type="float" office:value="100250">
                <text:p>100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700.5">
                <text:p>93700.5</text:p>
              </table:table-cell>
              <table:table-cell office:value-type="float" office:value="99800">
                <text:p>99800</text:p>
              </table:table-cell>
              <table:table-cell office:value-type="float" office:value="100225">
                <text:p>10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675.5">
                <text:p>93675.5</text:p>
              </table:table-cell>
              <table:table-cell office:value-type="float" office:value="99550">
                <text:p>99550</text:p>
              </table:table-cell>
              <table:table-cell office:value-type="float" office:value="100175">
                <text:p>100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137.5">
                <text:p>94137.5</text:p>
              </table:table-cell>
              <table:table-cell office:value-type="float" office:value="98675">
                <text:p>98675</text:p>
              </table:table-cell>
              <table:table-cell office:value-type="float" office:value="100012.5">
                <text:p>10001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982">
                <text:p>93982</text:p>
              </table:table-cell>
              <table:table-cell office:value-type="float" office:value="97837.5">
                <text:p>97837.5</text:p>
              </table:table-cell>
              <table:table-cell office:value-type="float" office:value="100400">
                <text:p>1004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405">
                <text:p>94405</text:p>
              </table:table-cell>
              <table:table-cell office:value-type="float" office:value="97725">
                <text:p>97725</text:p>
              </table:table-cell>
              <table:table-cell office:value-type="float" office:value="100387.5">
                <text:p>10038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855">
                <text:p>94855</text:p>
              </table:table-cell>
              <table:table-cell office:value-type="float" office:value="98175">
                <text:p>98175</text:p>
              </table:table-cell>
              <table:table-cell office:value-type="float" office:value="100300">
                <text:p>1003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168">
                <text:p>94168</text:p>
              </table:table-cell>
              <table:table-cell office:value-type="float" office:value="97425">
                <text:p>97425</text:p>
              </table:table-cell>
              <table:table-cell office:value-type="float" office:value="100962.5">
                <text:p>100962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880.5">
                <text:p>93880.5</text:p>
              </table:table-cell>
              <table:table-cell office:value-type="float" office:value="97875">
                <text:p>97875</text:p>
              </table:table-cell>
              <table:table-cell office:value-type="float" office:value="100525">
                <text:p>100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147">
                <text:p>93147</text:p>
              </table:table-cell>
              <table:table-cell office:value-type="float" office:value="97537.5">
                <text:p>97537.5</text:p>
              </table:table-cell>
              <table:table-cell office:value-type="float" office:value="100837.5">
                <text:p>10083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688">
                <text:p>93688</text:p>
              </table:table-cell>
              <table:table-cell office:value-type="float" office:value="98337.5">
                <text:p>98337.5</text:p>
              </table:table-cell>
              <table:table-cell office:value-type="float" office:value="101350">
                <text:p>1013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688.5">
                <text:p>94688.5</text:p>
              </table:table-cell>
              <table:table-cell office:value-type="float" office:value="97537.5">
                <text:p>97537.5</text:p>
              </table:table-cell>
              <table:table-cell office:value-type="float" office:value="101587.5">
                <text:p>101587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343">
                <text:p>94343</text:p>
              </table:table-cell>
              <table:table-cell office:value-type="float" office:value="97362.5">
                <text:p>97362.5</text:p>
              </table:table-cell>
              <table:table-cell office:value-type="float" office:value="101287.5">
                <text:p>101287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527">
                <text:p>94527</text:p>
              </table:table-cell>
              <table:table-cell office:value-type="float" office:value="97525">
                <text:p>97525</text:p>
              </table:table-cell>
              <table:table-cell office:value-type="float" office:value="101800">
                <text:p>1018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760">
                <text:p>94760</text:p>
              </table:table-cell>
              <table:table-cell office:value-type="float" office:value="98112.5">
                <text:p>98112.5</text:p>
              </table:table-cell>
              <table:table-cell office:value-type="float" office:value="101475">
                <text:p>101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073.5">
                <text:p>94073.5</text:p>
              </table:table-cell>
              <table:table-cell office:value-type="float" office:value="97512.5">
                <text:p>97512.5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833">
                <text:p>94833</text:p>
              </table:table-cell>
              <table:table-cell office:value-type="float" office:value="98275">
                <text:p>98275</text:p>
              </table:table-cell>
              <table:table-cell office:value-type="float" office:value="100900">
                <text:p>1009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625">
                <text:p>94625</text:p>
              </table:table-cell>
              <table:table-cell office:value-type="float" office:value="98525">
                <text:p>98525</text:p>
              </table:table-cell>
              <table:table-cell office:value-type="float" office:value="100775">
                <text:p>100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675">
                <text:p>94675</text:p>
              </table:table-cell>
              <table:table-cell office:value-type="float" office:value="98500">
                <text:p>98500</text:p>
              </table:table-cell>
              <table:table-cell office:value-type="float" office:value="101175">
                <text:p>101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849">
                <text:p>94849</text:p>
              </table:table-cell>
              <table:table-cell office:value-type="float" office:value="97925">
                <text:p>97925</text:p>
              </table:table-cell>
              <table:table-cell office:value-type="float" office:value="100700">
                <text:p>1007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709">
                <text:p>94709</text:p>
              </table:table-cell>
              <table:table-cell office:value-type="float" office:value="98300">
                <text:p>98300</text:p>
              </table:table-cell>
              <table:table-cell office:value-type="float" office:value="101112.5">
                <text:p>10111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929.5">
                <text:p>94929.5</text:p>
              </table:table-cell>
              <table:table-cell office:value-type="float" office:value="98012.5">
                <text:p>98012.5</text:p>
              </table:table-cell>
              <table:table-cell office:value-type="float" office:value="101712.5">
                <text:p>10171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892">
                <text:p>94892</text:p>
              </table:table-cell>
              <table:table-cell office:value-type="float" office:value="97975">
                <text:p>97975</text:p>
              </table:table-cell>
              <table:table-cell office:value-type="float" office:value="101887.5">
                <text:p>101887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577.5">
                <text:p>94577.5</text:p>
              </table:table-cell>
              <table:table-cell office:value-type="float" office:value="96350">
                <text:p>96350</text:p>
              </table:table-cell>
              <table:table-cell office:value-type="float" office:value="102162.5">
                <text:p>10216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83.5">
                <text:p>93883.5</text:p>
              </table:table-cell>
              <table:table-cell office:value-type="float" office:value="96487.5">
                <text:p>96487.5</text:p>
              </table:table-cell>
              <table:table-cell office:value-type="float" office:value="102262.5">
                <text:p>10226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909">
                <text:p>93909</text:p>
              </table:table-cell>
              <table:table-cell office:value-type="float" office:value="96837.5">
                <text:p>96837.5</text:p>
              </table:table-cell>
              <table:table-cell office:value-type="float" office:value="102387.5">
                <text:p>10238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914.5">
                <text:p>94914.5</text:p>
              </table:table-cell>
              <table:table-cell office:value-type="float" office:value="98150">
                <text:p>98150</text:p>
              </table:table-cell>
              <table:table-cell office:value-type="float" office:value="102637.5">
                <text:p>10263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733.5">
                <text:p>93733.5</text:p>
              </table:table-cell>
              <table:table-cell office:value-type="float" office:value="97962.5">
                <text:p>97962.5</text:p>
              </table:table-cell>
              <table:table-cell office:value-type="float" office:value="102525">
                <text:p>102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821">
                <text:p>93821</text:p>
              </table:table-cell>
              <table:table-cell office:value-type="float" office:value="98100">
                <text:p>98100</text:p>
              </table:table-cell>
              <table:table-cell office:value-type="float" office:value="102987.5">
                <text:p>102987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746">
                <text:p>93746</text:p>
              </table:table-cell>
              <table:table-cell office:value-type="float" office:value="98062.5">
                <text:p>98062.5</text:p>
              </table:table-cell>
              <table:table-cell office:value-type="float" office:value="102525">
                <text:p>102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653">
                <text:p>93653</text:p>
              </table:table-cell>
              <table:table-cell office:value-type="float" office:value="98625">
                <text:p>98625</text:p>
              </table:table-cell>
              <table:table-cell office:value-type="float" office:value="102287.5">
                <text:p>10228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972.5">
                <text:p>93972.5</text:p>
              </table:table-cell>
              <table:table-cell office:value-type="float" office:value="98925">
                <text:p>98925</text:p>
              </table:table-cell>
              <table:table-cell office:value-type="float" office:value="101925">
                <text:p>1019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843">
                <text:p>94843</text:p>
              </table:table-cell>
              <table:table-cell office:value-type="float" office:value="99162.5">
                <text:p>99162.5</text:p>
              </table:table-cell>
              <table:table-cell office:value-type="float" office:value="102312.5">
                <text:p>10231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172.5">
                <text:p>95172.5</text:p>
              </table:table-cell>
              <table:table-cell office:value-type="float" office:value="99500">
                <text:p>99500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4505.5">
                <text:p>94505.5</text:p>
              </table:table-cell>
              <table:table-cell office:value-type="float" office:value="99637.5">
                <text:p>99637.5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205.5">
                <text:p>94205.5</text:p>
              </table:table-cell>
              <table:table-cell office:value-type="float" office:value="99587.5">
                <text:p>99587.5</text:p>
              </table:table-cell>
              <table:table-cell office:value-type="float" office:value="102700">
                <text:p>102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087">
                <text:p>94087</text:p>
              </table:table-cell>
              <table:table-cell office:value-type="float" office:value="99225">
                <text:p>99225</text:p>
              </table:table-cell>
              <table:table-cell office:value-type="float" office:value="102850">
                <text:p>1028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632.5">
                <text:p>94632.5</text:p>
              </table:table-cell>
              <table:table-cell office:value-type="float" office:value="99762.5">
                <text:p>99762.5</text:p>
              </table:table-cell>
              <table:table-cell office:value-type="float" office:value="103125">
                <text:p>10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295">
                <text:p>95295</text:p>
              </table:table-cell>
              <table:table-cell office:value-type="float" office:value="100037.5">
                <text:p>100037.5</text:p>
              </table:table-cell>
              <table:table-cell office:value-type="float" office:value="103212.5">
                <text:p>10321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870">
                <text:p>95870</text:p>
              </table:table-cell>
              <table:table-cell office:value-type="float" office:value="100912.5">
                <text:p>100912.5</text:p>
              </table:table-cell>
              <table:table-cell office:value-type="float" office:value="103987.5">
                <text:p>103987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125">
                <text:p>95125</text:p>
              </table:table-cell>
              <table:table-cell office:value-type="float" office:value="102162.5">
                <text:p>102162.5</text:p>
              </table:table-cell>
              <table:table-cell office:value-type="float" office:value="104150">
                <text:p>1041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271.5">
                <text:p>94271.5</text:p>
              </table:table-cell>
              <table:table-cell office:value-type="float" office:value="99975">
                <text:p>99975</text:p>
              </table:table-cell>
              <table:table-cell office:value-type="float" office:value="103712.5">
                <text:p>10371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46.5">
                <text:p>94446.5</text:p>
              </table:table-cell>
              <table:table-cell office:value-type="float" office:value="100112.5">
                <text:p>100112.5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277">
                <text:p>94277</text:p>
              </table:table-cell>
              <table:table-cell office:value-type="float" office:value="99662.5">
                <text:p>99662.5</text:p>
              </table:table-cell>
              <table:table-cell office:value-type="float" office:value="103800">
                <text:p>1038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264">
                <text:p>94264</text:p>
              </table:table-cell>
              <table:table-cell office:value-type="float" office:value="99975">
                <text:p>99975</text:p>
              </table:table-cell>
              <table:table-cell office:value-type="float" office:value="103887.5">
                <text:p>10388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196.5">
                <text:p>94196.5</text:p>
              </table:table-cell>
              <table:table-cell office:value-type="float" office:value="98612.5">
                <text:p>98612.5</text:p>
              </table:table-cell>
              <table:table-cell office:value-type="float" office:value="104000">
                <text:p>104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984">
                <text:p>93984</text:p>
              </table:table-cell>
              <table:table-cell office:value-type="float" office:value="98775">
                <text:p>98775</text:p>
              </table:table-cell>
              <table:table-cell office:value-type="float" office:value="104125">
                <text:p>104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783.5">
                <text:p>93783.5</text:p>
              </table:table-cell>
              <table:table-cell office:value-type="float" office:value="99337.5">
                <text:p>99337.5</text:p>
              </table:table-cell>
              <table:table-cell office:value-type="float" office:value="104112.5">
                <text:p>10411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471">
                <text:p>93471</text:p>
              </table:table-cell>
              <table:table-cell office:value-type="float" office:value="99375">
                <text:p>99375</text:p>
              </table:table-cell>
              <table:table-cell office:value-type="float" office:value="104237.5">
                <text:p>10423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339">
                <text:p>92339</text:p>
              </table:table-cell>
              <table:table-cell office:value-type="float" office:value="99012.5">
                <text:p>99012.5</text:p>
              </table:table-cell>
              <table:table-cell office:value-type="float" office:value="104012.5">
                <text:p>104012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454">
                <text:p>93454</text:p>
              </table:table-cell>
              <table:table-cell office:value-type="float" office:value="98850">
                <text:p>98850</text:p>
              </table:table-cell>
              <table:table-cell office:value-type="float" office:value="104200">
                <text:p>104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996">
                <text:p>92996</text:p>
              </table:table-cell>
              <table:table-cell office:value-type="float" office:value="98962.5">
                <text:p>98962.5</text:p>
              </table:table-cell>
              <table:table-cell office:value-type="float" office:value="104075">
                <text:p>1040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896.5">
                <text:p>92896.5</text:p>
              </table:table-cell>
              <table:table-cell office:value-type="float" office:value="99725">
                <text:p>99725</text:p>
              </table:table-cell>
              <table:table-cell office:value-type="float" office:value="104100">
                <text:p>104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652.5">
                <text:p>93652.5</text:p>
              </table:table-cell>
              <table:table-cell office:value-type="float" office:value="99437.5">
                <text:p>99437.5</text:p>
              </table:table-cell>
              <table:table-cell office:value-type="float" office:value="104637.5">
                <text:p>10463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415.5">
                <text:p>93415.5</text:p>
              </table:table-cell>
              <table:table-cell office:value-type="float" office:value="99087.5">
                <text:p>99087.5</text:p>
              </table:table-cell>
              <table:table-cell office:value-type="float" office:value="104450">
                <text:p>1044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3353">
                <text:p>93353</text:p>
              </table:table-cell>
              <table:table-cell office:value-type="float" office:value="98512.5">
                <text:p>98512.5</text:p>
              </table:table-cell>
              <table:table-cell office:value-type="float" office:value="104225">
                <text:p>104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762.5">
                <text:p>92762.5</text:p>
              </table:table-cell>
              <table:table-cell office:value-type="float" office:value="98187.5">
                <text:p>98187.5</text:p>
              </table:table-cell>
              <table:table-cell office:value-type="float" office:value="104287.5">
                <text:p>104287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376.5">
                <text:p>93376.5</text:p>
              </table:table-cell>
              <table:table-cell office:value-type="float" office:value="99400">
                <text:p>99400</text:p>
              </table:table-cell>
              <table:table-cell office:value-type="float" office:value="104150">
                <text:p>1041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416.5">
                <text:p>93416.5</text:p>
              </table:table-cell>
              <table:table-cell office:value-type="float" office:value="98887.5">
                <text:p>98887.5</text:p>
              </table:table-cell>
              <table:table-cell office:value-type="float" office:value="103625">
                <text:p>103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412">
                <text:p>94412</text:p>
              </table:table-cell>
              <table:table-cell office:value-type="float" office:value="99612.5">
                <text:p>99612.5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541.5">
                <text:p>94541.5</text:p>
              </table:table-cell>
              <table:table-cell office:value-type="float" office:value="99637.5">
                <text:p>99637.5</text:p>
              </table:table-cell>
              <table:table-cell office:value-type="float" office:value="103450">
                <text:p>1034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559">
                <text:p>94559</text:p>
              </table:table-cell>
              <table:table-cell office:value-type="float" office:value="98312.5">
                <text:p>98312.5</text:p>
              </table:table-cell>
              <table:table-cell office:value-type="float" office:value="103325">
                <text:p>103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949">
                <text:p>94949</text:p>
              </table:table-cell>
              <table:table-cell office:value-type="float" office:value="98087.5">
                <text:p>98087.5</text:p>
              </table:table-cell>
              <table:table-cell office:value-type="float" office:value="103137.5">
                <text:p>10313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753.5">
                <text:p>94753.5</text:p>
              </table:table-cell>
              <table:table-cell office:value-type="float" office:value="97975">
                <text:p>97975</text:p>
              </table:table-cell>
              <table:table-cell office:value-type="float" office:value="103162.5">
                <text:p>103162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878">
                <text:p>94878</text:p>
              </table:table-cell>
              <table:table-cell office:value-type="float" office:value="98462.5">
                <text:p>98462.5</text:p>
              </table:table-cell>
              <table:table-cell office:value-type="float" office:value="103037.5">
                <text:p>103037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7231.5">
                <text:p>97231.5</text:p>
              </table:table-cell>
              <table:table-cell office:value-type="float" office:value="99887.5">
                <text:p>99887.5</text:p>
              </table:table-cell>
              <table:table-cell office:value-type="float" office:value="103437.5">
                <text:p>103437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091">
                <text:p>99091</text:p>
              </table:table-cell>
              <table:table-cell office:value-type="float" office:value="101712.5">
                <text:p>101712.5</text:p>
              </table:table-cell>
              <table:table-cell office:value-type="float" office:value="103662.5">
                <text:p>103662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803.5">
                <text:p>98803.5</text:p>
              </table:table-cell>
              <table:table-cell office:value-type="float" office:value="101037.5">
                <text:p>101037.5</text:p>
              </table:table-cell>
              <table:table-cell office:value-type="float" office:value="103037.5">
                <text:p>103037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113">
                <text:p>98113</text:p>
              </table:table-cell>
              <table:table-cell office:value-type="float" office:value="100962.5">
                <text:p>100962.5</text:p>
              </table:table-cell>
              <table:table-cell office:value-type="float" office:value="102750">
                <text:p>1027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879.5">
                <text:p>97879.5</text:p>
              </table:table-cell>
              <table:table-cell office:value-type="float" office:value="101162.5">
                <text:p>101162.5</text:p>
              </table:table-cell>
              <table:table-cell office:value-type="float" office:value="102700">
                <text:p>102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480">
                <text:p>98480</text:p>
              </table:table-cell>
              <table:table-cell office:value-type="float" office:value="101225">
                <text:p>101225</text:p>
              </table:table-cell>
              <table:table-cell office:value-type="float" office:value="102937.5">
                <text:p>10293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565.5">
                <text:p>97565.5</text:p>
              </table:table-cell>
              <table:table-cell office:value-type="float" office:value="101025">
                <text:p>101025</text:p>
              </table:table-cell>
              <table:table-cell office:value-type="float" office:value="103237.5">
                <text:p>103237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003">
                <text:p>97003</text:p>
              </table:table-cell>
              <table:table-cell office:value-type="float" office:value="100762.5">
                <text:p>100762.5</text:p>
              </table:table-cell>
              <table:table-cell office:value-type="float" office:value="102625">
                <text:p>102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350.5">
                <text:p>97350.5</text:p>
              </table:table-cell>
              <table:table-cell office:value-type="float" office:value="101587.5">
                <text:p>101587.5</text:p>
              </table:table-cell>
              <table:table-cell office:value-type="float" office:value="102575">
                <text:p>102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261">
                <text:p>98261</text:p>
              </table:table-cell>
              <table:table-cell office:value-type="float" office:value="102537.5">
                <text:p>102537.5</text:p>
              </table:table-cell>
              <table:table-cell office:value-type="float" office:value="102875">
                <text:p>102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841.5">
                <text:p>97841.5</text:p>
              </table:table-cell>
              <table:table-cell office:value-type="float" office:value="101637.5">
                <text:p>101637.5</text:p>
              </table:table-cell>
              <table:table-cell office:value-type="float" office:value="102637.5">
                <text:p>10263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908">
                <text:p>96908</text:p>
              </table:table-cell>
              <table:table-cell office:value-type="float" office:value="101750">
                <text:p>101750</text:p>
              </table:table-cell>
              <table:table-cell office:value-type="float" office:value="102787.5">
                <text:p>102787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645.5">
                <text:p>96645.5</text:p>
              </table:table-cell>
              <table:table-cell office:value-type="float" office:value="101575">
                <text:p>101575</text:p>
              </table:table-cell>
              <table:table-cell office:value-type="float" office:value="102500">
                <text:p>102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800">
                <text:p>96800</text:p>
              </table:table-cell>
              <table:table-cell office:value-type="float" office:value="101675">
                <text:p>101675</text:p>
              </table:table-cell>
              <table:table-cell office:value-type="float" office:value="102800">
                <text:p>1028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186">
                <text:p>97186</text:p>
              </table:table-cell>
              <table:table-cell office:value-type="float" office:value="100500">
                <text:p>100500</text:p>
              </table:table-cell>
              <table:table-cell office:value-type="float" office:value="102550">
                <text:p>1025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7286">
                <text:p>97286</text:p>
              </table:table-cell>
              <table:table-cell office:value-type="float" office:value="99725">
                <text:p>99725</text:p>
              </table:table-cell>
              <table:table-cell office:value-type="float" office:value="102412.5">
                <text:p>102412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689">
                <text:p>96689</text:p>
              </table:table-cell>
              <table:table-cell office:value-type="float" office:value="98025">
                <text:p>98025</text:p>
              </table:table-cell>
              <table:table-cell office:value-type="float" office:value="101825">
                <text:p>101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059.5">
                <text:p>97059.5</text:p>
              </table:table-cell>
              <table:table-cell office:value-type="float" office:value="97912.5">
                <text:p>97912.5</text:p>
              </table:table-cell>
              <table:table-cell office:value-type="float" office:value="102450">
                <text:p>1024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659.5">
                <text:p>96659.5</text:p>
              </table:table-cell>
              <table:table-cell office:value-type="float" office:value="97800">
                <text:p>97800</text:p>
              </table:table-cell>
              <table:table-cell office:value-type="float" office:value="102212.5">
                <text:p>10221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901.5">
                <text:p>96901.5</text:p>
              </table:table-cell>
              <table:table-cell office:value-type="float" office:value="98087.5">
                <text:p>98087.5</text:p>
              </table:table-cell>
              <table:table-cell office:value-type="float" office:value="102325">
                <text:p>1023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6467">
                <text:p>96467</text:p>
              </table:table-cell>
              <table:table-cell office:value-type="float" office:value="98387.5">
                <text:p>98387.5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458">
                <text:p>96458</text:p>
              </table:table-cell>
              <table:table-cell office:value-type="float" office:value="98050">
                <text:p>98050</text:p>
              </table:table-cell>
              <table:table-cell office:value-type="float" office:value="102587.5">
                <text:p>102587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320.5">
                <text:p>96320.5</text:p>
              </table:table-cell>
              <table:table-cell office:value-type="float" office:value="98525">
                <text:p>98525</text:p>
              </table:table-cell>
              <table:table-cell office:value-type="float" office:value="102425">
                <text:p>102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974.5">
                <text:p>95974.5</text:p>
              </table:table-cell>
              <table:table-cell office:value-type="float" office:value="98625">
                <text:p>98625</text:p>
              </table:table-cell>
              <table:table-cell office:value-type="float" office:value="101912.5">
                <text:p>101912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232.5">
                <text:p>96232.5</text:p>
              </table:table-cell>
              <table:table-cell office:value-type="float" office:value="100050">
                <text:p>100050</text:p>
              </table:table-cell>
              <table:table-cell office:value-type="float" office:value="101862.5">
                <text:p>101862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261">
                <text:p>96261</text:p>
              </table:table-cell>
              <table:table-cell office:value-type="float" office:value="99700">
                <text:p>99700</text:p>
              </table:table-cell>
              <table:table-cell office:value-type="float" office:value="101475">
                <text:p>101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365.5">
                <text:p>96365.5</text:p>
              </table:table-cell>
              <table:table-cell office:value-type="float" office:value="100787.5">
                <text:p>100787.5</text:p>
              </table:table-cell>
              <table:table-cell office:value-type="float" office:value="102025">
                <text:p>102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208">
                <text:p>96208</text:p>
              </table:table-cell>
              <table:table-cell office:value-type="float" office:value="101137.5">
                <text:p>101137.5</text:p>
              </table:table-cell>
              <table:table-cell office:value-type="float" office:value="101850">
                <text:p>1018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173">
                <text:p>95173</text:p>
              </table:table-cell>
              <table:table-cell office:value-type="float" office:value="100400">
                <text:p>100400</text:p>
              </table:table-cell>
              <table:table-cell office:value-type="float" office:value="101262.5">
                <text:p>10126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273.5">
                <text:p>95273.5</text:p>
              </table:table-cell>
              <table:table-cell office:value-type="float" office:value="99987.5">
                <text:p>99987.5</text:p>
              </table:table-cell>
              <table:table-cell office:value-type="float" office:value="101212.5">
                <text:p>101212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361.5">
                <text:p>95361.5</text:p>
              </table:table-cell>
              <table:table-cell office:value-type="float" office:value="99375">
                <text:p>99375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5461">
                <text:p>95461</text:p>
              </table:table-cell>
              <table:table-cell office:value-type="float" office:value="98750">
                <text:p>98750</text:p>
              </table:table-cell>
              <table:table-cell office:value-type="float" office:value="101362.5">
                <text:p>101362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478.5">
                <text:p>97478.5</text:p>
              </table:table-cell>
              <table:table-cell office:value-type="float" office:value="99337.5">
                <text:p>99337.5</text:p>
              </table:table-cell>
              <table:table-cell office:value-type="float" office:value="101325">
                <text:p>101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119.5">
                <text:p>97119.5</text:p>
              </table:table-cell>
              <table:table-cell office:value-type="float" office:value="99500">
                <text:p>99500</text:p>
              </table:table-cell>
              <table:table-cell office:value-type="float" office:value="101200">
                <text:p>1012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129">
                <text:p>97129</text:p>
              </table:table-cell>
              <table:table-cell office:value-type="float" office:value="100200">
                <text:p>100200</text:p>
              </table:table-cell>
              <table:table-cell office:value-type="float" office:value="101000">
                <text:p>101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594.5">
                <text:p>96594.5</text:p>
              </table:table-cell>
              <table:table-cell office:value-type="float" office:value="99037.5">
                <text:p>99037.5</text:p>
              </table:table-cell>
              <table:table-cell office:value-type="float" office:value="100475">
                <text:p>1004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6553">
                <text:p>96553</text:p>
              </table:table-cell>
              <table:table-cell office:value-type="float" office:value="98762.5">
                <text:p>98762.5</text:p>
              </table:table-cell>
              <table:table-cell office:value-type="float" office:value="100412.5">
                <text:p>100412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128">
                <text:p>96128</text:p>
              </table:table-cell>
              <table:table-cell office:value-type="float" office:value="98925">
                <text:p>98925</text:p>
              </table:table-cell>
              <table:table-cell office:value-type="float" office:value="100375">
                <text:p>100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286">
                <text:p>96286</text:p>
              </table:table-cell>
              <table:table-cell office:value-type="float" office:value="98212.5">
                <text:p>98212.5</text:p>
              </table:table-cell>
              <table:table-cell office:value-type="float" office:value="100237.5">
                <text:p>100237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187">
                <text:p>96187</text:p>
              </table:table-cell>
              <table:table-cell office:value-type="float" office:value="97462.5">
                <text:p>97462.5</text:p>
              </table:table-cell>
              <table:table-cell office:value-type="float" office:value="100162.5">
                <text:p>100162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507.5">
                <text:p>96507.5</text:p>
              </table:table-cell>
              <table:table-cell office:value-type="float" office:value="97162.5">
                <text:p>97162.5</text:p>
              </table:table-cell>
              <table:table-cell office:value-type="float" office:value="99862.5">
                <text:p>9986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082.5">
                <text:p>95082.5</text:p>
              </table:table-cell>
              <table:table-cell office:value-type="float" office:value="96212.5">
                <text:p>96212.5</text:p>
              </table:table-cell>
              <table:table-cell office:value-type="float" office:value="99762.5">
                <text:p>9976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641.5">
                <text:p>94641.5</text:p>
              </table:table-cell>
              <table:table-cell office:value-type="float" office:value="96037.5">
                <text:p>96037.5</text:p>
              </table:table-cell>
              <table:table-cell office:value-type="float" office:value="99625">
                <text:p>99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877">
                <text:p>94877</text:p>
              </table:table-cell>
              <table:table-cell office:value-type="float" office:value="96450">
                <text:p>96450</text:p>
              </table:table-cell>
              <table:table-cell office:value-type="float" office:value="99200">
                <text:p>992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506.5">
                <text:p>94506.5</text:p>
              </table:table-cell>
              <table:table-cell office:value-type="float" office:value="96350">
                <text:p>96350</text:p>
              </table:table-cell>
              <table:table-cell office:value-type="float" office:value="99112.5">
                <text:p>99112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578">
                <text:p>93578</text:p>
              </table:table-cell>
              <table:table-cell office:value-type="float" office:value="95475">
                <text:p>95475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523">
                <text:p>94523</text:p>
              </table:table-cell>
              <table:table-cell office:value-type="float" office:value="94512.5">
                <text:p>94512.5</text:p>
              </table:table-cell>
              <table:table-cell office:value-type="float" office:value="98775">
                <text:p>98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010">
                <text:p>95010</text:p>
              </table:table-cell>
              <table:table-cell office:value-type="float" office:value="93700">
                <text:p>93700</text:p>
              </table:table-cell>
              <table:table-cell office:value-type="float" office:value="98712.5">
                <text:p>98712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228.5">
                <text:p>94228.5</text:p>
              </table:table-cell>
              <table:table-cell office:value-type="float" office:value="93712.5">
                <text:p>93712.5</text:p>
              </table:table-cell>
              <table:table-cell office:value-type="float" office:value="98825">
                <text:p>988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416">
                <text:p>94416</text:p>
              </table:table-cell>
              <table:table-cell office:value-type="float" office:value="93337.5">
                <text:p>93337.5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611">
                <text:p>93611</text:p>
              </table:table-cell>
              <table:table-cell office:value-type="float" office:value="93287.5">
                <text:p>93287.5</text:p>
              </table:table-cell>
              <table:table-cell office:value-type="float" office:value="98712.5">
                <text:p>9871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748">
                <text:p>93748</text:p>
              </table:table-cell>
              <table:table-cell office:value-type="float" office:value="93087.5">
                <text:p>93087.5</text:p>
              </table:table-cell>
              <table:table-cell office:value-type="float" office:value="98875">
                <text:p>98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920.5">
                <text:p>93920.5</text:p>
              </table:table-cell>
              <table:table-cell office:value-type="float" office:value="93900">
                <text:p>93900</text:p>
              </table:table-cell>
              <table:table-cell office:value-type="float" office:value="99425">
                <text:p>99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782">
                <text:p>94782</text:p>
              </table:table-cell>
              <table:table-cell office:value-type="float" office:value="95012.5">
                <text:p>95012.5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43.5">
                <text:p>95043.5</text:p>
              </table:table-cell>
              <table:table-cell office:value-type="float" office:value="95600">
                <text:p>95600</text:p>
              </table:table-cell>
              <table:table-cell office:value-type="float" office:value="99462.5">
                <text:p>9946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206.5">
                <text:p>94206.5</text:p>
              </table:table-cell>
              <table:table-cell office:value-type="float" office:value="95525">
                <text:p>95525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281.5">
                <text:p>94281.5</text:p>
              </table:table-cell>
              <table:table-cell office:value-type="float" office:value="95550">
                <text:p>95550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945.5">
                <text:p>93945.5</text:p>
              </table:table-cell>
              <table:table-cell office:value-type="float" office:value="94150">
                <text:p>94150</text:p>
              </table:table-cell>
              <table:table-cell office:value-type="float" office:value="99812.5">
                <text:p>9981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445.5">
                <text:p>94445.5</text:p>
              </table:table-cell>
              <table:table-cell office:value-type="float" office:value="94600">
                <text:p>94600</text:p>
              </table:table-cell>
              <table:table-cell office:value-type="float" office:value="99712.5">
                <text:p>9971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370.5">
                <text:p>94370.5</text:p>
              </table:table-cell>
              <table:table-cell office:value-type="float" office:value="94825">
                <text:p>94825</text:p>
              </table:table-cell>
              <table:table-cell office:value-type="float" office:value="99562.5">
                <text:p>99562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4135">
                <text:p>94135</text:p>
              </table:table-cell>
              <table:table-cell office:value-type="float" office:value="94100">
                <text:p>94100</text:p>
              </table:table-cell>
              <table:table-cell office:value-type="float" office:value="99562.5">
                <text:p>9956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3602">
                <text:p>93602</text:p>
              </table:table-cell>
              <table:table-cell office:value-type="float" office:value="94187.5">
                <text:p>94187.5</text:p>
              </table:table-cell>
              <table:table-cell office:value-type="float" office:value="99225">
                <text:p>99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812">
                <text:p>93812</text:p>
              </table:table-cell>
              <table:table-cell office:value-type="float" office:value="93825">
                <text:p>93825</text:p>
              </table:table-cell>
              <table:table-cell office:value-type="float" office:value="99387.5">
                <text:p>99387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254.5">
                <text:p>94254.5</text:p>
              </table:table-cell>
              <table:table-cell office:value-type="float" office:value="95325">
                <text:p>95325</text:p>
              </table:table-cell>
              <table:table-cell office:value-type="float" office:value="99512.5">
                <text:p>9951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4166.5">
                <text:p>94166.5</text:p>
              </table:table-cell>
              <table:table-cell office:value-type="float" office:value="96475">
                <text:p>96475</text:p>
              </table:table-cell>
              <table:table-cell office:value-type="float" office:value="99762.5">
                <text:p>9976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3913">
                <text:p>93913</text:p>
              </table:table-cell>
              <table:table-cell office:value-type="float" office:value="96012.5">
                <text:p>96012.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337">
                <text:p>94337</text:p>
              </table:table-cell>
              <table:table-cell office:value-type="float" office:value="96012.5">
                <text:p>96012.5</text:p>
              </table:table-cell>
              <table:table-cell office:value-type="float" office:value="99887.5">
                <text:p>99887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193.5">
                <text:p>95193.5</text:p>
              </table:table-cell>
              <table:table-cell office:value-type="float" office:value="97100">
                <text:p>97100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4878.5">
                <text:p>94878.5</text:p>
              </table:table-cell>
              <table:table-cell office:value-type="float" office:value="97262.5">
                <text:p>97262.5</text:p>
              </table:table-cell>
              <table:table-cell office:value-type="float" office:value="100312.5">
                <text:p>100312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4705">
                <text:p>94705</text:p>
              </table:table-cell>
              <table:table-cell office:value-type="float" office:value="96362.5">
                <text:p>96362.5</text:p>
              </table:table-cell>
              <table:table-cell office:value-type="float" office:value="100162.5">
                <text:p>100162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871.5">
                <text:p>93871.5</text:p>
              </table:table-cell>
              <table:table-cell office:value-type="float" office:value="96250">
                <text:p>96250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4334">
                <text:p>94334</text:p>
              </table:table-cell>
              <table:table-cell office:value-type="float" office:value="96675">
                <text:p>96675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226">
                <text:p>94226</text:p>
              </table:table-cell>
              <table:table-cell office:value-type="float" office:value="96562.5">
                <text:p>96562.5</text:p>
              </table:table-cell>
              <table:table-cell office:value-type="float" office:value="100462.5">
                <text:p>100462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4114.5">
                <text:p>94114.5</text:p>
              </table:table-cell>
              <table:table-cell office:value-type="float" office:value="96137.5">
                <text:p>96137.5</text:p>
              </table:table-cell>
              <table:table-cell office:value-type="float" office:value="100462.5">
                <text:p>100462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4619.5">
                <text:p>94619.5</text:p>
              </table:table-cell>
              <table:table-cell office:value-type="float" office:value="96937.5">
                <text:p>96937.5</text:p>
              </table:table-cell>
              <table:table-cell office:value-type="float" office:value="100012.5">
                <text:p>10001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909.5">
                <text:p>94909.5</text:p>
              </table:table-cell>
              <table:table-cell office:value-type="float" office:value="96850">
                <text:p>96850</text:p>
              </table:table-cell>
              <table:table-cell office:value-type="float" office:value="100325">
                <text:p>1003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008.5">
                <text:p>93008.5</text:p>
              </table:table-cell>
              <table:table-cell office:value-type="float" office:value="96025">
                <text:p>9602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832">
                <text:p>92832</text:p>
              </table:table-cell>
              <table:table-cell office:value-type="float" office:value="96525">
                <text:p>96525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590">
                <text:p>92590</text:p>
              </table:table-cell>
              <table:table-cell office:value-type="float" office:value="96225">
                <text:p>96225</text:p>
              </table:table-cell>
              <table:table-cell office:value-type="float" office:value="99875">
                <text:p>99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194.5">
                <text:p>90194.5</text:p>
              </table:table-cell>
              <table:table-cell office:value-type="float" office:value="94850">
                <text:p>94850</text:p>
              </table:table-cell>
              <table:table-cell office:value-type="float" office:value="100037.5">
                <text:p>100037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599">
                <text:p>89599</text:p>
              </table:table-cell>
              <table:table-cell office:value-type="float" office:value="94625">
                <text:p>94625</text:p>
              </table:table-cell>
              <table:table-cell office:value-type="float" office:value="100075">
                <text:p>100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399">
                <text:p>89399</text:p>
              </table:table-cell>
              <table:table-cell office:value-type="float" office:value="94837.5">
                <text:p>94837.5</text:p>
              </table:table-cell>
              <table:table-cell office:value-type="float" office:value="100112.5">
                <text:p>100112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194">
                <text:p>89194</text:p>
              </table:table-cell>
              <table:table-cell office:value-type="float" office:value="95525">
                <text:p>95525</text:p>
              </table:table-cell>
              <table:table-cell office:value-type="float" office:value="100062.5">
                <text:p>10006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675">
                <text:p>89675</text:p>
              </table:table-cell>
              <table:table-cell office:value-type="float" office:value="95850">
                <text:p>95850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613.5">
                <text:p>89613.5</text:p>
              </table:table-cell>
              <table:table-cell office:value-type="float" office:value="95100">
                <text:p>95100</text:p>
              </table:table-cell>
              <table:table-cell office:value-type="float" office:value="99612.5">
                <text:p>99612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628.5">
                <text:p>89628.5</text:p>
              </table:table-cell>
              <table:table-cell office:value-type="float" office:value="95375">
                <text:p>95375</text:p>
              </table:table-cell>
              <table:table-cell office:value-type="float" office:value="99537.5">
                <text:p>9953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522.5">
                <text:p>89522.5</text:p>
              </table:table-cell>
              <table:table-cell office:value-type="float" office:value="95262.5">
                <text:p>95262.5</text:p>
              </table:table-cell>
              <table:table-cell office:value-type="float" office:value="99537.5">
                <text:p>99537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755.5">
                <text:p>89755.5</text:p>
              </table:table-cell>
              <table:table-cell office:value-type="float" office:value="94550">
                <text:p>94550</text:p>
              </table:table-cell>
              <table:table-cell office:value-type="float" office:value="99400">
                <text:p>99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710">
                <text:p>90710</text:p>
              </table:table-cell>
              <table:table-cell office:value-type="float" office:value="94812.5">
                <text:p>94812.5</text:p>
              </table:table-cell>
              <table:table-cell office:value-type="float" office:value="99475">
                <text:p>994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780.5">
                <text:p>90780.5</text:p>
              </table:table-cell>
              <table:table-cell office:value-type="float" office:value="94412.5">
                <text:p>94412.5</text:p>
              </table:table-cell>
              <table:table-cell office:value-type="float" office:value="99387.5">
                <text:p>99387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2457">
                <text:p>92457</text:p>
              </table:table-cell>
              <table:table-cell office:value-type="float" office:value="95687.5">
                <text:p>95687.5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2992.5">
                <text:p>92992.5</text:p>
              </table:table-cell>
              <table:table-cell office:value-type="float" office:value="96150">
                <text:p>96150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2852.5">
                <text:p>92852.5</text:p>
              </table:table-cell>
              <table:table-cell office:value-type="float" office:value="96125">
                <text:p>96125</text:p>
              </table:table-cell>
              <table:table-cell office:value-type="float" office:value="100062.5">
                <text:p>100062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335.5">
                <text:p>93335.5</text:p>
              </table:table-cell>
              <table:table-cell office:value-type="float" office:value="95800">
                <text:p>95800</text:p>
              </table:table-cell>
              <table:table-cell office:value-type="float" office:value="99500">
                <text:p>995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2891.5">
                <text:p>92891.5</text:p>
              </table:table-cell>
              <table:table-cell office:value-type="float" office:value="96750">
                <text:p>96750</text:p>
              </table:table-cell>
              <table:table-cell office:value-type="float" office:value="99700">
                <text:p>99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564">
                <text:p>92564</text:p>
              </table:table-cell>
              <table:table-cell office:value-type="float" office:value="96825">
                <text:p>96825</text:p>
              </table:table-cell>
              <table:table-cell office:value-type="float" office:value="99850">
                <text:p>998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913">
                <text:p>92913</text:p>
              </table:table-cell>
              <table:table-cell office:value-type="float" office:value="96575">
                <text:p>96575</text:p>
              </table:table-cell>
              <table:table-cell office:value-type="float" office:value="99937.5">
                <text:p>99937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394">
                <text:p>92394</text:p>
              </table:table-cell>
              <table:table-cell office:value-type="float" office:value="96575">
                <text:p>96575</text:p>
              </table:table-cell>
              <table:table-cell office:value-type="float" office:value="99925">
                <text:p>999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1294">
                <text:p>91294</text:p>
              </table:table-cell>
              <table:table-cell office:value-type="float" office:value="96075">
                <text:p>96075</text:p>
              </table:table-cell>
              <table:table-cell office:value-type="float" office:value="99350">
                <text:p>993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229.5">
                <text:p>90229.5</text:p>
              </table:table-cell>
              <table:table-cell office:value-type="float" office:value="96062.5">
                <text:p>96062.5</text:p>
              </table:table-cell>
              <table:table-cell office:value-type="float" office:value="99012.5">
                <text:p>99012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894">
                <text:p>89894</text:p>
              </table:table-cell>
              <table:table-cell office:value-type="float" office:value="95675">
                <text:p>95675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9121.5">
                <text:p>89121.5</text:p>
              </table:table-cell>
              <table:table-cell office:value-type="float" office:value="96125">
                <text:p>96125</text:p>
              </table:table-cell>
              <table:table-cell office:value-type="float" office:value="98137.5">
                <text:p>98137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805">
                <text:p>88805</text:p>
              </table:table-cell>
              <table:table-cell office:value-type="float" office:value="95412.5">
                <text:p>95412.5</text:p>
              </table:table-cell>
              <table:table-cell office:value-type="float" office:value="98362.5">
                <text:p>98362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596.5">
                <text:p>89596.5</text:p>
              </table:table-cell>
              <table:table-cell office:value-type="float" office:value="95675">
                <text:p>95675</text:p>
              </table:table-cell>
              <table:table-cell office:value-type="float" office:value="98562.5">
                <text:p>98562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396">
                <text:p>90396</text:p>
              </table:table-cell>
              <table:table-cell office:value-type="float" office:value="95637.5">
                <text:p>95637.5</text:p>
              </table:table-cell>
              <table:table-cell office:value-type="float" office:value="98775">
                <text:p>987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225">
                <text:p>90225</text:p>
              </table:table-cell>
              <table:table-cell office:value-type="float" office:value="95375">
                <text:p>95375</text:p>
              </table:table-cell>
              <table:table-cell office:value-type="float" office:value="98787.5">
                <text:p>98787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703.5">
                <text:p>90703.5</text:p>
              </table:table-cell>
              <table:table-cell office:value-type="float" office:value="95775">
                <text:p>95775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400.5">
                <text:p>90400.5</text:p>
              </table:table-cell>
              <table:table-cell office:value-type="float" office:value="96225">
                <text:p>96225</text:p>
              </table:table-cell>
              <table:table-cell office:value-type="float" office:value="98625">
                <text:p>98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410">
                <text:p>90410</text:p>
              </table:table-cell>
              <table:table-cell office:value-type="float" office:value="96375">
                <text:p>96375</text:p>
              </table:table-cell>
              <table:table-cell office:value-type="float" office:value="98450">
                <text:p>984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608">
                <text:p>88608</text:p>
              </table:table-cell>
              <table:table-cell office:value-type="float" office:value="95487.5">
                <text:p>95487.5</text:p>
              </table:table-cell>
              <table:table-cell office:value-type="float" office:value="98325">
                <text:p>983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029.5">
                <text:p>88029.5</text:p>
              </table:table-cell>
              <table:table-cell office:value-type="float" office:value="95325">
                <text:p>95325</text:p>
              </table:table-cell>
              <table:table-cell office:value-type="float" office:value="97837.5">
                <text:p>9783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805">
                <text:p>87805</text:p>
              </table:table-cell>
              <table:table-cell office:value-type="float" office:value="94550">
                <text:p>94550</text:p>
              </table:table-cell>
              <table:table-cell office:value-type="float" office:value="97837.5">
                <text:p>97837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296">
                <text:p>87296</text:p>
              </table:table-cell>
              <table:table-cell office:value-type="float" office:value="93675">
                <text:p>93675</text:p>
              </table:table-cell>
              <table:table-cell office:value-type="float" office:value="98075">
                <text:p>980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7859.5">
                <text:p>87859.5</text:p>
              </table:table-cell>
              <table:table-cell office:value-type="float" office:value="93525">
                <text:p>93525</text:p>
              </table:table-cell>
              <table:table-cell office:value-type="float" office:value="98100">
                <text:p>98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874.5">
                <text:p>87874.5</text:p>
              </table:table-cell>
              <table:table-cell office:value-type="float" office:value="93425">
                <text:p>93425</text:p>
              </table:table-cell>
              <table:table-cell office:value-type="float" office:value="98237.5">
                <text:p>98237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609">
                <text:p>87609</text:p>
              </table:table-cell>
              <table:table-cell office:value-type="float" office:value="94812.5">
                <text:p>94812.5</text:p>
              </table:table-cell>
              <table:table-cell office:value-type="float" office:value="98450">
                <text:p>984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929.5">
                <text:p>87929.5</text:p>
              </table:table-cell>
              <table:table-cell office:value-type="float" office:value="95425">
                <text:p>95425</text:p>
              </table:table-cell>
              <table:table-cell office:value-type="float" office:value="98450">
                <text:p>984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338">
                <text:p>87338</text:p>
              </table:table-cell>
              <table:table-cell office:value-type="float" office:value="94912.5">
                <text:p>94912.5</text:p>
              </table:table-cell>
              <table:table-cell office:value-type="float" office:value="98462.5">
                <text:p>9846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6264.5">
                <text:p>86264.5</text:p>
              </table:table-cell>
              <table:table-cell office:value-type="float" office:value="93587.5">
                <text:p>93587.5</text:p>
              </table:table-cell>
              <table:table-cell office:value-type="float" office:value="97787.5">
                <text:p>97787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260">
                <text:p>84260</text:p>
              </table:table-cell>
              <table:table-cell office:value-type="float" office:value="92312.5">
                <text:p>92312.5</text:p>
              </table:table-cell>
              <table:table-cell office:value-type="float" office:value="97825">
                <text:p>978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4511">
                <text:p>84511</text:p>
              </table:table-cell>
              <table:table-cell office:value-type="float" office:value="92300">
                <text:p>92300</text:p>
              </table:table-cell>
              <table:table-cell office:value-type="float" office:value="97812.5">
                <text:p>9781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933.5">
                <text:p>82933.5</text:p>
              </table:table-cell>
              <table:table-cell office:value-type="float" office:value="91100">
                <text:p>91100</text:p>
              </table:table-cell>
              <table:table-cell office:value-type="float" office:value="97637.5">
                <text:p>9763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883.5">
                <text:p>82883.5</text:p>
              </table:table-cell>
              <table:table-cell office:value-type="float" office:value="91125">
                <text:p>91125</text:p>
              </table:table-cell>
              <table:table-cell office:value-type="float" office:value="97212.5">
                <text:p>9721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771.5">
                <text:p>82771.5</text:p>
              </table:table-cell>
              <table:table-cell office:value-type="float" office:value="91362.5">
                <text:p>91362.5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276.5">
                <text:p>84276.5</text:p>
              </table:table-cell>
              <table:table-cell office:value-type="float" office:value="91662.5">
                <text:p>91662.5</text:p>
              </table:table-cell>
              <table:table-cell office:value-type="float" office:value="97062.5">
                <text:p>97062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719">
                <text:p>84719</text:p>
              </table:table-cell>
              <table:table-cell office:value-type="float" office:value="91587.5">
                <text:p>91587.5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62.5">
                <text:p>84162.5</text:p>
              </table:table-cell>
              <table:table-cell office:value-type="float" office:value="90837.5">
                <text:p>90837.5</text:p>
              </table:table-cell>
              <table:table-cell office:value-type="float" office:value="97037.5">
                <text:p>97037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499">
                <text:p>84499</text:p>
              </table:table-cell>
              <table:table-cell office:value-type="float" office:value="90600">
                <text:p>90600</text:p>
              </table:table-cell>
              <table:table-cell office:value-type="float" office:value="97412.5">
                <text:p>97412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815">
                <text:p>84815</text:p>
              </table:table-cell>
              <table:table-cell office:value-type="float" office:value="91175">
                <text:p>91175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284.5">
                <text:p>85284.5</text:p>
              </table:table-cell>
              <table:table-cell office:value-type="float" office:value="90937.5">
                <text:p>90937.5</text:p>
              </table:table-cell>
              <table:table-cell office:value-type="float" office:value="97175">
                <text:p>971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951">
                <text:p>85951</text:p>
              </table:table-cell>
              <table:table-cell office:value-type="float" office:value="91162.5">
                <text:p>91162.5</text:p>
              </table:table-cell>
              <table:table-cell office:value-type="float" office:value="96912.5">
                <text:p>9691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020">
                <text:p>85020</text:p>
              </table:table-cell>
              <table:table-cell office:value-type="float" office:value="89937.5">
                <text:p>89937.5</text:p>
              </table:table-cell>
              <table:table-cell office:value-type="float" office:value="96575">
                <text:p>965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715.5">
                <text:p>84715.5</text:p>
              </table:table-cell>
              <table:table-cell office:value-type="float" office:value="89637.5">
                <text:p>89637.5</text:p>
              </table:table-cell>
              <table:table-cell office:value-type="float" office:value="96375">
                <text:p>96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4711.5">
                <text:p>84711.5</text:p>
              </table:table-cell>
              <table:table-cell office:value-type="float" office:value="89950">
                <text:p>89950</text:p>
              </table:table-cell>
              <table:table-cell office:value-type="float" office:value="96300">
                <text:p>963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4977">
                <text:p>84977</text:p>
              </table:table-cell>
              <table:table-cell office:value-type="float" office:value="89887.5">
                <text:p>89887.5</text:p>
              </table:table-cell>
              <table:table-cell office:value-type="float" office:value="96025">
                <text:p>960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014.5">
                <text:p>85014.5</text:p>
              </table:table-cell>
              <table:table-cell office:value-type="float" office:value="89037.5">
                <text:p>89037.5</text:p>
              </table:table-cell>
              <table:table-cell office:value-type="float" office:value="96625">
                <text:p>96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693">
                <text:p>86693</text:p>
              </table:table-cell>
              <table:table-cell office:value-type="float" office:value="90137.5">
                <text:p>90137.5</text:p>
              </table:table-cell>
              <table:table-cell office:value-type="float" office:value="96562.5">
                <text:p>96562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555.5">
                <text:p>86555.5</text:p>
              </table:table-cell>
              <table:table-cell office:value-type="float" office:value="89912.5">
                <text:p>89912.5</text:p>
              </table:table-cell>
              <table:table-cell office:value-type="float" office:value="96550">
                <text:p>965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6744">
                <text:p>86744</text:p>
              </table:table-cell>
              <table:table-cell office:value-type="float" office:value="90462.5">
                <text:p>90462.5</text:p>
              </table:table-cell>
              <table:table-cell office:value-type="float" office:value="96237.5">
                <text:p>96237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052">
                <text:p>87052</text:p>
              </table:table-cell>
              <table:table-cell office:value-type="float" office:value="90550">
                <text:p>90550</text:p>
              </table:table-cell>
              <table:table-cell office:value-type="float" office:value="96225">
                <text:p>96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7749.5">
                <text:p>87749.5</text:p>
              </table:table-cell>
              <table:table-cell office:value-type="float" office:value="89425">
                <text:p>89425</text:p>
              </table:table-cell>
              <table:table-cell office:value-type="float" office:value="96187.5">
                <text:p>96187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771.5">
                <text:p>87771.5</text:p>
              </table:table-cell>
              <table:table-cell office:value-type="float" office:value="89612.5">
                <text:p>89612.5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199.5">
                <text:p>87199.5</text:p>
              </table:table-cell>
              <table:table-cell office:value-type="float" office:value="88350">
                <text:p>88350</text:p>
              </table:table-cell>
              <table:table-cell office:value-type="float" office:value="96375">
                <text:p>96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573">
                <text:p>87573</text:p>
              </table:table-cell>
              <table:table-cell office:value-type="float" office:value="89012.5">
                <text:p>89012.5</text:p>
              </table:table-cell>
              <table:table-cell office:value-type="float" office:value="96462.5">
                <text:p>9646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635">
                <text:p>87635</text:p>
              </table:table-cell>
              <table:table-cell office:value-type="float" office:value="88825">
                <text:p>88825</text:p>
              </table:table-cell>
              <table:table-cell office:value-type="float" office:value="96787.5">
                <text:p>9678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744">
                <text:p>85744</text:p>
              </table:table-cell>
              <table:table-cell office:value-type="float" office:value="86712.5">
                <text:p>86712.5</text:p>
              </table:table-cell>
              <table:table-cell office:value-type="float" office:value="96400">
                <text:p>964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335">
                <text:p>85335</text:p>
              </table:table-cell>
              <table:table-cell office:value-type="float" office:value="87425">
                <text:p>87425</text:p>
              </table:table-cell>
              <table:table-cell office:value-type="float" office:value="96525">
                <text:p>96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044.5">
                <text:p>85044.5</text:p>
              </table:table-cell>
              <table:table-cell office:value-type="float" office:value="88025">
                <text:p>88025</text:p>
              </table:table-cell>
              <table:table-cell office:value-type="float" office:value="96462.5">
                <text:p>96462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569.5">
                <text:p>85569.5</text:p>
              </table:table-cell>
              <table:table-cell office:value-type="float" office:value="87887.5">
                <text:p>87887.5</text:p>
              </table:table-cell>
              <table:table-cell office:value-type="float" office:value="96737.5">
                <text:p>96737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469.5">
                <text:p>85469.5</text:p>
              </table:table-cell>
              <table:table-cell office:value-type="float" office:value="87937.5">
                <text:p>87937.5</text:p>
              </table:table-cell>
              <table:table-cell office:value-type="float" office:value="96250">
                <text:p>962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842.5">
                <text:p>84842.5</text:p>
              </table:table-cell>
              <table:table-cell office:value-type="float" office:value="88075">
                <text:p>88075</text:p>
              </table:table-cell>
              <table:table-cell office:value-type="float" office:value="96212.5">
                <text:p>96212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784">
                <text:p>84784</text:p>
              </table:table-cell>
              <table:table-cell office:value-type="float" office:value="87687.5">
                <text:p>87687.5</text:p>
              </table:table-cell>
              <table:table-cell office:value-type="float" office:value="96050">
                <text:p>960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2605.5">
                <text:p>82605.5</text:p>
              </table:table-cell>
              <table:table-cell office:value-type="float" office:value="85375">
                <text:p>85375</text:p>
              </table:table-cell>
              <table:table-cell office:value-type="float" office:value="95850">
                <text:p>958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918">
                <text:p>82918</text:p>
              </table:table-cell>
              <table:table-cell office:value-type="float" office:value="84937.5">
                <text:p>84937.5</text:p>
              </table:table-cell>
              <table:table-cell office:value-type="float" office:value="96325">
                <text:p>963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697">
                <text:p>82697</text:p>
              </table:table-cell>
              <table:table-cell office:value-type="float" office:value="85625">
                <text:p>85625</text:p>
              </table:table-cell>
              <table:table-cell office:value-type="float" office:value="96475">
                <text:p>964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938">
                <text:p>82938</text:p>
              </table:table-cell>
              <table:table-cell office:value-type="float" office:value="85787.5">
                <text:p>85787.5</text:p>
              </table:table-cell>
              <table:table-cell office:value-type="float" office:value="97112.5">
                <text:p>97112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2195">
                <text:p>82195</text:p>
              </table:table-cell>
              <table:table-cell office:value-type="float" office:value="86337.5">
                <text:p>86337.5</text:p>
              </table:table-cell>
              <table:table-cell office:value-type="float" office:value="96962.5">
                <text:p>96962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465">
                <text:p>82465</text:p>
              </table:table-cell>
              <table:table-cell office:value-type="float" office:value="87987.5">
                <text:p>87987.5</text:p>
              </table:table-cell>
              <table:table-cell office:value-type="float" office:value="96962.5">
                <text:p>9696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252.5">
                <text:p>82252.5</text:p>
              </table:table-cell>
              <table:table-cell office:value-type="float" office:value="87600">
                <text:p>87600</text:p>
              </table:table-cell>
              <table:table-cell office:value-type="float" office:value="96875">
                <text:p>96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024">
                <text:p>82024</text:p>
              </table:table-cell>
              <table:table-cell office:value-type="float" office:value="87000">
                <text:p>87000</text:p>
              </table:table-cell>
              <table:table-cell office:value-type="float" office:value="96812.5">
                <text:p>96812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1310.5">
                <text:p>81310.5</text:p>
              </table:table-cell>
              <table:table-cell office:value-type="float" office:value="86637.5">
                <text:p>86637.5</text:p>
              </table:table-cell>
              <table:table-cell office:value-type="float" office:value="96875">
                <text:p>96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348">
                <text:p>81348</text:p>
              </table:table-cell>
              <table:table-cell office:value-type="float" office:value="86050">
                <text:p>86050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0523">
                <text:p>80523</text:p>
              </table:table-cell>
              <table:table-cell office:value-type="float" office:value="87050">
                <text:p>87050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0685.5">
                <text:p>80685.5</text:p>
              </table:table-cell>
              <table:table-cell office:value-type="float" office:value="87175">
                <text:p>87175</text:p>
              </table:table-cell>
              <table:table-cell office:value-type="float" office:value="96987.5">
                <text:p>96987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701.5">
                <text:p>79701.5</text:p>
              </table:table-cell>
              <table:table-cell office:value-type="float" office:value="87600">
                <text:p>87600</text:p>
              </table:table-cell>
              <table:table-cell office:value-type="float" office:value="97162.5">
                <text:p>97162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592.5">
                <text:p>79592.5</text:p>
              </table:table-cell>
              <table:table-cell office:value-type="float" office:value="87162.5">
                <text:p>87162.5</text:p>
              </table:table-cell>
              <table:table-cell office:value-type="float" office:value="97012.5">
                <text:p>97012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104.5">
                <text:p>80104.5</text:p>
              </table:table-cell>
              <table:table-cell office:value-type="float" office:value="87187.5">
                <text:p>87187.5</text:p>
              </table:table-cell>
              <table:table-cell office:value-type="float" office:value="97262.5">
                <text:p>97262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9618.5">
                <text:p>79618.5</text:p>
              </table:table-cell>
              <table:table-cell office:value-type="float" office:value="86025">
                <text:p>86025</text:p>
              </table:table-cell>
              <table:table-cell office:value-type="float" office:value="97062.5">
                <text:p>97062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751.5">
                <text:p>79751.5</text:p>
              </table:table-cell>
              <table:table-cell office:value-type="float" office:value="86300">
                <text:p>86300</text:p>
              </table:table-cell>
              <table:table-cell office:value-type="float" office:value="97187.5">
                <text:p>97187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9485.5">
                <text:p>79485.5</text:p>
              </table:table-cell>
              <table:table-cell office:value-type="float" office:value="85675">
                <text:p>85675</text:p>
              </table:table-cell>
              <table:table-cell office:value-type="float" office:value="97012.5">
                <text:p>97012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9735.5">
                <text:p>79735.5</text:p>
              </table:table-cell>
              <table:table-cell office:value-type="float" office:value="86225">
                <text:p>86225</text:p>
              </table:table-cell>
              <table:table-cell office:value-type="float" office:value="96975">
                <text:p>969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834.5">
                <text:p>79834.5</text:p>
              </table:table-cell>
              <table:table-cell office:value-type="float" office:value="86687.5">
                <text:p>86687.5</text:p>
              </table:table-cell>
              <table:table-cell office:value-type="float" office:value="96962.5">
                <text:p>96962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405">
                <text:p>78405</text:p>
              </table:table-cell>
              <table:table-cell office:value-type="float" office:value="86450">
                <text:p>86450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884.5">
                <text:p>78884.5</text:p>
              </table:table-cell>
              <table:table-cell office:value-type="float" office:value="86850">
                <text:p>86850</text:p>
              </table:table-cell>
              <table:table-cell office:value-type="float" office:value="96800">
                <text:p>968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460.5">
                <text:p>78460.5</text:p>
              </table:table-cell>
              <table:table-cell office:value-type="float" office:value="86150">
                <text:p>86150</text:p>
              </table:table-cell>
              <table:table-cell office:value-type="float" office:value="96425">
                <text:p>964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680.5">
                <text:p>77680.5</text:p>
              </table:table-cell>
              <table:table-cell office:value-type="float" office:value="85500">
                <text:p>85500</text:p>
              </table:table-cell>
              <table:table-cell office:value-type="float" office:value="96100">
                <text:p>96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193">
                <text:p>78193</text:p>
              </table:table-cell>
              <table:table-cell office:value-type="float" office:value="86500">
                <text:p>86500</text:p>
              </table:table-cell>
              <table:table-cell office:value-type="float" office:value="96200">
                <text:p>962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968">
                <text:p>77968</text:p>
              </table:table-cell>
              <table:table-cell office:value-type="float" office:value="86600">
                <text:p>86600</text:p>
              </table:table-cell>
              <table:table-cell office:value-type="float" office:value="96262.5">
                <text:p>96262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685">
                <text:p>78685</text:p>
              </table:table-cell>
              <table:table-cell office:value-type="float" office:value="86737.5">
                <text:p>86737.5</text:p>
              </table:table-cell>
              <table:table-cell office:value-type="float" office:value="96875">
                <text:p>96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710">
                <text:p>78710</text:p>
              </table:table-cell>
              <table:table-cell office:value-type="float" office:value="86237.5">
                <text:p>86237.5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959">
                <text:p>78959</text:p>
              </table:table-cell>
              <table:table-cell office:value-type="float" office:value="86000">
                <text:p>86000</text:p>
              </table:table-cell>
              <table:table-cell office:value-type="float" office:value="96800">
                <text:p>968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8815">
                <text:p>78815</text:p>
              </table:table-cell>
              <table:table-cell office:value-type="float" office:value="86137.5">
                <text:p>86137.5</text:p>
              </table:table-cell>
              <table:table-cell office:value-type="float" office:value="97100">
                <text:p>97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8662.5">
                <text:p>78662.5</text:p>
              </table:table-cell>
              <table:table-cell office:value-type="float" office:value="86400">
                <text:p>86400</text:p>
              </table:table-cell>
              <table:table-cell office:value-type="float" office:value="97100">
                <text:p>97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895">
                <text:p>75895</text:p>
              </table:table-cell>
              <table:table-cell office:value-type="float" office:value="84862.5">
                <text:p>84862.5</text:p>
              </table:table-cell>
              <table:table-cell office:value-type="float" office:value="96937.5">
                <text:p>96937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272.5">
                <text:p>76272.5</text:p>
              </table:table-cell>
              <table:table-cell office:value-type="float" office:value="85662.5">
                <text:p>85662.5</text:p>
              </table:table-cell>
              <table:table-cell office:value-type="float" office:value="97287.5">
                <text:p>97287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589.5">
                <text:p>76589.5</text:p>
              </table:table-cell>
              <table:table-cell office:value-type="float" office:value="86575">
                <text:p>86575</text:p>
              </table:table-cell>
              <table:table-cell office:value-type="float" office:value="97712.5">
                <text:p>97712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535">
                <text:p>76535</text:p>
              </table:table-cell>
              <table:table-cell office:value-type="float" office:value="85450">
                <text:p>85450</text:p>
              </table:table-cell>
              <table:table-cell office:value-type="float" office:value="97375">
                <text:p>97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203">
                <text:p>76203</text:p>
              </table:table-cell>
              <table:table-cell office:value-type="float" office:value="86350">
                <text:p>86350</text:p>
              </table:table-cell>
              <table:table-cell office:value-type="float" office:value="96950">
                <text:p>969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345.5">
                <text:p>76345.5</text:p>
              </table:table-cell>
              <table:table-cell office:value-type="float" office:value="86012.5">
                <text:p>86012.5</text:p>
              </table:table-cell>
              <table:table-cell office:value-type="float" office:value="96987.5">
                <text:p>96987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212.5">
                <text:p>76212.5</text:p>
              </table:table-cell>
              <table:table-cell office:value-type="float" office:value="86212.5">
                <text:p>86212.5</text:p>
              </table:table-cell>
              <table:table-cell office:value-type="float" office:value="96987.5">
                <text:p>96987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887.5">
                <text:p>75887.5</text:p>
              </table:table-cell>
              <table:table-cell office:value-type="float" office:value="86187.5">
                <text:p>86187.5</text:p>
              </table:table-cell>
              <table:table-cell office:value-type="float" office:value="96325">
                <text:p>963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638">
                <text:p>75638</text:p>
              </table:table-cell>
              <table:table-cell office:value-type="float" office:value="85537.5">
                <text:p>85537.5</text:p>
              </table:table-cell>
              <table:table-cell office:value-type="float" office:value="96312.5">
                <text:p>96312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170.5">
                <text:p>76170.5</text:p>
              </table:table-cell>
              <table:table-cell office:value-type="float" office:value="85612.5">
                <text:p>85612.5</text:p>
              </table:table-cell>
              <table:table-cell office:value-type="float" office:value="95937.5">
                <text:p>95937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561.5">
                <text:p>76561.5</text:p>
              </table:table-cell>
              <table:table-cell office:value-type="float" office:value="86612.5">
                <text:p>86612.5</text:p>
              </table:table-cell>
              <table:table-cell office:value-type="float" office:value="96212.5">
                <text:p>96212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039">
                <text:p>77039</text:p>
              </table:table-cell>
              <table:table-cell office:value-type="float" office:value="85712.5">
                <text:p>85712.5</text:p>
              </table:table-cell>
              <table:table-cell office:value-type="float" office:value="96025">
                <text:p>960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150.5">
                <text:p>77150.5</text:p>
              </table:table-cell>
              <table:table-cell office:value-type="float" office:value="86237.5">
                <text:p>86237.5</text:p>
              </table:table-cell>
              <table:table-cell office:value-type="float" office:value="95625">
                <text:p>95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054">
                <text:p>77054</text:p>
              </table:table-cell>
              <table:table-cell office:value-type="float" office:value="86137.5">
                <text:p>86137.5</text:p>
              </table:table-cell>
              <table:table-cell office:value-type="float" office:value="95825">
                <text:p>958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4.5">
                <text:p>77404.5</text:p>
              </table:table-cell>
              <table:table-cell office:value-type="float" office:value="86237.5">
                <text:p>86237.5</text:p>
              </table:table-cell>
              <table:table-cell office:value-type="float" office:value="96162.5">
                <text:p>96162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527.5">
                <text:p>77527.5</text:p>
              </table:table-cell>
              <table:table-cell office:value-type="float" office:value="86012.5">
                <text:p>86012.5</text:p>
              </table:table-cell>
              <table:table-cell office:value-type="float" office:value="95912.5">
                <text:p>9591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8365">
                <text:p>78365</text:p>
              </table:table-cell>
              <table:table-cell office:value-type="float" office:value="86300">
                <text:p>86300</text:p>
              </table:table-cell>
              <table:table-cell office:value-type="float" office:value="95312.5">
                <text:p>95312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8279">
                <text:p>78279</text:p>
              </table:table-cell>
              <table:table-cell office:value-type="float" office:value="87225">
                <text:p>87225</text:p>
              </table:table-cell>
              <table:table-cell office:value-type="float" office:value="95025">
                <text:p>95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8521.5">
                <text:p>78521.5</text:p>
              </table:table-cell>
              <table:table-cell office:value-type="float" office:value="87400">
                <text:p>87400</text:p>
              </table:table-cell>
              <table:table-cell office:value-type="float" office:value="95450">
                <text:p>954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8280.5">
                <text:p>78280.5</text:p>
              </table:table-cell>
              <table:table-cell office:value-type="float" office:value="87162.5">
                <text:p>87162.5</text:p>
              </table:table-cell>
              <table:table-cell office:value-type="float" office:value="95025">
                <text:p>950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305.5">
                <text:p>78305.5</text:p>
              </table:table-cell>
              <table:table-cell office:value-type="float" office:value="87237.5">
                <text:p>87237.5</text:p>
              </table:table-cell>
              <table:table-cell office:value-type="float" office:value="95262.5">
                <text:p>95262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8461">
                <text:p>78461</text:p>
              </table:table-cell>
              <table:table-cell office:value-type="float" office:value="87325">
                <text:p>87325</text:p>
              </table:table-cell>
              <table:table-cell office:value-type="float" office:value="95537.5">
                <text:p>95537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8969.5">
                <text:p>78969.5</text:p>
              </table:table-cell>
              <table:table-cell office:value-type="float" office:value="89550">
                <text:p>89550</text:p>
              </table:table-cell>
              <table:table-cell office:value-type="float" office:value="95262.5">
                <text:p>95262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9452.5">
                <text:p>79452.5</text:p>
              </table:table-cell>
              <table:table-cell office:value-type="float" office:value="89475">
                <text:p>89475</text:p>
              </table:table-cell>
              <table:table-cell office:value-type="float" office:value="95312.5">
                <text:p>95312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9804">
                <text:p>79804</text:p>
              </table:table-cell>
              <table:table-cell office:value-type="float" office:value="89662.5">
                <text:p>89662.5</text:p>
              </table:table-cell>
              <table:table-cell office:value-type="float" office:value="95475">
                <text:p>95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9641.5">
                <text:p>79641.5</text:p>
              </table:table-cell>
              <table:table-cell office:value-type="float" office:value="89187.5">
                <text:p>89187.5</text:p>
              </table:table-cell>
              <table:table-cell office:value-type="float" office:value="95012.5">
                <text:p>95012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695">
                <text:p>79695</text:p>
              </table:table-cell>
              <table:table-cell office:value-type="float" office:value="89800">
                <text:p>89800</text:p>
              </table:table-cell>
              <table:table-cell office:value-type="float" office:value="94812.5">
                <text:p>94812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8934.5">
                <text:p>78934.5</text:p>
              </table:table-cell>
              <table:table-cell office:value-type="float" office:value="90250">
                <text:p>90250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092.5">
                <text:p>79092.5</text:p>
              </table:table-cell>
              <table:table-cell office:value-type="float" office:value="90125">
                <text:p>90125</text:p>
              </table:table-cell>
              <table:table-cell office:value-type="float" office:value="95537.5">
                <text:p>95537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473">
                <text:p>79473</text:p>
              </table:table-cell>
              <table:table-cell office:value-type="float" office:value="91300">
                <text:p>91300</text:p>
              </table:table-cell>
              <table:table-cell office:value-type="float" office:value="95100">
                <text:p>95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8699">
                <text:p>78699</text:p>
              </table:table-cell>
              <table:table-cell office:value-type="float" office:value="91100">
                <text:p>91100</text:p>
              </table:table-cell>
              <table:table-cell office:value-type="float" office:value="95087.5">
                <text:p>95087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923.5">
                <text:p>78923.5</text:p>
              </table:table-cell>
              <table:table-cell office:value-type="float" office:value="91337.5">
                <text:p>91337.5</text:p>
              </table:table-cell>
              <table:table-cell office:value-type="float" office:value="94962.5">
                <text:p>94962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9962">
                <text:p>79962</text:p>
              </table:table-cell>
              <table:table-cell office:value-type="float" office:value="91612.5">
                <text:p>91612.5</text:p>
              </table:table-cell>
              <table:table-cell office:value-type="float" office:value="95125">
                <text:p>95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441">
                <text:p>80441</text:p>
              </table:table-cell>
              <table:table-cell office:value-type="float" office:value="92112.5">
                <text:p>92112.5</text:p>
              </table:table-cell>
              <table:table-cell office:value-type="float" office:value="95262.5">
                <text:p>95262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485.5">
                <text:p>81485.5</text:p>
              </table:table-cell>
              <table:table-cell office:value-type="float" office:value="93100">
                <text:p>93100</text:p>
              </table:table-cell>
              <table:table-cell office:value-type="float" office:value="95825">
                <text:p>958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690.5">
                <text:p>80690.5</text:p>
              </table:table-cell>
              <table:table-cell office:value-type="float" office:value="92600">
                <text:p>92600</text:p>
              </table:table-cell>
              <table:table-cell office:value-type="float" office:value="95550">
                <text:p>955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2373">
                <text:p>82373</text:p>
              </table:table-cell>
              <table:table-cell office:value-type="float" office:value="92600">
                <text:p>92600</text:p>
              </table:table-cell>
              <table:table-cell office:value-type="float" office:value="95150">
                <text:p>951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047.5">
                <text:p>82047.5</text:p>
              </table:table-cell>
              <table:table-cell office:value-type="float" office:value="92737.5">
                <text:p>92737.5</text:p>
              </table:table-cell>
              <table:table-cell office:value-type="float" office:value="94825">
                <text:p>948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931.5">
                <text:p>82931.5</text:p>
              </table:table-cell>
              <table:table-cell office:value-type="float" office:value="92962.5">
                <text:p>92962.5</text:p>
              </table:table-cell>
              <table:table-cell office:value-type="float" office:value="95550">
                <text:p>955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516.5">
                <text:p>82516.5</text:p>
              </table:table-cell>
              <table:table-cell office:value-type="float" office:value="92825">
                <text:p>92825</text:p>
              </table:table-cell>
              <table:table-cell office:value-type="float" office:value="95312.5">
                <text:p>95312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1514">
                <text:p>81514</text:p>
              </table:table-cell>
              <table:table-cell office:value-type="float" office:value="91937.5">
                <text:p>91937.5</text:p>
              </table:table-cell>
              <table:table-cell office:value-type="float" office:value="95137.5">
                <text:p>95137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2221.5">
                <text:p>82221.5</text:p>
              </table:table-cell>
              <table:table-cell office:value-type="float" office:value="91662.5">
                <text:p>91662.5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701.5">
                <text:p>82701.5</text:p>
              </table:table-cell>
              <table:table-cell office:value-type="float" office:value="92050">
                <text:p>92050</text:p>
              </table:table-cell>
              <table:table-cell office:value-type="float" office:value="95662.5">
                <text:p>9566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2635">
                <text:p>82635</text:p>
              </table:table-cell>
              <table:table-cell office:value-type="float" office:value="91762.5">
                <text:p>91762.5</text:p>
              </table:table-cell>
              <table:table-cell office:value-type="float" office:value="95650">
                <text:p>956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317">
                <text:p>83317</text:p>
              </table:table-cell>
              <table:table-cell office:value-type="float" office:value="92437.5">
                <text:p>92437.5</text:p>
              </table:table-cell>
              <table:table-cell office:value-type="float" office:value="95275">
                <text:p>952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3455.5">
                <text:p>83455.5</text:p>
              </table:table-cell>
              <table:table-cell office:value-type="float" office:value="92962.5">
                <text:p>92962.5</text:p>
              </table:table-cell>
              <table:table-cell office:value-type="float" office:value="95362.5">
                <text:p>95362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513.5">
                <text:p>83513.5</text:p>
              </table:table-cell>
              <table:table-cell office:value-type="float" office:value="92650">
                <text:p>92650</text:p>
              </table:table-cell>
              <table:table-cell office:value-type="float" office:value="95162.5">
                <text:p>95162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3372.5">
                <text:p>83372.5</text:p>
              </table:table-cell>
              <table:table-cell office:value-type="float" office:value="92675">
                <text:p>92675</text:p>
              </table:table-cell>
              <table:table-cell office:value-type="float" office:value="94875">
                <text:p>94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2997.5">
                <text:p>82997.5</text:p>
              </table:table-cell>
              <table:table-cell office:value-type="float" office:value="92525">
                <text:p>92525</text:p>
              </table:table-cell>
              <table:table-cell office:value-type="float" office:value="94787.5">
                <text:p>94787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3330.5">
                <text:p>83330.5</text:p>
              </table:table-cell>
              <table:table-cell office:value-type="float" office:value="92362.5">
                <text:p>92362.5</text:p>
              </table:table-cell>
              <table:table-cell office:value-type="float" office:value="94937.5">
                <text:p>94937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2494">
                <text:p>82494</text:p>
              </table:table-cell>
              <table:table-cell office:value-type="float" office:value="91512.5">
                <text:p>91512.5</text:p>
              </table:table-cell>
              <table:table-cell office:value-type="float" office:value="94662.5">
                <text:p>94662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2889.5">
                <text:p>82889.5</text:p>
              </table:table-cell>
              <table:table-cell office:value-type="float" office:value="92225">
                <text:p>92225</text:p>
              </table:table-cell>
              <table:table-cell office:value-type="float" office:value="94425">
                <text:p>944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3350">
                <text:p>83350</text:p>
              </table:table-cell>
              <table:table-cell office:value-type="float" office:value="92750">
                <text:p>92750</text:p>
              </table:table-cell>
              <table:table-cell office:value-type="float" office:value="94387.5">
                <text:p>9438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3307.5">
                <text:p>83307.5</text:p>
              </table:table-cell>
              <table:table-cell office:value-type="float" office:value="92900">
                <text:p>92900</text:p>
              </table:table-cell>
              <table:table-cell office:value-type="float" office:value="94125">
                <text:p>94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3066">
                <text:p>83066</text:p>
              </table:table-cell>
              <table:table-cell office:value-type="float" office:value="92675">
                <text:p>92675</text:p>
              </table:table-cell>
              <table:table-cell office:value-type="float" office:value="93850">
                <text:p>938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996">
                <text:p>82996</text:p>
              </table:table-cell>
              <table:table-cell office:value-type="float" office:value="92812.5">
                <text:p>92812.5</text:p>
              </table:table-cell>
              <table:table-cell office:value-type="float" office:value="94162.5">
                <text:p>94162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453">
                <text:p>83453</text:p>
              </table:table-cell>
              <table:table-cell office:value-type="float" office:value="92512.5">
                <text:p>92512.5</text:p>
              </table:table-cell>
              <table:table-cell office:value-type="float" office:value="94137.5">
                <text:p>94137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683">
                <text:p>82683</text:p>
              </table:table-cell>
              <table:table-cell office:value-type="float" office:value="93775">
                <text:p>93775</text:p>
              </table:table-cell>
              <table:table-cell office:value-type="float" office:value="93962.5">
                <text:p>9396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763.5">
                <text:p>82763.5</text:p>
              </table:table-cell>
              <table:table-cell office:value-type="float" office:value="93925">
                <text:p>93925</text:p>
              </table:table-cell>
              <table:table-cell office:value-type="float" office:value="94337.5">
                <text:p>9433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2094.5">
                <text:p>82094.5</text:p>
              </table:table-cell>
              <table:table-cell office:value-type="float" office:value="94062.5">
                <text:p>94062.5</text:p>
              </table:table-cell>
              <table:table-cell office:value-type="float" office:value="94087.5">
                <text:p>94087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1574.5">
                <text:p>81574.5</text:p>
              </table:table-cell>
              <table:table-cell office:value-type="float" office:value="94887.5">
                <text:p>94887.5</text:p>
              </table:table-cell>
              <table:table-cell office:value-type="float" office:value="94262.5">
                <text:p>94262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1541.5">
                <text:p>81541.5</text:p>
              </table:table-cell>
              <table:table-cell office:value-type="float" office:value="94462.5">
                <text:p>94462.5</text:p>
              </table:table-cell>
              <table:table-cell office:value-type="float" office:value="94437.5">
                <text:p>94437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929">
                <text:p>80929</text:p>
              </table:table-cell>
              <table:table-cell office:value-type="float" office:value="94637.5">
                <text:p>94637.5</text:p>
              </table:table-cell>
              <table:table-cell office:value-type="float" office:value="94525">
                <text:p>945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411">
                <text:p>80411</text:p>
              </table:table-cell>
              <table:table-cell office:value-type="float" office:value="95225">
                <text:p>95225</text:p>
              </table:table-cell>
              <table:table-cell office:value-type="float" office:value="94375">
                <text:p>943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640.5">
                <text:p>80640.5</text:p>
              </table:table-cell>
              <table:table-cell office:value-type="float" office:value="94150">
                <text:p>94150</text:p>
              </table:table-cell>
              <table:table-cell office:value-type="float" office:value="93737.5">
                <text:p>93737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793.5">
                <text:p>80793.5</text:p>
              </table:table-cell>
              <table:table-cell office:value-type="float" office:value="95437.5">
                <text:p>95437.5</text:p>
              </table:table-cell>
              <table:table-cell office:value-type="float" office:value="94237.5">
                <text:p>94237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826.5">
                <text:p>80826.5</text:p>
              </table:table-cell>
              <table:table-cell office:value-type="float" office:value="96025">
                <text:p>96025</text:p>
              </table:table-cell>
              <table:table-cell office:value-type="float" office:value="93775">
                <text:p>937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1246.5">
                <text:p>81246.5</text:p>
              </table:table-cell>
              <table:table-cell office:value-type="float" office:value="96612.5">
                <text:p>96612.5</text:p>
              </table:table-cell>
              <table:table-cell office:value-type="float" office:value="93512.5">
                <text:p>9351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188.5">
                <text:p>81188.5</text:p>
              </table:table-cell>
              <table:table-cell office:value-type="float" office:value="96825">
                <text:p>96825</text:p>
              </table:table-cell>
              <table:table-cell office:value-type="float" office:value="94062.5">
                <text:p>94062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970">
                <text:p>80970</text:p>
              </table:table-cell>
              <table:table-cell office:value-type="float" office:value="96375">
                <text:p>96375</text:p>
              </table:table-cell>
              <table:table-cell office:value-type="float" office:value="94137.5">
                <text:p>94137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1246.5">
                <text:p>81246.5</text:p>
              </table:table-cell>
              <table:table-cell office:value-type="float" office:value="96487.5">
                <text:p>96487.5</text:p>
              </table:table-cell>
              <table:table-cell office:value-type="float" office:value="94362.5">
                <text:p>94362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2926.5">
                <text:p>82926.5</text:p>
              </table:table-cell>
              <table:table-cell office:value-type="float" office:value="97462.5">
                <text:p>97462.5</text:p>
              </table:table-cell>
              <table:table-cell office:value-type="float" office:value="94325">
                <text:p>943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2764">
                <text:p>82764</text:p>
              </table:table-cell>
              <table:table-cell office:value-type="float" office:value="96975">
                <text:p>96975</text:p>
              </table:table-cell>
              <table:table-cell office:value-type="float" office:value="93862.5">
                <text:p>93862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734.5">
                <text:p>83734.5</text:p>
              </table:table-cell>
              <table:table-cell office:value-type="float" office:value="97825">
                <text:p>97825</text:p>
              </table:table-cell>
              <table:table-cell office:value-type="float" office:value="93937.5">
                <text:p>9393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31">
                <text:p>83131</text:p>
              </table:table-cell>
              <table:table-cell office:value-type="float" office:value="97187.5">
                <text:p>97187.5</text:p>
              </table:table-cell>
              <table:table-cell office:value-type="float" office:value="93537.5">
                <text:p>93537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3128">
                <text:p>83128</text:p>
              </table:table-cell>
              <table:table-cell office:value-type="float" office:value="97312.5">
                <text:p>97312.5</text:p>
              </table:table-cell>
              <table:table-cell office:value-type="float" office:value="93625">
                <text:p>93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2773">
                <text:p>82773</text:p>
              </table:table-cell>
              <table:table-cell office:value-type="float" office:value="96775">
                <text:p>96775</text:p>
              </table:table-cell>
              <table:table-cell office:value-type="float" office:value="93287.5">
                <text:p>93287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2723">
                <text:p>82723</text:p>
              </table:table-cell>
              <table:table-cell office:value-type="float" office:value="96175">
                <text:p>96175</text:p>
              </table:table-cell>
              <table:table-cell office:value-type="float" office:value="93112.5">
                <text:p>93112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290">
                <text:p>82290</text:p>
              </table:table-cell>
              <table:table-cell office:value-type="float" office:value="95975">
                <text:p>95975</text:p>
              </table:table-cell>
              <table:table-cell office:value-type="float" office:value="92312.5">
                <text:p>92312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887.5">
                <text:p>83887.5</text:p>
              </table:table-cell>
              <table:table-cell office:value-type="float" office:value="97462.5">
                <text:p>97462.5</text:p>
              </table:table-cell>
              <table:table-cell office:value-type="float" office:value="92387.5">
                <text:p>92387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4591.5">
                <text:p>84591.5</text:p>
              </table:table-cell>
              <table:table-cell office:value-type="float" office:value="100300">
                <text:p>100300</text:p>
              </table:table-cell>
              <table:table-cell office:value-type="float" office:value="92762.5">
                <text:p>92762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837">
                <text:p>84837</text:p>
              </table:table-cell>
              <table:table-cell office:value-type="float" office:value="100500">
                <text:p>100500</text:p>
              </table:table-cell>
              <table:table-cell office:value-type="float" office:value="92837.5">
                <text:p>92837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246.5">
                <text:p>86246.5</text:p>
              </table:table-cell>
              <table:table-cell office:value-type="float" office:value="100987.5">
                <text:p>100987.5</text:p>
              </table:table-cell>
              <table:table-cell office:value-type="float" office:value="93037.5">
                <text:p>93037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329">
                <text:p>85329</text:p>
              </table:table-cell>
              <table:table-cell office:value-type="float" office:value="102387.5">
                <text:p>102387.5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6995">
                <text:p>86995</text:p>
              </table:table-cell>
              <table:table-cell office:value-type="float" office:value="102600">
                <text:p>102600</text:p>
              </table:table-cell>
              <table:table-cell office:value-type="float" office:value="93475">
                <text:p>934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132.5">
                <text:p>87132.5</text:p>
              </table:table-cell>
              <table:table-cell office:value-type="float" office:value="102637.5">
                <text:p>102637.5</text:p>
              </table:table-cell>
              <table:table-cell office:value-type="float" office:value="93712.5">
                <text:p>93712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6499">
                <text:p>86499</text:p>
              </table:table-cell>
              <table:table-cell office:value-type="float" office:value="104225">
                <text:p>104225</text:p>
              </table:table-cell>
              <table:table-cell office:value-type="float" office:value="93812.5">
                <text:p>93812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6386">
                <text:p>86386</text:p>
              </table:table-cell>
              <table:table-cell office:value-type="float" office:value="104587.5">
                <text:p>104587.5</text:p>
              </table:table-cell>
              <table:table-cell office:value-type="float" office:value="93625">
                <text:p>93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823">
                <text:p>85823</text:p>
              </table:table-cell>
              <table:table-cell office:value-type="float" office:value="104862.5">
                <text:p>104862.5</text:p>
              </table:table-cell>
              <table:table-cell office:value-type="float" office:value="93262.5">
                <text:p>93262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564.5">
                <text:p>85564.5</text:p>
              </table:table-cell>
              <table:table-cell office:value-type="float" office:value="102662.5">
                <text:p>102662.5</text:p>
              </table:table-cell>
              <table:table-cell office:value-type="float" office:value="93087.5">
                <text:p>93087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489.5">
                <text:p>85489.5</text:p>
              </table:table-cell>
              <table:table-cell office:value-type="float" office:value="102637.5">
                <text:p>102637.5</text:p>
              </table:table-cell>
              <table:table-cell office:value-type="float" office:value="93025">
                <text:p>930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6226.5">
                <text:p>86226.5</text:p>
              </table:table-cell>
              <table:table-cell office:value-type="float" office:value="102150">
                <text:p>102150</text:p>
              </table:table-cell>
              <table:table-cell office:value-type="float" office:value="93312.5">
                <text:p>9331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5926.5">
                <text:p>85926.5</text:p>
              </table:table-cell>
              <table:table-cell office:value-type="float" office:value="102037.5">
                <text:p>102037.5</text:p>
              </table:table-cell>
              <table:table-cell office:value-type="float" office:value="93087.5">
                <text:p>93087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6214">
                <text:p>86214</text:p>
              </table:table-cell>
              <table:table-cell office:value-type="float" office:value="102587.5">
                <text:p>102587.5</text:p>
              </table:table-cell>
              <table:table-cell office:value-type="float" office:value="93337.5">
                <text:p>93337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6084">
                <text:p>86084</text:p>
              </table:table-cell>
              <table:table-cell office:value-type="float" office:value="103200">
                <text:p>103200</text:p>
              </table:table-cell>
              <table:table-cell office:value-type="float" office:value="93762.5">
                <text:p>93762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815.5">
                <text:p>84815.5</text:p>
              </table:table-cell>
              <table:table-cell office:value-type="float" office:value="101587.5">
                <text:p>101587.5</text:p>
              </table:table-cell>
              <table:table-cell office:value-type="float" office:value="92925">
                <text:p>929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955.5">
                <text:p>83955.5</text:p>
              </table:table-cell>
              <table:table-cell office:value-type="float" office:value="100625">
                <text:p>100625</text:p>
              </table:table-cell>
              <table:table-cell office:value-type="float" office:value="93187.5">
                <text:p>93187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860">
                <text:p>83860</text:p>
              </table:table-cell>
              <table:table-cell office:value-type="float" office:value="99725">
                <text:p>99725</text:p>
              </table:table-cell>
              <table:table-cell office:value-type="float" office:value="93012.5">
                <text:p>9301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985">
                <text:p>83985</text:p>
              </table:table-cell>
              <table:table-cell office:value-type="float" office:value="100075">
                <text:p>100075</text:p>
              </table:table-cell>
              <table:table-cell office:value-type="float" office:value="93012.5">
                <text:p>93012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085">
                <text:p>84085</text:p>
              </table:table-cell>
              <table:table-cell office:value-type="float" office:value="99837.5">
                <text:p>99837.5</text:p>
              </table:table-cell>
              <table:table-cell office:value-type="float" office:value="92712.5">
                <text:p>9271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550">
                <text:p>86550</text:p>
              </table:table-cell>
              <table:table-cell office:value-type="float" office:value="100350">
                <text:p>100350</text:p>
              </table:table-cell>
              <table:table-cell office:value-type="float" office:value="92975">
                <text:p>929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553.5">
                <text:p>86553.5</text:p>
              </table:table-cell>
              <table:table-cell office:value-type="float" office:value="100175">
                <text:p>100175</text:p>
              </table:table-cell>
              <table:table-cell office:value-type="float" office:value="92587.5">
                <text:p>92587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8667">
                <text:p>88667</text:p>
              </table:table-cell>
              <table:table-cell office:value-type="float" office:value="99500">
                <text:p>99500</text:p>
              </table:table-cell>
              <table:table-cell office:value-type="float" office:value="92462.5">
                <text:p>9246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9874">
                <text:p>89874</text:p>
              </table:table-cell>
              <table:table-cell office:value-type="float" office:value="100575">
                <text:p>100575</text:p>
              </table:table-cell>
              <table:table-cell office:value-type="float" office:value="92675">
                <text:p>926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9202.5">
                <text:p>89202.5</text:p>
              </table:table-cell>
              <table:table-cell office:value-type="float" office:value="100100">
                <text:p>100100</text:p>
              </table:table-cell>
              <table:table-cell office:value-type="float" office:value="92987.5">
                <text:p>92987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9559.5">
                <text:p>89559.5</text:p>
              </table:table-cell>
              <table:table-cell office:value-type="float" office:value="99712.5">
                <text:p>99712.5</text:p>
              </table:table-cell>
              <table:table-cell office:value-type="float" office:value="92675">
                <text:p>926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9611.5">
                <text:p>89611.5</text:p>
              </table:table-cell>
              <table:table-cell office:value-type="float" office:value="99137.5">
                <text:p>99137.5</text:p>
              </table:table-cell>
              <table:table-cell office:value-type="float" office:value="92975">
                <text:p>929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8752">
                <text:p>88752</text:p>
              </table:table-cell>
              <table:table-cell office:value-type="float" office:value="97600">
                <text:p>97600</text:p>
              </table:table-cell>
              <table:table-cell office:value-type="float" office:value="92875">
                <text:p>92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880.5">
                <text:p>88880.5</text:p>
              </table:table-cell>
              <table:table-cell office:value-type="float" office:value="97475">
                <text:p>97475</text:p>
              </table:table-cell>
              <table:table-cell office:value-type="float" office:value="92775">
                <text:p>927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649.5">
                <text:p>88649.5</text:p>
              </table:table-cell>
              <table:table-cell office:value-type="float" office:value="97687.5">
                <text:p>97687.5</text:p>
              </table:table-cell>
              <table:table-cell office:value-type="float" office:value="93012.5">
                <text:p>93012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887">
                <text:p>88887</text:p>
              </table:table-cell>
              <table:table-cell office:value-type="float" office:value="97975">
                <text:p>97975</text:p>
              </table:table-cell>
              <table:table-cell office:value-type="float" office:value="93337.5">
                <text:p>93337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696.5">
                <text:p>88696.5</text:p>
              </table:table-cell>
              <table:table-cell office:value-type="float" office:value="98312.5">
                <text:p>98312.5</text:p>
              </table:table-cell>
              <table:table-cell office:value-type="float" office:value="93212.5">
                <text:p>93212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8735.5">
                <text:p>88735.5</text:p>
              </table:table-cell>
              <table:table-cell office:value-type="float" office:value="97950">
                <text:p>97950</text:p>
              </table:table-cell>
              <table:table-cell office:value-type="float" office:value="93325">
                <text:p>933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407">
                <text:p>87407</text:p>
              </table:table-cell>
              <table:table-cell office:value-type="float" office:value="95962.5">
                <text:p>95962.5</text:p>
              </table:table-cell>
              <table:table-cell office:value-type="float" office:value="93050">
                <text:p>930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658">
                <text:p>88658</text:p>
              </table:table-cell>
              <table:table-cell office:value-type="float" office:value="95675">
                <text:p>95675</text:p>
              </table:table-cell>
              <table:table-cell office:value-type="float" office:value="93512.5">
                <text:p>9351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081.5">
                <text:p>90081.5</text:p>
              </table:table-cell>
              <table:table-cell office:value-type="float" office:value="95562.5">
                <text:p>95562.5</text:p>
              </table:table-cell>
              <table:table-cell office:value-type="float" office:value="93575">
                <text:p>935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1276">
                <text:p>91276</text:p>
              </table:table-cell>
              <table:table-cell office:value-type="float" office:value="97012.5">
                <text:p>97012.5</text:p>
              </table:table-cell>
              <table:table-cell office:value-type="float" office:value="94187.5">
                <text:p>94187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2144">
                <text:p>92144</text:p>
              </table:table-cell>
              <table:table-cell office:value-type="float" office:value="97900">
                <text:p>97900</text:p>
              </table:table-cell>
              <table:table-cell office:value-type="float" office:value="94487.5">
                <text:p>94487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2541.5">
                <text:p>92541.5</text:p>
              </table:table-cell>
              <table:table-cell office:value-type="float" office:value="97837.5">
                <text:p>97837.5</text:p>
              </table:table-cell>
              <table:table-cell office:value-type="float" office:value="94887.5">
                <text:p>94887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4615.5">
                <text:p>94615.5</text:p>
              </table:table-cell>
              <table:table-cell office:value-type="float" office:value="98812.5">
                <text:p>98812.5</text:p>
              </table:table-cell>
              <table:table-cell office:value-type="float" office:value="95237.5">
                <text:p>95237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4115.5">
                <text:p>94115.5</text:p>
              </table:table-cell>
              <table:table-cell office:value-type="float" office:value="98675">
                <text:p>98675</text:p>
              </table:table-cell>
              <table:table-cell office:value-type="float" office:value="95425">
                <text:p>954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717.5">
                <text:p>93717.5</text:p>
              </table:table-cell>
              <table:table-cell office:value-type="float" office:value="98537.5">
                <text:p>98537.5</text:p>
              </table:table-cell>
              <table:table-cell office:value-type="float" office:value="95362.5">
                <text:p>95362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4079">
                <text:p>94079</text:p>
              </table:table-cell>
              <table:table-cell office:value-type="float" office:value="98500">
                <text:p>98500</text:p>
              </table:table-cell>
              <table:table-cell office:value-type="float" office:value="95400">
                <text:p>954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4075.5">
                <text:p>94075.5</text:p>
              </table:table-cell>
              <table:table-cell office:value-type="float" office:value="98300">
                <text:p>98300</text:p>
              </table:table-cell>
              <table:table-cell office:value-type="float" office:value="95475">
                <text:p>954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3980.5">
                <text:p>93980.5</text:p>
              </table:table-cell>
              <table:table-cell office:value-type="float" office:value="98275">
                <text:p>98275</text:p>
              </table:table-cell>
              <table:table-cell office:value-type="float" office:value="95625">
                <text:p>95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3843">
                <text:p>93843</text:p>
              </table:table-cell>
              <table:table-cell office:value-type="float" office:value="98450">
                <text:p>98450</text:p>
              </table:table-cell>
              <table:table-cell office:value-type="float" office:value="95862.5">
                <text:p>9586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5129.5">
                <text:p>95129.5</text:p>
              </table:table-cell>
              <table:table-cell office:value-type="float" office:value="99762.5">
                <text:p>99762.5</text:p>
              </table:table-cell>
              <table:table-cell office:value-type="float" office:value="96187.5">
                <text:p>9618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5665">
                <text:p>95665</text:p>
              </table:table-cell>
              <table:table-cell office:value-type="float" office:value="100225">
                <text:p>100225</text:p>
              </table:table-cell>
              <table:table-cell office:value-type="float" office:value="95825">
                <text:p>958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945.5">
                <text:p>94945.5</text:p>
              </table:table-cell>
              <table:table-cell office:value-type="float" office:value="99812.5">
                <text:p>99812.5</text:p>
              </table:table-cell>
              <table:table-cell office:value-type="float" office:value="95587.5">
                <text:p>95587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624.5">
                <text:p>94624.5</text:p>
              </table:table-cell>
              <table:table-cell office:value-type="float" office:value="100400">
                <text:p>100400</text:p>
              </table:table-cell>
              <table:table-cell office:value-type="float" office:value="95912.5">
                <text:p>95912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746">
                <text:p>94746</text:p>
              </table:table-cell>
              <table:table-cell office:value-type="float" office:value="100787.5">
                <text:p>100787.5</text:p>
              </table:table-cell>
              <table:table-cell office:value-type="float" office:value="96250">
                <text:p>962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025.5">
                <text:p>95025.5</text:p>
              </table:table-cell>
              <table:table-cell office:value-type="float" office:value="100175">
                <text:p>100175</text:p>
              </table:table-cell>
              <table:table-cell office:value-type="float" office:value="96412.5">
                <text:p>96412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831.5">
                <text:p>94831.5</text:p>
              </table:table-cell>
              <table:table-cell office:value-type="float" office:value="100025">
                <text:p>100025</text:p>
              </table:table-cell>
              <table:table-cell office:value-type="float" office:value="96087.5">
                <text:p>9608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504">
                <text:p>94504</text:p>
              </table:table-cell>
              <table:table-cell office:value-type="float" office:value="100037.5">
                <text:p>100037.5</text:p>
              </table:table-cell>
              <table:table-cell office:value-type="float" office:value="96350">
                <text:p>963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4312.5">
                <text:p>94312.5</text:p>
              </table:table-cell>
              <table:table-cell office:value-type="float" office:value="101187.5">
                <text:p>101187.5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3900">
                <text:p>93900</text:p>
              </table:table-cell>
              <table:table-cell office:value-type="float" office:value="100875">
                <text:p>100875</text:p>
              </table:table-cell>
              <table:table-cell office:value-type="float" office:value="96950">
                <text:p>969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247.5">
                <text:p>93247.5</text:p>
              </table:table-cell>
              <table:table-cell office:value-type="float" office:value="100537.5">
                <text:p>100537.5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3024">
                <text:p>93024</text:p>
              </table:table-cell>
              <table:table-cell office:value-type="float" office:value="100962.5">
                <text:p>100962.5</text:p>
              </table:table-cell>
              <table:table-cell office:value-type="float" office:value="96762.5">
                <text:p>9676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319">
                <text:p>92319</text:p>
              </table:table-cell>
              <table:table-cell office:value-type="float" office:value="99725">
                <text:p>99725</text:p>
              </table:table-cell>
              <table:table-cell office:value-type="float" office:value="96562.5">
                <text:p>9656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2926.5">
                <text:p>92926.5</text:p>
              </table:table-cell>
              <table:table-cell office:value-type="float" office:value="100087.5">
                <text:p>100087.5</text:p>
              </table:table-cell>
              <table:table-cell office:value-type="float" office:value="96700">
                <text:p>967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496">
                <text:p>93496</text:p>
              </table:table-cell>
              <table:table-cell office:value-type="float" office:value="100787.5">
                <text:p>100787.5</text:p>
              </table:table-cell>
              <table:table-cell office:value-type="float" office:value="97062.5">
                <text:p>97062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286.5">
                <text:p>93286.5</text:p>
              </table:table-cell>
              <table:table-cell office:value-type="float" office:value="99900">
                <text:p>99900</text:p>
              </table:table-cell>
              <table:table-cell office:value-type="float" office:value="96737.5">
                <text:p>96737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4849.5">
                <text:p>94849.5</text:p>
              </table:table-cell>
              <table:table-cell office:value-type="float" office:value="99350">
                <text:p>99350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4579">
                <text:p>94579</text:p>
              </table:table-cell>
              <table:table-cell office:value-type="float" office:value="99650">
                <text:p>99650</text:p>
              </table:table-cell>
              <table:table-cell office:value-type="float" office:value="97375">
                <text:p>97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5402.5">
                <text:p>95402.5</text:p>
              </table:table-cell>
              <table:table-cell office:value-type="float" office:value="100162.5">
                <text:p>100162.5</text:p>
              </table:table-cell>
              <table:table-cell office:value-type="float" office:value="97900">
                <text:p>979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4519.5">
                <text:p>94519.5</text:p>
              </table:table-cell>
              <table:table-cell office:value-type="float" office:value="100450">
                <text:p>100450</text:p>
              </table:table-cell>
              <table:table-cell office:value-type="float" office:value="97637.5">
                <text:p>97637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4665.5">
                <text:p>94665.5</text:p>
              </table:table-cell>
              <table:table-cell office:value-type="float" office:value="100425">
                <text:p>100425</text:p>
              </table:table-cell>
              <table:table-cell office:value-type="float" office:value="97550">
                <text:p>975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668">
                <text:p>96668</text:p>
              </table:table-cell>
              <table:table-cell office:value-type="float" office:value="100925">
                <text:p>100925</text:p>
              </table:table-cell>
              <table:table-cell office:value-type="float" office:value="97450">
                <text:p>974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462">
                <text:p>96462</text:p>
              </table:table-cell>
              <table:table-cell office:value-type="float" office:value="101550">
                <text:p>101550</text:p>
              </table:table-cell>
              <table:table-cell office:value-type="float" office:value="97250">
                <text:p>972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308.5">
                <text:p>96308.5</text:p>
              </table:table-cell>
              <table:table-cell office:value-type="float" office:value="101450">
                <text:p>101450</text:p>
              </table:table-cell>
              <table:table-cell office:value-type="float" office:value="97462.5">
                <text:p>97462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5933">
                <text:p>95933</text:p>
              </table:table-cell>
              <table:table-cell office:value-type="float" office:value="102187.5">
                <text:p>102187.5</text:p>
              </table:table-cell>
              <table:table-cell office:value-type="float" office:value="97687.5">
                <text:p>97687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6069">
                <text:p>96069</text:p>
              </table:table-cell>
              <table:table-cell office:value-type="float" office:value="101475">
                <text:p>101475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835">
                <text:p>95835</text:p>
              </table:table-cell>
              <table:table-cell office:value-type="float" office:value="101625">
                <text:p>101625</text:p>
              </table:table-cell>
              <table:table-cell office:value-type="float" office:value="97187.5">
                <text:p>97187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672.5">
                <text:p>95672.5</text:p>
              </table:table-cell>
              <table:table-cell office:value-type="float" office:value="101412.5">
                <text:p>101412.5</text:p>
              </table:table-cell>
              <table:table-cell office:value-type="float" office:value="97600">
                <text:p>976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6343">
                <text:p>96343</text:p>
              </table:table-cell>
              <table:table-cell office:value-type="float" office:value="101662.5">
                <text:p>101662.5</text:p>
              </table:table-cell>
              <table:table-cell office:value-type="float" office:value="97775">
                <text:p>977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5930.5">
                <text:p>95930.5</text:p>
              </table:table-cell>
              <table:table-cell office:value-type="float" office:value="101187.5">
                <text:p>101187.5</text:p>
              </table:table-cell>
              <table:table-cell office:value-type="float" office:value="97762.5">
                <text:p>97762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583">
                <text:p>95583</text:p>
              </table:table-cell>
              <table:table-cell office:value-type="float" office:value="100650">
                <text:p>100650</text:p>
              </table:table-cell>
              <table:table-cell office:value-type="float" office:value="98037.5">
                <text:p>98037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367">
                <text:p>95367</text:p>
              </table:table-cell>
              <table:table-cell office:value-type="float" office:value="100750">
                <text:p>100750</text:p>
              </table:table-cell>
              <table:table-cell office:value-type="float" office:value="98100">
                <text:p>98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03.5">
                <text:p>95303.5</text:p>
              </table:table-cell>
              <table:table-cell office:value-type="float" office:value="101375">
                <text:p>101375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141.5">
                <text:p>95141.5</text:p>
              </table:table-cell>
              <table:table-cell office:value-type="float" office:value="101687.5">
                <text:p>101687.5</text:p>
              </table:table-cell>
              <table:table-cell office:value-type="float" office:value="97612.5">
                <text:p>97612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907.5">
                <text:p>95907.5</text:p>
              </table:table-cell>
              <table:table-cell office:value-type="float" office:value="101725">
                <text:p>101725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584">
                <text:p>95584</text:p>
              </table:table-cell>
              <table:table-cell office:value-type="float" office:value="101475">
                <text:p>101475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5671.5">
                <text:p>95671.5</text:p>
              </table:table-cell>
              <table:table-cell office:value-type="float" office:value="102887.5">
                <text:p>102887.5</text:p>
              </table:table-cell>
              <table:table-cell office:value-type="float" office:value="97562.5">
                <text:p>97562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5957.5">
                <text:p>95957.5</text:p>
              </table:table-cell>
              <table:table-cell office:value-type="float" office:value="104012.5">
                <text:p>104012.5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154.5">
                <text:p>96154.5</text:p>
              </table:table-cell>
              <table:table-cell office:value-type="float" office:value="102325">
                <text:p>102325</text:p>
              </table:table-cell>
              <table:table-cell office:value-type="float" office:value="97587.5">
                <text:p>97587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5706.5">
                <text:p>95706.5</text:p>
              </table:table-cell>
              <table:table-cell office:value-type="float" office:value="102512.5">
                <text:p>102512.5</text:p>
              </table:table-cell>
              <table:table-cell office:value-type="float" office:value="97412.5">
                <text:p>97412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5453.5">
                <text:p>95453.5</text:p>
              </table:table-cell>
              <table:table-cell office:value-type="float" office:value="101662.5">
                <text:p>101662.5</text:p>
              </table:table-cell>
              <table:table-cell office:value-type="float" office:value="96762.5">
                <text:p>96762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5351">
                <text:p>95351</text:p>
              </table:table-cell>
              <table:table-cell office:value-type="float" office:value="100837.5">
                <text:p>100837.5</text:p>
              </table:table-cell>
              <table:table-cell office:value-type="float" office:value="96950">
                <text:p>969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6891">
                <text:p>96891</text:p>
              </table:table-cell>
              <table:table-cell office:value-type="float" office:value="101625">
                <text:p>101625</text:p>
              </table:table-cell>
              <table:table-cell office:value-type="float" office:value="97487.5">
                <text:p>97487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6345.5">
                <text:p>96345.5</text:p>
              </table:table-cell>
              <table:table-cell office:value-type="float" office:value="101850">
                <text:p>101850</text:p>
              </table:table-cell>
              <table:table-cell office:value-type="float" office:value="97575">
                <text:p>975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6157.5">
                <text:p>96157.5</text:p>
              </table:table-cell>
              <table:table-cell office:value-type="float" office:value="100725">
                <text:p>100725</text:p>
              </table:table-cell>
              <table:table-cell office:value-type="float" office:value="97050">
                <text:p>970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6610">
                <text:p>96610</text:p>
              </table:table-cell>
              <table:table-cell office:value-type="float" office:value="101350">
                <text:p>101350</text:p>
              </table:table-cell>
              <table:table-cell office:value-type="float" office:value="97075">
                <text:p>970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6497.5">
                <text:p>96497.5</text:p>
              </table:table-cell>
              <table:table-cell office:value-type="float" office:value="101250">
                <text:p>101250</text:p>
              </table:table-cell>
              <table:table-cell office:value-type="float" office:value="97150">
                <text:p>9715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6319">
                <text:p>96319</text:p>
              </table:table-cell>
              <table:table-cell office:value-type="float" office:value="100937.5">
                <text:p>100937.5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6502">
                <text:p>96502</text:p>
              </table:table-cell>
              <table:table-cell office:value-type="float" office:value="100975">
                <text:p>100975</text:p>
              </table:table-cell>
              <table:table-cell office:value-type="float" office:value="96850">
                <text:p>9685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5687.5">
                <text:p>95687.5</text:p>
              </table:table-cell>
              <table:table-cell office:value-type="float" office:value="99837.5">
                <text:p>99837.5</text:p>
              </table:table-cell>
              <table:table-cell office:value-type="float" office:value="96587.5">
                <text:p>9658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5657.5">
                <text:p>95657.5</text:p>
              </table:table-cell>
              <table:table-cell office:value-type="float" office:value="100075">
                <text:p>100075</text:p>
              </table:table-cell>
              <table:table-cell office:value-type="float" office:value="96925">
                <text:p>969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5134.5">
                <text:p>95134.5</text:p>
              </table:table-cell>
              <table:table-cell office:value-type="float" office:value="100537.5">
                <text:p>100537.5</text:p>
              </table:table-cell>
              <table:table-cell office:value-type="float" office:value="96112.5">
                <text:p>96112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6411.5">
                <text:p>96411.5</text:p>
              </table:table-cell>
              <table:table-cell office:value-type="float" office:value="101762.5">
                <text:p>101762.5</text:p>
              </table:table-cell>
              <table:table-cell office:value-type="float" office:value="96662.5">
                <text:p>9666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6740">
                <text:p>96740</text:p>
              </table:table-cell>
              <table:table-cell office:value-type="float" office:value="101700">
                <text:p>101700</text:p>
              </table:table-cell>
              <table:table-cell office:value-type="float" office:value="96575">
                <text:p>965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6853">
                <text:p>96853</text:p>
              </table:table-cell>
              <table:table-cell office:value-type="float" office:value="101912.5">
                <text:p>101912.5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7398">
                <text:p>97398</text:p>
              </table:table-cell>
              <table:table-cell office:value-type="float" office:value="101650">
                <text:p>101650</text:p>
              </table:table-cell>
              <table:table-cell office:value-type="float" office:value="96600">
                <text:p>966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7558">
                <text:p>97558</text:p>
              </table:table-cell>
              <table:table-cell office:value-type="float" office:value="101712.5">
                <text:p>101712.5</text:p>
              </table:table-cell>
              <table:table-cell office:value-type="float" office:value="96437.5">
                <text:p>96437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5863">
                <text:p>95863</text:p>
              </table:table-cell>
              <table:table-cell office:value-type="float" office:value="101075">
                <text:p>101075</text:p>
              </table:table-cell>
              <table:table-cell office:value-type="float" office:value="95812.5">
                <text:p>95812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5989.5">
                <text:p>95989.5</text:p>
              </table:table-cell>
              <table:table-cell office:value-type="float" office:value="101562.5">
                <text:p>101562.5</text:p>
              </table:table-cell>
              <table:table-cell office:value-type="float" office:value="95700">
                <text:p>957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398">
                <text:p>96398</text:p>
              </table:table-cell>
              <table:table-cell office:value-type="float" office:value="101362.5">
                <text:p>101362.5</text:p>
              </table:table-cell>
              <table:table-cell office:value-type="float" office:value="95575">
                <text:p>955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6535.5">
                <text:p>96535.5</text:p>
              </table:table-cell>
              <table:table-cell office:value-type="float" office:value="101375">
                <text:p>101375</text:p>
              </table:table-cell>
              <table:table-cell office:value-type="float" office:value="95962.5">
                <text:p>95962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6352">
                <text:p>96352</text:p>
              </table:table-cell>
              <table:table-cell office:value-type="float" office:value="102200">
                <text:p>102200</text:p>
              </table:table-cell>
              <table:table-cell office:value-type="float" office:value="95525">
                <text:p>955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6419">
                <text:p>96419</text:p>
              </table:table-cell>
              <table:table-cell office:value-type="float" office:value="100750">
                <text:p>100750</text:p>
              </table:table-cell>
              <table:table-cell office:value-type="float" office:value="95425">
                <text:p>954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6233">
                <text:p>96233</text:p>
              </table:table-cell>
              <table:table-cell office:value-type="float" office:value="100975">
                <text:p>100975</text:p>
              </table:table-cell>
              <table:table-cell office:value-type="float" office:value="95462.5">
                <text:p>95462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6327.5">
                <text:p>96327.5</text:p>
              </table:table-cell>
              <table:table-cell office:value-type="float" office:value="100425">
                <text:p>100425</text:p>
              </table:table-cell>
              <table:table-cell office:value-type="float" office:value="94937.5">
                <text:p>94937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6073">
                <text:p>96073</text:p>
              </table:table-cell>
              <table:table-cell office:value-type="float" office:value="100525">
                <text:p>100525</text:p>
              </table:table-cell>
              <table:table-cell office:value-type="float" office:value="94737.5">
                <text:p>94737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6456">
                <text:p>96456</text:p>
              </table:table-cell>
              <table:table-cell office:value-type="float" office:value="100062.5">
                <text:p>100062.5</text:p>
              </table:table-cell>
              <table:table-cell office:value-type="float" office:value="94487.5">
                <text:p>94487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6009">
                <text:p>96009</text:p>
              </table:table-cell>
              <table:table-cell office:value-type="float" office:value="100012.5">
                <text:p>100012.5</text:p>
              </table:table-cell>
              <table:table-cell office:value-type="float" office:value="94850">
                <text:p>9485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6162">
                <text:p>96162</text:p>
              </table:table-cell>
              <table:table-cell office:value-type="float" office:value="100425">
                <text:p>100425</text:p>
              </table:table-cell>
              <table:table-cell office:value-type="float" office:value="94887.5">
                <text:p>94887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6432">
                <text:p>96432</text:p>
              </table:table-cell>
              <table:table-cell office:value-type="float" office:value="99812.5">
                <text:p>99812.5</text:p>
              </table:table-cell>
              <table:table-cell office:value-type="float" office:value="94037.5">
                <text:p>94037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5727">
                <text:p>95727</text:p>
              </table:table-cell>
              <table:table-cell office:value-type="float" office:value="100175">
                <text:p>100175</text:p>
              </table:table-cell>
              <table:table-cell office:value-type="float" office:value="94162.5">
                <text:p>94162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5579.5">
                <text:p>95579.5</text:p>
              </table:table-cell>
              <table:table-cell office:value-type="float" office:value="100225">
                <text:p>100225</text:p>
              </table:table-cell>
              <table:table-cell office:value-type="float" office:value="93987.5">
                <text:p>93987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5184">
                <text:p>95184</text:p>
              </table:table-cell>
              <table:table-cell office:value-type="float" office:value="100900">
                <text:p>100900</text:p>
              </table:table-cell>
              <table:table-cell office:value-type="float" office:value="94137.5">
                <text:p>94137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5079.5">
                <text:p>95079.5</text:p>
              </table:table-cell>
              <table:table-cell office:value-type="float" office:value="100362.5">
                <text:p>100362.5</text:p>
              </table:table-cell>
              <table:table-cell office:value-type="float" office:value="93925">
                <text:p>939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5653">
                <text:p>95653</text:p>
              </table:table-cell>
              <table:table-cell office:value-type="float" office:value="101050">
                <text:p>101050</text:p>
              </table:table-cell>
              <table:table-cell office:value-type="float" office:value="93737.5">
                <text:p>93737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291.5">
                <text:p>96291.5</text:p>
              </table:table-cell>
              <table:table-cell office:value-type="float" office:value="102837.5">
                <text:p>102837.5</text:p>
              </table:table-cell>
              <table:table-cell office:value-type="float" office:value="94050">
                <text:p>9405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6533">
                <text:p>96533</text:p>
              </table:table-cell>
              <table:table-cell office:value-type="float" office:value="102375">
                <text:p>102375</text:p>
              </table:table-cell>
              <table:table-cell office:value-type="float" office:value="94012.5">
                <text:p>94012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6562.5">
                <text:p>96562.5</text:p>
              </table:table-cell>
              <table:table-cell office:value-type="float" office:value="102612.5">
                <text:p>102612.5</text:p>
              </table:table-cell>
              <table:table-cell office:value-type="float" office:value="94537.5">
                <text:p>94537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6228.5">
                <text:p>96228.5</text:p>
              </table:table-cell>
              <table:table-cell office:value-type="float" office:value="101887.5">
                <text:p>101887.5</text:p>
              </table:table-cell>
              <table:table-cell office:value-type="float" office:value="93900">
                <text:p>939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6735.5">
                <text:p>96735.5</text:p>
              </table:table-cell>
              <table:table-cell office:value-type="float" office:value="101725">
                <text:p>101725</text:p>
              </table:table-cell>
              <table:table-cell office:value-type="float" office:value="93637.5">
                <text:p>93637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6353.5">
                <text:p>96353.5</text:p>
              </table:table-cell>
              <table:table-cell office:value-type="float" office:value="101512.5">
                <text:p>101512.5</text:p>
              </table:table-cell>
              <table:table-cell office:value-type="float" office:value="93712.5">
                <text:p>93712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6590">
                <text:p>96590</text:p>
              </table:table-cell>
              <table:table-cell office:value-type="float" office:value="101562.5">
                <text:p>101562.5</text:p>
              </table:table-cell>
              <table:table-cell office:value-type="float" office:value="93975">
                <text:p>939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6265">
                <text:p>96265</text:p>
              </table:table-cell>
              <table:table-cell office:value-type="float" office:value="101525">
                <text:p>101525</text:p>
              </table:table-cell>
              <table:table-cell office:value-type="float" office:value="94162.5">
                <text:p>94162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6152.5">
                <text:p>96152.5</text:p>
              </table:table-cell>
              <table:table-cell office:value-type="float" office:value="101287.5">
                <text:p>101287.5</text:p>
              </table:table-cell>
              <table:table-cell office:value-type="float" office:value="94125">
                <text:p>94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6044.5">
                <text:p>96044.5</text:p>
              </table:table-cell>
              <table:table-cell office:value-type="float" office:value="101387.5">
                <text:p>101387.5</text:p>
              </table:table-cell>
              <table:table-cell office:value-type="float" office:value="93912.5">
                <text:p>93912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861.5">
                <text:p>96861.5</text:p>
              </table:table-cell>
              <table:table-cell office:value-type="float" office:value="100500">
                <text:p>100500</text:p>
              </table:table-cell>
              <table:table-cell office:value-type="float" office:value="93675">
                <text:p>936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6648">
                <text:p>96648</text:p>
              </table:table-cell>
              <table:table-cell office:value-type="float" office:value="99187.5">
                <text:p>99187.5</text:p>
              </table:table-cell>
              <table:table-cell office:value-type="float" office:value="93300">
                <text:p>933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167.5">
                <text:p>99167.5</text:p>
              </table:table-cell>
              <table:table-cell office:value-type="float" office:value="100062.5">
                <text:p>100062.5</text:p>
              </table:table-cell>
              <table:table-cell office:value-type="float" office:value="93162.5">
                <text:p>93162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8576.5">
                <text:p>98576.5</text:p>
              </table:table-cell>
              <table:table-cell office:value-type="float" office:value="99675">
                <text:p>99675</text:p>
              </table:table-cell>
              <table:table-cell office:value-type="float" office:value="92675">
                <text:p>926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8314">
                <text:p>98314</text:p>
              </table:table-cell>
              <table:table-cell office:value-type="float" office:value="99400">
                <text:p>99400</text:p>
              </table:table-cell>
              <table:table-cell office:value-type="float" office:value="92462.5">
                <text:p>9246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7939">
                <text:p>97939</text:p>
              </table:table-cell>
              <table:table-cell office:value-type="float" office:value="99750">
                <text:p>99750</text:p>
              </table:table-cell>
              <table:table-cell office:value-type="float" office:value="92225">
                <text:p>922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7054">
                <text:p>97054</text:p>
              </table:table-cell>
              <table:table-cell office:value-type="float" office:value="99750">
                <text:p>99750</text:p>
              </table:table-cell>
              <table:table-cell office:value-type="float" office:value="92025">
                <text:p>920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8075.5">
                <text:p>98075.5</text:p>
              </table:table-cell>
              <table:table-cell office:value-type="float" office:value="99550">
                <text:p>99550</text:p>
              </table:table-cell>
              <table:table-cell office:value-type="float" office:value="92162.5">
                <text:p>92162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7308.5">
                <text:p>97308.5</text:p>
              </table:table-cell>
              <table:table-cell office:value-type="float" office:value="98950">
                <text:p>98950</text:p>
              </table:table-cell>
              <table:table-cell office:value-type="float" office:value="91912.5">
                <text:p>91912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6837">
                <text:p>96837</text:p>
              </table:table-cell>
              <table:table-cell office:value-type="float" office:value="98250">
                <text:p>98250</text:p>
              </table:table-cell>
              <table:table-cell office:value-type="float" office:value="91612.5">
                <text:p>9161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7314">
                <text:p>97314</text:p>
              </table:table-cell>
              <table:table-cell office:value-type="float" office:value="97437.5">
                <text:p>97437.5</text:p>
              </table:table-cell>
              <table:table-cell office:value-type="float" office:value="91100">
                <text:p>91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6852">
                <text:p>96852</text:p>
              </table:table-cell>
              <table:table-cell office:value-type="float" office:value="97462.5">
                <text:p>97462.5</text:p>
              </table:table-cell>
              <table:table-cell office:value-type="float" office:value="91350">
                <text:p>9135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7101">
                <text:p>97101</text:p>
              </table:table-cell>
              <table:table-cell office:value-type="float" office:value="98137.5">
                <text:p>98137.5</text:p>
              </table:table-cell>
              <table:table-cell office:value-type="float" office:value="91275">
                <text:p>912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147">
                <text:p>97147</text:p>
              </table:table-cell>
              <table:table-cell office:value-type="float" office:value="97887.5">
                <text:p>97887.5</text:p>
              </table:table-cell>
              <table:table-cell office:value-type="float" office:value="91525">
                <text:p>915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7635">
                <text:p>97635</text:p>
              </table:table-cell>
              <table:table-cell office:value-type="float" office:value="97250">
                <text:p>97250</text:p>
              </table:table-cell>
              <table:table-cell office:value-type="float" office:value="91512.5">
                <text:p>91512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7547.5">
                <text:p>97547.5</text:p>
              </table:table-cell>
              <table:table-cell office:value-type="float" office:value="97787.5">
                <text:p>97787.5</text:p>
              </table:table-cell>
              <table:table-cell office:value-type="float" office:value="91650">
                <text:p>916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369">
                <text:p>98369</text:p>
              </table:table-cell>
              <table:table-cell office:value-type="float" office:value="98300">
                <text:p>98300</text:p>
              </table:table-cell>
              <table:table-cell office:value-type="float" office:value="91662.5">
                <text:p>91662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6507.5">
                <text:p>96507.5</text:p>
              </table:table-cell>
              <table:table-cell office:value-type="float" office:value="97912.5">
                <text:p>97912.5</text:p>
              </table:table-cell>
              <table:table-cell office:value-type="float" office:value="91312.5">
                <text:p>91312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6694">
                <text:p>96694</text:p>
              </table:table-cell>
              <table:table-cell office:value-type="float" office:value="97762.5">
                <text:p>97762.5</text:p>
              </table:table-cell>
              <table:table-cell office:value-type="float" office:value="90762.5">
                <text:p>90762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6635">
                <text:p>96635</text:p>
              </table:table-cell>
              <table:table-cell office:value-type="float" office:value="98137.5">
                <text:p>98137.5</text:p>
              </table:table-cell>
              <table:table-cell office:value-type="float" office:value="90675">
                <text:p>906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6709.5">
                <text:p>96709.5</text:p>
              </table:table-cell>
              <table:table-cell office:value-type="float" office:value="96550">
                <text:p>96550</text:p>
              </table:table-cell>
              <table:table-cell office:value-type="float" office:value="90275">
                <text:p>902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6534.5">
                <text:p>96534.5</text:p>
              </table:table-cell>
              <table:table-cell office:value-type="float" office:value="95812.5">
                <text:p>95812.5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6764.5">
                <text:p>96764.5</text:p>
              </table:table-cell>
              <table:table-cell office:value-type="float" office:value="96025">
                <text:p>96025</text:p>
              </table:table-cell>
              <table:table-cell office:value-type="float" office:value="89637.5">
                <text:p>8963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635">
                <text:p>96635</text:p>
              </table:table-cell>
              <table:table-cell office:value-type="float" office:value="96475">
                <text:p>96475</text:p>
              </table:table-cell>
              <table:table-cell office:value-type="float" office:value="89712.5">
                <text:p>89712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6542">
                <text:p>96542</text:p>
              </table:table-cell>
              <table:table-cell office:value-type="float" office:value="96275">
                <text:p>96275</text:p>
              </table:table-cell>
              <table:table-cell office:value-type="float" office:value="89925">
                <text:p>899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4860">
                <text:p>94860</text:p>
              </table:table-cell>
              <table:table-cell office:value-type="float" office:value="95200">
                <text:p>95200</text:p>
              </table:table-cell>
              <table:table-cell office:value-type="float" office:value="89837.5">
                <text:p>8983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3008.5">
                <text:p>93008.5</text:p>
              </table:table-cell>
              <table:table-cell office:value-type="float" office:value="94912.5">
                <text:p>94912.5</text:p>
              </table:table-cell>
              <table:table-cell office:value-type="float" office:value="89425">
                <text:p>894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377">
                <text:p>93377</text:p>
              </table:table-cell>
              <table:table-cell office:value-type="float" office:value="93312.5">
                <text:p>93312.5</text:p>
              </table:table-cell>
              <table:table-cell office:value-type="float" office:value="89512.5">
                <text:p>89512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408">
                <text:p>93408</text:p>
              </table:table-cell>
              <table:table-cell office:value-type="float" office:value="92450">
                <text:p>92450</text:p>
              </table:table-cell>
              <table:table-cell office:value-type="float" office:value="89650">
                <text:p>8965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3295.5">
                <text:p>93295.5</text:p>
              </table:table-cell>
              <table:table-cell office:value-type="float" office:value="91725">
                <text:p>91725</text:p>
              </table:table-cell>
              <table:table-cell office:value-type="float" office:value="89337.5">
                <text:p>89337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3633.5">
                <text:p>93633.5</text:p>
              </table:table-cell>
              <table:table-cell office:value-type="float" office:value="92437.5">
                <text:p>92437.5</text:p>
              </table:table-cell>
              <table:table-cell office:value-type="float" office:value="89525">
                <text:p>895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3987.5">
                <text:p>93987.5</text:p>
              </table:table-cell>
              <table:table-cell office:value-type="float" office:value="92975">
                <text:p>92975</text:p>
              </table:table-cell>
              <table:table-cell office:value-type="float" office:value="89462.5">
                <text:p>89462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3908">
                <text:p>93908</text:p>
              </table:table-cell>
              <table:table-cell office:value-type="float" office:value="93287.5">
                <text:p>93287.5</text:p>
              </table:table-cell>
              <table:table-cell office:value-type="float" office:value="89362.5">
                <text:p>89362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3534.5">
                <text:p>93534.5</text:p>
              </table:table-cell>
              <table:table-cell office:value-type="float" office:value="93200">
                <text:p>93200</text:p>
              </table:table-cell>
              <table:table-cell office:value-type="float" office:value="89525">
                <text:p>895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3359.5">
                <text:p>93359.5</text:p>
              </table:table-cell>
              <table:table-cell office:value-type="float" office:value="93462.5">
                <text:p>93462.5</text:p>
              </table:table-cell>
              <table:table-cell office:value-type="float" office:value="89550">
                <text:p>895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3106">
                <text:p>93106</text:p>
              </table:table-cell>
              <table:table-cell office:value-type="float" office:value="93000">
                <text:p>93000</text:p>
              </table:table-cell>
              <table:table-cell office:value-type="float" office:value="89725">
                <text:p>897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3210">
                <text:p>93210</text:p>
              </table:table-cell>
              <table:table-cell office:value-type="float" office:value="92762.5">
                <text:p>92762.5</text:p>
              </table:table-cell>
              <table:table-cell office:value-type="float" office:value="89412.5">
                <text:p>89412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2922.5">
                <text:p>92922.5</text:p>
              </table:table-cell>
              <table:table-cell office:value-type="float" office:value="92837.5">
                <text:p>92837.5</text:p>
              </table:table-cell>
              <table:table-cell office:value-type="float" office:value="90012.5">
                <text:p>90012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2367.5">
                <text:p>92367.5</text:p>
              </table:table-cell>
              <table:table-cell office:value-type="float" office:value="92437.5">
                <text:p>92437.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2299.5">
                <text:p>92299.5</text:p>
              </table:table-cell>
              <table:table-cell office:value-type="float" office:value="93400">
                <text:p>93400</text:p>
              </table:table-cell>
              <table:table-cell office:value-type="float" office:value="90525">
                <text:p>90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2370">
                <text:p>92370</text:p>
              </table:table-cell>
              <table:table-cell office:value-type="float" office:value="94450">
                <text:p>94450</text:p>
              </table:table-cell>
              <table:table-cell office:value-type="float" office:value="90850">
                <text:p>908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1924">
                <text:p>91924</text:p>
              </table:table-cell>
              <table:table-cell office:value-type="float" office:value="94737.5">
                <text:p>94737.5</text:p>
              </table:table-cell>
              <table:table-cell office:value-type="float" office:value="90737.5">
                <text:p>90737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0514.5">
                <text:p>90514.5</text:p>
              </table:table-cell>
              <table:table-cell office:value-type="float" office:value="93600">
                <text:p>93600</text:p>
              </table:table-cell>
              <table:table-cell office:value-type="float" office:value="90250">
                <text:p>902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0102.5">
                <text:p>90102.5</text:p>
              </table:table-cell>
              <table:table-cell office:value-type="float" office:value="92262.5">
                <text:p>92262.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0056">
                <text:p>90056</text:p>
              </table:table-cell>
              <table:table-cell office:value-type="float" office:value="91775">
                <text:p>91775</text:p>
              </table:table-cell>
              <table:table-cell office:value-type="float" office:value="89725">
                <text:p>897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216.5">
                <text:p>90216.5</text:p>
              </table:table-cell>
              <table:table-cell office:value-type="float" office:value="92175">
                <text:p>92175</text:p>
              </table:table-cell>
              <table:table-cell office:value-type="float" office:value="89725">
                <text:p>897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0944.5">
                <text:p>90944.5</text:p>
              </table:table-cell>
              <table:table-cell office:value-type="float" office:value="91812.5">
                <text:p>91812.5</text:p>
              </table:table-cell>
              <table:table-cell office:value-type="float" office:value="89775">
                <text:p>897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811.5">
                <text:p>90811.5</text:p>
              </table:table-cell>
              <table:table-cell office:value-type="float" office:value="91037.5">
                <text:p>91037.5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0197">
                <text:p>90197</text:p>
              </table:table-cell>
              <table:table-cell office:value-type="float" office:value="91237.5">
                <text:p>91237.5</text:p>
              </table:table-cell>
              <table:table-cell office:value-type="float" office:value="88837.5">
                <text:p>88837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1449">
                <text:p>91449</text:p>
              </table:table-cell>
              <table:table-cell office:value-type="float" office:value="90412.5">
                <text:p>90412.5</text:p>
              </table:table-cell>
              <table:table-cell office:value-type="float" office:value="89387.5">
                <text:p>89387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2071">
                <text:p>92071</text:p>
              </table:table-cell>
              <table:table-cell office:value-type="float" office:value="91262.5">
                <text:p>91262.5</text:p>
              </table:table-cell>
              <table:table-cell office:value-type="float" office:value="89037.5">
                <text:p>89037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407">
                <text:p>91407</text:p>
              </table:table-cell>
              <table:table-cell office:value-type="float" office:value="91825">
                <text:p>91825</text:p>
              </table:table-cell>
              <table:table-cell office:value-type="float" office:value="88762.5">
                <text:p>88762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331">
                <text:p>91331</text:p>
              </table:table-cell>
              <table:table-cell office:value-type="float" office:value="92962.5">
                <text:p>92962.5</text:p>
              </table:table-cell>
              <table:table-cell office:value-type="float" office:value="88937.5">
                <text:p>8893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1014.5">
                <text:p>91014.5</text:p>
              </table:table-cell>
              <table:table-cell office:value-type="float" office:value="93587.5">
                <text:p>93587.5</text:p>
              </table:table-cell>
              <table:table-cell office:value-type="float" office:value="89275">
                <text:p>892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802">
                <text:p>90802</text:p>
              </table:table-cell>
              <table:table-cell office:value-type="float" office:value="93762.5">
                <text:p>93762.5</text:p>
              </table:table-cell>
              <table:table-cell office:value-type="float" office:value="89500">
                <text:p>895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537">
                <text:p>91537</text:p>
              </table:table-cell>
              <table:table-cell office:value-type="float" office:value="94600">
                <text:p>94600</text:p>
              </table:table-cell>
              <table:table-cell office:value-type="float" office:value="89550">
                <text:p>89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2091">
                <text:p>92091</text:p>
              </table:table-cell>
              <table:table-cell office:value-type="float" office:value="93762.5">
                <text:p>93762.5</text:p>
              </table:table-cell>
              <table:table-cell office:value-type="float" office:value="89462.5">
                <text:p>89462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1908">
                <text:p>91908</text:p>
              </table:table-cell>
              <table:table-cell office:value-type="float" office:value="93900">
                <text:p>93900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1994.5">
                <text:p>91994.5</text:p>
              </table:table-cell>
              <table:table-cell office:value-type="float" office:value="93375">
                <text:p>93375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1162.5">
                <text:p>91162.5</text:p>
              </table:table-cell>
              <table:table-cell office:value-type="float" office:value="95250">
                <text:p>95250</text:p>
              </table:table-cell>
              <table:table-cell office:value-type="float" office:value="90112.5">
                <text:p>9011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500">
                <text:p>91500</text:p>
              </table:table-cell>
              <table:table-cell office:value-type="float" office:value="95200">
                <text:p>95200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1583">
                <text:p>91583</text:p>
              </table:table-cell>
              <table:table-cell office:value-type="float" office:value="94125">
                <text:p>9412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025.5">
                <text:p>91025.5</text:p>
              </table:table-cell>
              <table:table-cell office:value-type="float" office:value="94575">
                <text:p>94575</text:p>
              </table:table-cell>
              <table:table-cell office:value-type="float" office:value="90375">
                <text:p>903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1445.5">
                <text:p>91445.5</text:p>
              </table:table-cell>
              <table:table-cell office:value-type="float" office:value="94100">
                <text:p>94100</text:p>
              </table:table-cell>
              <table:table-cell office:value-type="float" office:value="90250">
                <text:p>9025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1420.5">
                <text:p>91420.5</text:p>
              </table:table-cell>
              <table:table-cell office:value-type="float" office:value="94312.5">
                <text:p>94312.5</text:p>
              </table:table-cell>
              <table:table-cell office:value-type="float" office:value="89987.5">
                <text:p>89987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1187.5">
                <text:p>91187.5</text:p>
              </table:table-cell>
              <table:table-cell office:value-type="float" office:value="94062.5">
                <text:p>94062.5</text:p>
              </table:table-cell>
              <table:table-cell office:value-type="float" office:value="89662.5">
                <text:p>89662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461">
                <text:p>92461</text:p>
              </table:table-cell>
              <table:table-cell office:value-type="float" office:value="94500">
                <text:p>94500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1608.5">
                <text:p>91608.5</text:p>
              </table:table-cell>
              <table:table-cell office:value-type="float" office:value="93950">
                <text:p>93950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2189.5">
                <text:p>92189.5</text:p>
              </table:table-cell>
              <table:table-cell office:value-type="float" office:value="95475">
                <text:p>95475</text:p>
              </table:table-cell>
              <table:table-cell office:value-type="float" office:value="89837.5">
                <text:p>89837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1396.5">
                <text:p>91396.5</text:p>
              </table:table-cell>
              <table:table-cell office:value-type="float" office:value="95962.5">
                <text:p>95962.5</text:p>
              </table:table-cell>
              <table:table-cell office:value-type="float" office:value="90187.5">
                <text:p>90187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675.5">
                <text:p>90675.5</text:p>
              </table:table-cell>
              <table:table-cell office:value-type="float" office:value="96600">
                <text:p>96600</text:p>
              </table:table-cell>
              <table:table-cell office:value-type="float" office:value="89762.5">
                <text:p>89762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0720.5">
                <text:p>90720.5</text:p>
              </table:table-cell>
              <table:table-cell office:value-type="float" office:value="97200">
                <text:p>97200</text:p>
              </table:table-cell>
              <table:table-cell office:value-type="float" office:value="89825">
                <text:p>898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343">
                <text:p>90343</text:p>
              </table:table-cell>
              <table:table-cell office:value-type="float" office:value="97850">
                <text:p>97850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362">
                <text:p>90362</text:p>
              </table:table-cell>
              <table:table-cell office:value-type="float" office:value="97850">
                <text:p>97850</text:p>
              </table:table-cell>
              <table:table-cell office:value-type="float" office:value="89687.5">
                <text:p>89687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0723.5">
                <text:p>90723.5</text:p>
              </table:table-cell>
              <table:table-cell office:value-type="float" office:value="98387.5">
                <text:p>98387.5</text:p>
              </table:table-cell>
              <table:table-cell office:value-type="float" office:value="89625">
                <text:p>89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0748.5">
                <text:p>90748.5</text:p>
              </table:table-cell>
              <table:table-cell office:value-type="float" office:value="98362.5">
                <text:p>98362.5</text:p>
              </table:table-cell>
              <table:table-cell office:value-type="float" office:value="89500">
                <text:p>895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1210.5">
                <text:p>91210.5</text:p>
              </table:table-cell>
              <table:table-cell office:value-type="float" office:value="97900">
                <text:p>97900</text:p>
              </table:table-cell>
              <table:table-cell office:value-type="float" office:value="89800">
                <text:p>898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0288.5">
                <text:p>90288.5</text:p>
              </table:table-cell>
              <table:table-cell office:value-type="float" office:value="98212.5">
                <text:p>98212.5</text:p>
              </table:table-cell>
              <table:table-cell office:value-type="float" office:value="89862.5">
                <text:p>89862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967.5">
                <text:p>90967.5</text:p>
              </table:table-cell>
              <table:table-cell office:value-type="float" office:value="98450">
                <text:p>98450</text:p>
              </table:table-cell>
              <table:table-cell office:value-type="float" office:value="89925">
                <text:p>899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975.5">
                <text:p>90975.5</text:p>
              </table:table-cell>
              <table:table-cell office:value-type="float" office:value="98325">
                <text:p>98325</text:p>
              </table:table-cell>
              <table:table-cell office:value-type="float" office:value="89825">
                <text:p>89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0501.5">
                <text:p>90501.5</text:p>
              </table:table-cell>
              <table:table-cell office:value-type="float" office:value="97937.5">
                <text:p>97937.5</text:p>
              </table:table-cell>
              <table:table-cell office:value-type="float" office:value="89675">
                <text:p>896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1105">
                <text:p>91105</text:p>
              </table:table-cell>
              <table:table-cell office:value-type="float" office:value="99350">
                <text:p>99350</text:p>
              </table:table-cell>
              <table:table-cell office:value-type="float" office:value="90062.5">
                <text:p>90062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0410">
                <text:p>90410</text:p>
              </table:table-cell>
              <table:table-cell office:value-type="float" office:value="99600">
                <text:p>99600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0835">
                <text:p>90835</text:p>
              </table:table-cell>
              <table:table-cell office:value-type="float" office:value="100137.5">
                <text:p>100137.5</text:p>
              </table:table-cell>
              <table:table-cell office:value-type="float" office:value="90262.5">
                <text:p>90262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0170">
                <text:p>90170</text:p>
              </table:table-cell>
              <table:table-cell office:value-type="float" office:value="99375">
                <text:p>9937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0063">
                <text:p>90063</text:p>
              </table:table-cell>
              <table:table-cell office:value-type="float" office:value="101787.5">
                <text:p>101787.5</text:p>
              </table:table-cell>
              <table:table-cell office:value-type="float" office:value="90550">
                <text:p>9055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9488">
                <text:p>89488</text:p>
              </table:table-cell>
              <table:table-cell office:value-type="float" office:value="101425">
                <text:p>10142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8948">
                <text:p>88948</text:p>
              </table:table-cell>
              <table:table-cell office:value-type="float" office:value="101012.5">
                <text:p>101012.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9273">
                <text:p>89273</text:p>
              </table:table-cell>
              <table:table-cell office:value-type="float" office:value="101137.5">
                <text:p>101137.5</text:p>
              </table:table-cell>
              <table:table-cell office:value-type="float" office:value="90187.5">
                <text:p>90187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8915">
                <text:p>88915</text:p>
              </table:table-cell>
              <table:table-cell office:value-type="float" office:value="101100">
                <text:p>1011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9194">
                <text:p>89194</text:p>
              </table:table-cell>
              <table:table-cell office:value-type="float" office:value="100925">
                <text:p>100925</text:p>
              </table:table-cell>
              <table:table-cell office:value-type="float" office:value="90225">
                <text:p>902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9519">
                <text:p>89519</text:p>
              </table:table-cell>
              <table:table-cell office:value-type="float" office:value="101437.5">
                <text:p>101437.5</text:p>
              </table:table-cell>
              <table:table-cell office:value-type="float" office:value="90587.5">
                <text:p>90587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9919">
                <text:p>89919</text:p>
              </table:table-cell>
              <table:table-cell office:value-type="float" office:value="101450">
                <text:p>101450</text:p>
              </table:table-cell>
              <table:table-cell office:value-type="float" office:value="90662.5">
                <text:p>9066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0136">
                <text:p>90136</text:p>
              </table:table-cell>
              <table:table-cell office:value-type="float" office:value="101387.5">
                <text:p>101387.5</text:p>
              </table:table-cell>
              <table:table-cell office:value-type="float" office:value="90687.5">
                <text:p>90687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0979.5">
                <text:p>90979.5</text:p>
              </table:table-cell>
              <table:table-cell office:value-type="float" office:value="102637.5">
                <text:p>102637.5</text:p>
              </table:table-cell>
              <table:table-cell office:value-type="float" office:value="91087.5">
                <text:p>91087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1143">
                <text:p>91143</text:p>
              </table:table-cell>
              <table:table-cell office:value-type="float" office:value="102150">
                <text:p>102150</text:p>
              </table:table-cell>
              <table:table-cell office:value-type="float" office:value="90987.5">
                <text:p>90987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1645.5">
                <text:p>91645.5</text:p>
              </table:table-cell>
              <table:table-cell office:value-type="float" office:value="102625">
                <text:p>102625</text:p>
              </table:table-cell>
              <table:table-cell office:value-type="float" office:value="90462.5">
                <text:p>9046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1084">
                <text:p>91084</text:p>
              </table:table-cell>
              <table:table-cell office:value-type="float" office:value="103687.5">
                <text:p>103687.5</text:p>
              </table:table-cell>
              <table:table-cell office:value-type="float" office:value="90612.5">
                <text:p>90612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363.5">
                <text:p>90363.5</text:p>
              </table:table-cell>
              <table:table-cell office:value-type="float" office:value="103512.5">
                <text:p>103512.5</text:p>
              </table:table-cell>
              <table:table-cell office:value-type="float" office:value="90525">
                <text:p>905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9605.5">
                <text:p>89605.5</text:p>
              </table:table-cell>
              <table:table-cell office:value-type="float" office:value="102350">
                <text:p>102350</text:p>
              </table:table-cell>
              <table:table-cell office:value-type="float" office:value="90587.5">
                <text:p>90587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871.5">
                <text:p>89871.5</text:p>
              </table:table-cell>
              <table:table-cell office:value-type="float" office:value="102187.5">
                <text:p>102187.5</text:p>
              </table:table-cell>
              <table:table-cell office:value-type="float" office:value="90337.5">
                <text:p>90337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229.5">
                <text:p>90229.5</text:p>
              </table:table-cell>
              <table:table-cell office:value-type="float" office:value="102012.5">
                <text:p>102012.5</text:p>
              </table:table-cell>
              <table:table-cell office:value-type="float" office:value="90312.5">
                <text:p>90312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0915.5">
                <text:p>90915.5</text:p>
              </table:table-cell>
              <table:table-cell office:value-type="float" office:value="102812.5">
                <text:p>102812.5</text:p>
              </table:table-cell>
              <table:table-cell office:value-type="float" office:value="90337.5">
                <text:p>90337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1027">
                <text:p>91027</text:p>
              </table:table-cell>
              <table:table-cell office:value-type="float" office:value="103000">
                <text:p>103000</text:p>
              </table:table-cell>
              <table:table-cell office:value-type="float" office:value="90175">
                <text:p>901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0956">
                <text:p>90956</text:p>
              </table:table-cell>
              <table:table-cell office:value-type="float" office:value="102287.5">
                <text:p>102287.5</text:p>
              </table:table-cell>
              <table:table-cell office:value-type="float" office:value="89937.5">
                <text:p>89937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0367">
                <text:p>90367</text:p>
              </table:table-cell>
              <table:table-cell office:value-type="float" office:value="102275">
                <text:p>102275</text:p>
              </table:table-cell>
              <table:table-cell office:value-type="float" office:value="90387.5">
                <text:p>90387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1620">
                <text:p>91620</text:p>
              </table:table-cell>
              <table:table-cell office:value-type="float" office:value="102512.5">
                <text:p>102512.5</text:p>
              </table:table-cell>
              <table:table-cell office:value-type="float" office:value="90887.5">
                <text:p>90887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2102.5">
                <text:p>92102.5</text:p>
              </table:table-cell>
              <table:table-cell office:value-type="float" office:value="102725">
                <text:p>102725</text:p>
              </table:table-cell>
              <table:table-cell office:value-type="float" office:value="90750">
                <text:p>907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1665">
                <text:p>91665</text:p>
              </table:table-cell>
              <table:table-cell office:value-type="float" office:value="102687.5">
                <text:p>102687.5</text:p>
              </table:table-cell>
              <table:table-cell office:value-type="float" office:value="90837.5">
                <text:p>90837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1367.5">
                <text:p>91367.5</text:p>
              </table:table-cell>
              <table:table-cell office:value-type="float" office:value="101225">
                <text:p>101225</text:p>
              </table:table-cell>
              <table:table-cell office:value-type="float" office:value="91075">
                <text:p>910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1452">
                <text:p>91452</text:p>
              </table:table-cell>
              <table:table-cell office:value-type="float" office:value="100050">
                <text:p>100050</text:p>
              </table:table-cell>
              <table:table-cell office:value-type="float" office:value="91200">
                <text:p>912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1348">
                <text:p>91348</text:p>
              </table:table-cell>
              <table:table-cell office:value-type="float" office:value="99687.5">
                <text:p>99687.5</text:p>
              </table:table-cell>
              <table:table-cell office:value-type="float" office:value="91112.5">
                <text:p>91112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1421.5">
                <text:p>91421.5</text:p>
              </table:table-cell>
              <table:table-cell office:value-type="float" office:value="99887.5">
                <text:p>99887.5</text:p>
              </table:table-cell>
              <table:table-cell office:value-type="float" office:value="91300">
                <text:p>913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1488">
                <text:p>91488</text:p>
              </table:table-cell>
              <table:table-cell office:value-type="float" office:value="100175">
                <text:p>100175</text:p>
              </table:table-cell>
              <table:table-cell office:value-type="float" office:value="91475">
                <text:p>914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2067">
                <text:p>92067</text:p>
              </table:table-cell>
              <table:table-cell office:value-type="float" office:value="100262.5">
                <text:p>100262.5</text:p>
              </table:table-cell>
              <table:table-cell office:value-type="float" office:value="91425">
                <text:p>914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1966">
                <text:p>91966</text:p>
              </table:table-cell>
              <table:table-cell office:value-type="float" office:value="99925">
                <text:p>99925</text:p>
              </table:table-cell>
              <table:table-cell office:value-type="float" office:value="91275">
                <text:p>912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1766">
                <text:p>91766</text:p>
              </table:table-cell>
              <table:table-cell office:value-type="float" office:value="99312.5">
                <text:p>99312.5</text:p>
              </table:table-cell>
              <table:table-cell office:value-type="float" office:value="91137.5">
                <text:p>9113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2140">
                <text:p>92140</text:p>
              </table:table-cell>
              <table:table-cell office:value-type="float" office:value="99487.5">
                <text:p>99487.5</text:p>
              </table:table-cell>
              <table:table-cell office:value-type="float" office:value="91400">
                <text:p>914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2388">
                <text:p>92388</text:p>
              </table:table-cell>
              <table:table-cell office:value-type="float" office:value="99387.5">
                <text:p>99387.5</text:p>
              </table:table-cell>
              <table:table-cell office:value-type="float" office:value="91387.5">
                <text:p>91387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2080">
                <text:p>92080</text:p>
              </table:table-cell>
              <table:table-cell office:value-type="float" office:value="99037.5">
                <text:p>99037.5</text:p>
              </table:table-cell>
              <table:table-cell office:value-type="float" office:value="90837.5">
                <text:p>9083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2888">
                <text:p>92888</text:p>
              </table:table-cell>
              <table:table-cell office:value-type="float" office:value="99162.5">
                <text:p>99162.5</text:p>
              </table:table-cell>
              <table:table-cell office:value-type="float" office:value="91587.5">
                <text:p>91587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1208.5">
                <text:p>91208.5</text:p>
              </table:table-cell>
              <table:table-cell office:value-type="float" office:value="96750">
                <text:p>96750</text:p>
              </table:table-cell>
              <table:table-cell office:value-type="float" office:value="91462.5">
                <text:p>9146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1562">
                <text:p>91562</text:p>
              </table:table-cell>
              <table:table-cell office:value-type="float" office:value="96850">
                <text:p>96850</text:p>
              </table:table-cell>
              <table:table-cell office:value-type="float" office:value="91625">
                <text:p>916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0692">
                <text:p>90692</text:p>
              </table:table-cell>
              <table:table-cell office:value-type="float" office:value="96212.5">
                <text:p>96212.5</text:p>
              </table:table-cell>
              <table:table-cell office:value-type="float" office:value="91050">
                <text:p>9105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0479.5">
                <text:p>90479.5</text:p>
              </table:table-cell>
              <table:table-cell office:value-type="float" office:value="95725">
                <text:p>95725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0828.5">
                <text:p>90828.5</text:p>
              </table:table-cell>
              <table:table-cell office:value-type="float" office:value="96612.5">
                <text:p>96612.5</text:p>
              </table:table-cell>
              <table:table-cell office:value-type="float" office:value="90800">
                <text:p>908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1282.5">
                <text:p>91282.5</text:p>
              </table:table-cell>
              <table:table-cell office:value-type="float" office:value="96137.5">
                <text:p>96137.5</text:p>
              </table:table-cell>
              <table:table-cell office:value-type="float" office:value="90487.5">
                <text:p>9048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1148.5">
                <text:p>91148.5</text:p>
              </table:table-cell>
              <table:table-cell office:value-type="float" office:value="95875">
                <text:p>9587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0483">
                <text:p>90483</text:p>
              </table:table-cell>
              <table:table-cell office:value-type="float" office:value="94150">
                <text:p>94150</text:p>
              </table:table-cell>
              <table:table-cell office:value-type="float" office:value="89937.5">
                <text:p>89937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672">
                <text:p>90672</text:p>
              </table:table-cell>
              <table:table-cell office:value-type="float" office:value="94312.5">
                <text:p>94312.5</text:p>
              </table:table-cell>
              <table:table-cell office:value-type="float" office:value="89987.5">
                <text:p>89987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419.5">
                <text:p>89419.5</text:p>
              </table:table-cell>
              <table:table-cell office:value-type="float" office:value="93712.5">
                <text:p>93712.5</text:p>
              </table:table-cell>
              <table:table-cell office:value-type="float" office:value="89712.5">
                <text:p>89712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9969">
                <text:p>89969</text:p>
              </table:table-cell>
              <table:table-cell office:value-type="float" office:value="93250">
                <text:p>93250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8392">
                <text:p>88392</text:p>
              </table:table-cell>
              <table:table-cell office:value-type="float" office:value="95337.5">
                <text:p>95337.5</text:p>
              </table:table-cell>
              <table:table-cell office:value-type="float" office:value="90175">
                <text:p>901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7683">
                <text:p>87683</text:p>
              </table:table-cell>
              <table:table-cell office:value-type="float" office:value="95037.5">
                <text:p>95037.5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7821.5">
                <text:p>87821.5</text:p>
              </table:table-cell>
              <table:table-cell office:value-type="float" office:value="94775">
                <text:p>94775</text:p>
              </table:table-cell>
              <table:table-cell office:value-type="float" office:value="90575">
                <text:p>905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9325.5">
                <text:p>89325.5</text:p>
              </table:table-cell>
              <table:table-cell office:value-type="float" office:value="94762.5">
                <text:p>94762.5</text:p>
              </table:table-cell>
              <table:table-cell office:value-type="float" office:value="90262.5">
                <text:p>90262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7861">
                <text:p>87861</text:p>
              </table:table-cell>
              <table:table-cell office:value-type="float" office:value="94362.5">
                <text:p>94362.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7732">
                <text:p>87732</text:p>
              </table:table-cell>
              <table:table-cell office:value-type="float" office:value="95375">
                <text:p>95375</text:p>
              </table:table-cell>
              <table:table-cell office:value-type="float" office:value="90487.5">
                <text:p>90487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7369.5">
                <text:p>87369.5</text:p>
              </table:table-cell>
              <table:table-cell office:value-type="float" office:value="94812.5">
                <text:p>94812.5</text:p>
              </table:table-cell>
              <table:table-cell office:value-type="float" office:value="90637.5">
                <text:p>9063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7262">
                <text:p>87262</text:p>
              </table:table-cell>
              <table:table-cell office:value-type="float" office:value="94975">
                <text:p>94975</text:p>
              </table:table-cell>
              <table:table-cell office:value-type="float" office:value="90825">
                <text:p>908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7233.5">
                <text:p>87233.5</text:p>
              </table:table-cell>
              <table:table-cell office:value-type="float" office:value="95687.5">
                <text:p>95687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6881">
                <text:p>86881</text:p>
              </table:table-cell>
              <table:table-cell office:value-type="float" office:value="94750">
                <text:p>94750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8343.5">
                <text:p>88343.5</text:p>
              </table:table-cell>
              <table:table-cell office:value-type="float" office:value="94512.5">
                <text:p>94512.5</text:p>
              </table:table-cell>
              <table:table-cell office:value-type="float" office:value="90775">
                <text:p>90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8668">
                <text:p>88668</text:p>
              </table:table-cell>
              <table:table-cell office:value-type="float" office:value="94525">
                <text:p>94525</text:p>
              </table:table-cell>
              <table:table-cell office:value-type="float" office:value="90950">
                <text:p>909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9021.5">
                <text:p>89021.5</text:p>
              </table:table-cell>
              <table:table-cell office:value-type="float" office:value="95100">
                <text:p>95100</text:p>
              </table:table-cell>
              <table:table-cell office:value-type="float" office:value="91062.5">
                <text:p>9106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9897">
                <text:p>89897</text:p>
              </table:table-cell>
              <table:table-cell office:value-type="float" office:value="95662.5">
                <text:p>95662.5</text:p>
              </table:table-cell>
              <table:table-cell office:value-type="float" office:value="91262.5">
                <text:p>91262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0303">
                <text:p>90303</text:p>
              </table:table-cell>
              <table:table-cell office:value-type="float" office:value="95662.5">
                <text:p>95662.5</text:p>
              </table:table-cell>
              <table:table-cell office:value-type="float" office:value="91225">
                <text:p>912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0303">
                <text:p>90303</text:p>
              </table:table-cell>
              <table:table-cell office:value-type="float" office:value="96025">
                <text:p>96025</text:p>
              </table:table-cell>
              <table:table-cell office:value-type="float" office:value="91875">
                <text:p>918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1004">
                <text:p>91004</text:p>
              </table:table-cell>
              <table:table-cell office:value-type="float" office:value="96987.5">
                <text:p>96987.5</text:p>
              </table:table-cell>
              <table:table-cell office:value-type="float" office:value="91862.5">
                <text:p>91862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2806">
                <text:p>92806</text:p>
              </table:table-cell>
              <table:table-cell office:value-type="float" office:value="96087.5">
                <text:p>96087.5</text:p>
              </table:table-cell>
              <table:table-cell office:value-type="float" office:value="92087.5">
                <text:p>9208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3570">
                <text:p>93570</text:p>
              </table:table-cell>
              <table:table-cell office:value-type="float" office:value="95612.5">
                <text:p>95612.5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3478.5">
                <text:p>93478.5</text:p>
              </table:table-cell>
              <table:table-cell office:value-type="float" office:value="95125">
                <text:p>95125</text:p>
              </table:table-cell>
              <table:table-cell office:value-type="float" office:value="92087.5">
                <text:p>92087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4191">
                <text:p>94191</text:p>
              </table:table-cell>
              <table:table-cell office:value-type="float" office:value="95962.5">
                <text:p>95962.5</text:p>
              </table:table-cell>
              <table:table-cell office:value-type="float" office:value="92112.5">
                <text:p>92112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422">
                <text:p>93422</text:p>
              </table:table-cell>
              <table:table-cell office:value-type="float" office:value="93700">
                <text:p>93700</text:p>
              </table:table-cell>
              <table:table-cell office:value-type="float" office:value="92137.5">
                <text:p>92137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3664">
                <text:p>93664</text:p>
              </table:table-cell>
              <table:table-cell office:value-type="float" office:value="94512.5">
                <text:p>94512.5</text:p>
              </table:table-cell>
              <table:table-cell office:value-type="float" office:value="92362.5">
                <text:p>92362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3517.5">
                <text:p>93517.5</text:p>
              </table:table-cell>
              <table:table-cell office:value-type="float" office:value="94637.5">
                <text:p>94637.5</text:p>
              </table:table-cell>
              <table:table-cell office:value-type="float" office:value="92300">
                <text:p>923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3512">
                <text:p>93512</text:p>
              </table:table-cell>
              <table:table-cell office:value-type="float" office:value="93612.5">
                <text:p>93612.5</text:p>
              </table:table-cell>
              <table:table-cell office:value-type="float" office:value="92137.5">
                <text:p>9213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3944">
                <text:p>93944</text:p>
              </table:table-cell>
              <table:table-cell office:value-type="float" office:value="94112.5">
                <text:p>94112.5</text:p>
              </table:table-cell>
              <table:table-cell office:value-type="float" office:value="92112.5">
                <text:p>92112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3946.5">
                <text:p>93946.5</text:p>
              </table:table-cell>
              <table:table-cell office:value-type="float" office:value="94175">
                <text:p>94175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437.5">
                <text:p>93437.5</text:p>
              </table:table-cell>
              <table:table-cell office:value-type="float" office:value="93862.5">
                <text:p>93862.5</text:p>
              </table:table-cell>
              <table:table-cell office:value-type="float" office:value="91662.5">
                <text:p>91662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4076">
                <text:p>94076</text:p>
              </table:table-cell>
              <table:table-cell office:value-type="float" office:value="95037.5">
                <text:p>95037.5</text:p>
              </table:table-cell>
              <table:table-cell office:value-type="float" office:value="91987.5">
                <text:p>91987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4663.5">
                <text:p>94663.5</text:p>
              </table:table-cell>
              <table:table-cell office:value-type="float" office:value="95737.5">
                <text:p>95737.5</text:p>
              </table:table-cell>
              <table:table-cell office:value-type="float" office:value="91712.5">
                <text:p>91712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4677">
                <text:p>94677</text:p>
              </table:table-cell>
              <table:table-cell office:value-type="float" office:value="95862.5">
                <text:p>95862.5</text:p>
              </table:table-cell>
              <table:table-cell office:value-type="float" office:value="91887.5">
                <text:p>91887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4658.5">
                <text:p>94658.5</text:p>
              </table:table-cell>
              <table:table-cell office:value-type="float" office:value="95850">
                <text:p>95850</text:p>
              </table:table-cell>
              <table:table-cell office:value-type="float" office:value="91337.5">
                <text:p>91337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4076.5">
                <text:p>94076.5</text:p>
              </table:table-cell>
              <table:table-cell office:value-type="float" office:value="95500">
                <text:p>95500</text:p>
              </table:table-cell>
              <table:table-cell office:value-type="float" office:value="91012.5">
                <text:p>91012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5045.5">
                <text:p>95045.5</text:p>
              </table:table-cell>
              <table:table-cell office:value-type="float" office:value="96387.5">
                <text:p>96387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5587.5">
                <text:p>95587.5</text:p>
              </table:table-cell>
              <table:table-cell office:value-type="float" office:value="96187.5">
                <text:p>96187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5353.5">
                <text:p>95353.5</text:p>
              </table:table-cell>
              <table:table-cell office:value-type="float" office:value="95600">
                <text:p>95600</text:p>
              </table:table-cell>
              <table:table-cell office:value-type="float" office:value="90587.5">
                <text:p>90587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7382">
                <text:p>97382</text:p>
              </table:table-cell>
              <table:table-cell office:value-type="float" office:value="96487.5">
                <text:p>96487.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7573">
                <text:p>97573</text:p>
              </table:table-cell>
              <table:table-cell office:value-type="float" office:value="96762.5">
                <text:p>96762.5</text:p>
              </table:table-cell>
              <table:table-cell office:value-type="float" office:value="90125">
                <text:p>90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7160.5">
                <text:p>97160.5</text:p>
              </table:table-cell>
              <table:table-cell office:value-type="float" office:value="96425">
                <text:p>96425</text:p>
              </table:table-cell>
              <table:table-cell office:value-type="float" office:value="89950">
                <text:p>899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6084">
                <text:p>96084</text:p>
              </table:table-cell>
              <table:table-cell office:value-type="float" office:value="95900">
                <text:p>95900</text:p>
              </table:table-cell>
              <table:table-cell office:value-type="float" office:value="90237.5">
                <text:p>90237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5571">
                <text:p>95571</text:p>
              </table:table-cell>
              <table:table-cell office:value-type="float" office:value="95325">
                <text:p>95325</text:p>
              </table:table-cell>
              <table:table-cell office:value-type="float" office:value="90012.5">
                <text:p>90012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6306">
                <text:p>96306</text:p>
              </table:table-cell>
              <table:table-cell office:value-type="float" office:value="95862.5">
                <text:p>95862.5</text:p>
              </table:table-cell>
              <table:table-cell office:value-type="float" office:value="90237.5">
                <text:p>90237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6553.5">
                <text:p>96553.5</text:p>
              </table:table-cell>
              <table:table-cell office:value-type="float" office:value="96650">
                <text:p>96650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217">
                <text:p>97217</text:p>
              </table:table-cell>
              <table:table-cell office:value-type="float" office:value="96287.5">
                <text:p>96287.5</text:p>
              </table:table-cell>
              <table:table-cell office:value-type="float" office:value="90850">
                <text:p>9085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8065.5">
                <text:p>98065.5</text:p>
              </table:table-cell>
              <table:table-cell office:value-type="float" office:value="97487.5">
                <text:p>97487.5</text:p>
              </table:table-cell>
              <table:table-cell office:value-type="float" office:value="90725">
                <text:p>907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990">
                <text:p>97990</text:p>
              </table:table-cell>
              <table:table-cell office:value-type="float" office:value="97362.5">
                <text:p>97362.5</text:p>
              </table:table-cell>
              <table:table-cell office:value-type="float" office:value="90650">
                <text:p>906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225">
                <text:p>98225</text:p>
              </table:table-cell>
              <table:table-cell office:value-type="float" office:value="95912.5">
                <text:p>95912.5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276">
                <text:p>98276</text:p>
              </table:table-cell>
              <table:table-cell office:value-type="float" office:value="95237.5">
                <text:p>95237.5</text:p>
              </table:table-cell>
              <table:table-cell office:value-type="float" office:value="90087.5">
                <text:p>90087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7208.5">
                <text:p>97208.5</text:p>
              </table:table-cell>
              <table:table-cell office:value-type="float" office:value="94750">
                <text:p>94750</text:p>
              </table:table-cell>
              <table:table-cell office:value-type="float" office:value="89950">
                <text:p>8995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7743">
                <text:p>97743</text:p>
              </table:table-cell>
              <table:table-cell office:value-type="float" office:value="95475">
                <text:p>95475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7872.5">
                <text:p>97872.5</text:p>
              </table:table-cell>
              <table:table-cell office:value-type="float" office:value="95487.5">
                <text:p>95487.5</text:p>
              </table:table-cell>
              <table:table-cell office:value-type="float" office:value="90137.5">
                <text:p>90137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7755.5">
                <text:p>97755.5</text:p>
              </table:table-cell>
              <table:table-cell office:value-type="float" office:value="95787.5">
                <text:p>95787.5</text:p>
              </table:table-cell>
              <table:table-cell office:value-type="float" office:value="90400">
                <text:p>904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734.5">
                <text:p>97734.5</text:p>
              </table:table-cell>
              <table:table-cell office:value-type="float" office:value="95862.5">
                <text:p>95862.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8185.5">
                <text:p>98185.5</text:p>
              </table:table-cell>
              <table:table-cell office:value-type="float" office:value="96075">
                <text:p>96075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8345">
                <text:p>98345</text:p>
              </table:table-cell>
              <table:table-cell office:value-type="float" office:value="96275">
                <text:p>96275</text:p>
              </table:table-cell>
              <table:table-cell office:value-type="float" office:value="89887.5">
                <text:p>8988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8022">
                <text:p>98022</text:p>
              </table:table-cell>
              <table:table-cell office:value-type="float" office:value="94800">
                <text:p>94800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088">
                <text:p>100088</text:p>
              </table:table-cell>
              <table:table-cell office:value-type="float" office:value="96250">
                <text:p>9625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9973">
                <text:p>99973</text:p>
              </table:table-cell>
              <table:table-cell office:value-type="float" office:value="97087.5">
                <text:p>97087.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0614">
                <text:p>100614</text:p>
              </table:table-cell>
              <table:table-cell office:value-type="float" office:value="97900">
                <text:p>979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697">
                <text:p>100697</text:p>
              </table:table-cell>
              <table:table-cell office:value-type="float" office:value="98362.5">
                <text:p>98362.5</text:p>
              </table:table-cell>
              <table:table-cell office:value-type="float" office:value="89987.5">
                <text:p>89987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1121.5">
                <text:p>101121.5</text:p>
              </table:table-cell>
              <table:table-cell office:value-type="float" office:value="97987.5">
                <text:p>97987.5</text:p>
              </table:table-cell>
              <table:table-cell office:value-type="float" office:value="89950">
                <text:p>899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1124.5">
                <text:p>101124.5</text:p>
              </table:table-cell>
              <table:table-cell office:value-type="float" office:value="97850">
                <text:p>97850</text:p>
              </table:table-cell>
              <table:table-cell office:value-type="float" office:value="89825">
                <text:p>898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1324">
                <text:p>101324</text:p>
              </table:table-cell>
              <table:table-cell office:value-type="float" office:value="98550">
                <text:p>98550</text:p>
              </table:table-cell>
              <table:table-cell office:value-type="float" office:value="89612.5">
                <text:p>89612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319.5">
                <text:p>101319.5</text:p>
              </table:table-cell>
              <table:table-cell office:value-type="float" office:value="98675">
                <text:p>98675</text:p>
              </table:table-cell>
              <table:table-cell office:value-type="float" office:value="89837.5">
                <text:p>89837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1416">
                <text:p>101416</text:p>
              </table:table-cell>
              <table:table-cell office:value-type="float" office:value="98550">
                <text:p>98550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0875.5">
                <text:p>100875.5</text:p>
              </table:table-cell>
              <table:table-cell office:value-type="float" office:value="99175">
                <text:p>99175</text:p>
              </table:table-cell>
              <table:table-cell office:value-type="float" office:value="90212.5">
                <text:p>9021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8978">
                <text:p>98978</text:p>
              </table:table-cell>
              <table:table-cell office:value-type="float" office:value="99137.5">
                <text:p>99137.5</text:p>
              </table:table-cell>
              <table:table-cell office:value-type="float" office:value="89450">
                <text:p>894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8794.5">
                <text:p>98794.5</text:p>
              </table:table-cell>
              <table:table-cell office:value-type="float" office:value="99925">
                <text:p>99925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8266.5">
                <text:p>98266.5</text:p>
              </table:table-cell>
              <table:table-cell office:value-type="float" office:value="98875">
                <text:p>98875</text:p>
              </table:table-cell>
              <table:table-cell office:value-type="float" office:value="89075">
                <text:p>890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8566.5">
                <text:p>98566.5</text:p>
              </table:table-cell>
              <table:table-cell office:value-type="float" office:value="98975">
                <text:p>98975</text:p>
              </table:table-cell>
              <table:table-cell office:value-type="float" office:value="89137.5">
                <text:p>89137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959.5">
                <text:p>97959.5</text:p>
              </table:table-cell>
              <table:table-cell office:value-type="float" office:value="98987.5">
                <text:p>98987.5</text:p>
              </table:table-cell>
              <table:table-cell office:value-type="float" office:value="88537.5">
                <text:p>8853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7574.5">
                <text:p>97574.5</text:p>
              </table:table-cell>
              <table:table-cell office:value-type="float" office:value="98025">
                <text:p>98025</text:p>
              </table:table-cell>
              <table:table-cell office:value-type="float" office:value="88512.5">
                <text:p>88512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7376.5">
                <text:p>97376.5</text:p>
              </table:table-cell>
              <table:table-cell office:value-type="float" office:value="97937.5">
                <text:p>97937.5</text:p>
              </table:table-cell>
              <table:table-cell office:value-type="float" office:value="88612.5">
                <text:p>88612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7003">
                <text:p>97003</text:p>
              </table:table-cell>
              <table:table-cell office:value-type="float" office:value="97362.5">
                <text:p>97362.5</text:p>
              </table:table-cell>
              <table:table-cell office:value-type="float" office:value="88112.5">
                <text:p>88112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6632.5">
                <text:p>96632.5</text:p>
              </table:table-cell>
              <table:table-cell office:value-type="float" office:value="96550">
                <text:p>96550</text:p>
              </table:table-cell>
              <table:table-cell office:value-type="float" office:value="87800">
                <text:p>878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803">
                <text:p>96803</text:p>
              </table:table-cell>
              <table:table-cell office:value-type="float" office:value="96175">
                <text:p>96175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7745.5">
                <text:p>97745.5</text:p>
              </table:table-cell>
              <table:table-cell office:value-type="float" office:value="95675">
                <text:p>95675</text:p>
              </table:table-cell>
              <table:table-cell office:value-type="float" office:value="87637.5">
                <text:p>87637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7445.5">
                <text:p>97445.5</text:p>
              </table:table-cell>
              <table:table-cell office:value-type="float" office:value="95325">
                <text:p>95325</text:p>
              </table:table-cell>
              <table:table-cell office:value-type="float" office:value="87137.5">
                <text:p>87137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7337.5">
                <text:p>97337.5</text:p>
              </table:table-cell>
              <table:table-cell office:value-type="float" office:value="95375">
                <text:p>95375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614.5">
                <text:p>97614.5</text:p>
              </table:table-cell>
              <table:table-cell office:value-type="float" office:value="95875">
                <text:p>95875</text:p>
              </table:table-cell>
              <table:table-cell office:value-type="float" office:value="87337.5">
                <text:p>87337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7411">
                <text:p>97411</text:p>
              </table:table-cell>
              <table:table-cell office:value-type="float" office:value="96000">
                <text:p>96000</text:p>
              </table:table-cell>
              <table:table-cell office:value-type="float" office:value="87200">
                <text:p>872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7635">
                <text:p>97635</text:p>
              </table:table-cell>
              <table:table-cell office:value-type="float" office:value="94812.5">
                <text:p>94812.5</text:p>
              </table:table-cell>
              <table:table-cell office:value-type="float" office:value="87275">
                <text:p>872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8445">
                <text:p>98445</text:p>
              </table:table-cell>
              <table:table-cell office:value-type="float" office:value="95200">
                <text:p>95200</text:p>
              </table:table-cell>
              <table:table-cell office:value-type="float" office:value="87512.5">
                <text:p>87512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820.5">
                <text:p>99820.5</text:p>
              </table:table-cell>
              <table:table-cell office:value-type="float" office:value="96537.5">
                <text:p>96537.5</text:p>
              </table:table-cell>
              <table:table-cell office:value-type="float" office:value="87487.5">
                <text:p>87487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0983.5">
                <text:p>100983.5</text:p>
              </table:table-cell>
              <table:table-cell office:value-type="float" office:value="97462.5">
                <text:p>97462.5</text:p>
              </table:table-cell>
              <table:table-cell office:value-type="float" office:value="87350">
                <text:p>873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0619.5">
                <text:p>100619.5</text:p>
              </table:table-cell>
              <table:table-cell office:value-type="float" office:value="97162.5">
                <text:p>97162.5</text:p>
              </table:table-cell>
              <table:table-cell office:value-type="float" office:value="87212.5">
                <text:p>87212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9779.5">
                <text:p>99779.5</text:p>
              </table:table-cell>
              <table:table-cell office:value-type="float" office:value="96462.5">
                <text:p>96462.5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0204">
                <text:p>100204</text:p>
              </table:table-cell>
              <table:table-cell office:value-type="float" office:value="96562.5">
                <text:p>96562.5</text:p>
              </table:table-cell>
              <table:table-cell office:value-type="float" office:value="87900">
                <text:p>879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0308">
                <text:p>100308</text:p>
              </table:table-cell>
              <table:table-cell office:value-type="float" office:value="96437.5">
                <text:p>96437.5</text:p>
              </table:table-cell>
              <table:table-cell office:value-type="float" office:value="87850">
                <text:p>878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9987.5">
                <text:p>99987.5</text:p>
              </table:table-cell>
              <table:table-cell office:value-type="float" office:value="96825">
                <text:p>96825</text:p>
              </table:table-cell>
              <table:table-cell office:value-type="float" office:value="87750">
                <text:p>877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875">
                <text:p>99875</text:p>
              </table:table-cell>
              <table:table-cell office:value-type="float" office:value="97750">
                <text:p>97750</text:p>
              </table:table-cell>
              <table:table-cell office:value-type="float" office:value="87712.5">
                <text:p>87712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142">
                <text:p>99142</text:p>
              </table:table-cell>
              <table:table-cell office:value-type="float" office:value="97575">
                <text:p>9757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8940">
                <text:p>98940</text:p>
              </table:table-cell>
              <table:table-cell office:value-type="float" office:value="98212.5">
                <text:p>98212.5</text:p>
              </table:table-cell>
              <table:table-cell office:value-type="float" office:value="87137.5">
                <text:p>87137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9774.5">
                <text:p>99774.5</text:p>
              </table:table-cell>
              <table:table-cell office:value-type="float" office:value="97187.5">
                <text:p>97187.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8864">
                <text:p>98864</text:p>
              </table:table-cell>
              <table:table-cell office:value-type="float" office:value="96875">
                <text:p>96875</text:p>
              </table:table-cell>
              <table:table-cell office:value-type="float" office:value="87112.5">
                <text:p>8711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8764">
                <text:p>98764</text:p>
              </table:table-cell>
              <table:table-cell office:value-type="float" office:value="96925">
                <text:p>96925</text:p>
              </table:table-cell>
              <table:table-cell office:value-type="float" office:value="87012.5">
                <text:p>87012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8439">
                <text:p>98439</text:p>
              </table:table-cell>
              <table:table-cell office:value-type="float" office:value="97287.5">
                <text:p>97287.5</text:p>
              </table:table-cell>
              <table:table-cell office:value-type="float" office:value="86912.5">
                <text:p>86912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914.5">
                <text:p>99914.5</text:p>
              </table:table-cell>
              <table:table-cell office:value-type="float" office:value="98287.5">
                <text:p>98287.5</text:p>
              </table:table-cell>
              <table:table-cell office:value-type="float" office:value="87062.5">
                <text:p>87062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850.5">
                <text:p>100850.5</text:p>
              </table:table-cell>
              <table:table-cell office:value-type="float" office:value="98662.5">
                <text:p>98662.5</text:p>
              </table:table-cell>
              <table:table-cell office:value-type="float" office:value="87600">
                <text:p>876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0788.5">
                <text:p>100788.5</text:p>
              </table:table-cell>
              <table:table-cell office:value-type="float" office:value="98737.5">
                <text:p>98737.5</text:p>
              </table:table-cell>
              <table:table-cell office:value-type="float" office:value="87637.5">
                <text:p>87637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0880">
                <text:p>100880</text:p>
              </table:table-cell>
              <table:table-cell office:value-type="float" office:value="98625">
                <text:p>98625</text:p>
              </table:table-cell>
              <table:table-cell office:value-type="float" office:value="87612.5">
                <text:p>87612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233.5">
                <text:p>100233.5</text:p>
              </table:table-cell>
              <table:table-cell office:value-type="float" office:value="98700">
                <text:p>98700</text:p>
              </table:table-cell>
              <table:table-cell office:value-type="float" office:value="87550">
                <text:p>8755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0133.5">
                <text:p>100133.5</text:p>
              </table:table-cell>
              <table:table-cell office:value-type="float" office:value="98825">
                <text:p>98825</text:p>
              </table:table-cell>
              <table:table-cell office:value-type="float" office:value="87487.5">
                <text:p>87487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600.5">
                <text:p>99600.5</text:p>
              </table:table-cell>
              <table:table-cell office:value-type="float" office:value="98637.5">
                <text:p>98637.5</text:p>
              </table:table-cell>
              <table:table-cell office:value-type="float" office:value="87325">
                <text:p>873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0012.5">
                <text:p>100012.5</text:p>
              </table:table-cell>
              <table:table-cell office:value-type="float" office:value="98525">
                <text:p>98525</text:p>
              </table:table-cell>
              <table:table-cell office:value-type="float" office:value="87425">
                <text:p>874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042">
                <text:p>100042</text:p>
              </table:table-cell>
              <table:table-cell office:value-type="float" office:value="98550">
                <text:p>98550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399.5">
                <text:p>100399.5</text:p>
              </table:table-cell>
              <table:table-cell office:value-type="float" office:value="98012.5">
                <text:p>98012.5</text:p>
              </table:table-cell>
              <table:table-cell office:value-type="float" office:value="86762.5">
                <text:p>86762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549.5">
                <text:p>100549.5</text:p>
              </table:table-cell>
              <table:table-cell office:value-type="float" office:value="98012.5">
                <text:p>98012.5</text:p>
              </table:table-cell>
              <table:table-cell office:value-type="float" office:value="86912.5">
                <text:p>86912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850.5">
                <text:p>100850.5</text:p>
              </table:table-cell>
              <table:table-cell office:value-type="float" office:value="97887.5">
                <text:p>97887.5</text:p>
              </table:table-cell>
              <table:table-cell office:value-type="float" office:value="86837.5">
                <text:p>86837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111">
                <text:p>100111</text:p>
              </table:table-cell>
              <table:table-cell office:value-type="float" office:value="97087.5">
                <text:p>97087.5</text:p>
              </table:table-cell>
              <table:table-cell office:value-type="float" office:value="86687.5">
                <text:p>86687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562.5">
                <text:p>100562.5</text:p>
              </table:table-cell>
              <table:table-cell office:value-type="float" office:value="97600">
                <text:p>97600</text:p>
              </table:table-cell>
              <table:table-cell office:value-type="float" office:value="86412.5">
                <text:p>86412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372">
                <text:p>100372</text:p>
              </table:table-cell>
              <table:table-cell office:value-type="float" office:value="98162.5">
                <text:p>98162.5</text:p>
              </table:table-cell>
              <table:table-cell office:value-type="float" office:value="86525">
                <text:p>865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334.5">
                <text:p>101334.5</text:p>
              </table:table-cell>
              <table:table-cell office:value-type="float" office:value="98587.5">
                <text:p>98587.5</text:p>
              </table:table-cell>
              <table:table-cell office:value-type="float" office:value="87087.5">
                <text:p>87087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1683.5">
                <text:p>101683.5</text:p>
              </table:table-cell>
              <table:table-cell office:value-type="float" office:value="98537.5">
                <text:p>98537.5</text:p>
              </table:table-cell>
              <table:table-cell office:value-type="float" office:value="87237.5">
                <text:p>87237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1639.5">
                <text:p>101639.5</text:p>
              </table:table-cell>
              <table:table-cell office:value-type="float" office:value="98437.5">
                <text:p>98437.5</text:p>
              </table:table-cell>
              <table:table-cell office:value-type="float" office:value="86887.5">
                <text:p>86887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2970.5">
                <text:p>102970.5</text:p>
              </table:table-cell>
              <table:table-cell office:value-type="float" office:value="99650">
                <text:p>99650</text:p>
              </table:table-cell>
              <table:table-cell office:value-type="float" office:value="86637.5">
                <text:p>86637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2970.5">
                <text:p>102970.5</text:p>
              </table:table-cell>
              <table:table-cell office:value-type="float" office:value="99487.5">
                <text:p>99487.5</text:p>
              </table:table-cell>
              <table:table-cell office:value-type="float" office:value="86437.5">
                <text:p>86437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1701">
                <text:p>101701</text:p>
              </table:table-cell>
              <table:table-cell office:value-type="float" office:value="99662.5">
                <text:p>99662.5</text:p>
              </table:table-cell>
              <table:table-cell office:value-type="float" office:value="85812.5">
                <text:p>85812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0548.5">
                <text:p>100548.5</text:p>
              </table:table-cell>
              <table:table-cell office:value-type="float" office:value="100587.5">
                <text:p>100587.5</text:p>
              </table:table-cell>
              <table:table-cell office:value-type="float" office:value="85237.5">
                <text:p>85237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556.5">
                <text:p>100556.5</text:p>
              </table:table-cell>
              <table:table-cell office:value-type="float" office:value="102825">
                <text:p>102825</text:p>
              </table:table-cell>
              <table:table-cell office:value-type="float" office:value="85862.5">
                <text:p>8586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0852">
                <text:p>100852</text:p>
              </table:table-cell>
              <table:table-cell office:value-type="float" office:value="102887.5">
                <text:p>102887.5</text:p>
              </table:table-cell>
              <table:table-cell office:value-type="float" office:value="85912.5">
                <text:p>85912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0722.5">
                <text:p>100722.5</text:p>
              </table:table-cell>
              <table:table-cell office:value-type="float" office:value="103200">
                <text:p>103200</text:p>
              </table:table-cell>
              <table:table-cell office:value-type="float" office:value="85775">
                <text:p>857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260">
                <text:p>100260</text:p>
              </table:table-cell>
              <table:table-cell office:value-type="float" office:value="102525">
                <text:p>102525</text:p>
              </table:table-cell>
              <table:table-cell office:value-type="float" office:value="85137.5">
                <text:p>85137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669">
                <text:p>99669</text:p>
              </table:table-cell>
              <table:table-cell office:value-type="float" office:value="103200">
                <text:p>103200</text:p>
              </table:table-cell>
              <table:table-cell office:value-type="float" office:value="85287.5">
                <text:p>85287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9859">
                <text:p>99859</text:p>
              </table:table-cell>
              <table:table-cell office:value-type="float" office:value="102312.5">
                <text:p>102312.5</text:p>
              </table:table-cell>
              <table:table-cell office:value-type="float" office:value="85412.5">
                <text:p>85412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0458">
                <text:p>100458</text:p>
              </table:table-cell>
              <table:table-cell office:value-type="float" office:value="102300">
                <text:p>102300</text:p>
              </table:table-cell>
              <table:table-cell office:value-type="float" office:value="85437.5">
                <text:p>85437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879">
                <text:p>99879</text:p>
              </table:table-cell>
              <table:table-cell office:value-type="float" office:value="101075">
                <text:p>101075</text:p>
              </table:table-cell>
              <table:table-cell office:value-type="float" office:value="85787.5">
                <text:p>85787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0523">
                <text:p>100523</text:p>
              </table:table-cell>
              <table:table-cell office:value-type="float" office:value="100800">
                <text:p>100800</text:p>
              </table:table-cell>
              <table:table-cell office:value-type="float" office:value="85787.5">
                <text:p>85787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0285.5">
                <text:p>100285.5</text:p>
              </table:table-cell>
              <table:table-cell office:value-type="float" office:value="100850">
                <text:p>100850</text:p>
              </table:table-cell>
              <table:table-cell office:value-type="float" office:value="85812.5">
                <text:p>85812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9923">
                <text:p>99923</text:p>
              </table:table-cell>
              <table:table-cell office:value-type="float" office:value="100762.5">
                <text:p>100762.5</text:p>
              </table:table-cell>
              <table:table-cell office:value-type="float" office:value="85537.5">
                <text:p>8553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9110.5">
                <text:p>99110.5</text:p>
              </table:table-cell>
              <table:table-cell office:value-type="float" office:value="101037.5">
                <text:p>101037.5</text:p>
              </table:table-cell>
              <table:table-cell office:value-type="float" office:value="85087.5">
                <text:p>85087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0700">
                <text:p>100700</text:p>
              </table:table-cell>
              <table:table-cell office:value-type="float" office:value="99250">
                <text:p>99250</text:p>
              </table:table-cell>
              <table:table-cell office:value-type="float" office:value="84712.5">
                <text:p>84712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201.5">
                <text:p>100201.5</text:p>
              </table:table-cell>
              <table:table-cell office:value-type="float" office:value="99437.5">
                <text:p>99437.5</text:p>
              </table:table-cell>
              <table:table-cell office:value-type="float" office:value="84462.5">
                <text:p>84462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844.5">
                <text:p>99844.5</text:p>
              </table:table-cell>
              <table:table-cell office:value-type="float" office:value="98562.5">
                <text:p>98562.5</text:p>
              </table:table-cell>
              <table:table-cell office:value-type="float" office:value="84275">
                <text:p>842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885.5">
                <text:p>99885.5</text:p>
              </table:table-cell>
              <table:table-cell office:value-type="float" office:value="98712.5">
                <text:p>98712.5</text:p>
              </table:table-cell>
              <table:table-cell office:value-type="float" office:value="84625">
                <text:p>846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068.5">
                <text:p>100068.5</text:p>
              </table:table-cell>
              <table:table-cell office:value-type="float" office:value="98137.5">
                <text:p>98137.5</text:p>
              </table:table-cell>
              <table:table-cell office:value-type="float" office:value="84612.5">
                <text:p>84612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0866.5">
                <text:p>100866.5</text:p>
              </table:table-cell>
              <table:table-cell office:value-type="float" office:value="98275">
                <text:p>98275</text:p>
              </table:table-cell>
              <table:table-cell office:value-type="float" office:value="84162.5">
                <text:p>84162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0417.5">
                <text:p>100417.5</text:p>
              </table:table-cell>
              <table:table-cell office:value-type="float" office:value="98937.5">
                <text:p>98937.5</text:p>
              </table:table-cell>
              <table:table-cell office:value-type="float" office:value="84325">
                <text:p>843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827.5">
                <text:p>100827.5</text:p>
              </table:table-cell>
              <table:table-cell office:value-type="float" office:value="99712.5">
                <text:p>99712.5</text:p>
              </table:table-cell>
              <table:table-cell office:value-type="float" office:value="84062.5">
                <text:p>84062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790">
                <text:p>100790</text:p>
              </table:table-cell>
              <table:table-cell office:value-type="float" office:value="99125">
                <text:p>99125</text:p>
              </table:table-cell>
              <table:table-cell office:value-type="float" office:value="83800">
                <text:p>838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1102.5">
                <text:p>101102.5</text:p>
              </table:table-cell>
              <table:table-cell office:value-type="float" office:value="99725">
                <text:p>99725</text:p>
              </table:table-cell>
              <table:table-cell office:value-type="float" office:value="83750">
                <text:p>8375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0563.5">
                <text:p>100563.5</text:p>
              </table:table-cell>
              <table:table-cell office:value-type="float" office:value="100850">
                <text:p>100850</text:p>
              </table:table-cell>
              <table:table-cell office:value-type="float" office:value="83250">
                <text:p>8325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0306.5">
                <text:p>100306.5</text:p>
              </table:table-cell>
              <table:table-cell office:value-type="float" office:value="99975">
                <text:p>99975</text:p>
              </table:table-cell>
              <table:table-cell office:value-type="float" office:value="82750">
                <text:p>827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0128.5">
                <text:p>100128.5</text:p>
              </table:table-cell>
              <table:table-cell office:value-type="float" office:value="100362.5">
                <text:p>100362.5</text:p>
              </table:table-cell>
              <table:table-cell office:value-type="float" office:value="83287.5">
                <text:p>83287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0439.5">
                <text:p>100439.5</text:p>
              </table:table-cell>
              <table:table-cell office:value-type="float" office:value="99462.5">
                <text:p>99462.5</text:p>
              </table:table-cell>
              <table:table-cell office:value-type="float" office:value="82962.5">
                <text:p>82962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440">
                <text:p>100440</text:p>
              </table:table-cell>
              <table:table-cell office:value-type="float" office:value="99675">
                <text:p>99675</text:p>
              </table:table-cell>
              <table:table-cell office:value-type="float" office:value="82712.5">
                <text:p>82712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613">
                <text:p>100613</text:p>
              </table:table-cell>
              <table:table-cell office:value-type="float" office:value="99862.5">
                <text:p>99862.5</text:p>
              </table:table-cell>
              <table:table-cell office:value-type="float" office:value="82762.5">
                <text:p>82762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476.5">
                <text:p>100476.5</text:p>
              </table:table-cell>
              <table:table-cell office:value-type="float" office:value="100850">
                <text:p>100850</text:p>
              </table:table-cell>
              <table:table-cell office:value-type="float" office:value="82962.5">
                <text:p>82962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0692.5">
                <text:p>100692.5</text:p>
              </table:table-cell>
              <table:table-cell office:value-type="float" office:value="100662.5">
                <text:p>100662.5</text:p>
              </table:table-cell>
              <table:table-cell office:value-type="float" office:value="83025">
                <text:p>830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451">
                <text:p>100451</text:p>
              </table:table-cell>
              <table:table-cell office:value-type="float" office:value="99900">
                <text:p>99900</text:p>
              </table:table-cell>
              <table:table-cell office:value-type="float" office:value="82825">
                <text:p>828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813.5">
                <text:p>99813.5</text:p>
              </table:table-cell>
              <table:table-cell office:value-type="float" office:value="99962.5">
                <text:p>99962.5</text:p>
              </table:table-cell>
              <table:table-cell office:value-type="float" office:value="82462.5">
                <text:p>82462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115">
                <text:p>100115</text:p>
              </table:table-cell>
              <table:table-cell office:value-type="float" office:value="99162.5">
                <text:p>99162.5</text:p>
              </table:table-cell>
              <table:table-cell office:value-type="float" office:value="82525">
                <text:p>825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470">
                <text:p>100470</text:p>
              </table:table-cell>
              <table:table-cell office:value-type="float" office:value="99162.5">
                <text:p>99162.5</text:p>
              </table:table-cell>
              <table:table-cell office:value-type="float" office:value="82575">
                <text:p>825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664.5">
                <text:p>99664.5</text:p>
              </table:table-cell>
              <table:table-cell office:value-type="float" office:value="99937.5">
                <text:p>99937.5</text:p>
              </table:table-cell>
              <table:table-cell office:value-type="float" office:value="82487.5">
                <text:p>82487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0381.5">
                <text:p>100381.5</text:p>
              </table:table-cell>
              <table:table-cell office:value-type="float" office:value="100250">
                <text:p>100250</text:p>
              </table:table-cell>
              <table:table-cell office:value-type="float" office:value="82525">
                <text:p>825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1024">
                <text:p>101024</text:p>
              </table:table-cell>
              <table:table-cell office:value-type="float" office:value="100262.5">
                <text:p>100262.5</text:p>
              </table:table-cell>
              <table:table-cell office:value-type="float" office:value="82237.5">
                <text:p>82237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0924">
                <text:p>100924</text:p>
              </table:table-cell>
              <table:table-cell office:value-type="float" office:value="99650">
                <text:p>99650</text:p>
              </table:table-cell>
              <table:table-cell office:value-type="float" office:value="81862.5">
                <text:p>81862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388">
                <text:p>100388</text:p>
              </table:table-cell>
              <table:table-cell office:value-type="float" office:value="99662.5">
                <text:p>99662.5</text:p>
              </table:table-cell>
              <table:table-cell office:value-type="float" office:value="82050">
                <text:p>8205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674.5">
                <text:p>100674.5</text:p>
              </table:table-cell>
              <table:table-cell office:value-type="float" office:value="99812.5">
                <text:p>99812.5</text:p>
              </table:table-cell>
              <table:table-cell office:value-type="float" office:value="82237.5">
                <text:p>82237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707.5">
                <text:p>100707.5</text:p>
              </table:table-cell>
              <table:table-cell office:value-type="float" office:value="100012.5">
                <text:p>100012.5</text:p>
              </table:table-cell>
              <table:table-cell office:value-type="float" office:value="81887.5">
                <text:p>81887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170">
                <text:p>100170</text:p>
              </table:table-cell>
              <table:table-cell office:value-type="float" office:value="100900">
                <text:p>100900</text:p>
              </table:table-cell>
              <table:table-cell office:value-type="float" office:value="82012.5">
                <text:p>82012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580">
                <text:p>100580</text:p>
              </table:table-cell>
              <table:table-cell office:value-type="float" office:value="101387.5">
                <text:p>101387.5</text:p>
              </table:table-cell>
              <table:table-cell office:value-type="float" office:value="81887.5">
                <text:p>8188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0300">
                <text:p>100300</text:p>
              </table:table-cell>
              <table:table-cell office:value-type="float" office:value="101187.5">
                <text:p>101187.5</text:p>
              </table:table-cell>
              <table:table-cell office:value-type="float" office:value="81787.5">
                <text:p>81787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214.5">
                <text:p>99214.5</text:p>
              </table:table-cell>
              <table:table-cell office:value-type="float" office:value="101437.5">
                <text:p>101437.5</text:p>
              </table:table-cell>
              <table:table-cell office:value-type="float" office:value="82150">
                <text:p>8215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721.5">
                <text:p>99721.5</text:p>
              </table:table-cell>
              <table:table-cell office:value-type="float" office:value="101900">
                <text:p>101900</text:p>
              </table:table-cell>
              <table:table-cell office:value-type="float" office:value="82312.5">
                <text:p>82312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486.5">
                <text:p>99486.5</text:p>
              </table:table-cell>
              <table:table-cell office:value-type="float" office:value="102325">
                <text:p>102325</text:p>
              </table:table-cell>
              <table:table-cell office:value-type="float" office:value="82100">
                <text:p>82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294">
                <text:p>100294</text:p>
              </table:table-cell>
              <table:table-cell office:value-type="float" office:value="102625">
                <text:p>102625</text:p>
              </table:table-cell>
              <table:table-cell office:value-type="float" office:value="81775">
                <text:p>817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825">
                <text:p>99825</text:p>
              </table:table-cell>
              <table:table-cell office:value-type="float" office:value="101775">
                <text:p>101775</text:p>
              </table:table-cell>
              <table:table-cell office:value-type="float" office:value="81537.5">
                <text:p>81537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430.5">
                <text:p>99430.5</text:p>
              </table:table-cell>
              <table:table-cell office:value-type="float" office:value="101650">
                <text:p>101650</text:p>
              </table:table-cell>
              <table:table-cell office:value-type="float" office:value="81625">
                <text:p>816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322">
                <text:p>100322</text:p>
              </table:table-cell>
              <table:table-cell office:value-type="float" office:value="102337.5">
                <text:p>102337.5</text:p>
              </table:table-cell>
              <table:table-cell office:value-type="float" office:value="81450">
                <text:p>8145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184.5">
                <text:p>100184.5</text:p>
              </table:table-cell>
              <table:table-cell office:value-type="float" office:value="101462.5">
                <text:p>101462.5</text:p>
              </table:table-cell>
              <table:table-cell office:value-type="float" office:value="81012.5">
                <text:p>81012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874.5">
                <text:p>99874.5</text:p>
              </table:table-cell>
              <table:table-cell office:value-type="float" office:value="100600">
                <text:p>100600</text:p>
              </table:table-cell>
              <table:table-cell office:value-type="float" office:value="81137.5">
                <text:p>81137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499.5">
                <text:p>99499.5</text:p>
              </table:table-cell>
              <table:table-cell office:value-type="float" office:value="100962.5">
                <text:p>100962.5</text:p>
              </table:table-cell>
              <table:table-cell office:value-type="float" office:value="80725">
                <text:p>807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472">
                <text:p>99472</text:p>
              </table:table-cell>
              <table:table-cell office:value-type="float" office:value="101075">
                <text:p>101075</text:p>
              </table:table-cell>
              <table:table-cell office:value-type="float" office:value="80887.5">
                <text:p>80887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228">
                <text:p>99228</text:p>
              </table:table-cell>
              <table:table-cell office:value-type="float" office:value="101125">
                <text:p>101125</text:p>
              </table:table-cell>
              <table:table-cell office:value-type="float" office:value="81187.5">
                <text:p>81187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067.5">
                <text:p>100067.5</text:p>
              </table:table-cell>
              <table:table-cell office:value-type="float" office:value="101500">
                <text:p>101500</text:p>
              </table:table-cell>
              <table:table-cell office:value-type="float" office:value="81325">
                <text:p>813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531">
                <text:p>99531</text:p>
              </table:table-cell>
              <table:table-cell office:value-type="float" office:value="100437.5">
                <text:p>100437.5</text:p>
              </table:table-cell>
              <table:table-cell office:value-type="float" office:value="80612.5">
                <text:p>80612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1424">
                <text:p>101424</text:p>
              </table:table-cell>
              <table:table-cell office:value-type="float" office:value="101637.5">
                <text:p>101637.5</text:p>
              </table:table-cell>
              <table:table-cell office:value-type="float" office:value="81025">
                <text:p>810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1308">
                <text:p>101308</text:p>
              </table:table-cell>
              <table:table-cell office:value-type="float" office:value="101650">
                <text:p>101650</text:p>
              </table:table-cell>
              <table:table-cell office:value-type="float" office:value="80937.5">
                <text:p>80937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1508">
                <text:p>101508</text:p>
              </table:table-cell>
              <table:table-cell office:value-type="float" office:value="101375">
                <text:p>101375</text:p>
              </table:table-cell>
              <table:table-cell office:value-type="float" office:value="80725">
                <text:p>807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5129">
                <text:p>105129</text:p>
              </table:table-cell>
              <table:table-cell office:value-type="float" office:value="99425">
                <text:p>99425</text:p>
              </table:table-cell>
              <table:table-cell office:value-type="float" office:value="80187.5">
                <text:p>80187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5169.5">
                <text:p>105169.5</text:p>
              </table:table-cell>
              <table:table-cell office:value-type="float" office:value="98987.5">
                <text:p>98987.5</text:p>
              </table:table-cell>
              <table:table-cell office:value-type="float" office:value="80650">
                <text:p>8065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4381.5">
                <text:p>104381.5</text:p>
              </table:table-cell>
              <table:table-cell office:value-type="float" office:value="98962.5">
                <text:p>98962.5</text:p>
              </table:table-cell>
              <table:table-cell office:value-type="float" office:value="81087.5">
                <text:p>81087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4837.5">
                <text:p>104837.5</text:p>
              </table:table-cell>
              <table:table-cell office:value-type="float" office:value="99137.5">
                <text:p>99137.5</text:p>
              </table:table-cell>
              <table:table-cell office:value-type="float" office:value="80837.5">
                <text:p>80837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5236">
                <text:p>105236</text:p>
              </table:table-cell>
              <table:table-cell office:value-type="float" office:value="100087.5">
                <text:p>100087.5</text:p>
              </table:table-cell>
              <table:table-cell office:value-type="float" office:value="80825">
                <text:p>808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4418">
                <text:p>104418</text:p>
              </table:table-cell>
              <table:table-cell office:value-type="float" office:value="99087.5">
                <text:p>99087.5</text:p>
              </table:table-cell>
              <table:table-cell office:value-type="float" office:value="80337.5">
                <text:p>80337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4002.5">
                <text:p>104002.5</text:p>
              </table:table-cell>
              <table:table-cell office:value-type="float" office:value="98387.5">
                <text:p>98387.5</text:p>
              </table:table-cell>
              <table:table-cell office:value-type="float" office:value="80187.5">
                <text:p>80187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4189">
                <text:p>104189</text:p>
              </table:table-cell>
              <table:table-cell office:value-type="float" office:value="98737.5">
                <text:p>98737.5</text:p>
              </table:table-cell>
              <table:table-cell office:value-type="float" office:value="79975">
                <text:p>799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3639">
                <text:p>103639</text:p>
              </table:table-cell>
              <table:table-cell office:value-type="float" office:value="97937.5">
                <text:p>97937.5</text:p>
              </table:table-cell>
              <table:table-cell office:value-type="float" office:value="79700">
                <text:p>797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3867">
                <text:p>103867</text:p>
              </table:table-cell>
              <table:table-cell office:value-type="float" office:value="98625">
                <text:p>98625</text:p>
              </table:table-cell>
              <table:table-cell office:value-type="float" office:value="79837.5">
                <text:p>7983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4637">
                <text:p>104637</text:p>
              </table:table-cell>
              <table:table-cell office:value-type="float" office:value="98212.5">
                <text:p>98212.5</text:p>
              </table:table-cell>
              <table:table-cell office:value-type="float" office:value="79537.5">
                <text:p>79537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5892">
                <text:p>105892</text:p>
              </table:table-cell>
              <table:table-cell office:value-type="float" office:value="99787.5">
                <text:p>99787.5</text:p>
              </table:table-cell>
              <table:table-cell office:value-type="float" office:value="79787.5">
                <text:p>79787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4846">
                <text:p>104846</text:p>
              </table:table-cell>
              <table:table-cell office:value-type="float" office:value="98837.5">
                <text:p>98837.5</text:p>
              </table:table-cell>
              <table:table-cell office:value-type="float" office:value="79775">
                <text:p>797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4827">
                <text:p>104827</text:p>
              </table:table-cell>
              <table:table-cell office:value-type="float" office:value="97700">
                <text:p>97700</text:p>
              </table:table-cell>
              <table:table-cell office:value-type="float" office:value="79975">
                <text:p>799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5422.5">
                <text:p>105422.5</text:p>
              </table:table-cell>
              <table:table-cell office:value-type="float" office:value="97987.5">
                <text:p>97987.5</text:p>
              </table:table-cell>
              <table:table-cell office:value-type="float" office:value="80412.5">
                <text:p>80412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7257.5">
                <text:p>107257.5</text:p>
              </table:table-cell>
              <table:table-cell office:value-type="float" office:value="99075">
                <text:p>99075</text:p>
              </table:table-cell>
              <table:table-cell office:value-type="float" office:value="80487.5">
                <text:p>80487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7054">
                <text:p>107054</text:p>
              </table:table-cell>
              <table:table-cell office:value-type="float" office:value="98562.5">
                <text:p>98562.5</text:p>
              </table:table-cell>
              <table:table-cell office:value-type="float" office:value="81012.5">
                <text:p>81012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7675">
                <text:p>107675</text:p>
              </table:table-cell>
              <table:table-cell office:value-type="float" office:value="99350">
                <text:p>99350</text:p>
              </table:table-cell>
              <table:table-cell office:value-type="float" office:value="80987.5">
                <text:p>80987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8642">
                <text:p>108642</text:p>
              </table:table-cell>
              <table:table-cell office:value-type="float" office:value="99175">
                <text:p>99175</text:p>
              </table:table-cell>
              <table:table-cell office:value-type="float" office:value="80787.5">
                <text:p>80787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8501">
                <text:p>108501</text:p>
              </table:table-cell>
              <table:table-cell office:value-type="float" office:value="99437.5">
                <text:p>99437.5</text:p>
              </table:table-cell>
              <table:table-cell office:value-type="float" office:value="80737.5">
                <text:p>8073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8438.5">
                <text:p>108438.5</text:p>
              </table:table-cell>
              <table:table-cell office:value-type="float" office:value="99487.5">
                <text:p>99487.5</text:p>
              </table:table-cell>
              <table:table-cell office:value-type="float" office:value="80725">
                <text:p>807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8345.5">
                <text:p>108345.5</text:p>
              </table:table-cell>
              <table:table-cell office:value-type="float" office:value="99400">
                <text:p>99400</text:p>
              </table:table-cell>
              <table:table-cell office:value-type="float" office:value="80775">
                <text:p>807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8560">
                <text:p>108560</text:p>
              </table:table-cell>
              <table:table-cell office:value-type="float" office:value="99800">
                <text:p>99800</text:p>
              </table:table-cell>
              <table:table-cell office:value-type="float" office:value="80925">
                <text:p>809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9303">
                <text:p>109303</text:p>
              </table:table-cell>
              <table:table-cell office:value-type="float" office:value="100175">
                <text:p>100175</text:p>
              </table:table-cell>
              <table:table-cell office:value-type="float" office:value="80737.5">
                <text:p>80737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9603.5">
                <text:p>109603.5</text:p>
              </table:table-cell>
              <table:table-cell office:value-type="float" office:value="100250">
                <text:p>100250</text:p>
              </table:table-cell>
              <table:table-cell office:value-type="float" office:value="81200">
                <text:p>812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8645.5">
                <text:p>108645.5</text:p>
              </table:table-cell>
              <table:table-cell office:value-type="float" office:value="99912.5">
                <text:p>99912.5</text:p>
              </table:table-cell>
              <table:table-cell office:value-type="float" office:value="81037.5">
                <text:p>81037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8520">
                <text:p>108520</text:p>
              </table:table-cell>
              <table:table-cell office:value-type="float" office:value="99825">
                <text:p>99825</text:p>
              </table:table-cell>
              <table:table-cell office:value-type="float" office:value="81150">
                <text:p>8115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8508">
                <text:p>108508</text:p>
              </table:table-cell>
              <table:table-cell office:value-type="float" office:value="99962.5">
                <text:p>99962.5</text:p>
              </table:table-cell>
              <table:table-cell office:value-type="float" office:value="80987.5">
                <text:p>80987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8425.5">
                <text:p>108425.5</text:p>
              </table:table-cell>
              <table:table-cell office:value-type="float" office:value="99787.5">
                <text:p>99787.5</text:p>
              </table:table-cell>
              <table:table-cell office:value-type="float" office:value="80562.5">
                <text:p>80562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7823">
                <text:p>107823</text:p>
              </table:table-cell>
              <table:table-cell office:value-type="float" office:value="99637.5">
                <text:p>99637.5</text:p>
              </table:table-cell>
              <table:table-cell office:value-type="float" office:value="80287.5">
                <text:p>80287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8290">
                <text:p>108290</text:p>
              </table:table-cell>
              <table:table-cell office:value-type="float" office:value="99412.5">
                <text:p>99412.5</text:p>
              </table:table-cell>
              <table:table-cell office:value-type="float" office:value="79737.5">
                <text:p>79737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8079.5">
                <text:p>108079.5</text:p>
              </table:table-cell>
              <table:table-cell office:value-type="float" office:value="99675">
                <text:p>99675</text:p>
              </table:table-cell>
              <table:table-cell office:value-type="float" office:value="79487.5">
                <text:p>79487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8544.5">
                <text:p>108544.5</text:p>
              </table:table-cell>
              <table:table-cell office:value-type="float" office:value="99537.5">
                <text:p>99537.5</text:p>
              </table:table-cell>
              <table:table-cell office:value-type="float" office:value="79562.5">
                <text:p>79562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9721.5">
                <text:p>109721.5</text:p>
              </table:table-cell>
              <table:table-cell office:value-type="float" office:value="99425">
                <text:p>99425</text:p>
              </table:table-cell>
              <table:table-cell office:value-type="float" office:value="79075">
                <text:p>790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0510.5">
                <text:p>110510.5</text:p>
              </table:table-cell>
              <table:table-cell office:value-type="float" office:value="99750">
                <text:p>99750</text:p>
              </table:table-cell>
              <table:table-cell office:value-type="float" office:value="79000">
                <text:p>790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1329">
                <text:p>111329</text:p>
              </table:table-cell>
              <table:table-cell office:value-type="float" office:value="100175">
                <text:p>100175</text:p>
              </table:table-cell>
              <table:table-cell office:value-type="float" office:value="79125">
                <text:p>79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1645">
                <text:p>111645</text:p>
              </table:table-cell>
              <table:table-cell office:value-type="float" office:value="100850">
                <text:p>100850</text:p>
              </table:table-cell>
              <table:table-cell office:value-type="float" office:value="79762.5">
                <text:p>79762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1625">
                <text:p>111625</text:p>
              </table:table-cell>
              <table:table-cell office:value-type="float" office:value="101050">
                <text:p>101050</text:p>
              </table:table-cell>
              <table:table-cell office:value-type="float" office:value="79337.5">
                <text:p>79337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1868">
                <text:p>111868</text:p>
              </table:table-cell>
              <table:table-cell office:value-type="float" office:value="101962.5">
                <text:p>101962.5</text:p>
              </table:table-cell>
              <table:table-cell office:value-type="float" office:value="79325">
                <text:p>793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2208">
                <text:p>112208</text:p>
              </table:table-cell>
              <table:table-cell office:value-type="float" office:value="101937.5">
                <text:p>101937.5</text:p>
              </table:table-cell>
              <table:table-cell office:value-type="float" office:value="79462.5">
                <text:p>79462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2008">
                <text:p>112008</text:p>
              </table:table-cell>
              <table:table-cell office:value-type="float" office:value="102125">
                <text:p>102125</text:p>
              </table:table-cell>
              <table:table-cell office:value-type="float" office:value="79175">
                <text:p>791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2141.5">
                <text:p>112141.5</text:p>
              </table:table-cell>
              <table:table-cell office:value-type="float" office:value="101625">
                <text:p>101625</text:p>
              </table:table-cell>
              <table:table-cell office:value-type="float" office:value="78637.5">
                <text:p>78637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1672">
                <text:p>111672</text:p>
              </table:table-cell>
              <table:table-cell office:value-type="float" office:value="101750">
                <text:p>101750</text:p>
              </table:table-cell>
              <table:table-cell office:value-type="float" office:value="78487.5">
                <text:p>78487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1455">
                <text:p>111455</text:p>
              </table:table-cell>
              <table:table-cell office:value-type="float" office:value="101725">
                <text:p>101725</text:p>
              </table:table-cell>
              <table:table-cell office:value-type="float" office:value="78525">
                <text:p>785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0939">
                <text:p>110939</text:p>
              </table:table-cell>
              <table:table-cell office:value-type="float" office:value="101137.5">
                <text:p>101137.5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0714.5">
                <text:p>110714.5</text:p>
              </table:table-cell>
              <table:table-cell office:value-type="float" office:value="100300">
                <text:p>100300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0944.5">
                <text:p>110944.5</text:p>
              </table:table-cell>
              <table:table-cell office:value-type="float" office:value="100737.5">
                <text:p>100737.5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1077.5">
                <text:p>111077.5</text:p>
              </table:table-cell>
              <table:table-cell office:value-type="float" office:value="101025">
                <text:p>101025</text:p>
              </table:table-cell>
              <table:table-cell office:value-type="float" office:value="78600">
                <text:p>786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0901.5">
                <text:p>110901.5</text:p>
              </table:table-cell>
              <table:table-cell office:value-type="float" office:value="101887.5">
                <text:p>101887.5</text:p>
              </table:table-cell>
              <table:table-cell office:value-type="float" office:value="78312.5">
                <text:p>78312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9228">
                <text:p>109228</text:p>
              </table:table-cell>
              <table:table-cell office:value-type="float" office:value="102137.5">
                <text:p>102137.5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8916">
                <text:p>108916</text:p>
              </table:table-cell>
              <table:table-cell office:value-type="float" office:value="102275">
                <text:p>102275</text:p>
              </table:table-cell>
              <table:table-cell office:value-type="float" office:value="78137.5">
                <text:p>78137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9063.5">
                <text:p>109063.5</text:p>
              </table:table-cell>
              <table:table-cell office:value-type="float" office:value="101437.5">
                <text:p>101437.5</text:p>
              </table:table-cell>
              <table:table-cell office:value-type="float" office:value="78200">
                <text:p>782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9150.5">
                <text:p>109150.5</text:p>
              </table:table-cell>
              <table:table-cell office:value-type="float" office:value="102500">
                <text:p>102500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9782.5">
                <text:p>109782.5</text:p>
              </table:table-cell>
              <table:table-cell office:value-type="float" office:value="102787.5">
                <text:p>102787.5</text:p>
              </table:table-cell>
              <table:table-cell office:value-type="float" office:value="78762.5">
                <text:p>78762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9351">
                <text:p>109351</text:p>
              </table:table-cell>
              <table:table-cell office:value-type="float" office:value="103212.5">
                <text:p>103212.5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9309">
                <text:p>109309</text:p>
              </table:table-cell>
              <table:table-cell office:value-type="float" office:value="103350">
                <text:p>103350</text:p>
              </table:table-cell>
              <table:table-cell office:value-type="float" office:value="78425">
                <text:p>784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8997.5">
                <text:p>108997.5</text:p>
              </table:table-cell>
              <table:table-cell office:value-type="float" office:value="103412.5">
                <text:p>103412.5</text:p>
              </table:table-cell>
              <table:table-cell office:value-type="float" office:value="78487.5">
                <text:p>78487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9350.5">
                <text:p>109350.5</text:p>
              </table:table-cell>
              <table:table-cell office:value-type="float" office:value="104137.5">
                <text:p>104137.5</text:p>
              </table:table-cell>
              <table:table-cell office:value-type="float" office:value="78662.5">
                <text:p>78662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9072">
                <text:p>109072</text:p>
              </table:table-cell>
              <table:table-cell office:value-type="float" office:value="104750">
                <text:p>104750</text:p>
              </table:table-cell>
              <table:table-cell office:value-type="float" office:value="78650">
                <text:p>7865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6953.5">
                <text:p>106953.5</text:p>
              </table:table-cell>
              <table:table-cell office:value-type="float" office:value="104500">
                <text:p>104500</text:p>
              </table:table-cell>
              <table:table-cell office:value-type="float" office:value="78087.5">
                <text:p>78087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7175">
                <text:p>107175</text:p>
              </table:table-cell>
              <table:table-cell office:value-type="float" office:value="105200">
                <text:p>105200</text:p>
              </table:table-cell>
              <table:table-cell office:value-type="float" office:value="78100">
                <text:p>781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7705.5">
                <text:p>107705.5</text:p>
              </table:table-cell>
              <table:table-cell office:value-type="float" office:value="105212.5">
                <text:p>105212.5</text:p>
              </table:table-cell>
              <table:table-cell office:value-type="float" office:value="77625">
                <text:p>77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9170.5">
                <text:p>109170.5</text:p>
              </table:table-cell>
              <table:table-cell office:value-type="float" office:value="105200">
                <text:p>105200</text:p>
              </table:table-cell>
              <table:table-cell office:value-type="float" office:value="77462.5">
                <text:p>77462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8861.5">
                <text:p>108861.5</text:p>
              </table:table-cell>
              <table:table-cell office:value-type="float" office:value="104750">
                <text:p>104750</text:p>
              </table:table-cell>
              <table:table-cell office:value-type="float" office:value="77175">
                <text:p>771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8549">
                <text:p>108549</text:p>
              </table:table-cell>
              <table:table-cell office:value-type="float" office:value="104850">
                <text:p>104850</text:p>
              </table:table-cell>
              <table:table-cell office:value-type="float" office:value="76887.5">
                <text:p>7688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8749">
                <text:p>108749</text:p>
              </table:table-cell>
              <table:table-cell office:value-type="float" office:value="104737.5">
                <text:p>104737.5</text:p>
              </table:table-cell>
              <table:table-cell office:value-type="float" office:value="76962.5">
                <text:p>76962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8856">
                <text:p>108856</text:p>
              </table:table-cell>
              <table:table-cell office:value-type="float" office:value="104050">
                <text:p>104050</text:p>
              </table:table-cell>
              <table:table-cell office:value-type="float" office:value="76975">
                <text:p>769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8502.5">
                <text:p>108502.5</text:p>
              </table:table-cell>
              <table:table-cell office:value-type="float" office:value="103512.5">
                <text:p>103512.5</text:p>
              </table:table-cell>
              <table:table-cell office:value-type="float" office:value="76675">
                <text:p>766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9111">
                <text:p>109111</text:p>
              </table:table-cell>
              <table:table-cell office:value-type="float" office:value="103375">
                <text:p>103375</text:p>
              </table:table-cell>
              <table:table-cell office:value-type="float" office:value="76837.5">
                <text:p>76837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9569">
                <text:p>109569</text:p>
              </table:table-cell>
              <table:table-cell office:value-type="float" office:value="103312.5">
                <text:p>103312.5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8644.5">
                <text:p>108644.5</text:p>
              </table:table-cell>
              <table:table-cell office:value-type="float" office:value="103687.5">
                <text:p>103687.5</text:p>
              </table:table-cell>
              <table:table-cell office:value-type="float" office:value="76575">
                <text:p>765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0397">
                <text:p>110397</text:p>
              </table:table-cell>
              <table:table-cell office:value-type="float" office:value="104112.5">
                <text:p>104112.5</text:p>
              </table:table-cell>
              <table:table-cell office:value-type="float" office:value="76275">
                <text:p>762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0334.5">
                <text:p>110334.5</text:p>
              </table:table-cell>
              <table:table-cell office:value-type="float" office:value="104087.5">
                <text:p>104087.5</text:p>
              </table:table-cell>
              <table:table-cell office:value-type="float" office:value="75325">
                <text:p>753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8544.5">
                <text:p>108544.5</text:p>
              </table:table-cell>
              <table:table-cell office:value-type="float" office:value="102575">
                <text:p>102575</text:p>
              </table:table-cell>
              <table:table-cell office:value-type="float" office:value="75412.5">
                <text:p>75412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8815">
                <text:p>108815</text:p>
              </table:table-cell>
              <table:table-cell office:value-type="float" office:value="102750">
                <text:p>102750</text:p>
              </table:table-cell>
              <table:table-cell office:value-type="float" office:value="75362.5">
                <text:p>7536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8618">
                <text:p>108618</text:p>
              </table:table-cell>
              <table:table-cell office:value-type="float" office:value="102162.5">
                <text:p>102162.5</text:p>
              </table:table-cell>
              <table:table-cell office:value-type="float" office:value="74787.5">
                <text:p>74787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8430.5">
                <text:p>108430.5</text:p>
              </table:table-cell>
              <table:table-cell office:value-type="float" office:value="101575">
                <text:p>101575</text:p>
              </table:table-cell>
              <table:table-cell office:value-type="float" office:value="74525">
                <text:p>745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8243">
                <text:p>108243</text:p>
              </table:table-cell>
              <table:table-cell office:value-type="float" office:value="101887.5">
                <text:p>101887.5</text:p>
              </table:table-cell>
              <table:table-cell office:value-type="float" office:value="73950">
                <text:p>739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6059">
                <text:p>106059</text:p>
              </table:table-cell>
              <table:table-cell office:value-type="float" office:value="100712.5">
                <text:p>100712.5</text:p>
              </table:table-cell>
              <table:table-cell office:value-type="float" office:value="74025">
                <text:p>740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5822">
                <text:p>105822</text:p>
              </table:table-cell>
              <table:table-cell office:value-type="float" office:value="99950">
                <text:p>99950</text:p>
              </table:table-cell>
              <table:table-cell office:value-type="float" office:value="73762.5">
                <text:p>7376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6945">
                <text:p>106945</text:p>
              </table:table-cell>
              <table:table-cell office:value-type="float" office:value="101275">
                <text:p>101275</text:p>
              </table:table-cell>
              <table:table-cell office:value-type="float" office:value="73750">
                <text:p>7375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7074">
                <text:p>107074</text:p>
              </table:table-cell>
              <table:table-cell office:value-type="float" office:value="101100">
                <text:p>101100</text:p>
              </table:table-cell>
              <table:table-cell office:value-type="float" office:value="73800">
                <text:p>738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8389">
                <text:p>108389</text:p>
              </table:table-cell>
              <table:table-cell office:value-type="float" office:value="102250">
                <text:p>102250</text:p>
              </table:table-cell>
              <table:table-cell office:value-type="float" office:value="74162.5">
                <text:p>74162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8828.5">
                <text:p>108828.5</text:p>
              </table:table-cell>
              <table:table-cell office:value-type="float" office:value="102550">
                <text:p>102550</text:p>
              </table:table-cell>
              <table:table-cell office:value-type="float" office:value="73962.5">
                <text:p>73962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8442">
                <text:p>108442</text:p>
              </table:table-cell>
              <table:table-cell office:value-type="float" office:value="103400">
                <text:p>103400</text:p>
              </table:table-cell>
              <table:table-cell office:value-type="float" office:value="74100">
                <text:p>741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8730">
                <text:p>108730</text:p>
              </table:table-cell>
              <table:table-cell office:value-type="float" office:value="103562.5">
                <text:p>103562.5</text:p>
              </table:table-cell>
              <table:table-cell office:value-type="float" office:value="74300">
                <text:p>743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9866">
                <text:p>109866</text:p>
              </table:table-cell>
              <table:table-cell office:value-type="float" office:value="104562.5">
                <text:p>104562.5</text:p>
              </table:table-cell>
              <table:table-cell office:value-type="float" office:value="74400">
                <text:p>744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9699.5">
                <text:p>109699.5</text:p>
              </table:table-cell>
              <table:table-cell office:value-type="float" office:value="103987.5">
                <text:p>103987.5</text:p>
              </table:table-cell>
              <table:table-cell office:value-type="float" office:value="74212.5">
                <text:p>74212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8858">
                <text:p>108858</text:p>
              </table:table-cell>
              <table:table-cell office:value-type="float" office:value="104062.5">
                <text:p>104062.5</text:p>
              </table:table-cell>
              <table:table-cell office:value-type="float" office:value="74050">
                <text:p>7405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1021.5">
                <text:p>111021.5</text:p>
              </table:table-cell>
              <table:table-cell office:value-type="float" office:value="104150">
                <text:p>104150</text:p>
              </table:table-cell>
              <table:table-cell office:value-type="float" office:value="73775">
                <text:p>737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0532.5">
                <text:p>110532.5</text:p>
              </table:table-cell>
              <table:table-cell office:value-type="float" office:value="104262.5">
                <text:p>104262.5</text:p>
              </table:table-cell>
              <table:table-cell office:value-type="float" office:value="73737.5">
                <text:p>73737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1618">
                <text:p>111618</text:p>
              </table:table-cell>
              <table:table-cell office:value-type="float" office:value="104350">
                <text:p>104350</text:p>
              </table:table-cell>
              <table:table-cell office:value-type="float" office:value="73750">
                <text:p>7375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1384">
                <text:p>111384</text:p>
              </table:table-cell>
              <table:table-cell office:value-type="float" office:value="105300">
                <text:p>105300</text:p>
              </table:table-cell>
              <table:table-cell office:value-type="float" office:value="73787.5">
                <text:p>73787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1838">
                <text:p>111838</text:p>
              </table:table-cell>
              <table:table-cell office:value-type="float" office:value="104675">
                <text:p>104675</text:p>
              </table:table-cell>
              <table:table-cell office:value-type="float" office:value="73575">
                <text:p>735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2199.5">
                <text:p>112199.5</text:p>
              </table:table-cell>
              <table:table-cell office:value-type="float" office:value="105050">
                <text:p>105050</text:p>
              </table:table-cell>
              <table:table-cell office:value-type="float" office:value="73387.5">
                <text:p>73387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2315.5">
                <text:p>112315.5</text:p>
              </table:table-cell>
              <table:table-cell office:value-type="float" office:value="104512.5">
                <text:p>104512.5</text:p>
              </table:table-cell>
              <table:table-cell office:value-type="float" office:value="72787.5">
                <text:p>72787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4584.5">
                <text:p>114584.5</text:p>
              </table:table-cell>
              <table:table-cell office:value-type="float" office:value="106025">
                <text:p>106025</text:p>
              </table:table-cell>
              <table:table-cell office:value-type="float" office:value="72987.5">
                <text:p>72987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4218.5">
                <text:p>114218.5</text:p>
              </table:table-cell>
              <table:table-cell office:value-type="float" office:value="105787.5">
                <text:p>105787.5</text:p>
              </table:table-cell>
              <table:table-cell office:value-type="float" office:value="72925">
                <text:p>729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4447">
                <text:p>114447</text:p>
              </table:table-cell>
              <table:table-cell office:value-type="float" office:value="106212.5">
                <text:p>106212.5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4434.5">
                <text:p>114434.5</text:p>
              </table:table-cell>
              <table:table-cell office:value-type="float" office:value="105412.5">
                <text:p>105412.5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3872">
                <text:p>113872</text:p>
              </table:table-cell>
              <table:table-cell office:value-type="float" office:value="105387.5">
                <text:p>105387.5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3157">
                <text:p>113157</text:p>
              </table:table-cell>
              <table:table-cell office:value-type="float" office:value="104700">
                <text:p>104700</text:p>
              </table:table-cell>
              <table:table-cell office:value-type="float" office:value="72437.5">
                <text:p>72437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2720.5">
                <text:p>112720.5</text:p>
              </table:table-cell>
              <table:table-cell office:value-type="float" office:value="103900">
                <text:p>103900</text:p>
              </table:table-cell>
              <table:table-cell office:value-type="float" office:value="72575">
                <text:p>725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2801.5">
                <text:p>112801.5</text:p>
              </table:table-cell>
              <table:table-cell office:value-type="float" office:value="104562.5">
                <text:p>104562.5</text:p>
              </table:table-cell>
              <table:table-cell office:value-type="float" office:value="72937.5">
                <text:p>72937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2266.5">
                <text:p>112266.5</text:p>
              </table:table-cell>
              <table:table-cell office:value-type="float" office:value="103925">
                <text:p>103925</text:p>
              </table:table-cell>
              <table:table-cell office:value-type="float" office:value="72887.5">
                <text:p>7288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269.5">
                <text:p>113269.5</text:p>
              </table:table-cell>
              <table:table-cell office:value-type="float" office:value="103237.5">
                <text:p>103237.5</text:p>
              </table:table-cell>
              <table:table-cell office:value-type="float" office:value="72675">
                <text:p>726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2167">
                <text:p>112167</text:p>
              </table:table-cell>
              <table:table-cell office:value-type="float" office:value="103400">
                <text:p>103400</text:p>
              </table:table-cell>
              <table:table-cell office:value-type="float" office:value="72975">
                <text:p>729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2846.5">
                <text:p>112846.5</text:p>
              </table:table-cell>
              <table:table-cell office:value-type="float" office:value="101825">
                <text:p>101825</text:p>
              </table:table-cell>
              <table:table-cell office:value-type="float" office:value="72962.5">
                <text:p>72962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2726.5">
                <text:p>112726.5</text:p>
              </table:table-cell>
              <table:table-cell office:value-type="float" office:value="102562.5">
                <text:p>102562.5</text:p>
              </table:table-cell>
              <table:table-cell office:value-type="float" office:value="73187.5">
                <text:p>73187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2309">
                <text:p>112309</text:p>
              </table:table-cell>
              <table:table-cell office:value-type="float" office:value="101337.5">
                <text:p>101337.5</text:p>
              </table:table-cell>
              <table:table-cell office:value-type="float" office:value="72987.5">
                <text:p>72987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2639">
                <text:p>112639</text:p>
              </table:table-cell>
              <table:table-cell office:value-type="float" office:value="101762.5">
                <text:p>101762.5</text:p>
              </table:table-cell>
              <table:table-cell office:value-type="float" office:value="73025">
                <text:p>730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1581.5">
                <text:p>111581.5</text:p>
              </table:table-cell>
              <table:table-cell office:value-type="float" office:value="101912.5">
                <text:p>101912.5</text:p>
              </table:table-cell>
              <table:table-cell office:value-type="float" office:value="72562.5">
                <text:p>72562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3291">
                <text:p>113291</text:p>
              </table:table-cell>
              <table:table-cell office:value-type="float" office:value="103825">
                <text:p>103825</text:p>
              </table:table-cell>
              <table:table-cell office:value-type="float" office:value="72525">
                <text:p>725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3767.5">
                <text:p>113767.5</text:p>
              </table:table-cell>
              <table:table-cell office:value-type="float" office:value="103825">
                <text:p>103825</text:p>
              </table:table-cell>
              <table:table-cell office:value-type="float" office:value="72875">
                <text:p>728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4125.5">
                <text:p>114125.5</text:p>
              </table:table-cell>
              <table:table-cell office:value-type="float" office:value="103737.5">
                <text:p>103737.5</text:p>
              </table:table-cell>
              <table:table-cell office:value-type="float" office:value="73275">
                <text:p>732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4122">
                <text:p>114122</text:p>
              </table:table-cell>
              <table:table-cell office:value-type="float" office:value="103762.5">
                <text:p>103762.5</text:p>
              </table:table-cell>
              <table:table-cell office:value-type="float" office:value="73287.5">
                <text:p>73287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4420.5">
                <text:p>114420.5</text:p>
              </table:table-cell>
              <table:table-cell office:value-type="float" office:value="103425">
                <text:p>103425</text:p>
              </table:table-cell>
              <table:table-cell office:value-type="float" office:value="72575">
                <text:p>725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4142">
                <text:p>114142</text:p>
              </table:table-cell>
              <table:table-cell office:value-type="float" office:value="103137.5">
                <text:p>103137.5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3694.5">
                <text:p>113694.5</text:p>
              </table:table-cell>
              <table:table-cell office:value-type="float" office:value="101875">
                <text:p>101875</text:p>
              </table:table-cell>
              <table:table-cell office:value-type="float" office:value="72387.5">
                <text:p>72387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3432.5">
                <text:p>113432.5</text:p>
              </table:table-cell>
              <table:table-cell office:value-type="float" office:value="102237.5">
                <text:p>102237.5</text:p>
              </table:table-cell>
              <table:table-cell office:value-type="float" office:value="72475">
                <text:p>724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3337">
                <text:p>113337</text:p>
              </table:table-cell>
              <table:table-cell office:value-type="float" office:value="101862.5">
                <text:p>101862.5</text:p>
              </table:table-cell>
              <table:table-cell office:value-type="float" office:value="72087.5">
                <text:p>72087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4181">
                <text:p>114181</text:p>
              </table:table-cell>
              <table:table-cell office:value-type="float" office:value="102975">
                <text:p>102975</text:p>
              </table:table-cell>
              <table:table-cell office:value-type="float" office:value="72300">
                <text:p>723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4217.5">
                <text:p>114217.5</text:p>
              </table:table-cell>
              <table:table-cell office:value-type="float" office:value="103337.5">
                <text:p>103337.5</text:p>
              </table:table-cell>
              <table:table-cell office:value-type="float" office:value="72312.5">
                <text:p>72312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5404.5">
                <text:p>115404.5</text:p>
              </table:table-cell>
              <table:table-cell office:value-type="float" office:value="109587.5">
                <text:p>109587.5</text:p>
              </table:table-cell>
              <table:table-cell office:value-type="float" office:value="72412.5">
                <text:p>72412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5143.5">
                <text:p>115143.5</text:p>
              </table:table-cell>
              <table:table-cell office:value-type="float" office:value="109175">
                <text:p>109175</text:p>
              </table:table-cell>
              <table:table-cell office:value-type="float" office:value="72437.5">
                <text:p>72437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6069.5">
                <text:p>116069.5</text:p>
              </table:table-cell>
              <table:table-cell office:value-type="float" office:value="110312.5">
                <text:p>110312.5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4819">
                <text:p>114819</text:p>
              </table:table-cell>
              <table:table-cell office:value-type="float" office:value="110312.5">
                <text:p>110312.5</text:p>
              </table:table-cell>
              <table:table-cell office:value-type="float" office:value="73212.5">
                <text:p>73212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4606.5">
                <text:p>114606.5</text:p>
              </table:table-cell>
              <table:table-cell office:value-type="float" office:value="110525">
                <text:p>110525</text:p>
              </table:table-cell>
              <table:table-cell office:value-type="float" office:value="73362.5">
                <text:p>73362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5617">
                <text:p>115617</text:p>
              </table:table-cell>
              <table:table-cell office:value-type="float" office:value="110112.5">
                <text:p>110112.5</text:p>
              </table:table-cell>
              <table:table-cell office:value-type="float" office:value="73100">
                <text:p>73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4841.5">
                <text:p>114841.5</text:p>
              </table:table-cell>
              <table:table-cell office:value-type="float" office:value="110062.5">
                <text:p>110062.5</text:p>
              </table:table-cell>
              <table:table-cell office:value-type="float" office:value="72912.5">
                <text:p>72912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4386">
                <text:p>114386</text:p>
              </table:table-cell>
              <table:table-cell office:value-type="float" office:value="110462.5">
                <text:p>110462.5</text:p>
              </table:table-cell>
              <table:table-cell office:value-type="float" office:value="73050">
                <text:p>7305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4332.5">
                <text:p>114332.5</text:p>
              </table:table-cell>
              <table:table-cell office:value-type="float" office:value="109662.5">
                <text:p>109662.5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4549.5">
                <text:p>114549.5</text:p>
              </table:table-cell>
              <table:table-cell office:value-type="float" office:value="109825">
                <text:p>109825</text:p>
              </table:table-cell>
              <table:table-cell office:value-type="float" office:value="72775">
                <text:p>727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4561.5">
                <text:p>114561.5</text:p>
              </table:table-cell>
              <table:table-cell office:value-type="float" office:value="109225">
                <text:p>109225</text:p>
              </table:table-cell>
              <table:table-cell office:value-type="float" office:value="73087.5">
                <text:p>73087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4354.5">
                <text:p>114354.5</text:p>
              </table:table-cell>
              <table:table-cell office:value-type="float" office:value="109675">
                <text:p>109675</text:p>
              </table:table-cell>
              <table:table-cell office:value-type="float" office:value="72612.5">
                <text:p>72612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1704.5">
                <text:p>111704.5</text:p>
              </table:table-cell>
              <table:table-cell office:value-type="float" office:value="109787.5">
                <text:p>109787.5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1754">
                <text:p>111754</text:p>
              </table:table-cell>
              <table:table-cell office:value-type="float" office:value="110250">
                <text:p>110250</text:p>
              </table:table-cell>
              <table:table-cell office:value-type="float" office:value="72225">
                <text:p>722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1866.5">
                <text:p>111866.5</text:p>
              </table:table-cell>
              <table:table-cell office:value-type="float" office:value="109962.5">
                <text:p>109962.5</text:p>
              </table:table-cell>
              <table:table-cell office:value-type="float" office:value="71850">
                <text:p>718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1218">
                <text:p>111218</text:p>
              </table:table-cell>
              <table:table-cell office:value-type="float" office:value="108850">
                <text:p>108850</text:p>
              </table:table-cell>
              <table:table-cell office:value-type="float" office:value="72587.5">
                <text:p>72587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2443">
                <text:p>112443</text:p>
              </table:table-cell>
              <table:table-cell office:value-type="float" office:value="108550">
                <text:p>108550</text:p>
              </table:table-cell>
              <table:table-cell office:value-type="float" office:value="72475">
                <text:p>724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3250">
                <text:p>113250</text:p>
              </table:table-cell>
              <table:table-cell office:value-type="float" office:value="108400">
                <text:p>108400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2896">
                <text:p>112896</text:p>
              </table:table-cell>
              <table:table-cell office:value-type="float" office:value="109625">
                <text:p>109625</text:p>
              </table:table-cell>
              <table:table-cell office:value-type="float" office:value="72525">
                <text:p>725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3491.5">
                <text:p>113491.5</text:p>
              </table:table-cell>
              <table:table-cell office:value-type="float" office:value="109375">
                <text:p>109375</text:p>
              </table:table-cell>
              <table:table-cell office:value-type="float" office:value="72550">
                <text:p>7255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4269">
                <text:p>114269</text:p>
              </table:table-cell>
              <table:table-cell office:value-type="float" office:value="109275">
                <text:p>109275</text:p>
              </table:table-cell>
              <table:table-cell office:value-type="float" office:value="72462.5">
                <text:p>72462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4558.5">
                <text:p>114558.5</text:p>
              </table:table-cell>
              <table:table-cell office:value-type="float" office:value="110537.5">
                <text:p>110537.5</text:p>
              </table:table-cell>
              <table:table-cell office:value-type="float" office:value="72762.5">
                <text:p>72762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4384">
                <text:p>114384</text:p>
              </table:table-cell>
              <table:table-cell office:value-type="float" office:value="110462.5">
                <text:p>110462.5</text:p>
              </table:table-cell>
              <table:table-cell office:value-type="float" office:value="73075">
                <text:p>730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4749.5">
                <text:p>114749.5</text:p>
              </table:table-cell>
              <table:table-cell office:value-type="float" office:value="110275">
                <text:p>110275</text:p>
              </table:table-cell>
              <table:table-cell office:value-type="float" office:value="73262.5">
                <text:p>73262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5332.5">
                <text:p>115332.5</text:p>
              </table:table-cell>
              <table:table-cell office:value-type="float" office:value="110400">
                <text:p>110400</text:p>
              </table:table-cell>
              <table:table-cell office:value-type="float" office:value="73450">
                <text:p>7345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3645.5">
                <text:p>113645.5</text:p>
              </table:table-cell>
              <table:table-cell office:value-type="float" office:value="109175">
                <text:p>109175</text:p>
              </table:table-cell>
              <table:table-cell office:value-type="float" office:value="73312.5">
                <text:p>73312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3188.5">
                <text:p>113188.5</text:p>
              </table:table-cell>
              <table:table-cell office:value-type="float" office:value="109462.5">
                <text:p>109462.5</text:p>
              </table:table-cell>
              <table:table-cell office:value-type="float" office:value="73325">
                <text:p>733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2909.5">
                <text:p>112909.5</text:p>
              </table:table-cell>
              <table:table-cell office:value-type="float" office:value="109650">
                <text:p>109650</text:p>
              </table:table-cell>
              <table:table-cell office:value-type="float" office:value="72950">
                <text:p>7295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2884.5">
                <text:p>112884.5</text:p>
              </table:table-cell>
              <table:table-cell office:value-type="float" office:value="109825">
                <text:p>109825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2755.5">
                <text:p>112755.5</text:p>
              </table:table-cell>
              <table:table-cell office:value-type="float" office:value="109812.5">
                <text:p>109812.5</text:p>
              </table:table-cell>
              <table:table-cell office:value-type="float" office:value="72662.5">
                <text:p>72662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1993">
                <text:p>111993</text:p>
              </table:table-cell>
              <table:table-cell office:value-type="float" office:value="109487.5">
                <text:p>109487.5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1713.5">
                <text:p>111713.5</text:p>
              </table:table-cell>
              <table:table-cell office:value-type="float" office:value="109125">
                <text:p>109125</text:p>
              </table:table-cell>
              <table:table-cell office:value-type="float" office:value="72537.5">
                <text:p>72537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0438.5">
                <text:p>110438.5</text:p>
              </table:table-cell>
              <table:table-cell office:value-type="float" office:value="107462.5">
                <text:p>107462.5</text:p>
              </table:table-cell>
              <table:table-cell office:value-type="float" office:value="72062.5">
                <text:p>72062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9569">
                <text:p>109569</text:p>
              </table:table-cell>
              <table:table-cell office:value-type="float" office:value="106375">
                <text:p>106375</text:p>
              </table:table-cell>
              <table:table-cell office:value-type="float" office:value="71425">
                <text:p>714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9514.5">
                <text:p>109514.5</text:p>
              </table:table-cell>
              <table:table-cell office:value-type="float" office:value="107862.5">
                <text:p>107862.5</text:p>
              </table:table-cell>
              <table:table-cell office:value-type="float" office:value="71462.5">
                <text:p>7146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7986">
                <text:p>107986</text:p>
              </table:table-cell>
              <table:table-cell office:value-type="float" office:value="106750">
                <text:p>106750</text:p>
              </table:table-cell>
              <table:table-cell office:value-type="float" office:value="71025">
                <text:p>7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